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fo:font-style="italic" officeooo:rsid="133cd7d1" officeooo:paragraph-rsid="17205437" style:font-style-asian="italic" style:font-style-complex="italic"/>
    </style:style>
    <style:style style:name="P5" style:family="paragraph" style:parent-style-name="Text_20_body">
      <style:text-properties fo:font-style="italic" officeooo:rsid="136c9d2e" officeooo:paragraph-rsid="17205437" style:font-style-asian="italic" style:font-style-complex="italic"/>
    </style:style>
    <style:style style:name="P6" style:family="paragraph" style:parent-style-name="Text_20_body">
      <style:text-properties fo:font-style="italic" officeooo:rsid="1369ea01" officeooo:paragraph-rsid="17205437" style:font-style-asian="italic" style:font-style-complex="italic"/>
    </style:style>
    <style:style style:name="P7" style:family="paragraph" style:parent-style-name="Text_20_body">
      <style:text-properties fo:font-style="italic" officeooo:rsid="136e8e76" officeooo:paragraph-rsid="17205437" style:font-style-asian="italic" style:font-style-complex="italic"/>
    </style:style>
    <style:style style:name="P8" style:family="paragraph" style:parent-style-name="Text_20_body">
      <style:text-properties fo:font-style="italic" officeooo:rsid="13793354" officeooo:paragraph-rsid="17205437" style:font-style-asian="italic" style:font-style-complex="italic"/>
    </style:style>
    <style:style style:name="P9" style:family="paragraph" style:parent-style-name="Text_20_body">
      <style:text-properties fo:font-style="italic" officeooo:rsid="137e9b5b" officeooo:paragraph-rsid="17205437" style:font-style-asian="italic" style:font-style-complex="italic"/>
    </style:style>
    <style:style style:name="P10" style:family="paragraph" style:parent-style-name="Text_20_body">
      <style:text-properties fo:font-style="italic" officeooo:rsid="13f7cc7f" officeooo:paragraph-rsid="17205437" style:font-style-asian="italic" style:font-style-complex="italic"/>
    </style:style>
    <style:style style:name="P11" style:family="paragraph" style:parent-style-name="Text_20_body">
      <style:text-properties fo:font-style="italic" officeooo:rsid="1330a5b7" officeooo:paragraph-rsid="17205437" style:font-style-asian="italic" style:font-style-complex="italic"/>
    </style:style>
    <style:style style:name="P12" style:family="paragraph" style:parent-style-name="Text_20_body">
      <style:text-properties fo:font-style="italic" officeooo:rsid="1385591b" officeooo:paragraph-rsid="17205437" style:font-style-asian="italic" style:font-style-complex="italic"/>
    </style:style>
    <style:style style:name="P13" style:family="paragraph" style:parent-style-name="Text_20_body">
      <style:text-properties fo:font-style="italic" officeooo:rsid="16160d51" officeooo:paragraph-rsid="17205437" style:font-style-asian="italic" style:font-style-complex="italic"/>
    </style:style>
    <style:style style:name="P14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15" style:family="paragraph" style:parent-style-name="Text_20_body">
      <style:text-properties fo:font-style="italic" officeooo:rsid="17295d43" officeooo:paragraph-rsid="173b4eca" style:font-style-asian="italic" style:font-style-complex="italic"/>
    </style:style>
    <style:style style:name="P16" style:family="paragraph" style:parent-style-name="Text_20_body">
      <style:text-properties fo:font-style="italic" officeooo:rsid="148dc26a" officeooo:paragraph-rsid="177bac92" style:font-style-asian="italic" style:font-style-complex="italic"/>
    </style:style>
    <style:style style:name="P17" style:family="paragraph" style:parent-style-name="Text_20_body">
      <style:text-properties fo:font-style="italic" officeooo:rsid="148497c4" officeooo:paragraph-rsid="177b0bd4" style:font-style-asian="italic" style:font-style-complex="italic"/>
    </style:style>
    <style:style style:name="P18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19" style:family="paragraph" style:parent-style-name="Text_20_body">
      <style:text-properties fo:font-style="italic" officeooo:rsid="18a629ed" officeooo:paragraph-rsid="18a629ed" style:font-style-asian="italic" style:font-style-complex="italic"/>
    </style:style>
    <style:style style:name="P20" style:family="paragraph" style:parent-style-name="Text_20_body">
      <style:text-properties fo:font-style="italic" officeooo:rsid="18bc925c" officeooo:paragraph-rsid="18bc925c" style:font-style-asian="italic" style:font-style-complex="italic"/>
    </style:style>
    <style:style style:name="P21" style:family="paragraph" style:parent-style-name="Text_20_body">
      <style:text-properties fo:font-style="italic" officeooo:rsid="18e87d0d" officeooo:paragraph-rsid="18e940a5" style:font-style-asian="italic" style:font-style-complex="italic"/>
    </style:style>
    <style:style style:name="P22" style:family="paragraph" style:parent-style-name="Text_20_body">
      <style:text-properties fo:font-style="italic" officeooo:rsid="18ee82d5" officeooo:paragraph-rsid="18ee82d5" style:font-style-asian="italic" style:font-style-complex="italic"/>
    </style:style>
    <style:style style:name="P23" style:family="paragraph" style:parent-style-name="Text_20_body">
      <style:text-properties fo:font-style="italic" officeooo:rsid="18f8f928" officeooo:paragraph-rsid="18f8f928" style:font-style-asian="italic" style:font-style-complex="italic"/>
    </style:style>
    <style:style style:name="P24" style:family="paragraph" style:parent-style-name="Text_20_body">
      <style:text-properties fo:font-style="italic" officeooo:rsid="19037035" officeooo:paragraph-rsid="19037035" style:font-style-asian="italic" style:font-style-complex="italic"/>
    </style:style>
    <style:style style:name="P25" style:family="paragraph" style:parent-style-name="Text_20_body">
      <style:text-properties fo:font-style="italic" officeooo:rsid="189c7ad6" officeooo:paragraph-rsid="18b133a2" style:font-style-asian="italic" style:font-style-complex="italic"/>
    </style:style>
    <style:style style:name="P26" style:family="paragraph" style:parent-style-name="Text_20_body">
      <style:text-properties fo:font-style="italic" officeooo:rsid="18e8f20c" officeooo:paragraph-rsid="18e940a5" style:font-style-asian="italic" style:font-style-complex="italic"/>
    </style:style>
    <style:style style:name="P27" style:family="paragraph" style:parent-style-name="Text_20_body">
      <style:text-properties fo:font-style="italic" officeooo:rsid="19682f89" officeooo:paragraph-rsid="19d3a8f0" style:font-style-asian="italic" style:font-style-complex="italic"/>
    </style:style>
    <style:style style:name="P28" style:family="paragraph" style:parent-style-name="Text_20_body">
      <style:text-properties fo:font-style="italic" officeooo:rsid="19cdc9f0" officeooo:paragraph-rsid="19cdc9f0" style:font-style-asian="italic" style:font-style-complex="italic"/>
    </style:style>
    <style:style style:name="P29" style:family="paragraph" style:parent-style-name="Text_20_body">
      <style:text-properties fo:font-style="italic" officeooo:rsid="1570c2b1" officeooo:paragraph-rsid="17205437" style:font-style-asian="italic" style:font-style-complex="italic"/>
    </style:style>
    <style:style style:name="P30" style:family="paragraph" style:parent-style-name="Text_20_body">
      <style:text-properties fo:font-style="italic" officeooo:rsid="15520144" officeooo:paragraph-rsid="17205437" style:font-style-asian="italic" style:font-style-complex="italic"/>
    </style:style>
    <style:style style:name="P31" style:family="paragraph" style:parent-style-name="Text_20_body">
      <style:text-properties fo:font-style="italic" officeooo:rsid="1a272546" officeooo:paragraph-rsid="1a272546" style:font-style-asian="italic" style:font-style-complex="italic"/>
    </style:style>
    <style:style style:name="P32" style:family="paragraph" style:parent-style-name="Text_20_body">
      <style:text-properties fo:font-style="italic" officeooo:rsid="1a03d4ff" officeooo:paragraph-rsid="19d3a8f0" style:font-style-asian="italic" style:font-style-complex="italic"/>
    </style:style>
    <style:style style:name="P33" style:family="paragraph" style:parent-style-name="Text_20_body">
      <style:text-properties fo:font-style="italic" officeooo:rsid="19168136" officeooo:paragraph-rsid="1aac0adc" style:font-style-asian="italic" style:font-style-complex="italic"/>
    </style:style>
    <style:style style:name="P34" style:family="paragraph" style:parent-style-name="Text_20_body">
      <style:text-properties fo:font-style="italic" officeooo:rsid="15426ded" officeooo:paragraph-rsid="1aac0adc" style:font-style-asian="italic" style:font-style-complex="italic"/>
    </style:style>
    <style:style style:name="P35" style:family="paragraph" style:parent-style-name="Text_20_body">
      <style:text-properties fo:font-style="italic" officeooo:rsid="17f2c093" officeooo:paragraph-rsid="1aa9a78a" style:font-style-asian="italic" style:font-style-complex="italic"/>
    </style:style>
    <style:style style:name="P36" style:family="paragraph" style:parent-style-name="Text_20_body">
      <style:text-properties fo:font-style="italic" officeooo:rsid="1a579e39" officeooo:paragraph-rsid="1a59fbf0" style:font-style-asian="italic" style:font-style-complex="italic"/>
    </style:style>
    <style:style style:name="P37" style:family="paragraph" style:parent-style-name="Text_20_body">
      <style:text-properties fo:font-style="italic" officeooo:rsid="190d6d44" officeooo:paragraph-rsid="1aac0adc" style:font-style-asian="italic" style:font-style-complex="italic"/>
    </style:style>
    <style:style style:name="P38" style:family="paragraph" style:parent-style-name="Text_20_body">
      <style:text-properties fo:font-style="italic" officeooo:rsid="19100872" officeooo:paragraph-rsid="1aac0adc" style:font-style-asian="italic" style:font-style-complex="italic"/>
    </style:style>
    <style:style style:name="P39" style:family="paragraph" style:parent-style-name="Text_20_body">
      <style:text-properties fo:font-style="italic" officeooo:rsid="1543b540" officeooo:paragraph-rsid="1aac0adc" style:font-style-asian="italic" style:font-style-complex="italic"/>
    </style:style>
    <style:style style:name="P40" style:family="paragraph" style:parent-style-name="Text_20_body">
      <style:text-properties fo:font-style="italic" officeooo:rsid="196af6b0" officeooo:paragraph-rsid="1aac0adc" style:font-style-asian="italic" style:font-style-complex="italic"/>
    </style:style>
    <style:style style:name="P41" style:family="paragraph" style:parent-style-name="Text_20_body">
      <style:text-properties fo:font-style="italic" officeooo:rsid="182b2710" officeooo:paragraph-rsid="1aac0adc" style:font-style-asian="italic" style:font-style-complex="italic"/>
    </style:style>
    <style:style style:name="P42" style:family="paragraph" style:parent-style-name="Text_20_body">
      <style:text-properties fo:font-style="italic" officeooo:rsid="17b74c9b" officeooo:paragraph-rsid="1aac0adc" style:font-style-asian="italic" style:font-style-complex="italic"/>
    </style:style>
    <style:style style:name="P43" style:family="paragraph" style:parent-style-name="Text_20_body">
      <style:text-properties fo:font-style="italic" officeooo:rsid="17aa0a03" officeooo:paragraph-rsid="1aac0adc" style:font-style-asian="italic" style:font-style-complex="italic"/>
    </style:style>
    <style:style style:name="P44" style:family="paragraph" style:parent-style-name="Text_20_body">
      <style:text-properties fo:font-style="italic" officeooo:rsid="17aaa137" officeooo:paragraph-rsid="1aac0adc" style:font-style-asian="italic" style:font-style-complex="italic"/>
    </style:style>
    <style:style style:name="P45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46" style:family="paragraph" style:parent-style-name="Text_20_body">
      <style:text-properties style:text-line-through-style="solid" style:text-line-through-type="single" fo:font-style="italic" officeooo:rsid="13652b65" officeooo:paragraph-rsid="17205437" style:font-style-asian="italic" style:font-style-complex="italic"/>
    </style:style>
    <style:style style:name="P47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48" style:family="paragraph" style:parent-style-name="Text_20_body">
      <style:text-properties fo:language="cs" fo:country="CZ" fo:font-style="italic" officeooo:rsid="1ad54024" officeooo:paragraph-rsid="1ad54024" style:font-style-asian="italic" style:font-style-complex="italic"/>
    </style:style>
    <style:style style:name="P49" style:family="paragraph" style:parent-style-name="Text_20_body">
      <style:text-properties fo:language="cs" fo:country="CZ" fo:font-style="normal" officeooo:rsid="174d86fa" officeooo:paragraph-rsid="174d86fa" style:font-style-asian="normal" style:font-style-complex="normal"/>
    </style:style>
    <style:style style:name="P50" style:family="paragraph" style:parent-style-name="Text_20_body">
      <style:text-properties fo:language="cs" fo:country="CZ" fo:font-weight="bold" officeooo:rsid="17cc427a" officeooo:paragraph-rsid="1a894516" style:font-weight-asian="bold" style:font-weight-complex="bold"/>
    </style:style>
    <style:style style:name="P51" style:family="paragraph" style:parent-style-name="Text_20_body">
      <style:text-properties fo:font-style="normal" officeooo:rsid="13acb4f4" officeooo:paragraph-rsid="17205437" style:font-style-asian="normal" style:font-style-complex="normal"/>
    </style:style>
    <style:style style:name="P52" style:family="paragraph" style:parent-style-name="Text_20_body">
      <style:text-properties fo:font-style="normal" officeooo:rsid="1357b463" officeooo:paragraph-rsid="17205437" style:font-style-asian="normal" style:font-style-complex="normal"/>
    </style:style>
    <style:style style:name="P53" style:family="paragraph" style:parent-style-name="Text_20_body">
      <style:text-properties fo:font-style="normal" officeooo:rsid="135e8594" officeooo:paragraph-rsid="17205437" style:font-style-asian="normal" style:font-style-complex="normal"/>
    </style:style>
    <style:style style:name="P54" style:family="paragraph" style:parent-style-name="Text_20_body">
      <style:text-properties fo:font-style="normal" officeooo:rsid="11ff4f1d" officeooo:paragraph-rsid="17205437" style:font-style-asian="normal" style:font-style-complex="normal"/>
    </style:style>
    <style:style style:name="P55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56" style:family="paragraph" style:parent-style-name="Text_20_body">
      <style:text-properties fo:font-style="normal" officeooo:rsid="192584cc" officeooo:paragraph-rsid="192584cc" style:font-style-asian="normal" style:font-style-complex="normal"/>
    </style:style>
    <style:style style:name="P57" style:family="paragraph" style:parent-style-name="Text_20_body">
      <style:text-properties fo:font-style="normal" fo:font-weight="bold" officeooo:rsid="1924392f" officeooo:paragraph-rsid="1aac0adc" style:font-style-asian="normal" style:font-weight-asian="bold" style:font-style-complex="normal" style:font-weight-complex="bold"/>
    </style:style>
    <style:style style:name="P58" style:family="paragraph" style:parent-style-name="Text_20_body">
      <style:text-properties fo:font-style="normal" fo:font-weight="bold" officeooo:rsid="181bac4f" officeooo:paragraph-rsid="1aac0adc" style:font-style-asian="normal" style:font-weight-asian="bold" style:font-style-complex="normal" style:font-weight-complex="bold"/>
    </style:style>
    <style:style style:name="P59" style:family="paragraph" style:parent-style-name="Text_20_body">
      <style:text-properties officeooo:rsid="15aa2cb2" officeooo:paragraph-rsid="17205437"/>
    </style:style>
    <style:style style:name="P60" style:family="paragraph" style:parent-style-name="Text_20_body">
      <style:text-properties officeooo:paragraph-rsid="17205437"/>
    </style:style>
    <style:style style:name="P61" style:family="paragraph" style:parent-style-name="Text_20_body">
      <style:text-properties officeooo:rsid="160397eb" officeooo:paragraph-rsid="17205437"/>
    </style:style>
    <style:style style:name="P62" style:family="paragraph" style:parent-style-name="Text_20_body">
      <style:text-properties officeooo:rsid="1286f93b" officeooo:paragraph-rsid="17205437"/>
    </style:style>
    <style:style style:name="P63" style:family="paragraph" style:parent-style-name="Text_20_body">
      <style:text-properties officeooo:rsid="1273419a" officeooo:paragraph-rsid="17205437"/>
    </style:style>
    <style:style style:name="P64" style:family="paragraph" style:parent-style-name="Text_20_body">
      <style:text-properties officeooo:rsid="130620e1" officeooo:paragraph-rsid="17205437"/>
    </style:style>
    <style:style style:name="P65" style:family="paragraph" style:parent-style-name="Text_20_body">
      <style:text-properties officeooo:rsid="1284e9ba" officeooo:paragraph-rsid="17205437"/>
    </style:style>
    <style:style style:name="P66" style:family="paragraph" style:parent-style-name="Text_20_body">
      <style:text-properties officeooo:rsid="1285b3e2" officeooo:paragraph-rsid="17205437"/>
    </style:style>
    <style:style style:name="P67" style:family="paragraph" style:parent-style-name="Text_20_body">
      <style:text-properties officeooo:rsid="128e0816" officeooo:paragraph-rsid="17205437"/>
    </style:style>
    <style:style style:name="P68" style:family="paragraph" style:parent-style-name="Text_20_body">
      <style:text-properties officeooo:rsid="142dd805" officeooo:paragraph-rsid="17205437"/>
    </style:style>
    <style:style style:name="P69" style:family="paragraph" style:parent-style-name="Text_20_body">
      <style:text-properties officeooo:rsid="1470ab33" officeooo:paragraph-rsid="17205437"/>
    </style:style>
    <style:style style:name="P70" style:family="paragraph" style:parent-style-name="Text_20_body">
      <style:text-properties officeooo:rsid="1471fc0d" officeooo:paragraph-rsid="17205437"/>
    </style:style>
    <style:style style:name="P71" style:family="paragraph" style:parent-style-name="Text_20_body">
      <style:text-properties officeooo:rsid="13479af4" officeooo:paragraph-rsid="17205437"/>
    </style:style>
    <style:style style:name="P72" style:family="paragraph" style:parent-style-name="Text_20_body">
      <style:text-properties officeooo:rsid="13762611" officeooo:paragraph-rsid="17205437"/>
    </style:style>
    <style:style style:name="P73" style:family="paragraph" style:parent-style-name="Text_20_body">
      <style:text-properties officeooo:rsid="1353cdbd" officeooo:paragraph-rsid="17205437"/>
    </style:style>
    <style:style style:name="P74" style:family="paragraph" style:parent-style-name="Text_20_body">
      <style:text-properties officeooo:rsid="134c2f67" officeooo:paragraph-rsid="17205437"/>
    </style:style>
    <style:style style:name="P75" style:family="paragraph" style:parent-style-name="Text_20_body">
      <style:text-properties officeooo:rsid="137ada5c" officeooo:paragraph-rsid="17205437"/>
    </style:style>
    <style:style style:name="P76" style:family="paragraph" style:parent-style-name="Text_20_body">
      <style:text-properties officeooo:rsid="13793354" officeooo:paragraph-rsid="17205437"/>
    </style:style>
    <style:style style:name="P77" style:family="paragraph" style:parent-style-name="Text_20_body">
      <style:text-properties officeooo:rsid="143e8d33" officeooo:paragraph-rsid="17205437"/>
    </style:style>
    <style:style style:name="P78" style:family="paragraph" style:parent-style-name="Text_20_body">
      <style:text-properties officeooo:rsid="1309c173" officeooo:paragraph-rsid="17205437"/>
    </style:style>
    <style:style style:name="P79" style:family="paragraph" style:parent-style-name="Text_20_body">
      <style:text-properties officeooo:rsid="12acd929" officeooo:paragraph-rsid="17205437"/>
    </style:style>
    <style:style style:name="P80" style:family="paragraph" style:parent-style-name="Text_20_body">
      <style:text-properties officeooo:rsid="12e297bb" officeooo:paragraph-rsid="17205437"/>
    </style:style>
    <style:style style:name="P81" style:family="paragraph" style:parent-style-name="Text_20_body">
      <style:text-properties officeooo:rsid="12bd1159" officeooo:paragraph-rsid="17205437"/>
    </style:style>
    <style:style style:name="P82" style:family="paragraph" style:parent-style-name="Text_20_body">
      <style:text-properties officeooo:rsid="1317a57d" officeooo:paragraph-rsid="17205437"/>
    </style:style>
    <style:style style:name="P83" style:family="paragraph" style:parent-style-name="Text_20_body">
      <style:text-properties officeooo:rsid="13115300" officeooo:paragraph-rsid="17205437"/>
    </style:style>
    <style:style style:name="P84" style:family="paragraph" style:parent-style-name="Text_20_body">
      <style:text-properties officeooo:rsid="12f94dac" officeooo:paragraph-rsid="17205437"/>
    </style:style>
    <style:style style:name="P85" style:family="paragraph" style:parent-style-name="Text_20_body">
      <style:text-properties officeooo:rsid="13079475" officeooo:paragraph-rsid="17205437"/>
    </style:style>
    <style:style style:name="P86" style:family="paragraph" style:parent-style-name="Text_20_body">
      <style:text-properties officeooo:rsid="14bca660" officeooo:paragraph-rsid="17205437"/>
    </style:style>
    <style:style style:name="P87" style:family="paragraph" style:parent-style-name="Text_20_body">
      <style:text-properties officeooo:rsid="12e532c1" officeooo:paragraph-rsid="17205437"/>
    </style:style>
    <style:style style:name="P88" style:family="paragraph" style:parent-style-name="Text_20_body">
      <style:text-properties officeooo:rsid="147f0178" officeooo:paragraph-rsid="177bac92"/>
    </style:style>
    <style:style style:name="P89" style:family="paragraph" style:parent-style-name="Text_20_body">
      <style:text-properties officeooo:rsid="17656c2b" officeooo:paragraph-rsid="17656c2b"/>
    </style:style>
    <style:style style:name="P90" style:family="paragraph" style:parent-style-name="Text_20_body">
      <style:text-properties officeooo:rsid="177b0bd4" officeooo:paragraph-rsid="177b0bd4"/>
    </style:style>
    <style:style style:name="P91" style:family="paragraph" style:parent-style-name="Text_20_body">
      <style:text-properties officeooo:rsid="17d7660b" officeooo:paragraph-rsid="17d7660b"/>
    </style:style>
    <style:style style:name="P92" style:family="paragraph" style:parent-style-name="Text_20_body">
      <style:text-properties style:font-name="Georgia3"/>
    </style:style>
    <style:style style:name="P93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94" style:family="paragraph" style:parent-style-name="Text_20_body">
      <style:paragraph-properties fo:text-align="center" style:justify-single-word="false"/>
      <style:text-properties fo:font-size="60pt" officeooo:rsid="180c6308" officeooo:paragraph-rsid="180c6308" style:font-size-asian="60pt" style:font-size-complex="60pt"/>
    </style:style>
    <style:style style:name="P95" style:family="paragraph" style:parent-style-name="Text_20_body">
      <style:text-properties officeooo:rsid="183ad359" officeooo:paragraph-rsid="183ad359"/>
    </style:style>
    <style:style style:name="P96" style:family="paragraph" style:parent-style-name="Text_20_body">
      <style:text-properties officeooo:rsid="183b593e" officeooo:paragraph-rsid="183b593e"/>
    </style:style>
    <style:style style:name="P97" style:family="paragraph" style:parent-style-name="Text_20_body">
      <style:text-properties officeooo:rsid="183d2253" officeooo:paragraph-rsid="183d2253"/>
    </style:style>
    <style:style style:name="P98" style:family="paragraph" style:parent-style-name="Text_20_body">
      <style:text-properties officeooo:rsid="1859769b" officeooo:paragraph-rsid="185de114"/>
    </style:style>
    <style:style style:name="P99" style:family="paragraph" style:parent-style-name="Text_20_body">
      <style:text-properties officeooo:rsid="17a32519" officeooo:paragraph-rsid="17a32519"/>
    </style:style>
    <style:style style:name="P100" style:family="paragraph" style:parent-style-name="Text_20_body">
      <style:text-properties officeooo:rsid="18b5f457" officeooo:paragraph-rsid="18b5f457"/>
    </style:style>
    <style:style style:name="P101" style:family="paragraph" style:parent-style-name="Text_20_body">
      <style:text-properties officeooo:rsid="191f564a" officeooo:paragraph-rsid="191f564a"/>
    </style:style>
    <style:style style:name="P102" style:family="paragraph" style:parent-style-name="Text_20_body">
      <style:text-properties officeooo:rsid="1215a39f" officeooo:paragraph-rsid="17205437"/>
    </style:style>
    <style:style style:name="P103" style:family="paragraph" style:parent-style-name="Text_20_body">
      <style:text-properties officeooo:paragraph-rsid="19dd4a30"/>
    </style:style>
    <style:style style:name="P104" style:family="paragraph" style:parent-style-name="Text_20_body">
      <style:text-properties officeooo:paragraph-rsid="1a69b621"/>
    </style:style>
    <style:style style:name="P105" style:family="paragraph" style:parent-style-name="Text_20_body">
      <style:text-properties officeooo:rsid="17beb1df" officeooo:paragraph-rsid="1aac0adc"/>
    </style:style>
    <style:style style:name="P106" style:family="paragraph" style:parent-style-name="Text_20_body">
      <style:text-properties officeooo:paragraph-rsid="1a0cd988"/>
    </style:style>
    <style:style style:name="P107" style:family="paragraph" style:parent-style-name="Text_20_body">
      <style:text-properties officeooo:rsid="17e3cebd" officeooo:paragraph-rsid="1a894516"/>
    </style:style>
    <style:style style:name="P108" style:family="paragraph" style:parent-style-name="Text_20_body">
      <style:text-properties officeooo:rsid="18059df4" officeooo:paragraph-rsid="1aaab28b"/>
    </style:style>
    <style:style style:name="P109" style:family="paragraph" style:parent-style-name="Text_20_body">
      <style:text-properties officeooo:rsid="190d1e89" officeooo:paragraph-rsid="1aac0adc"/>
    </style:style>
    <style:style style:name="P110" style:family="paragraph" style:parent-style-name="Text_20_body">
      <style:text-properties fo:font-weight="bold" officeooo:rsid="18162dee" officeooo:paragraph-rsid="1aac0adc" style:font-weight-asian="bold" style:font-weight-complex="bold"/>
    </style:style>
    <style:style style:name="P111" style:family="paragraph" style:parent-style-name="Text_20_body">
      <style:text-properties fo:font-weight="bold" officeooo:rsid="1b155c13" officeooo:paragraph-rsid="1b155c13" style:font-weight-asian="bold" style:font-weight-complex="bold"/>
    </style:style>
    <style:style style:name="P112" style:family="paragraph" style:parent-style-name="Text_20_body">
      <style:text-properties officeooo:rsid="14b72b10" officeooo:paragraph-rsid="1aac0adc"/>
    </style:style>
    <style:style style:name="P113" style:family="paragraph" style:parent-style-name="Text_20_body">
      <style:text-properties officeooo:rsid="1828bdf5" officeooo:paragraph-rsid="1aac0adc"/>
    </style:style>
    <style:style style:name="P114" style:family="paragraph" style:parent-style-name="Text_20_body">
      <style:text-properties officeooo:rsid="179fb25b" officeooo:paragraph-rsid="1aac0adc"/>
    </style:style>
    <style:style style:name="P115" style:family="paragraph" style:parent-style-name="Text_20_body">
      <style:text-properties officeooo:rsid="1ac3a729" officeooo:paragraph-rsid="1ac673d4"/>
    </style:style>
    <style:style style:name="P116" style:family="paragraph" style:parent-style-name="Text_20_body">
      <style:text-properties officeooo:rsid="14c38be7" officeooo:paragraph-rsid="1a66f08b"/>
    </style:style>
    <style:style style:name="P117" style:family="paragraph" style:parent-style-name="Text_20_body">
      <style:text-properties officeooo:rsid="19435a84" officeooo:paragraph-rsid="19435a84"/>
    </style:style>
    <style:style style:name="P118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1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20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21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122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23" style:family="paragraph" style:parent-style-name="Example_20_Header">
      <style:text-properties officeooo:paragraph-rsid="0ce95318"/>
    </style:style>
    <style:style style:name="P124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7205437" style:font-style-asian="normal" style:font-style-complex="normal"/>
    </style:style>
    <style:style style:name="P125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7205437" style:font-style-asian="normal" style:font-style-complex="normal"/>
    </style:style>
    <style:style style:name="P12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7205437" style:font-style-asian="italic" style:font-style-complex="italic"/>
    </style:style>
    <style:style style:name="P127" style:family="paragraph" style:parent-style-name="Text_20_body">
      <style:paragraph-properties fo:margin-left="1.251cm" fo:margin-right="0cm" fo:text-indent="0cm" style:auto-text-indent="false"/>
      <style:text-properties fo:font-style="italic" officeooo:rsid="160397eb" officeooo:paragraph-rsid="173b4eca" style:font-style-asian="italic" style:font-style-complex="italic"/>
    </style:style>
    <style:style style:name="P128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7205437" style:font-style-asian="normal" style:font-style-complex="normal"/>
    </style:style>
    <style:style style:name="P129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205437"/>
    </style:style>
    <style:style style:name="P130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3b4eca"/>
    </style:style>
    <style:style style:name="P131" style:family="paragraph" style:parent-style-name="Text_20_Body_20_Full_20_Page">
      <style:text-properties officeooo:paragraph-rsid="17205437"/>
    </style:style>
    <style:style style:name="P132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33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34" style:family="paragraph" style:parent-style-name="Heading_20_4">
      <style:text-properties officeooo:paragraph-rsid="17205437"/>
    </style:style>
    <style:style style:name="P135" style:family="paragraph" style:parent-style-name="Heading_20_4">
      <style:text-properties officeooo:rsid="14bca660" officeooo:paragraph-rsid="17205437"/>
    </style:style>
    <style:style style:name="P136" style:family="paragraph" style:parent-style-name="Heading_20_4">
      <style:text-properties officeooo:rsid="12e507a8" officeooo:paragraph-rsid="17205437"/>
    </style:style>
    <style:style style:name="P137" style:family="paragraph" style:parent-style-name="Heading_20_4">
      <style:text-properties officeooo:rsid="1543b540" officeooo:paragraph-rsid="1aac0adc"/>
    </style:style>
    <style:style style:name="P138" style:family="paragraph" style:parent-style-name="Heading_20_4">
      <style:text-properties officeooo:paragraph-rsid="1aac0adc"/>
    </style:style>
    <style:style style:name="P139" style:family="paragraph" style:parent-style-name="Heading_20_1" style:master-page-name="Standard">
      <style:paragraph-properties style:page-number="auto" fo:break-before="page"/>
    </style:style>
    <style:style style:name="P140" style:family="paragraph" style:parent-style-name="Heading_20_2">
      <style:text-properties officeooo:paragraph-rsid="17205437"/>
    </style:style>
    <style:style style:name="P141" style:family="paragraph" style:parent-style-name="Heading_20_2">
      <style:text-properties officeooo:rsid="146d70b4" officeooo:paragraph-rsid="17205437"/>
    </style:style>
    <style:style style:name="P142" style:family="paragraph" style:parent-style-name="Heading_20_3">
      <style:text-properties officeooo:paragraph-rsid="17205437"/>
    </style:style>
    <style:style style:name="P143" style:family="paragraph" style:parent-style-name="Heading_20_3">
      <style:text-properties officeooo:rsid="137c1c96" officeooo:paragraph-rsid="17205437"/>
    </style:style>
    <style:style style:name="P144" style:family="paragraph" style:parent-style-name="Heading_20_3">
      <style:text-properties officeooo:rsid="199c9f8e" officeooo:paragraph-rsid="199c9f8e"/>
    </style:style>
    <style:style style:name="P145" style:family="paragraph" style:parent-style-name="Heading_20_3">
      <style:text-properties officeooo:rsid="196348ba" officeooo:paragraph-rsid="196348ba"/>
    </style:style>
    <style:style style:name="P146" style:family="paragraph" style:parent-style-name="Heading_20_3">
      <style:text-properties officeooo:rsid="199ecb14" officeooo:paragraph-rsid="199ecb14"/>
    </style:style>
    <style:style style:name="P147" style:family="paragraph" style:parent-style-name="Heading_20_3">
      <style:text-properties officeooo:rsid="1963ff4f" officeooo:paragraph-rsid="1963ff4f"/>
    </style:style>
    <style:style style:name="P148" style:family="paragraph" style:parent-style-name="Heading_20_3">
      <style:text-properties officeooo:rsid="189c7ad6" officeooo:paragraph-rsid="189c7ad6"/>
    </style:style>
    <style:style style:name="P149" style:family="paragraph" style:parent-style-name="Heading_20_3">
      <style:text-properties officeooo:rsid="18e87d0d" officeooo:paragraph-rsid="18e87d0d"/>
    </style:style>
    <style:style style:name="P150" style:family="paragraph" style:parent-style-name="Heading_20_3">
      <style:text-properties officeooo:rsid="18ebce8e" officeooo:paragraph-rsid="18ebce8e"/>
    </style:style>
    <style:style style:name="P151" style:family="paragraph" style:parent-style-name="Heading_20_3">
      <style:text-properties officeooo:rsid="192584cc" officeooo:paragraph-rsid="192584cc"/>
    </style:style>
    <style:style style:name="P152" style:family="paragraph" style:parent-style-name="Heading_20_3">
      <style:text-properties officeooo:paragraph-rsid="1aa9a78a"/>
    </style:style>
    <style:style style:name="P153" style:family="paragraph" style:parent-style-name="Heading_20_3">
      <style:text-properties officeooo:paragraph-rsid="1aaab28b"/>
    </style:style>
    <style:style style:name="P154" style:family="paragraph" style:parent-style-name="Heading_20_3">
      <style:text-properties officeooo:rsid="17ca5d5b" officeooo:paragraph-rsid="1a894516"/>
    </style:style>
    <style:style style:name="P155" style:family="paragraph" style:parent-style-name="Heading_20_3">
      <style:text-properties officeooo:paragraph-rsid="1aac0adc"/>
    </style:style>
    <style:style style:name="P156" style:family="paragraph" style:parent-style-name="Heading_20_3">
      <style:text-properties officeooo:rsid="17a0e9db" officeooo:paragraph-rsid="1aac0adc"/>
    </style:style>
    <style:style style:name="P157" style:family="paragraph" style:parent-style-name="Heading_20_3">
      <style:text-properties officeooo:rsid="1836b5be" officeooo:paragraph-rsid="1836b5be"/>
    </style:style>
    <style:style style:name="P158" style:family="paragraph" style:parent-style-name="Heading_20_3">
      <style:text-properties officeooo:rsid="190c854f" officeooo:paragraph-rsid="1aac0adc"/>
    </style:style>
    <style:style style:name="P159" style:family="paragraph" style:parent-style-name="Heading_20_3">
      <style:text-properties officeooo:paragraph-rsid="1ac21d32"/>
    </style:style>
    <style:style style:name="P160" style:family="paragraph" style:parent-style-name="Heading_20_3">
      <style:text-properties officeooo:rsid="1bc3a86a" officeooo:paragraph-rsid="1bc3a86a"/>
    </style:style>
    <style:style style:name="P161" style:family="paragraph" style:parent-style-name="Heading_20_3">
      <style:text-properties officeooo:rsid="1bc3a86a" officeooo:paragraph-rsid="1bc6ea06"/>
    </style:style>
    <style:style style:name="P162" style:family="paragraph" style:parent-style-name="Heading_20_3">
      <style:text-properties officeooo:paragraph-rsid="1bc6ea06"/>
    </style:style>
    <style:style style:name="P163" style:family="paragraph" style:parent-style-name="Heading_20_3">
      <style:text-properties officeooo:paragraph-rsid="1bc785f1"/>
    </style:style>
    <style:style style:name="P164" style:family="paragraph" style:parent-style-name="Text_20_body" style:master-page-name="Standard">
      <style:paragraph-properties fo:text-align="end" style:justify-single-word="false" style:page-number="auto"/>
    </style:style>
    <style:style style:name="P165" style:family="paragraph" style:parent-style-name="Text_20_body" style:list-style-name="L1">
      <style:text-properties officeooo:rsid="17656c2b" officeooo:paragraph-rsid="17656c2b"/>
    </style:style>
    <style:style style:name="P166" style:family="paragraph" style:parent-style-name="Text_20_body" style:list-style-name="L1">
      <style:text-properties officeooo:rsid="1766e683" officeooo:paragraph-rsid="1766e683"/>
    </style:style>
    <style:style style:name="P167" style:family="paragraph" style:parent-style-name="Text_20_body" style:list-style-name="L2">
      <style:text-properties officeooo:paragraph-rsid="17205437"/>
    </style:style>
    <style:style style:name="P168" style:family="paragraph" style:parent-style-name="Text_20_body" style:list-style-name="L2">
      <style:text-properties officeooo:rsid="1ae77804" officeooo:paragraph-rsid="1ae77804"/>
    </style:style>
    <style:style style:name="P169" style:family="paragraph" style:parent-style-name="Text_20_body" style:list-style-name="L2">
      <style:text-properties officeooo:rsid="1ae9723d" officeooo:paragraph-rsid="1ae9723d"/>
    </style:style>
    <style:style style:name="P170" style:family="paragraph" style:parent-style-name="Text_20_body" style:list-style-name="L2">
      <style:text-properties officeooo:rsid="1960e4bb" officeooo:paragraph-rsid="1960e4bb"/>
    </style:style>
    <style:style style:name="P171" style:family="paragraph" style:parent-style-name="Text_20_body" style:list-style-name="L2">
      <style:text-properties officeooo:rsid="193e6df2" officeooo:paragraph-rsid="193e6df2"/>
    </style:style>
    <style:style style:name="P172" style:family="paragraph" style:parent-style-name="Text_20_body" style:list-style-name="L2">
      <style:text-properties officeooo:rsid="18f5e458" officeooo:paragraph-rsid="18f5e458"/>
    </style:style>
    <style:style style:name="P173" style:family="paragraph" style:parent-style-name="Text_20_body" style:list-style-name="L2">
      <style:text-properties officeooo:rsid="1901350e" officeooo:paragraph-rsid="1901350e"/>
    </style:style>
    <style:style style:name="P174" style:family="paragraph" style:parent-style-name="Text_20_body" style:list-style-name="L2">
      <style:text-properties officeooo:rsid="19020943" officeooo:paragraph-rsid="19020943"/>
    </style:style>
    <style:style style:name="P175" style:family="paragraph" style:parent-style-name="Text_20_body" style:list-style-name="L2">
      <style:text-properties officeooo:rsid="18dccd31" officeooo:paragraph-rsid="18dccd31"/>
    </style:style>
    <style:style style:name="P176" style:family="paragraph" style:parent-style-name="Text_20_body" style:list-style-name="L2">
      <style:text-properties officeooo:rsid="1922c45b" officeooo:paragraph-rsid="1922c45b"/>
    </style:style>
    <style:style style:name="P177" style:family="paragraph" style:parent-style-name="Text_20_body" style:list-style-name="L2">
      <style:text-properties officeooo:rsid="18ddc33e" officeooo:paragraph-rsid="18ddc33e"/>
    </style:style>
    <style:style style:name="P178" style:family="paragraph" style:parent-style-name="Text_20_body" style:list-style-name="L2">
      <style:text-properties officeooo:rsid="18ddfc7c" officeooo:paragraph-rsid="18ddfc7c"/>
    </style:style>
    <style:style style:name="P179" style:family="paragraph" style:parent-style-name="Text_20_body" style:list-style-name="L2">
      <style:text-properties officeooo:rsid="184bfb59" officeooo:paragraph-rsid="184bfb59"/>
    </style:style>
    <style:style style:name="P180" style:family="paragraph" style:parent-style-name="Text_20_body" style:list-style-name="L2">
      <style:text-properties officeooo:rsid="1847e90d" officeooo:paragraph-rsid="1847e90d"/>
    </style:style>
    <style:style style:name="P181" style:family="paragraph" style:parent-style-name="Text_20_body" style:list-style-name="L2">
      <style:text-properties officeooo:rsid="18500cbe" officeooo:paragraph-rsid="18500cbe"/>
    </style:style>
    <style:style style:name="P182" style:family="paragraph" style:parent-style-name="Text_20_body" style:list-style-name="L2">
      <style:text-properties officeooo:rsid="185c2087" officeooo:paragraph-rsid="185c2087"/>
    </style:style>
    <style:style style:name="P183" style:family="paragraph" style:parent-style-name="Text_20_body" style:list-style-name="L2">
      <style:text-properties officeooo:rsid="18496138" officeooo:paragraph-rsid="18496138"/>
    </style:style>
    <style:style style:name="P184" style:family="paragraph" style:parent-style-name="Text_20_body" style:list-style-name="L2">
      <style:text-properties officeooo:rsid="1852c2e5" officeooo:paragraph-rsid="1852c2e5"/>
    </style:style>
    <style:style style:name="P185" style:family="paragraph" style:parent-style-name="Text_20_body" style:list-style-name="L2">
      <style:text-properties officeooo:rsid="1859769b" officeooo:paragraph-rsid="1859769b"/>
    </style:style>
    <style:style style:name="P186" style:family="paragraph" style:parent-style-name="Text_20_body" style:list-style-name="L2">
      <style:text-properties officeooo:rsid="186429ed" officeooo:paragraph-rsid="186429ed"/>
    </style:style>
    <style:style style:name="P187" style:family="paragraph" style:parent-style-name="Text_20_body" style:list-style-name="L2">
      <style:text-properties officeooo:rsid="186b3e8b" officeooo:paragraph-rsid="186b3e8b"/>
    </style:style>
    <style:style style:name="P188" style:family="paragraph" style:parent-style-name="Text_20_body" style:list-style-name="L49">
      <style:text-properties officeooo:rsid="186b3e8b" officeooo:paragraph-rsid="18cf0f68"/>
    </style:style>
    <style:style style:name="P189" style:family="paragraph" style:parent-style-name="Text_20_body" style:list-style-name="L2">
      <style:text-properties officeooo:rsid="185f68c9" officeooo:paragraph-rsid="185f68c9"/>
    </style:style>
    <style:style style:name="P190" style:family="paragraph" style:parent-style-name="Text_20_body" style:list-style-name="L2">
      <style:text-properties officeooo:rsid="185fe9f1" officeooo:paragraph-rsid="185fe9f1"/>
    </style:style>
    <style:style style:name="P191" style:family="paragraph" style:parent-style-name="Text_20_body" style:list-style-name="L2">
      <style:text-properties officeooo:rsid="1860b58f" officeooo:paragraph-rsid="1860b58f"/>
    </style:style>
    <style:style style:name="P192" style:family="paragraph" style:parent-style-name="Text_20_body" style:list-style-name="L2">
      <style:text-properties officeooo:rsid="1862985f" officeooo:paragraph-rsid="1862985f"/>
    </style:style>
    <style:style style:name="P193" style:family="paragraph" style:parent-style-name="Text_20_body" style:list-style-name="L2">
      <style:text-properties officeooo:rsid="18692b86" officeooo:paragraph-rsid="18692b86"/>
    </style:style>
    <style:style style:name="P194" style:family="paragraph" style:parent-style-name="Text_20_body" style:list-style-name="L2">
      <style:text-properties fo:font-style="italic" officeooo:rsid="186e4482" officeooo:paragraph-rsid="186e4482" style:font-style-asian="italic" style:font-style-complex="italic"/>
    </style:style>
    <style:style style:name="P195" style:family="paragraph" style:parent-style-name="Text_20_body" style:list-style-name="L2">
      <style:text-properties fo:font-style="italic" officeooo:rsid="186e4482" officeooo:paragraph-rsid="186e6ee5" style:font-style-asian="italic" style:font-style-complex="italic"/>
    </style:style>
    <style:style style:name="P196" style:family="paragraph" style:parent-style-name="Text_20_body" style:list-style-name="L2">
      <style:paragraph-properties fo:text-align="end" style:justify-single-word="false"/>
      <style:text-properties fo:font-style="italic" officeooo:rsid="186e6ee5" officeooo:paragraph-rsid="186e6ee5" style:font-style-asian="italic" style:font-style-complex="italic"/>
    </style:style>
    <style:style style:name="P197" style:family="paragraph" style:parent-style-name="Text_20_body" style:list-style-name="L2">
      <style:text-properties fo:font-style="italic" officeooo:rsid="187581a1" officeooo:paragraph-rsid="187581a1" style:font-style-asian="italic" style:font-style-complex="italic"/>
    </style:style>
    <style:style style:name="P198" style:family="paragraph" style:parent-style-name="Text_20_body" style:list-style-name="L2">
      <style:text-properties fo:font-style="italic" officeooo:rsid="187581a1" officeooo:paragraph-rsid="1883351c" style:font-style-asian="italic" style:font-style-complex="italic"/>
    </style:style>
    <style:style style:name="P199" style:family="paragraph" style:parent-style-name="Text_20_body" style:list-style-name="L2">
      <style:text-properties fo:font-style="italic" officeooo:rsid="187e007e" officeooo:paragraph-rsid="187e007e" style:font-style-asian="italic" style:font-style-complex="italic"/>
    </style:style>
    <style:style style:name="P200" style:family="paragraph" style:parent-style-name="Text_20_body" style:list-style-name="L2">
      <style:paragraph-properties fo:text-align="end" style:justify-single-word="false"/>
      <style:text-properties fo:font-style="italic" officeooo:rsid="187722f4" officeooo:paragraph-rsid="187722f4" style:font-style-asian="italic" style:font-style-complex="italic"/>
    </style:style>
    <style:style style:name="P201" style:family="paragraph" style:parent-style-name="Text_20_body" style:list-style-name="L2">
      <style:paragraph-properties fo:text-align="end" style:justify-single-word="false"/>
      <style:text-properties fo:font-style="italic" officeooo:rsid="187722f4" officeooo:paragraph-rsid="18891326" style:font-style-asian="italic" style:font-style-complex="italic"/>
    </style:style>
    <style:style style:name="P202" style:family="paragraph" style:parent-style-name="Text_20_body" style:list-style-name="L2">
      <style:text-properties fo:font-style="italic" officeooo:rsid="1884c1e8" officeooo:paragraph-rsid="1884c1e8" style:font-style-asian="italic" style:font-style-complex="italic"/>
    </style:style>
    <style:style style:name="P203" style:family="paragraph" style:parent-style-name="Text_20_body" style:list-style-name="L2">
      <style:text-properties fo:font-style="italic" officeooo:rsid="1887371c" officeooo:paragraph-rsid="195e4afa" style:font-style-asian="italic" style:font-style-complex="italic"/>
    </style:style>
    <style:style style:name="P204" style:family="paragraph" style:parent-style-name="Text_20_body" style:list-style-name="L18">
      <style:text-properties fo:font-style="italic" officeooo:rsid="144cdd18" officeooo:paragraph-rsid="17205437" style:font-style-asian="italic" style:font-style-complex="italic"/>
    </style:style>
    <style:style style:name="P205" style:family="paragraph" style:parent-style-name="Text_20_body" style:list-style-name="L19">
      <style:text-properties fo:font-style="italic" officeooo:rsid="1369ea01" officeooo:paragraph-rsid="17205437" style:font-style-asian="italic" style:font-style-complex="italic"/>
    </style:style>
    <style:style style:name="P206" style:family="paragraph" style:parent-style-name="Text_20_body" style:list-style-name="L22">
      <style:text-properties fo:font-style="italic" officeooo:rsid="13952307" officeooo:paragraph-rsid="17205437" style:font-style-asian="italic" style:font-style-complex="italic"/>
    </style:style>
    <style:style style:name="P207" style:family="paragraph" style:parent-style-name="Text_20_body" style:list-style-name="L26">
      <style:text-properties fo:font-style="italic" officeooo:rsid="13562d11" officeooo:paragraph-rsid="17205437" style:font-style-asian="italic" style:font-style-complex="italic"/>
    </style:style>
    <style:style style:name="P208" style:family="paragraph" style:parent-style-name="Text_20_body" style:list-style-name="L26">
      <style:text-properties fo:font-style="italic" officeooo:rsid="13f8c883" officeooo:paragraph-rsid="17205437" style:font-style-asian="italic" style:font-style-complex="italic"/>
    </style:style>
    <style:style style:name="P209" style:family="paragraph" style:parent-style-name="Text_20_body" style:list-style-name="L31">
      <style:text-properties fo:font-style="italic" officeooo:rsid="15c64218" officeooo:paragraph-rsid="19dd4a30" style:font-style-asian="italic" style:font-style-complex="italic"/>
    </style:style>
    <style:style style:name="P210" style:family="paragraph" style:parent-style-name="Text_20_body" style:list-style-name="L32">
      <style:text-properties fo:font-style="italic" officeooo:rsid="198998f7" officeooo:paragraph-rsid="198998f7" style:font-style-asian="italic" style:font-style-complex="italic"/>
    </style:style>
    <style:style style:name="P211" style:family="paragraph" style:parent-style-name="Text_20_body" style:list-style-name="L32">
      <style:text-properties fo:font-style="italic" officeooo:rsid="19856c73" officeooo:paragraph-rsid="19d69cdb" style:font-style-asian="italic" style:font-style-complex="italic"/>
    </style:style>
    <style:style style:name="P212" style:family="paragraph" style:parent-style-name="Text_20_body" style:list-style-name="L33">
      <style:text-properties fo:font-style="italic" officeooo:rsid="19870822" officeooo:paragraph-rsid="19870822" style:font-style-asian="italic" style:font-style-complex="italic"/>
    </style:style>
    <style:style style:name="P213" style:family="paragraph" style:parent-style-name="Text_20_body" style:list-style-name="L37">
      <style:text-properties fo:font-style="italic" officeooo:rsid="1a33278c" officeooo:paragraph-rsid="1a7edccc" style:font-style-asian="italic" style:font-style-complex="italic"/>
    </style:style>
    <style:style style:name="P214" style:family="paragraph" style:parent-style-name="Text_20_body" style:list-style-name="L37">
      <style:text-properties fo:font-style="italic" officeooo:rsid="1a7edccc" officeooo:paragraph-rsid="1a7edccc" style:font-style-asian="italic" style:font-style-complex="italic"/>
    </style:style>
    <style:style style:name="P215" style:family="paragraph" style:parent-style-name="Text_20_body" style:list-style-name="L37">
      <style:text-properties fo:font-style="italic" officeooo:rsid="1a303286" officeooo:paragraph-rsid="1a2c1f67" style:font-style-asian="italic" style:font-style-complex="italic"/>
    </style:style>
    <style:style style:name="P216" style:family="paragraph" style:parent-style-name="Text_20_body" style:list-style-name="L37">
      <style:text-properties fo:font-style="italic" officeooo:rsid="1a33d965" officeooo:paragraph-rsid="1a33d965" style:font-style-asian="italic" style:font-style-complex="italic"/>
    </style:style>
    <style:style style:name="P217" style:family="paragraph" style:parent-style-name="Text_20_body" style:list-style-name="L37">
      <style:text-properties fo:font-style="italic" officeooo:rsid="1a36bd1a" officeooo:paragraph-rsid="1a39e533" style:font-style-asian="italic" style:font-style-complex="italic"/>
    </style:style>
    <style:style style:name="P218" style:family="paragraph" style:parent-style-name="Text_20_body" style:list-style-name="L37">
      <style:text-properties fo:font-style="italic" officeooo:rsid="1a39f519" officeooo:paragraph-rsid="1a39f519" style:font-style-asian="italic" style:font-style-complex="italic"/>
    </style:style>
    <style:style style:name="P219" style:family="paragraph" style:parent-style-name="Text_20_body" style:list-style-name="L39">
      <style:text-properties fo:font-style="italic" officeooo:rsid="15957b2a" officeooo:paragraph-rsid="17205437" style:font-style-asian="italic" style:font-style-complex="italic"/>
    </style:style>
    <style:style style:name="P220" style:family="paragraph" style:parent-style-name="Text_20_body" style:list-style-name="L46">
      <style:text-properties fo:font-style="italic" officeooo:rsid="190514cb" officeooo:paragraph-rsid="1906ea01" style:font-style-asian="italic" style:font-style-complex="italic"/>
    </style:style>
    <style:style style:name="P221" style:family="paragraph" style:parent-style-name="Text_20_body" style:list-style-name="L49">
      <style:text-properties fo:font-style="italic" officeooo:rsid="18bab3a2" officeooo:paragraph-rsid="18bab3a2" style:font-style-asian="italic" style:font-style-complex="italic"/>
    </style:style>
    <style:style style:name="P222" style:family="paragraph" style:parent-style-name="Text_20_body" style:list-style-name="L49">
      <style:text-properties fo:font-style="italic" officeooo:rsid="18bbb28d" officeooo:paragraph-rsid="18bbb28d" style:font-style-asian="italic" style:font-style-complex="italic"/>
    </style:style>
    <style:style style:name="P223" style:family="paragraph" style:parent-style-name="Text_20_body" style:list-style-name="L49">
      <style:text-properties fo:font-style="italic" officeooo:rsid="18e0c1bb" officeooo:paragraph-rsid="18e0c1bb" style:font-style-asian="italic" style:font-style-complex="italic"/>
    </style:style>
    <style:style style:name="P224" style:family="paragraph" style:parent-style-name="Text_20_body" style:list-style-name="L49">
      <style:text-properties fo:font-style="italic" officeooo:rsid="18e7f060" officeooo:paragraph-rsid="18e7f060" style:font-style-asian="italic" style:font-style-complex="italic"/>
    </style:style>
    <style:style style:name="P225" style:family="paragraph" style:parent-style-name="Text_20_body" style:list-style-name="L51">
      <style:text-properties fo:font-style="italic" officeooo:rsid="18e940a5" officeooo:paragraph-rsid="18e940a5" style:font-style-asian="italic" style:font-style-complex="italic"/>
    </style:style>
    <style:style style:name="P226" style:family="paragraph" style:parent-style-name="Text_20_body" style:list-style-name="L52">
      <style:text-properties fo:font-style="italic" officeooo:rsid="18ee82d5" officeooo:paragraph-rsid="18ee82d5" style:font-style-asian="italic" style:font-style-complex="italic"/>
    </style:style>
    <style:style style:name="P227" style:family="paragraph" style:parent-style-name="Text_20_body" style:list-style-name="L53">
      <style:text-properties fo:font-style="italic" officeooo:rsid="18ee82d5" officeooo:paragraph-rsid="18ee82d5" style:font-style-asian="italic" style:font-style-complex="italic"/>
    </style:style>
    <style:style style:name="P228" style:family="paragraph" style:parent-style-name="Text_20_body" style:list-style-name="L54">
      <style:text-properties fo:font-style="italic" officeooo:rsid="18f8f928" officeooo:paragraph-rsid="18f8f928" style:font-style-asian="italic" style:font-style-complex="italic"/>
    </style:style>
    <style:style style:name="P229" style:family="paragraph" style:parent-style-name="Text_20_body" style:list-style-name="L58">
      <style:text-properties fo:font-style="italic" officeooo:rsid="17480cd3" officeooo:paragraph-rsid="17480cd3" style:font-style-asian="italic" style:font-style-complex="italic"/>
    </style:style>
    <style:style style:name="P230" style:family="paragraph" style:parent-style-name="Text_20_body" style:list-style-name="L61">
      <style:text-properties fo:font-style="italic" officeooo:rsid="17f2c093" officeooo:paragraph-rsid="1ac7dbc8" style:font-style-asian="italic" style:font-style-complex="italic"/>
    </style:style>
    <style:style style:name="P231" style:family="paragraph" style:parent-style-name="Text_20_body" style:list-style-name="L69">
      <style:text-properties fo:font-style="italic" officeooo:rsid="1522bb40" officeooo:paragraph-rsid="1af7085e" style:font-style-asian="italic" style:font-style-complex="italic"/>
    </style:style>
    <style:style style:name="P232" style:family="paragraph" style:parent-style-name="Text_20_body" style:list-style-name="L69">
      <style:text-properties fo:font-style="italic" officeooo:rsid="182d5c9f" officeooo:paragraph-rsid="1af7085e" style:font-style-asian="italic" style:font-style-complex="italic"/>
    </style:style>
    <style:style style:name="P233" style:family="paragraph" style:parent-style-name="Text_20_body" style:list-style-name="L70">
      <style:text-properties fo:font-style="italic" officeooo:rsid="15426ded" officeooo:paragraph-rsid="1aac0adc" style:font-style-asian="italic" style:font-style-complex="italic"/>
    </style:style>
    <style:style style:name="P234" style:family="paragraph" style:parent-style-name="Text_20_body" style:list-style-name="L70">
      <style:text-properties fo:font-style="italic" officeooo:rsid="179d54b0" officeooo:paragraph-rsid="1b0c8ae0" style:font-style-asian="italic" style:font-style-complex="italic"/>
    </style:style>
    <style:style style:name="P235" style:family="paragraph" style:parent-style-name="Text_20_body" style:list-style-name="L70">
      <style:text-properties fo:font-style="italic" officeooo:rsid="1b0c8ae0" officeooo:paragraph-rsid="1b0c8ae0" style:font-style-asian="italic" style:font-style-complex="italic"/>
    </style:style>
    <style:style style:name="P236" style:family="paragraph" style:parent-style-name="Text_20_body" style:list-style-name="L74">
      <style:text-properties fo:font-style="italic" officeooo:rsid="14b72b10" officeooo:paragraph-rsid="1aac0adc" style:font-style-asian="italic" style:font-style-complex="italic"/>
    </style:style>
    <style:style style:name="P237" style:family="paragraph" style:parent-style-name="Text_20_body" style:list-style-name="L82">
      <style:text-properties fo:font-style="italic" officeooo:rsid="14b72b10" officeooo:paragraph-rsid="1aac0adc" style:font-style-asian="italic" style:font-style-complex="italic"/>
    </style:style>
    <style:style style:name="P238" style:family="paragraph" style:parent-style-name="Text_20_body" style:list-style-name="L74">
      <style:text-properties fo:font-style="italic" officeooo:rsid="18c97d53" officeooo:paragraph-rsid="1aac0adc" style:font-style-asian="italic" style:font-style-complex="italic"/>
    </style:style>
    <style:style style:name="P239" style:family="paragraph" style:parent-style-name="Text_20_body" style:list-style-name="L74">
      <style:text-properties fo:font-style="italic" officeooo:rsid="18c8e7b8" officeooo:paragraph-rsid="1aac0adc" style:font-style-asian="italic" style:font-style-complex="italic"/>
    </style:style>
    <style:style style:name="P240" style:family="paragraph" style:parent-style-name="Text_20_body" style:list-style-name="L79">
      <style:text-properties fo:font-style="italic" officeooo:rsid="18162dee" officeooo:paragraph-rsid="1aac0adc" style:font-style-asian="italic" style:font-style-complex="italic"/>
    </style:style>
    <style:style style:name="P241" style:family="paragraph" style:parent-style-name="Text_20_body" style:list-style-name="L88">
      <style:text-properties fo:font-style="italic" officeooo:rsid="1927fafa" officeooo:paragraph-rsid="1927fafa" style:font-style-asian="italic" style:font-style-complex="italic"/>
    </style:style>
    <style:style style:name="P242" style:family="paragraph" style:parent-style-name="Text_20_body" style:list-style-name="L88">
      <style:text-properties fo:font-style="italic" officeooo:rsid="192abc47" officeooo:paragraph-rsid="192ee47d" style:font-style-asian="italic" style:font-style-complex="italic"/>
    </style:style>
    <style:style style:name="P243" style:family="paragraph" style:parent-style-name="Text_20_body" style:list-style-name="L92">
      <style:text-properties fo:font-style="italic" officeooo:rsid="19168136" officeooo:paragraph-rsid="1aac0adc" style:font-style-asian="italic" style:font-style-complex="italic"/>
    </style:style>
    <style:style style:name="P244" style:family="paragraph" style:parent-style-name="Text_20_body" style:list-style-name="L95">
      <style:text-properties fo:font-style="italic" officeooo:rsid="15b53645" officeooo:paragraph-rsid="17205437" style:font-style-asian="italic" style:font-style-complex="italic"/>
    </style:style>
    <style:style style:name="P245" style:family="paragraph" style:parent-style-name="Text_20_body">
      <style:text-properties fo:font-style="italic" officeooo:rsid="192ade04" officeooo:paragraph-rsid="1aac0adc" style:font-style-asian="italic" style:font-style-complex="italic"/>
    </style:style>
    <style:style style:name="P246" style:family="paragraph" style:parent-style-name="Text_20_body" style:list-style-name="L85">
      <style:text-properties fo:font-style="italic" officeooo:rsid="192ade04" officeooo:paragraph-rsid="1b62eac8" style:font-style-asian="italic" style:font-style-complex="italic"/>
    </style:style>
    <style:style style:name="P247" style:family="paragraph" style:parent-style-name="Text_20_body">
      <style:text-properties fo:font-style="italic" officeooo:rsid="19306b54" officeooo:paragraph-rsid="19306b54" style:font-style-asian="italic" style:font-style-complex="italic"/>
    </style:style>
    <style:style style:name="P248" style:family="paragraph" style:parent-style-name="Text_20_body">
      <style:text-properties fo:font-style="italic" officeooo:rsid="1b8dcbac" officeooo:paragraph-rsid="1b8dcbac" style:font-style-asian="italic" style:font-style-complex="italic"/>
    </style:style>
    <style:style style:name="P249" style:family="paragraph" style:parent-style-name="Text_20_body">
      <style:text-properties fo:font-style="italic" officeooo:rsid="1a463594" officeooo:paragraph-rsid="17205437" style:font-style-asian="italic" style:font-style-complex="italic"/>
    </style:style>
    <style:style style:name="P250" style:family="paragraph" style:parent-style-name="Text_20_body" style:list-style-name="L103">
      <style:text-properties fo:font-style="italic" officeooo:rsid="1b903f5a" officeooo:paragraph-rsid="1bb576b5" style:font-style-asian="italic" style:font-style-complex="italic"/>
    </style:style>
    <style:style style:name="P251" style:family="paragraph" style:parent-style-name="Text_20_body">
      <style:text-properties fo:font-style="italic" officeooo:rsid="1b903f5a" officeooo:paragraph-rsid="1b903f5a" style:font-style-asian="italic" style:font-style-complex="italic"/>
    </style:style>
    <style:style style:name="P252" style:family="paragraph" style:parent-style-name="Text_20_body">
      <style:text-properties fo:font-style="italic" officeooo:rsid="1b99ed7e" officeooo:paragraph-rsid="1b99ed7e" style:font-style-asian="italic" style:font-style-complex="italic"/>
    </style:style>
    <style:style style:name="P253" style:family="paragraph" style:parent-style-name="Text_20_body" style:list-style-name="L103">
      <style:text-properties fo:font-style="italic" officeooo:rsid="1bb712fc" officeooo:paragraph-rsid="1bb712fc" style:font-style-asian="italic" style:font-style-complex="italic"/>
    </style:style>
    <style:style style:name="P254" style:family="paragraph" style:parent-style-name="Text_20_body">
      <style:text-properties fo:font-style="italic" officeooo:rsid="1bba1812" officeooo:paragraph-rsid="1bbb9db4" style:font-style-asian="italic" style:font-style-complex="italic"/>
    </style:style>
    <style:style style:name="P255" style:family="paragraph" style:parent-style-name="Text_20_body">
      <style:text-properties fo:font-style="italic" officeooo:rsid="1bbd85cd" officeooo:paragraph-rsid="1bbd85cd" style:font-style-asian="italic" style:font-style-complex="italic"/>
    </style:style>
    <style:style style:name="P256" style:family="paragraph" style:parent-style-name="Text_20_body">
      <style:text-properties fo:font-style="italic" officeooo:rsid="1bca54bf" officeooo:paragraph-rsid="1bca54bf" style:font-style-asian="italic" style:font-style-complex="italic"/>
    </style:style>
    <style:style style:name="P257" style:family="paragraph" style:parent-style-name="Text_20_body" style:list-style-name="L113">
      <style:text-properties fo:font-style="italic" officeooo:rsid="1bcc4a5a" officeooo:paragraph-rsid="1bd9fc7c" style:font-style-asian="italic" style:font-style-complex="italic"/>
    </style:style>
    <style:style style:name="P258" style:family="paragraph" style:parent-style-name="Text_20_body" style:list-style-name="L115">
      <style:text-properties fo:font-style="italic" officeooo:paragraph-rsid="1be7bb4e" style:font-style-asian="italic" style:font-style-complex="italic"/>
    </style:style>
    <style:style style:name="P259" style:family="paragraph" style:parent-style-name="Text_20_body">
      <style:text-properties fo:font-style="italic" officeooo:rsid="15b247f5" officeooo:paragraph-rsid="17205437" style:font-style-asian="italic" style:font-style-complex="italic"/>
    </style:style>
    <style:style style:name="P260" style:family="paragraph" style:parent-style-name="Text_20_body" style:list-style-name="L116">
      <style:text-properties fo:font-style="italic" officeooo:rsid="1bfb018b" officeooo:paragraph-rsid="1bfffc6a" style:font-style-asian="italic" style:font-style-complex="italic"/>
    </style:style>
    <style:style style:name="P261" style:family="paragraph" style:parent-style-name="Text_20_body" style:list-style-name="L2">
      <style:text-properties fo:font-style="italic" officeooo:rsid="1c080e02" officeooo:paragraph-rsid="1c0ff8d0" style:font-style-asian="italic" style:font-style-complex="italic"/>
    </style:style>
    <style:style style:name="P262" style:family="paragraph" style:parent-style-name="Text_20_body" style:list-style-name="L59">
      <style:text-properties fo:font-style="italic" style:text-underline-style="none" officeooo:rsid="13af653d" officeooo:paragraph-rsid="19e334b1" style:font-style-asian="italic" style:font-style-complex="italic"/>
    </style:style>
    <style:style style:name="P263" style:family="paragraph" style:parent-style-name="Text_20_body" style:list-style-name="L58">
      <style:text-properties fo:font-style="italic" style:text-underline-style="none" officeooo:rsid="15f88ec1" officeooo:paragraph-rsid="17205437" style:font-style-asian="italic" style:font-style-complex="italic"/>
    </style:style>
    <style:style style:name="P264" style:family="paragraph" style:parent-style-name="Text_20_body" style:list-style-name="L58">
      <style:text-properties fo:font-style="italic" style:text-underline-style="none" officeooo:rsid="15e6b6dc" officeooo:paragraph-rsid="17205437" style:font-style-asian="italic" style:font-style-complex="italic"/>
    </style:style>
    <style:style style:name="P265" style:family="paragraph" style:parent-style-name="Text_20_body" style:list-style-name="L2">
      <style:text-properties officeooo:rsid="18675967" officeooo:paragraph-rsid="18675967"/>
    </style:style>
    <style:style style:name="P266" style:family="paragraph" style:parent-style-name="Text_20_body" style:list-style-name="L2">
      <style:text-properties officeooo:rsid="1869a4fe" officeooo:paragraph-rsid="1869a4fe"/>
    </style:style>
    <style:style style:name="P267" style:family="paragraph" style:parent-style-name="Text_20_body" style:list-style-name="L2">
      <style:text-properties fo:font-style="normal" officeooo:rsid="1a504f57" officeooo:paragraph-rsid="1a504f57" style:font-style-asian="normal" style:font-style-complex="normal"/>
    </style:style>
    <style:style style:name="P268" style:family="paragraph" style:parent-style-name="Text_20_body" style:list-style-name="L16">
      <style:text-properties fo:font-style="normal" officeooo:rsid="13718a2c" officeooo:paragraph-rsid="17205437" style:font-style-asian="normal" style:font-style-complex="normal"/>
    </style:style>
    <style:style style:name="P269" style:family="paragraph" style:parent-style-name="Text_20_body" style:list-style-name="L20">
      <style:text-properties fo:font-style="normal" officeooo:rsid="13746450" officeooo:paragraph-rsid="17205437" style:font-style-asian="normal" style:font-style-complex="normal"/>
    </style:style>
    <style:style style:name="P270" style:family="paragraph" style:parent-style-name="Text_20_body" style:list-style-name="L21">
      <style:text-properties fo:font-style="normal" officeooo:rsid="144f4c5e" officeooo:paragraph-rsid="17205437" style:font-style-asian="normal" style:font-style-complex="normal"/>
    </style:style>
    <style:style style:name="P271" style:family="paragraph" style:parent-style-name="Text_20_body" style:list-style-name="L22">
      <style:text-properties fo:font-style="normal" officeooo:rsid="132529fa" officeooo:paragraph-rsid="17205437" style:font-style-asian="normal" style:font-style-complex="normal"/>
    </style:style>
    <style:style style:name="P272" style:family="paragraph" style:parent-style-name="Text_20_body" style:list-style-name="L24">
      <style:text-properties fo:font-style="normal" officeooo:rsid="131ed09e" officeooo:paragraph-rsid="17205437" style:font-style-asian="normal" style:font-style-complex="normal"/>
    </style:style>
    <style:style style:name="P273" style:family="paragraph" style:parent-style-name="Text_20_body" style:list-style-name="L24">
      <style:text-properties fo:font-style="normal" officeooo:rsid="1338cf47" officeooo:paragraph-rsid="17205437" style:font-style-asian="normal" style:font-style-complex="normal"/>
    </style:style>
    <style:style style:name="P274" style:family="paragraph" style:parent-style-name="Text_20_body" style:list-style-name="L25">
      <style:text-properties fo:font-style="normal" officeooo:rsid="130b426a" officeooo:paragraph-rsid="17205437" style:font-style-asian="normal" style:font-style-complex="normal"/>
    </style:style>
    <style:style style:name="P275" style:family="paragraph" style:parent-style-name="Text_20_body" style:list-style-name="L33">
      <style:text-properties fo:font-style="normal" officeooo:rsid="19910f6e" officeooo:paragraph-rsid="19910f6e" style:font-style-asian="normal" style:font-style-complex="normal"/>
    </style:style>
    <style:style style:name="P276" style:family="paragraph" style:parent-style-name="Text_20_body" style:list-style-name="L33">
      <style:text-properties fo:font-style="normal" officeooo:rsid="19910f6e" officeooo:paragraph-rsid="19d5448a" style:font-style-asian="normal" style:font-style-complex="normal"/>
    </style:style>
    <style:style style:name="P277" style:family="paragraph" style:parent-style-name="Text_20_body" style:list-style-name="L33">
      <style:text-properties fo:font-style="normal" officeooo:rsid="1992da9d" officeooo:paragraph-rsid="1992da9d" style:font-style-asian="normal" style:font-style-complex="normal"/>
    </style:style>
    <style:style style:name="P278" style:family="paragraph" style:parent-style-name="Text_20_body" style:list-style-name="L33">
      <style:text-properties fo:font-style="normal" officeooo:rsid="19b42789" officeooo:paragraph-rsid="19ca2dd9" style:font-style-asian="normal" style:font-style-complex="normal"/>
    </style:style>
    <style:style style:name="P279" style:family="paragraph" style:parent-style-name="Text_20_body" style:list-style-name="L34">
      <style:text-properties fo:font-style="normal" officeooo:rsid="14c28908" officeooo:paragraph-rsid="1a69b621" style:font-style-asian="normal" style:font-style-complex="normal"/>
    </style:style>
    <style:style style:name="P280" style:family="paragraph" style:parent-style-name="Text_20_body" style:list-style-name="L37">
      <style:text-properties fo:font-style="normal" officeooo:rsid="1a8039f6" officeooo:paragraph-rsid="1a8039f6" style:font-style-asian="normal" style:font-style-complex="normal"/>
    </style:style>
    <style:style style:name="P281" style:family="paragraph" style:parent-style-name="Text_20_body" style:list-style-name="L37">
      <style:text-properties fo:font-style="normal" officeooo:rsid="1a39f519" officeooo:paragraph-rsid="1a39f519" style:font-style-asian="normal" style:font-style-complex="normal"/>
    </style:style>
    <style:style style:name="P282" style:family="paragraph" style:parent-style-name="Text_20_body" style:list-style-name="L45">
      <style:text-properties fo:font-style="normal" officeooo:rsid="18a52033" officeooo:paragraph-rsid="1908efad" style:font-style-asian="normal" style:font-style-complex="normal"/>
    </style:style>
    <style:style style:name="P283" style:family="paragraph" style:parent-style-name="Text_20_body" style:list-style-name="L46">
      <style:text-properties fo:font-style="normal" officeooo:rsid="1906ea01" officeooo:paragraph-rsid="1906ea01" style:font-style-asian="normal" style:font-style-complex="normal"/>
    </style:style>
    <style:style style:name="P284" style:family="paragraph" style:parent-style-name="Text_20_body" style:list-style-name="L48">
      <style:text-properties fo:font-style="normal" officeooo:rsid="18a72360" officeooo:paragraph-rsid="18a72360" style:font-style-asian="normal" style:font-style-complex="normal"/>
    </style:style>
    <style:style style:name="P285" style:family="paragraph" style:parent-style-name="Text_20_body" style:list-style-name="L49">
      <style:text-properties fo:font-style="normal" officeooo:rsid="18d732a7" officeooo:paragraph-rsid="18d732a7" style:font-style-asian="normal" style:font-style-complex="normal"/>
    </style:style>
    <style:style style:name="P286" style:family="paragraph" style:parent-style-name="Text_20_body" style:list-style-name="L49">
      <style:text-properties fo:font-style="normal" officeooo:rsid="18d199ee" officeooo:paragraph-rsid="18d199ee" style:font-style-asian="normal" style:font-style-complex="normal"/>
    </style:style>
    <style:style style:name="P287" style:family="paragraph" style:parent-style-name="Text_20_body" style:list-style-name="L49">
      <style:text-properties fo:font-style="normal" officeooo:rsid="18d25fda" officeooo:paragraph-rsid="18d25fda" style:font-style-asian="normal" style:font-style-complex="normal"/>
    </style:style>
    <style:style style:name="P288" style:family="paragraph" style:parent-style-name="Text_20_body" style:list-style-name="L49">
      <style:text-properties fo:font-style="normal" officeooo:rsid="18cf0f68" officeooo:paragraph-rsid="18cf0f68" style:font-style-asian="normal" style:font-style-complex="normal"/>
    </style:style>
    <style:style style:name="P289" style:family="paragraph" style:parent-style-name="Text_20_body" style:list-style-name="L50">
      <style:text-properties fo:font-style="normal" officeooo:rsid="18bc925c" officeooo:paragraph-rsid="18bc925c" style:font-style-asian="normal" style:font-style-complex="normal"/>
    </style:style>
    <style:style style:name="P290" style:family="paragraph" style:parent-style-name="Text_20_body" style:list-style-name="L50">
      <style:text-properties fo:font-style="normal" officeooo:rsid="18be8a95" officeooo:paragraph-rsid="18be8a95" style:font-style-asian="normal" style:font-style-complex="normal"/>
    </style:style>
    <style:style style:name="P291" style:family="paragraph" style:parent-style-name="Text_20_body" style:list-style-name="L50">
      <style:text-properties fo:font-style="normal" officeooo:rsid="18c0178d" officeooo:paragraph-rsid="18c0178d" style:font-style-asian="normal" style:font-style-complex="normal"/>
    </style:style>
    <style:style style:name="P292" style:family="paragraph" style:parent-style-name="Text_20_body" style:list-style-name="L50">
      <style:text-properties fo:font-style="normal" officeooo:rsid="18db3469" officeooo:paragraph-rsid="18db3469" style:font-style-asian="normal" style:font-style-complex="normal"/>
    </style:style>
    <style:style style:name="P293" style:family="paragraph" style:parent-style-name="Text_20_body" style:list-style-name="L50">
      <style:text-properties fo:font-style="normal" officeooo:rsid="190044d7" officeooo:paragraph-rsid="190044d7" style:font-style-asian="normal" style:font-style-complex="normal"/>
    </style:style>
    <style:style style:name="P294" style:family="paragraph" style:parent-style-name="Text_20_body" style:list-style-name="L54">
      <style:text-properties fo:font-style="normal" officeooo:rsid="18f8f928" officeooo:paragraph-rsid="18f8f928" style:font-style-asian="normal" style:font-style-complex="normal"/>
    </style:style>
    <style:style style:name="P295" style:family="paragraph" style:parent-style-name="Text_20_body" style:list-style-name="L55">
      <style:text-properties fo:font-style="normal" officeooo:rsid="1538965f" officeooo:paragraph-rsid="17205437" style:font-style-asian="normal" style:font-style-complex="normal"/>
    </style:style>
    <style:style style:name="P296" style:family="paragraph" style:parent-style-name="Text_20_body" style:list-style-name="L56">
      <style:text-properties fo:font-style="normal" officeooo:rsid="1533db2f" officeooo:paragraph-rsid="17205437" style:font-style-asian="normal" style:font-style-complex="normal"/>
    </style:style>
    <style:style style:name="P297" style:family="paragraph" style:parent-style-name="Text_20_body" style:list-style-name="L60">
      <style:text-properties fo:font-style="normal" officeooo:rsid="17535250" officeooo:paragraph-rsid="17535250" style:font-style-asian="normal" style:font-style-complex="normal"/>
    </style:style>
    <style:style style:name="P298" style:family="paragraph" style:parent-style-name="Text_20_body" style:list-style-name="L60">
      <style:text-properties fo:font-style="normal" officeooo:rsid="1755ab69" officeooo:paragraph-rsid="1755ab69" style:font-style-asian="normal" style:font-style-complex="normal"/>
    </style:style>
    <style:style style:name="P299" style:family="paragraph" style:parent-style-name="Text_20_body" style:list-style-name="L64">
      <style:text-properties fo:font-style="normal" officeooo:rsid="17e3cebd" officeooo:paragraph-rsid="1a894516" style:font-style-asian="normal" style:font-style-complex="normal"/>
    </style:style>
    <style:style style:name="P300" style:family="paragraph" style:parent-style-name="Text_20_body" style:list-style-name="L62">
      <style:text-properties fo:font-style="normal" officeooo:rsid="1ad7191a" officeooo:paragraph-rsid="1ad9eb51" style:font-style-asian="normal" style:font-style-complex="normal"/>
    </style:style>
    <style:style style:name="P301" style:family="paragraph" style:parent-style-name="Text_20_body" style:list-style-name="L68">
      <style:text-properties fo:font-style="normal" officeooo:rsid="1af5d4e9" officeooo:paragraph-rsid="1afc31a1" style:font-style-asian="normal" style:font-style-complex="normal"/>
    </style:style>
    <style:style style:name="P302" style:family="paragraph" style:parent-style-name="Text_20_body" style:list-style-name="L75">
      <style:text-properties fo:font-style="normal" officeooo:rsid="17b74c9b" officeooo:paragraph-rsid="1aac0adc" style:font-style-asian="normal" style:font-style-complex="normal"/>
    </style:style>
    <style:style style:name="P303" style:family="paragraph" style:parent-style-name="Text_20_body" style:list-style-name="L75">
      <style:text-properties fo:font-style="normal" officeooo:rsid="1828c7fa" officeooo:paragraph-rsid="1aac0adc" style:font-style-asian="normal" style:font-style-complex="normal"/>
    </style:style>
    <style:style style:name="P304" style:family="paragraph" style:parent-style-name="Text_20_body" style:list-style-name="L78">
      <style:text-properties fo:font-style="normal" officeooo:rsid="17b228f5" officeooo:paragraph-rsid="1aac0adc" style:font-style-asian="normal" style:font-style-complex="normal"/>
    </style:style>
    <style:style style:name="P305" style:family="paragraph" style:parent-style-name="Text_20_body" style:list-style-name="L81">
      <style:text-properties fo:font-style="normal" officeooo:rsid="181bac4f" officeooo:paragraph-rsid="1aac0adc" style:font-style-asian="normal" style:font-style-complex="normal"/>
    </style:style>
    <style:style style:name="P306" style:family="paragraph" style:parent-style-name="Text_20_body" style:list-style-name="L81">
      <style:text-properties fo:font-style="normal" officeooo:rsid="181bac4f" officeooo:paragraph-rsid="1b1323f1" style:font-style-asian="normal" style:font-style-complex="normal"/>
    </style:style>
    <style:style style:name="P307" style:family="paragraph" style:parent-style-name="Text_20_body" style:list-style-name="L81">
      <style:text-properties fo:font-style="normal" officeooo:rsid="18259e4c" officeooo:paragraph-rsid="1aac0adc" style:font-style-asian="normal" style:font-style-complex="normal"/>
    </style:style>
    <style:style style:name="P308" style:family="paragraph" style:parent-style-name="Text_20_body" style:list-style-name="L81">
      <style:text-properties fo:font-style="normal" officeooo:rsid="18247580" officeooo:paragraph-rsid="1b196b46" style:font-style-asian="normal" style:font-style-complex="normal"/>
    </style:style>
    <style:style style:name="P309" style:family="paragraph" style:parent-style-name="Text_20_body" style:list-style-name="L84">
      <style:text-properties fo:font-style="normal" officeooo:rsid="17c5a5ad" officeooo:paragraph-rsid="1aac0adc" style:font-style-asian="normal" style:font-style-complex="normal"/>
    </style:style>
    <style:style style:name="P310" style:family="paragraph" style:parent-style-name="Text_20_body" style:list-style-name="L84">
      <style:text-properties fo:font-style="normal" officeooo:rsid="17c0f50a" officeooo:paragraph-rsid="1aac0adc" style:font-style-asian="normal" style:font-style-complex="normal"/>
    </style:style>
    <style:style style:name="P311" style:family="paragraph" style:parent-style-name="Text_20_body" style:list-style-name="L84">
      <style:text-properties fo:font-style="normal" officeooo:rsid="17c2b6ff" officeooo:paragraph-rsid="1aac0adc" style:font-style-asian="normal" style:font-style-complex="normal"/>
    </style:style>
    <style:style style:name="P312" style:family="paragraph" style:parent-style-name="Text_20_body" style:list-style-name="L84">
      <style:text-properties fo:font-style="normal" officeooo:rsid="17c3e250" officeooo:paragraph-rsid="1aac0adc" style:font-style-asian="normal" style:font-style-complex="normal"/>
    </style:style>
    <style:style style:name="P313" style:family="paragraph" style:parent-style-name="Text_20_body" style:list-style-name="L91">
      <style:text-properties fo:font-style="normal" officeooo:rsid="1911c1aa" officeooo:paragraph-rsid="1aac0adc" style:font-style-asian="normal" style:font-style-complex="normal"/>
    </style:style>
    <style:style style:name="P314" style:family="paragraph" style:parent-style-name="Text_20_body" style:list-style-name="L91">
      <style:text-properties fo:font-style="normal" officeooo:rsid="1913d283" officeooo:paragraph-rsid="1aac0adc" style:font-style-asian="normal" style:font-style-complex="normal"/>
    </style:style>
    <style:style style:name="P315" style:family="paragraph" style:parent-style-name="Text_20_body" style:list-style-name="L91">
      <style:text-properties fo:font-style="normal" officeooo:rsid="1913f8c2" officeooo:paragraph-rsid="1aac0adc" style:font-style-asian="normal" style:font-style-complex="normal"/>
    </style:style>
    <style:style style:name="P316" style:family="paragraph" style:parent-style-name="Text_20_body" style:list-style-name="L116">
      <style:text-properties fo:font-style="normal" officeooo:rsid="15b8a048" officeooo:paragraph-rsid="1bfffc6a" style:font-style-asian="normal" style:font-style-complex="normal"/>
    </style:style>
    <style:style style:name="P317" style:family="paragraph" style:parent-style-name="Text_20_body" style:list-style-name="L68">
      <style:text-properties fo:font-style="normal" officeooo:rsid="1b1a5bf4" officeooo:paragraph-rsid="1b1a5bf4" style:font-style-asian="normal" style:font-style-complex="normal"/>
    </style:style>
    <style:style style:name="P318" style:family="paragraph" style:parent-style-name="Text_20_body">
      <style:text-properties fo:font-style="normal" officeooo:rsid="1b242fd5" officeooo:paragraph-rsid="1b25f3f8" style:font-style-asian="normal" style:font-style-complex="normal"/>
    </style:style>
    <style:style style:name="P319" style:family="paragraph" style:parent-style-name="Text_20_body" style:list-style-name="L97">
      <style:text-properties fo:font-style="normal" officeooo:rsid="1b242fd5" officeooo:paragraph-rsid="1b25f3f8" style:font-style-asian="normal" style:font-style-complex="normal"/>
    </style:style>
    <style:style style:name="P320" style:family="paragraph" style:parent-style-name="Text_20_body" style:list-style-name="L74">
      <style:text-properties fo:font-style="normal" officeooo:rsid="1b4fe61d" officeooo:paragraph-rsid="1b4fe61d" style:font-style-asian="normal" style:font-style-complex="normal"/>
    </style:style>
    <style:style style:name="P321" style:family="paragraph" style:parent-style-name="Text_20_body" style:list-style-name="L74">
      <style:text-properties fo:font-style="normal" officeooo:rsid="1b51e26a" officeooo:paragraph-rsid="1b51e26a" style:font-style-asian="normal" style:font-style-complex="normal"/>
    </style:style>
    <style:style style:name="P322" style:family="paragraph" style:parent-style-name="Text_20_body" style:list-style-name="L90">
      <style:text-properties fo:font-style="normal" officeooo:rsid="191e0ba0" officeooo:paragraph-rsid="1b6d2e97" style:font-style-asian="normal" style:font-style-complex="normal"/>
    </style:style>
    <style:style style:name="P323" style:family="paragraph" style:parent-style-name="Text_20_body">
      <style:text-properties fo:font-style="normal" officeooo:rsid="1b6e1d4e" officeooo:paragraph-rsid="1b6e1d4e" style:font-style-asian="normal" style:font-style-complex="normal"/>
    </style:style>
    <style:style style:name="P324" style:family="paragraph" style:parent-style-name="Text_20_body" style:list-style-name="L102">
      <style:text-properties fo:font-style="normal" officeooo:rsid="1836b5be" officeooo:paragraph-rsid="1b72dcc5" style:font-style-asian="normal" style:font-style-complex="normal"/>
    </style:style>
    <style:style style:name="P325" style:family="paragraph" style:parent-style-name="Text_20_body">
      <style:text-properties fo:font-style="normal" officeooo:rsid="191f564a" officeooo:paragraph-rsid="1b7638ff" style:font-style-asian="normal" style:font-style-complex="normal"/>
    </style:style>
    <style:style style:name="P326" style:family="paragraph" style:parent-style-name="Text_20_body" style:list-style-name="L68">
      <style:text-properties fo:font-style="normal" officeooo:rsid="1b9263bf" officeooo:paragraph-rsid="1b9263bf" style:font-style-asian="normal" style:font-style-complex="normal"/>
    </style:style>
    <style:style style:name="P327" style:family="paragraph" style:parent-style-name="Text_20_body" style:list-style-name="L104">
      <style:text-properties fo:font-style="normal" officeooo:rsid="1ba71b1f" officeooo:paragraph-rsid="1ba71b1f" style:font-style-asian="normal" style:font-style-complex="normal"/>
    </style:style>
    <style:style style:name="P328" style:family="paragraph" style:parent-style-name="Text_20_body" style:list-style-name="L113">
      <style:text-properties fo:font-style="normal" officeooo:rsid="1bd0abba" officeooo:paragraph-rsid="1bd0abba" style:font-style-asian="normal" style:font-style-complex="normal"/>
    </style:style>
    <style:style style:name="P329" style:family="paragraph" style:parent-style-name="Text_20_body" style:list-style-name="L113">
      <style:text-properties fo:font-style="normal" officeooo:rsid="1bd9fc7c" officeooo:paragraph-rsid="1bd9fc7c" style:font-style-asian="normal" style:font-style-complex="normal"/>
    </style:style>
    <style:style style:name="P330" style:family="paragraph" style:parent-style-name="Text_20_body" style:list-style-name="L113">
      <style:text-properties fo:font-style="normal" officeooo:rsid="1bcc4a5a" officeooo:paragraph-rsid="1bd9fc7c" style:font-style-asian="normal" style:font-style-complex="normal"/>
    </style:style>
    <style:style style:name="P331" style:family="paragraph" style:parent-style-name="Text_20_body" style:list-style-name="L115">
      <style:text-properties fo:font-style="normal" officeooo:rsid="1bdd8d1f" officeooo:paragraph-rsid="1bdd8d1f" style:font-style-asian="normal" style:font-style-complex="normal"/>
    </style:style>
    <style:style style:name="P332" style:family="paragraph" style:parent-style-name="Text_20_body" style:list-style-name="L115">
      <style:text-properties fo:font-style="normal" officeooo:paragraph-rsid="1bbdb9ef" style:font-style-asian="normal" style:font-style-complex="normal"/>
    </style:style>
    <style:style style:name="P333" style:family="paragraph" style:parent-style-name="Text_20_body" style:list-style-name="L115">
      <style:text-properties fo:font-style="normal" officeooo:paragraph-rsid="1bbb9db4" style:font-style-asian="normal" style:font-style-complex="normal"/>
    </style:style>
    <style:style style:name="P334" style:family="paragraph" style:parent-style-name="Text_20_body" style:list-style-name="L115">
      <style:text-properties fo:font-style="normal" officeooo:paragraph-rsid="1bbce9aa" style:font-style-asian="normal" style:font-style-complex="normal"/>
    </style:style>
    <style:style style:name="P335" style:family="paragraph" style:parent-style-name="Text_20_body" style:list-style-name="L115">
      <style:text-properties fo:font-style="normal" officeooo:rsid="1be5456a" officeooo:paragraph-rsid="1be5456a" style:font-style-asian="normal" style:font-style-complex="normal"/>
    </style:style>
    <style:style style:name="P336" style:family="paragraph" style:parent-style-name="Text_20_body" style:list-style-name="L115">
      <style:text-properties fo:font-style="normal" officeooo:rsid="1be562d6" officeooo:paragraph-rsid="1be562d6" style:font-style-asian="normal" style:font-style-complex="normal"/>
    </style:style>
    <style:style style:name="P337" style:family="paragraph" style:parent-style-name="Text_20_body" style:list-style-name="L103">
      <style:text-properties fo:font-style="normal" officeooo:rsid="1bf293cd" officeooo:paragraph-rsid="1bf293cd" style:font-style-asian="normal" style:font-style-complex="normal"/>
    </style:style>
    <style:style style:name="P338" style:family="paragraph" style:parent-style-name="Text_20_body" style:list-style-name="L116">
      <style:text-properties fo:font-style="normal" officeooo:rsid="1bfb018b" officeooo:paragraph-rsid="1bfffc6a" style:font-style-asian="normal" style:font-style-complex="normal"/>
    </style:style>
    <style:style style:name="P339" style:family="paragraph" style:parent-style-name="Text_20_body" style:list-style-name="L95">
      <style:text-properties fo:font-style="normal" officeooo:rsid="15b53645" officeooo:paragraph-rsid="17205437" style:font-style-asian="normal" style:font-style-complex="normal"/>
    </style:style>
    <style:style style:name="P340" style:family="paragraph" style:parent-style-name="Text_20_body" style:list-style-name="L116">
      <style:text-properties fo:font-style="normal" officeooo:rsid="1c02eccb" officeooo:paragraph-rsid="1c02eccb" style:font-style-asian="normal" style:font-style-complex="normal"/>
    </style:style>
    <style:style style:name="P341" style:family="paragraph" style:parent-style-name="Text_20_body" style:list-style-name="L80">
      <style:text-properties fo:font-style="normal" fo:font-weight="normal" officeooo:rsid="1814175e" officeooo:paragraph-rsid="1aac0adc" style:font-style-asian="normal" style:font-weight-asian="normal" style:font-style-complex="normal" style:font-weight-complex="normal"/>
    </style:style>
    <style:style style:name="P342" style:family="paragraph" style:parent-style-name="Text_20_body">
      <style:text-properties fo:font-style="normal" fo:font-weight="normal" officeooo:rsid="1c016a99" officeooo:paragraph-rsid="1c016a99" style:font-style-asian="normal" style:font-weight-asian="normal" style:font-style-complex="normal" style:font-weight-complex="normal"/>
    </style:style>
    <style:style style:name="P343" style:family="paragraph" style:parent-style-name="Text_20_body" style:list-style-name="L119">
      <style:text-properties fo:font-style="normal" fo:font-weight="normal" officeooo:rsid="1c016a99" officeooo:paragraph-rsid="1c016a99" style:font-style-asian="normal" style:font-weight-asian="normal" style:font-style-complex="normal" style:font-weight-complex="normal"/>
    </style:style>
    <style:style style:name="P344" style:family="paragraph" style:parent-style-name="Text_20_body">
      <style:text-properties fo:font-style="normal" fo:font-weight="bold" officeooo:rsid="191e0ba0" officeooo:paragraph-rsid="1b6d2e97" style:font-style-asian="normal" style:font-weight-asian="bold" style:font-style-complex="normal" style:font-weight-complex="bold"/>
    </style:style>
    <style:style style:name="P345" style:family="paragraph" style:parent-style-name="Text_20_body">
      <style:text-properties fo:font-style="normal" fo:font-weight="bold" officeooo:rsid="15b4f068" officeooo:paragraph-rsid="17205437" style:font-style-asian="normal" style:font-weight-asian="bold" style:font-style-complex="normal" style:font-weight-complex="bold"/>
    </style:style>
    <style:style style:name="P346" style:family="paragraph" style:parent-style-name="Text_20_body" style:list-style-name="L2">
      <style:text-properties officeooo:rsid="184c5c69" officeooo:paragraph-rsid="184c5c69"/>
    </style:style>
    <style:style style:name="P347" style:family="paragraph" style:parent-style-name="Text_20_body" style:list-style-name="L2">
      <style:text-properties officeooo:rsid="184d3717" officeooo:paragraph-rsid="184d3717"/>
    </style:style>
    <style:style style:name="P348" style:family="paragraph" style:parent-style-name="Text_20_body" style:list-style-name="L2">
      <style:text-properties officeooo:rsid="1841bbfc" officeooo:paragraph-rsid="1841bbfc"/>
    </style:style>
    <style:style style:name="P349" style:family="paragraph" style:parent-style-name="Text_20_body" style:list-style-name="L2">
      <style:text-properties officeooo:rsid="1841d89c" officeooo:paragraph-rsid="1841d89c"/>
    </style:style>
    <style:style style:name="P350" style:family="paragraph" style:parent-style-name="Text_20_body" style:list-style-name="L2">
      <style:text-properties officeooo:rsid="1843a53b" officeooo:paragraph-rsid="1843a53b"/>
    </style:style>
    <style:style style:name="P351" style:family="paragraph" style:parent-style-name="Text_20_body" style:list-style-name="L2">
      <style:text-properties officeooo:rsid="14fe40c0" officeooo:paragraph-rsid="17205437"/>
    </style:style>
    <style:style style:name="P352" style:family="paragraph" style:parent-style-name="Text_20_body" style:list-style-name="L2">
      <style:text-properties officeooo:rsid="14ffff55" officeooo:paragraph-rsid="17205437"/>
    </style:style>
    <style:style style:name="P353" style:family="paragraph" style:parent-style-name="Text_20_body" style:list-style-name="L2">
      <style:text-properties officeooo:rsid="150217c2" officeooo:paragraph-rsid="17205437"/>
    </style:style>
    <style:style style:name="P354" style:family="paragraph" style:parent-style-name="Text_20_body" style:list-style-name="L2">
      <style:text-properties officeooo:rsid="15161d01" officeooo:paragraph-rsid="17205437"/>
    </style:style>
    <style:style style:name="P355" style:family="paragraph" style:parent-style-name="Text_20_body" style:list-style-name="L2">
      <style:text-properties style:text-line-through-style="solid" style:text-line-through-type="single" officeooo:rsid="15645808" officeooo:paragraph-rsid="17205437"/>
    </style:style>
    <style:style style:name="P356" style:family="paragraph" style:parent-style-name="Text_20_body" style:list-style-name="L2">
      <style:text-properties style:text-line-through-style="solid" style:text-line-through-type="single" officeooo:rsid="1564bac2" officeooo:paragraph-rsid="17205437"/>
    </style:style>
    <style:style style:name="P357" style:family="paragraph" style:parent-style-name="Text_20_body" style:list-style-name="L2">
      <style:text-properties style:text-line-through-style="solid" style:text-line-through-type="single" officeooo:rsid="1566b165" officeooo:paragraph-rsid="17205437"/>
    </style:style>
    <style:style style:name="P358" style:family="paragraph" style:parent-style-name="Text_20_body" style:list-style-name="L2">
      <style:text-properties style:text-line-through-style="solid" style:text-line-through-type="single" officeooo:rsid="1b20146f" officeooo:paragraph-rsid="1b20146f"/>
    </style:style>
    <style:style style:name="P359" style:family="paragraph" style:parent-style-name="Text_20_body" style:list-style-name="L2">
      <style:text-properties officeooo:rsid="15a3b646" officeooo:paragraph-rsid="17205437"/>
    </style:style>
    <style:style style:name="P360" style:family="paragraph" style:parent-style-name="Text_20_body" style:list-style-name="L2">
      <style:text-properties officeooo:rsid="160397eb" officeooo:paragraph-rsid="17205437"/>
    </style:style>
    <style:style style:name="P361" style:family="paragraph" style:parent-style-name="Text_20_body" style:list-style-name="L2">
      <style:text-properties officeooo:rsid="1774aa63" officeooo:paragraph-rsid="1774aa63"/>
    </style:style>
    <style:style style:name="P362" style:family="paragraph" style:parent-style-name="Text_20_body" style:list-style-name="L2">
      <style:text-properties officeooo:rsid="17bad3d7" officeooo:paragraph-rsid="17bad3d7"/>
    </style:style>
    <style:style style:name="P363" style:family="paragraph" style:parent-style-name="Text_20_body" style:list-style-name="L3">
      <style:text-properties officeooo:rsid="14ee0a86" officeooo:paragraph-rsid="17205437"/>
    </style:style>
    <style:style style:name="P364" style:family="paragraph" style:parent-style-name="Text_20_body" style:list-style-name="L3">
      <style:text-properties officeooo:rsid="14cdc827" officeooo:paragraph-rsid="17205437"/>
    </style:style>
    <style:style style:name="P365" style:family="paragraph" style:parent-style-name="Text_20_body" style:list-style-name="L3">
      <style:text-properties officeooo:rsid="14c0a5d1" officeooo:paragraph-rsid="17205437"/>
    </style:style>
    <style:style style:name="P366" style:family="paragraph" style:parent-style-name="Text_20_body" style:list-style-name="L4">
      <style:text-properties officeooo:rsid="14a8e34b" officeooo:paragraph-rsid="17205437"/>
    </style:style>
    <style:style style:name="P367" style:family="paragraph" style:parent-style-name="Text_20_body" style:list-style-name="L5">
      <style:text-properties officeooo:rsid="14299eea" officeooo:paragraph-rsid="17205437"/>
    </style:style>
    <style:style style:name="P368" style:family="paragraph" style:parent-style-name="Text_20_body" style:list-style-name="L5">
      <style:text-properties officeooo:rsid="1425ce6e" officeooo:paragraph-rsid="17205437"/>
    </style:style>
    <style:style style:name="P369" style:family="paragraph" style:parent-style-name="Text_20_body" style:list-style-name="L6">
      <style:text-properties officeooo:rsid="1421d79d" officeooo:paragraph-rsid="17205437"/>
    </style:style>
    <style:style style:name="P370" style:family="paragraph" style:parent-style-name="Text_20_body" style:list-style-name="L6">
      <style:text-properties officeooo:rsid="1401abe5" officeooo:paragraph-rsid="17205437"/>
    </style:style>
    <style:style style:name="P371" style:family="paragraph" style:parent-style-name="Text_20_body" style:list-style-name="L6">
      <style:text-properties officeooo:rsid="140239ae" officeooo:paragraph-rsid="17205437"/>
    </style:style>
    <style:style style:name="P372" style:family="paragraph" style:parent-style-name="Text_20_body" style:list-style-name="L6">
      <style:text-properties officeooo:rsid="140b8728" officeooo:paragraph-rsid="17205437"/>
    </style:style>
    <style:style style:name="P373" style:family="paragraph" style:parent-style-name="Text_20_body" style:list-style-name="L7">
      <style:text-properties officeooo:rsid="1303a9b7" officeooo:paragraph-rsid="17205437"/>
    </style:style>
    <style:style style:name="P374" style:family="paragraph" style:parent-style-name="Text_20_body" style:list-style-name="L7">
      <style:text-properties officeooo:rsid="1334e306" officeooo:paragraph-rsid="17205437"/>
    </style:style>
    <style:style style:name="P375" style:family="paragraph" style:parent-style-name="Text_20_body" style:list-style-name="L7">
      <style:text-properties officeooo:rsid="1316bfe7" officeooo:paragraph-rsid="17205437"/>
    </style:style>
    <style:style style:name="P376" style:family="paragraph" style:parent-style-name="Text_20_body" style:list-style-name="L8">
      <style:text-properties officeooo:rsid="1273419a" officeooo:paragraph-rsid="17205437"/>
    </style:style>
    <style:style style:name="P377" style:family="paragraph" style:parent-style-name="Text_20_body" style:list-style-name="L8">
      <style:text-properties officeooo:rsid="1274c195" officeooo:paragraph-rsid="17205437"/>
    </style:style>
    <style:style style:name="P378" style:family="paragraph" style:parent-style-name="Text_20_body" style:list-style-name="L8">
      <style:text-properties officeooo:rsid="1276d8f4" officeooo:paragraph-rsid="17205437"/>
    </style:style>
    <style:style style:name="P379" style:family="paragraph" style:parent-style-name="Text_20_body" style:list-style-name="L8">
      <style:text-properties officeooo:rsid="1275c471" officeooo:paragraph-rsid="17205437"/>
    </style:style>
    <style:style style:name="P380" style:family="paragraph" style:parent-style-name="Text_20_body" style:list-style-name="L9">
      <style:text-properties officeooo:paragraph-rsid="17205437"/>
    </style:style>
    <style:style style:name="P381" style:family="paragraph" style:parent-style-name="Text_20_body" style:list-style-name="L9">
      <style:text-properties officeooo:rsid="1286f93b" officeooo:paragraph-rsid="17205437"/>
    </style:style>
    <style:style style:name="P382" style:family="paragraph" style:parent-style-name="Text_20_body" style:list-style-name="L9">
      <style:text-properties fo:font-weight="normal" officeooo:rsid="127083fa" officeooo:paragraph-rsid="17205437" style:font-weight-asian="normal" style:font-weight-complex="normal"/>
    </style:style>
    <style:style style:name="P383" style:family="paragraph" style:parent-style-name="Text_20_body" style:list-style-name="L9">
      <style:text-properties fo:font-weight="normal" officeooo:rsid="141fe3e6" officeooo:paragraph-rsid="17205437" style:font-weight-asian="normal" style:font-weight-complex="normal"/>
    </style:style>
    <style:style style:name="P384" style:family="paragraph" style:parent-style-name="Text_20_body" style:list-style-name="L10">
      <style:text-properties officeooo:rsid="13d144e5" officeooo:paragraph-rsid="17205437"/>
    </style:style>
    <style:style style:name="P385" style:family="paragraph" style:parent-style-name="Text_20_body" style:list-style-name="L11">
      <style:text-properties officeooo:rsid="130620e1" officeooo:paragraph-rsid="17205437"/>
    </style:style>
    <style:style style:name="P386" style:family="paragraph" style:parent-style-name="Text_20_body" style:list-style-name="L12">
      <style:text-properties officeooo:rsid="12fd453b" officeooo:paragraph-rsid="17205437"/>
    </style:style>
    <style:style style:name="P387" style:family="paragraph" style:parent-style-name="Text_20_body" style:list-style-name="L12">
      <style:text-properties officeooo:rsid="12fe7ff5" officeooo:paragraph-rsid="17205437"/>
    </style:style>
    <style:style style:name="P388" style:family="paragraph" style:parent-style-name="Text_20_body" style:list-style-name="L12">
      <style:text-properties officeooo:rsid="11f883a3" officeooo:paragraph-rsid="17205437"/>
    </style:style>
    <style:style style:name="P389" style:family="paragraph" style:parent-style-name="Text_20_body" style:list-style-name="L13">
      <style:text-properties officeooo:rsid="128e0816" officeooo:paragraph-rsid="17205437"/>
    </style:style>
    <style:style style:name="P390" style:family="paragraph" style:parent-style-name="Text_20_body" style:list-style-name="L13">
      <style:text-properties officeooo:rsid="12917320" officeooo:paragraph-rsid="17205437"/>
    </style:style>
    <style:style style:name="P391" style:family="paragraph" style:parent-style-name="Text_20_body" style:list-style-name="L14">
      <style:text-properties officeooo:rsid="14585935" officeooo:paragraph-rsid="17205437"/>
    </style:style>
    <style:style style:name="P392" style:family="paragraph" style:parent-style-name="Text_20_body" style:list-style-name="L15">
      <style:text-properties officeooo:rsid="14585935" officeooo:paragraph-rsid="17205437"/>
    </style:style>
    <style:style style:name="P393" style:family="paragraph" style:parent-style-name="Text_20_body" style:list-style-name="L15">
      <style:text-properties officeooo:rsid="1455f337" officeooo:paragraph-rsid="17205437"/>
    </style:style>
    <style:style style:name="P394" style:family="paragraph" style:parent-style-name="Text_20_body" style:list-style-name="L15">
      <style:text-properties officeooo:rsid="145c504d" officeooo:paragraph-rsid="17205437"/>
    </style:style>
    <style:style style:name="P395" style:family="paragraph" style:parent-style-name="Text_20_body" style:list-style-name="L15">
      <style:text-properties officeooo:rsid="145722f9" officeooo:paragraph-rsid="17205437"/>
    </style:style>
    <style:style style:name="P396" style:family="paragraph" style:parent-style-name="Text_20_body" style:list-style-name="L15">
      <style:text-properties officeooo:rsid="14d3e335" officeooo:paragraph-rsid="17205437"/>
    </style:style>
    <style:style style:name="P397" style:family="paragraph" style:parent-style-name="Text_20_body" style:list-style-name="L15">
      <style:text-properties officeooo:rsid="14d526cd" officeooo:paragraph-rsid="17205437"/>
    </style:style>
    <style:style style:name="P398" style:family="paragraph" style:parent-style-name="Text_20_body" style:list-style-name="L15">
      <style:text-properties officeooo:rsid="14641de2" officeooo:paragraph-rsid="17205437"/>
    </style:style>
    <style:style style:name="P399" style:family="paragraph" style:parent-style-name="Text_20_body" style:list-style-name="L17">
      <style:text-properties officeooo:rsid="144bec07" officeooo:paragraph-rsid="17205437"/>
    </style:style>
    <style:style style:name="P400" style:family="paragraph" style:parent-style-name="Text_20_body" style:list-style-name="L22">
      <style:text-properties officeooo:rsid="1388db79" officeooo:paragraph-rsid="17205437"/>
    </style:style>
    <style:style style:name="P401" style:family="paragraph" style:parent-style-name="Text_20_body" style:list-style-name="L23">
      <style:text-properties officeooo:rsid="12b63083" officeooo:paragraph-rsid="17205437"/>
    </style:style>
    <style:style style:name="P402" style:family="paragraph" style:parent-style-name="Text_20_body" style:list-style-name="L22">
      <style:text-properties officeooo:rsid="1385cdc2" officeooo:paragraph-rsid="17205437"/>
    </style:style>
    <style:style style:name="P403" style:family="paragraph" style:parent-style-name="Text_20_body" style:list-style-name="L24">
      <style:text-properties officeooo:paragraph-rsid="17205437"/>
    </style:style>
    <style:style style:name="P404" style:family="paragraph" style:parent-style-name="Text_20_body" style:list-style-name="L26">
      <style:text-properties officeooo:rsid="123893eb" officeooo:paragraph-rsid="17205437"/>
    </style:style>
    <style:style style:name="P405" style:family="paragraph" style:parent-style-name="Text_20_body" style:list-style-name="L26">
      <style:text-properties officeooo:rsid="1355318b" officeooo:paragraph-rsid="17205437"/>
    </style:style>
    <style:style style:name="P406" style:family="paragraph" style:parent-style-name="Text_20_body" style:list-style-name="L27">
      <style:text-properties officeooo:rsid="121d489c" officeooo:paragraph-rsid="17205437"/>
    </style:style>
    <style:style style:name="P407" style:family="paragraph" style:parent-style-name="Text_20_body" style:list-style-name="L27">
      <style:text-properties officeooo:rsid="121e55d2" officeooo:paragraph-rsid="17205437"/>
    </style:style>
    <style:style style:name="P408" style:family="paragraph" style:parent-style-name="Text_20_body" style:list-style-name="L28">
      <style:text-properties officeooo:rsid="126b445a" officeooo:paragraph-rsid="17205437"/>
    </style:style>
    <style:style style:name="P409" style:family="paragraph" style:parent-style-name="Text_20_body" style:list-style-name="L29">
      <style:text-properties officeooo:rsid="12a3d861" officeooo:paragraph-rsid="17205437"/>
    </style:style>
    <style:style style:name="P410" style:family="paragraph" style:parent-style-name="Text_20_body" style:list-style-name="L29">
      <style:text-properties officeooo:rsid="12a50af8" officeooo:paragraph-rsid="17205437"/>
    </style:style>
    <style:style style:name="P411" style:family="paragraph" style:parent-style-name="Text_20_body" style:list-style-name="L29">
      <style:text-properties officeooo:rsid="12a97490" officeooo:paragraph-rsid="17205437"/>
    </style:style>
    <style:style style:name="P412" style:family="paragraph" style:parent-style-name="Text_20_body" style:list-style-name="L30"/>
    <style:style style:name="P413" style:family="paragraph" style:parent-style-name="Text_20_body" style:list-style-name="L30">
      <style:text-properties officeooo:rsid="1a579e39" officeooo:paragraph-rsid="1a579e39"/>
    </style:style>
    <style:style style:name="P414" style:family="paragraph" style:parent-style-name="Text_20_body" style:list-style-name="L31">
      <style:text-properties officeooo:rsid="15c3be93" officeooo:paragraph-rsid="19dd4a30"/>
    </style:style>
    <style:style style:name="P415" style:family="paragraph" style:parent-style-name="Text_20_body" style:list-style-name="L31">
      <style:text-properties officeooo:rsid="15c9b72a" officeooo:paragraph-rsid="19dd4a30"/>
    </style:style>
    <style:style style:name="P416" style:family="paragraph" style:parent-style-name="Text_20_body" style:list-style-name="L31">
      <style:text-properties officeooo:rsid="13e91469" officeooo:paragraph-rsid="19dd4a30"/>
    </style:style>
    <style:style style:name="P417" style:family="paragraph" style:parent-style-name="Text_20_body" style:list-style-name="L31">
      <style:text-properties officeooo:rsid="19e265e8" officeooo:paragraph-rsid="19e782be"/>
    </style:style>
    <style:style style:name="P418" style:family="paragraph" style:parent-style-name="Text_20_body" style:list-style-name="L31">
      <style:text-properties officeooo:rsid="15cc79cb" officeooo:paragraph-rsid="19e68ce2"/>
    </style:style>
    <style:style style:name="P419" style:family="paragraph" style:parent-style-name="Text_20_body" style:list-style-name="L33">
      <style:text-properties officeooo:rsid="1998598a" officeooo:paragraph-rsid="1a087c78"/>
    </style:style>
    <style:style style:name="P420" style:family="paragraph" style:parent-style-name="Text_20_body" style:list-style-name="L33">
      <style:text-properties officeooo:rsid="19afdee7" officeooo:paragraph-rsid="19c505ba"/>
    </style:style>
    <style:style style:name="P421" style:family="paragraph" style:parent-style-name="Text_20_body" style:list-style-name="L69">
      <style:text-properties officeooo:rsid="19afdee7" officeooo:paragraph-rsid="1aff31d1"/>
    </style:style>
    <style:style style:name="P422" style:family="paragraph" style:parent-style-name="Text_20_body" style:list-style-name="L33">
      <style:text-properties officeooo:rsid="19b7a33a" officeooo:paragraph-rsid="19bc978f"/>
    </style:style>
    <style:style style:name="P423" style:family="paragraph" style:parent-style-name="Text_20_body" style:list-style-name="L69">
      <style:text-properties officeooo:rsid="19a2aeb2" officeooo:paragraph-rsid="1beabede"/>
    </style:style>
    <style:style style:name="P424" style:family="paragraph" style:parent-style-name="Text_20_body" style:list-style-name="L33">
      <style:text-properties officeooo:rsid="19a4955f" officeooo:paragraph-rsid="19a4955f"/>
    </style:style>
    <style:style style:name="P425" style:family="paragraph" style:parent-style-name="Text_20_body" style:list-style-name="L33">
      <style:text-properties officeooo:rsid="19a8efca" officeooo:paragraph-rsid="19ca2dd9"/>
    </style:style>
    <style:style style:name="P426" style:family="paragraph" style:parent-style-name="Text_20_body" style:list-style-name="L34">
      <style:text-properties officeooo:paragraph-rsid="1a69b621"/>
    </style:style>
    <style:style style:name="P427" style:family="paragraph" style:parent-style-name="Text_20_body" style:list-style-name="L35">
      <style:text-properties officeooo:paragraph-rsid="17205437"/>
    </style:style>
    <style:style style:name="P428" style:family="paragraph" style:parent-style-name="Text_20_body" style:list-style-name="L35">
      <style:text-properties officeooo:rsid="159eb076" officeooo:paragraph-rsid="17205437"/>
    </style:style>
    <style:style style:name="P429" style:family="paragraph" style:parent-style-name="Text_20_body" style:list-style-name="L35">
      <style:text-properties officeooo:rsid="1accddd3" officeooo:paragraph-rsid="1accddd3"/>
    </style:style>
    <style:style style:name="P430" style:family="paragraph" style:parent-style-name="Text_20_body" style:list-style-name="L35">
      <style:text-properties officeooo:rsid="1a6e7b0f" officeooo:paragraph-rsid="1a70b518"/>
    </style:style>
    <style:style style:name="P431" style:family="paragraph" style:parent-style-name="Text_20_body" style:list-style-name="L35">
      <style:text-properties officeooo:rsid="1572e53f" officeooo:paragraph-rsid="17205437"/>
    </style:style>
    <style:style style:name="P432" style:family="paragraph" style:parent-style-name="Text_20_body" style:list-style-name="L35">
      <style:text-properties officeooo:rsid="1579f5c3" officeooo:paragraph-rsid="17205437"/>
    </style:style>
    <style:style style:name="P433" style:family="paragraph" style:parent-style-name="Text_20_body" style:list-style-name="L35">
      <style:text-properties officeooo:rsid="1a6edc2a" officeooo:paragraph-rsid="1a72118f"/>
    </style:style>
    <style:style style:name="P434" style:family="paragraph" style:parent-style-name="Text_20_body" style:list-style-name="L36">
      <style:text-properties officeooo:paragraph-rsid="1a23b97d"/>
    </style:style>
    <style:style style:name="P435" style:family="paragraph" style:parent-style-name="Text_20_body" style:list-style-name="L36">
      <style:text-properties officeooo:paragraph-rsid="17205437"/>
    </style:style>
    <style:style style:name="P436" style:family="paragraph" style:parent-style-name="Text_20_body" style:list-style-name="L36">
      <style:text-properties officeooo:paragraph-rsid="1a75920c"/>
    </style:style>
    <style:style style:name="P437" style:family="paragraph" style:parent-style-name="Text_20_body" style:list-style-name="L36">
      <style:text-properties officeooo:paragraph-rsid="1a77d673"/>
    </style:style>
    <style:style style:name="P438" style:family="paragraph" style:parent-style-name="Text_20_body" style:list-style-name="L36">
      <style:text-properties fo:language="cs" fo:country="CZ" officeooo:rsid="1556058d" officeooo:paragraph-rsid="17205437"/>
    </style:style>
    <style:style style:name="P439" style:family="paragraph" style:parent-style-name="Text_20_body" style:list-style-name="L36">
      <style:text-properties fo:language="cs" fo:country="CZ" officeooo:rsid="15561023" officeooo:paragraph-rsid="1a7af5a6"/>
    </style:style>
    <style:style style:name="P440" style:family="paragraph" style:parent-style-name="Text_20_body" style:list-style-name="L58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441" style:family="paragraph" style:parent-style-name="Text_20_body" style:list-style-name="L61">
      <style:text-properties fo:language="cs" fo:country="CZ" fo:font-style="italic" officeooo:rsid="17f2c093" officeooo:paragraph-rsid="1ac7dbc8" style:font-style-asian="italic" style:font-style-complex="italic"/>
    </style:style>
    <style:style style:name="P442" style:family="paragraph" style:parent-style-name="Text_20_body" style:list-style-name="L64">
      <style:text-properties fo:language="cs" fo:country="CZ" fo:font-style="italic" officeooo:rsid="17e3d595" officeooo:paragraph-rsid="1a894516" style:font-style-asian="italic" style:font-style-complex="italic"/>
    </style:style>
    <style:style style:name="P443" style:family="paragraph" style:parent-style-name="Text_20_body" style:list-style-name="L65">
      <style:text-properties fo:language="cs" fo:country="CZ" fo:font-style="italic" officeooo:rsid="17e6c942" officeooo:paragraph-rsid="1a894516" style:font-style-asian="italic" style:font-style-complex="italic"/>
    </style:style>
    <style:style style:name="P444" style:family="paragraph" style:parent-style-name="Text_20_body">
      <style:text-properties fo:language="cs" fo:country="CZ" fo:font-style="italic" officeooo:rsid="1b5e1c0d" officeooo:paragraph-rsid="1b5e1c0d" style:font-style-asian="italic" style:font-style-complex="italic"/>
    </style:style>
    <style:style style:name="P445" style:family="paragraph" style:parent-style-name="Text_20_body" style:list-style-name="L58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446" style:family="paragraph" style:parent-style-name="Text_20_body" style:list-style-name="L58">
      <style:text-properties fo:language="cs" fo:country="CZ" fo:font-style="normal" style:text-underline-style="none" officeooo:rsid="177b6a42" officeooo:paragraph-rsid="177b6a42" style:font-style-asian="normal" style:font-style-complex="normal"/>
    </style:style>
    <style:style style:name="P447" style:family="paragraph" style:parent-style-name="Text_20_body" style:list-style-name="L58">
      <style:text-properties fo:language="cs" fo:country="CZ" fo:font-style="normal" style:text-underline-style="none" officeooo:rsid="17708b81" officeooo:paragraph-rsid="17708b81" style:font-style-asian="normal" style:font-style-complex="normal"/>
    </style:style>
    <style:style style:name="P448" style:family="paragraph" style:parent-style-name="Text_20_body" style:list-style-name="L58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449" style:family="paragraph" style:parent-style-name="Text_20_body" style:list-style-name="L60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450" style:family="paragraph" style:parent-style-name="Text_20_body" style:list-style-name="L60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451" style:family="paragraph" style:parent-style-name="Text_20_body" style:list-style-name="L60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452" style:family="paragraph" style:parent-style-name="Text_20_body" style:list-style-name="L60">
      <style:text-properties fo:language="cs" fo:country="CZ" fo:font-style="normal" officeooo:rsid="174f078d" officeooo:paragraph-rsid="174f078d" style:font-style-asian="normal" style:font-style-complex="normal"/>
    </style:style>
    <style:style style:name="P453" style:family="paragraph" style:parent-style-name="Text_20_body" style:list-style-name="L60">
      <style:text-properties fo:language="cs" fo:country="CZ" fo:font-style="normal" officeooo:rsid="174ff3af" officeooo:paragraph-rsid="174ff3af" style:font-style-asian="normal" style:font-style-complex="normal"/>
    </style:style>
    <style:style style:name="P454" style:family="paragraph" style:parent-style-name="Text_20_body" style:list-style-name="L60">
      <style:text-properties fo:language="cs" fo:country="CZ" fo:font-style="normal" officeooo:rsid="160e1c76" officeooo:paragraph-rsid="17205437" style:font-style-asian="normal" style:font-style-complex="normal"/>
    </style:style>
    <style:style style:name="P455" style:family="paragraph" style:parent-style-name="Text_20_body" style:list-style-name="L65">
      <style:text-properties fo:language="cs" fo:country="CZ" fo:font-style="normal" officeooo:rsid="14099841" officeooo:paragraph-rsid="1ad481c0" style:font-style-asian="normal" style:font-style-complex="normal"/>
    </style:style>
    <style:style style:name="P456" style:family="paragraph" style:parent-style-name="Text_20_body" style:list-style-name="L65">
      <style:text-properties fo:language="cs" fo:country="CZ" fo:font-style="normal" officeooo:rsid="1ad481c0" officeooo:paragraph-rsid="1ad481c0" style:font-style-asian="normal" style:font-style-complex="normal"/>
    </style:style>
    <style:style style:name="P457" style:family="paragraph" style:parent-style-name="Text_20_body" style:list-style-name="L65">
      <style:text-properties fo:language="cs" fo:country="CZ" fo:font-style="normal" officeooo:rsid="17e650e7" officeooo:paragraph-rsid="1a894516" style:font-style-asian="normal" style:font-style-complex="normal"/>
    </style:style>
    <style:style style:name="P458" style:family="paragraph" style:parent-style-name="Text_20_body" style:list-style-name="L62">
      <style:text-properties fo:language="cs" fo:country="CZ" fo:font-style="normal" officeooo:rsid="1ad9eb51" officeooo:paragraph-rsid="1ad9eb51" style:font-style-asian="normal" style:font-style-complex="normal"/>
    </style:style>
    <style:style style:name="P459" style:family="paragraph" style:parent-style-name="Text_20_body" style:list-style-name="L59">
      <style:text-properties fo:language="cs" fo:country="CZ" officeooo:rsid="147f0178" officeooo:paragraph-rsid="177b6a42"/>
    </style:style>
    <style:style style:name="P460" style:family="paragraph" style:parent-style-name="Text_20_body" style:list-style-name="L59">
      <style:text-properties fo:language="cs" fo:country="CZ" officeooo:rsid="178c56a0" officeooo:paragraph-rsid="178c56a0"/>
    </style:style>
    <style:style style:name="P461" style:family="paragraph" style:parent-style-name="Text_20_body" style:list-style-name="L59">
      <style:text-properties fo:language="cs" fo:country="CZ" officeooo:rsid="1781b50f" officeooo:paragraph-rsid="1781b50f"/>
    </style:style>
    <style:style style:name="P462" style:family="paragraph" style:parent-style-name="Text_20_body" style:list-style-name="L59">
      <style:text-properties fo:language="cs" fo:country="CZ" officeooo:rsid="1295d98c" officeooo:paragraph-rsid="1779d13f"/>
    </style:style>
    <style:style style:name="P463" style:family="paragraph" style:parent-style-name="Text_20_body" style:list-style-name="L59">
      <style:text-properties fo:language="cs" fo:country="CZ" officeooo:rsid="1780bb52" officeooo:paragraph-rsid="1780bb52"/>
    </style:style>
    <style:style style:name="P464" style:family="paragraph" style:parent-style-name="Text_20_body" style:list-style-name="L63">
      <style:text-properties fo:language="cs" fo:country="CZ" fo:font-weight="normal" officeooo:rsid="17cfa0af" officeooo:paragraph-rsid="1a894516" style:font-weight-asian="normal" style:font-weight-complex="normal"/>
    </style:style>
    <style:style style:name="P465" style:family="paragraph" style:parent-style-name="Text_20_body" style:list-style-name="L63">
      <style:text-properties fo:language="cs" fo:country="CZ" fo:font-weight="normal" officeooo:rsid="1b4066b1" officeooo:paragraph-rsid="1b4066b1" style:font-weight-asian="normal" style:font-weight-complex="normal"/>
    </style:style>
    <style:style style:name="P466" style:family="paragraph" style:parent-style-name="Text_20_body" style:list-style-name="L65">
      <style:text-properties fo:language="cs" fo:country="CZ" officeooo:rsid="151696fd" officeooo:paragraph-rsid="1a894516"/>
    </style:style>
    <style:style style:name="P467" style:family="paragraph" style:parent-style-name="Text_20_body" style:list-style-name="L66">
      <style:text-properties fo:language="cs" fo:country="CZ" officeooo:rsid="1ae5d976" officeooo:paragraph-rsid="1ae5d976"/>
    </style:style>
    <style:style style:name="P468" style:family="paragraph" style:parent-style-name="Text_20_body" style:list-style-name="L67">
      <style:text-properties fo:language="cs" fo:country="CZ" officeooo:rsid="19498945" officeooo:paragraph-rsid="19498945"/>
    </style:style>
    <style:style style:name="P469" style:family="paragraph" style:parent-style-name="Text_20_body" style:list-style-name="L38">
      <style:text-properties officeooo:rsid="1a43891c" officeooo:paragraph-rsid="17205437"/>
    </style:style>
    <style:style style:name="P470" style:family="paragraph" style:parent-style-name="Text_20_body" style:list-style-name="L39">
      <style:text-properties officeooo:rsid="12bd1159" officeooo:paragraph-rsid="17205437"/>
    </style:style>
    <style:style style:name="P471" style:family="paragraph" style:parent-style-name="Text_20_body" style:list-style-name="L39">
      <style:text-properties officeooo:rsid="12bdefed" officeooo:paragraph-rsid="17205437"/>
    </style:style>
    <style:style style:name="P472" style:family="paragraph" style:parent-style-name="Text_20_body" style:list-style-name="L39">
      <style:text-properties officeooo:rsid="12c83cea" officeooo:paragraph-rsid="17205437"/>
    </style:style>
    <style:style style:name="P473" style:family="paragraph" style:parent-style-name="Text_20_body" style:list-style-name="L39">
      <style:text-properties officeooo:rsid="15961598" officeooo:paragraph-rsid="17205437"/>
    </style:style>
    <style:style style:name="P474" style:family="paragraph" style:parent-style-name="Text_20_body" style:list-style-name="L39">
      <style:text-properties officeooo:rsid="12c8c6da" officeooo:paragraph-rsid="17205437"/>
    </style:style>
    <style:style style:name="P475" style:family="paragraph" style:parent-style-name="Text_20_body" style:list-style-name="L40">
      <style:text-properties officeooo:rsid="15947fdc" officeooo:paragraph-rsid="17205437"/>
    </style:style>
    <style:style style:name="P476" style:family="paragraph" style:parent-style-name="Text_20_body" style:list-style-name="L41">
      <style:text-properties officeooo:rsid="1317e27e" officeooo:paragraph-rsid="17205437"/>
    </style:style>
    <style:style style:name="P477" style:family="paragraph" style:parent-style-name="Text_20_body" style:list-style-name="L41">
      <style:text-properties officeooo:rsid="14041913" officeooo:paragraph-rsid="17205437"/>
    </style:style>
    <style:style style:name="P478" style:family="paragraph" style:parent-style-name="Text_20_body" style:list-style-name="L42">
      <style:text-properties officeooo:rsid="12facee9" officeooo:paragraph-rsid="17205437"/>
    </style:style>
    <style:style style:name="P479" style:family="paragraph" style:parent-style-name="Text_20_body" style:list-style-name="L43">
      <style:text-properties officeooo:paragraph-rsid="17205437"/>
    </style:style>
    <style:style style:name="P480" style:family="paragraph" style:parent-style-name="Text_20_body" style:list-style-name="L43">
      <style:text-properties officeooo:rsid="12e5cf6e" officeooo:paragraph-rsid="17205437"/>
    </style:style>
    <style:style style:name="P481" style:family="paragraph" style:parent-style-name="Text_20_body" style:list-style-name="L43">
      <style:text-properties officeooo:rsid="12e6f732" officeooo:paragraph-rsid="17205437"/>
    </style:style>
    <style:style style:name="P482" style:family="paragraph" style:parent-style-name="Text_20_body" style:list-style-name="L44">
      <style:text-properties officeooo:paragraph-rsid="18b133a2"/>
    </style:style>
    <style:style style:name="P483" style:family="paragraph" style:parent-style-name="Text_20_body" style:list-style-name="L45">
      <style:text-properties officeooo:paragraph-rsid="1908efad"/>
    </style:style>
    <style:style style:name="P484" style:family="paragraph" style:parent-style-name="Text_20_body" style:list-style-name="L47">
      <style:text-properties officeooo:paragraph-rsid="18a8ff71"/>
    </style:style>
    <style:style style:name="P485" style:family="paragraph" style:parent-style-name="Text_20_body" style:list-style-name="L49">
      <style:text-properties officeooo:paragraph-rsid="18c20de8"/>
    </style:style>
    <style:style style:name="P486" style:family="paragraph" style:parent-style-name="Text_20_body" style:list-style-name="L49">
      <style:text-properties officeooo:rsid="18d00879" officeooo:paragraph-rsid="18d00879"/>
    </style:style>
    <style:style style:name="P487" style:family="paragraph" style:parent-style-name="Text_20_body" style:list-style-name="L49">
      <style:text-properties officeooo:rsid="18d4fbbc" officeooo:paragraph-rsid="18d4fbbc"/>
    </style:style>
    <style:style style:name="P488" style:family="paragraph" style:parent-style-name="Text_20_body" style:list-style-name="L49">
      <style:text-properties officeooo:rsid="18d5c31e" officeooo:paragraph-rsid="18d5c31e"/>
    </style:style>
    <style:style style:name="P489" style:family="paragraph" style:parent-style-name="Text_20_body" style:list-style-name="L49">
      <style:text-properties officeooo:rsid="18df89f8" officeooo:paragraph-rsid="18df89f8"/>
    </style:style>
    <style:style style:name="P490" style:family="paragraph" style:parent-style-name="Text_20_body" style:list-style-name="L53">
      <style:text-properties officeooo:rsid="18f14426" officeooo:paragraph-rsid="18f14426"/>
    </style:style>
    <style:style style:name="P491" style:family="paragraph" style:parent-style-name="Text_20_body" style:list-style-name="L53">
      <style:text-properties officeooo:rsid="18f2171b" officeooo:paragraph-rsid="18f2171b"/>
    </style:style>
    <style:style style:name="P492" style:family="paragraph" style:parent-style-name="Text_20_body" style:list-style-name="L55">
      <style:text-properties officeooo:rsid="15399d64" officeooo:paragraph-rsid="17205437"/>
    </style:style>
    <style:style style:name="P493" style:family="paragraph" style:parent-style-name="Text_20_body" style:list-style-name="L57">
      <style:text-properties officeooo:rsid="151b1d44" officeooo:paragraph-rsid="17205437"/>
    </style:style>
    <style:style style:name="P494" style:family="paragraph" style:parent-style-name="Text_20_body" style:list-style-name="L57">
      <style:text-properties officeooo:rsid="151cf1f3" officeooo:paragraph-rsid="17205437"/>
    </style:style>
    <style:style style:name="P495" style:family="paragraph" style:parent-style-name="Text_20_body" style:list-style-name="L57">
      <style:text-properties officeooo:rsid="15203060" officeooo:paragraph-rsid="17205437"/>
    </style:style>
    <style:style style:name="P496" style:family="paragraph" style:parent-style-name="Text_20_body" style:list-style-name="L58">
      <style:text-properties officeooo:paragraph-rsid="17480cd3"/>
    </style:style>
    <style:style style:name="P497" style:family="paragraph" style:parent-style-name="Text_20_body" style:list-style-name="L58">
      <style:text-properties officeooo:paragraph-rsid="17488b0e"/>
    </style:style>
    <style:style style:name="P498" style:family="paragraph" style:parent-style-name="Text_20_body" style:list-style-name="L59">
      <style:text-properties officeooo:rsid="1295d98c" officeooo:paragraph-rsid="19fa0003"/>
    </style:style>
    <style:style style:name="P499" style:family="paragraph" style:parent-style-name="Text_20_body" style:list-style-name="L59">
      <style:text-properties officeooo:rsid="13bcbb86" officeooo:paragraph-rsid="19fb4a20"/>
    </style:style>
    <style:style style:name="P500" style:family="paragraph" style:parent-style-name="Text_20_body" style:list-style-name="L59">
      <style:text-properties officeooo:rsid="19f449ba" officeooo:paragraph-rsid="19fb4a20"/>
    </style:style>
    <style:style style:name="P501" style:family="paragraph" style:parent-style-name="Text_20_body" style:list-style-name="L59">
      <style:text-properties officeooo:rsid="15e5b40e" officeooo:paragraph-rsid="19e334b1"/>
    </style:style>
    <style:style style:name="P502" style:family="paragraph" style:parent-style-name="Text_20_body" style:list-style-name="L60">
      <style:text-properties officeooo:paragraph-rsid="174ff3af"/>
    </style:style>
    <style:style style:name="P503" style:family="paragraph" style:parent-style-name="Text_20_body" style:list-style-name="L60">
      <style:text-properties officeooo:rsid="1754be44" officeooo:paragraph-rsid="1754be44"/>
    </style:style>
    <style:style style:name="P504" style:family="paragraph" style:parent-style-name="Text_20_body" style:list-style-name="L61">
      <style:text-properties officeooo:paragraph-rsid="1aa9a78a"/>
    </style:style>
    <style:style style:name="P505" style:family="paragraph" style:parent-style-name="Text_20_body" style:list-style-name="L61">
      <style:text-properties officeooo:rsid="1aced976" officeooo:paragraph-rsid="1aced976"/>
    </style:style>
    <style:style style:name="P506" style:family="paragraph" style:parent-style-name="Text_20_body" style:list-style-name="L62">
      <style:text-properties officeooo:rsid="18059df4" officeooo:paragraph-rsid="1aaab28b"/>
    </style:style>
    <style:style style:name="P507" style:family="paragraph" style:parent-style-name="Text_20_body" style:list-style-name="L62">
      <style:text-properties officeooo:rsid="1ad7191a" officeooo:paragraph-rsid="1ad7191a"/>
    </style:style>
    <style:style style:name="P508" style:family="paragraph" style:parent-style-name="Text_20_body" style:list-style-name="L64">
      <style:text-properties officeooo:paragraph-rsid="1a894516"/>
    </style:style>
    <style:style style:name="P509" style:family="paragraph" style:parent-style-name="Text_20_body" style:list-style-name="L66">
      <style:text-properties officeooo:rsid="1ad6edef" officeooo:paragraph-rsid="1ad6edef"/>
    </style:style>
    <style:style style:name="P510" style:family="paragraph" style:parent-style-name="Text_20_body" style:list-style-name="L66">
      <style:text-properties officeooo:rsid="122829e6" officeooo:paragraph-rsid="17ddc43c"/>
    </style:style>
    <style:style style:name="P511" style:family="paragraph" style:parent-style-name="Text_20_body" style:list-style-name="L66">
      <style:text-properties officeooo:rsid="1ae0d865" officeooo:paragraph-rsid="1ae5d976"/>
    </style:style>
    <style:style style:name="P512" style:family="paragraph" style:parent-style-name="Text_20_body" style:list-style-name="L66">
      <style:text-properties officeooo:rsid="1ae5d976" officeooo:paragraph-rsid="1ae6bd03"/>
    </style:style>
    <style:style style:name="P513" style:family="paragraph" style:parent-style-name="Text_20_body" style:list-style-name="L67">
      <style:text-properties officeooo:rsid="19463c2a" officeooo:paragraph-rsid="19463c2a"/>
    </style:style>
    <style:style style:name="P514" style:family="paragraph" style:parent-style-name="Text_20_body" style:list-style-name="L67">
      <style:text-properties officeooo:rsid="1225bf33" officeooo:paragraph-rsid="1947fbe3"/>
    </style:style>
    <style:style style:name="P515" style:family="paragraph" style:parent-style-name="Text_20_body" style:list-style-name="L69">
      <style:text-properties officeooo:paragraph-rsid="1af5d4e9"/>
    </style:style>
    <style:style style:name="P516" style:family="paragraph" style:parent-style-name="Text_20_body" style:list-style-name="L69">
      <style:text-properties officeooo:rsid="1525a965" officeooo:paragraph-rsid="1af066c2"/>
    </style:style>
    <style:style style:name="P517" style:family="paragraph" style:parent-style-name="Text_20_body" style:list-style-name="L69">
      <style:text-properties officeooo:rsid="182d5c9f" officeooo:paragraph-rsid="1aac0adc"/>
    </style:style>
    <style:style style:name="P518" style:family="paragraph" style:parent-style-name="Text_20_body" style:list-style-name="L69">
      <style:text-properties officeooo:rsid="1aff31d1" officeooo:paragraph-rsid="1aff31d1"/>
    </style:style>
    <style:style style:name="P519" style:family="paragraph" style:parent-style-name="Text_20_body" style:list-style-name="L69">
      <style:text-properties officeooo:rsid="1b05055c" officeooo:paragraph-rsid="1b05055c"/>
    </style:style>
    <style:style style:name="P520" style:family="paragraph" style:parent-style-name="Text_20_body" style:list-style-name="L69">
      <style:text-properties officeooo:rsid="1b06fee0" officeooo:paragraph-rsid="1b06fee0"/>
    </style:style>
    <style:style style:name="P521" style:family="paragraph" style:parent-style-name="Text_20_body" style:list-style-name="L69">
      <style:text-properties officeooo:rsid="1b098458" officeooo:paragraph-rsid="1b098458"/>
    </style:style>
    <style:style style:name="P522" style:family="paragraph" style:parent-style-name="Text_20_body" style:list-style-name="L69">
      <style:text-properties officeooo:rsid="1b0a9580" officeooo:paragraph-rsid="1b0a9580"/>
    </style:style>
    <style:style style:name="P523" style:family="paragraph" style:parent-style-name="Text_20_body" style:list-style-name="L70">
      <style:text-properties officeooo:rsid="1543b540" officeooo:paragraph-rsid="1aac0adc"/>
    </style:style>
    <style:style style:name="P524" style:family="paragraph" style:parent-style-name="Text_20_body" style:list-style-name="L71">
      <style:text-properties officeooo:rsid="196e73ef" officeooo:paragraph-rsid="1b2f5bad"/>
    </style:style>
    <style:style style:name="P525" style:family="paragraph" style:parent-style-name="Text_20_body" style:list-style-name="L71">
      <style:text-properties officeooo:rsid="1970535f" officeooo:paragraph-rsid="1aac0adc"/>
    </style:style>
    <style:style style:name="P526" style:family="paragraph" style:parent-style-name="Text_20_body" style:list-style-name="L72">
      <style:text-properties officeooo:rsid="182c35b1" officeooo:paragraph-rsid="1aac0adc"/>
    </style:style>
    <style:style style:name="P527" style:family="paragraph" style:parent-style-name="Text_20_body" style:list-style-name="L72">
      <style:text-properties officeooo:rsid="1b155c13" officeooo:paragraph-rsid="1b155c13"/>
    </style:style>
    <style:style style:name="P528" style:family="paragraph" style:parent-style-name="Text_20_body" style:list-style-name="L73">
      <style:text-properties officeooo:rsid="15426ded" officeooo:paragraph-rsid="1aac0adc"/>
    </style:style>
    <style:style style:name="P529" style:family="paragraph" style:parent-style-name="Text_20_body" style:list-style-name="L73">
      <style:text-properties officeooo:rsid="15458082" officeooo:paragraph-rsid="1b12493f"/>
    </style:style>
    <style:style style:name="P530" style:family="paragraph" style:parent-style-name="Text_20_body" style:list-style-name="L73">
      <style:text-properties officeooo:rsid="1546b8d6" officeooo:paragraph-rsid="1aac0adc"/>
    </style:style>
    <style:style style:name="P531" style:family="paragraph" style:parent-style-name="Text_20_body" style:list-style-name="L73">
      <style:text-properties officeooo:rsid="18247580" officeooo:paragraph-rsid="1aac0adc"/>
    </style:style>
    <style:style style:name="P532" style:family="paragraph" style:parent-style-name="Text_20_body" style:list-style-name="L74">
      <style:text-properties officeooo:rsid="15ad6f72" officeooo:paragraph-rsid="1aac0adc"/>
    </style:style>
    <style:style style:name="P533" style:family="paragraph" style:parent-style-name="Text_20_body" style:list-style-name="L82">
      <style:text-properties officeooo:rsid="15ad6f72" officeooo:paragraph-rsid="1aac0adc"/>
    </style:style>
    <style:style style:name="P534" style:family="paragraph" style:parent-style-name="Text_20_body" style:list-style-name="L74">
      <style:text-properties officeooo:rsid="18c5858c" officeooo:paragraph-rsid="1aac0adc"/>
    </style:style>
    <style:style style:name="P535" style:family="paragraph" style:parent-style-name="Text_20_body" style:list-style-name="L74">
      <style:text-properties officeooo:rsid="187d6a64" officeooo:paragraph-rsid="1aac0adc"/>
    </style:style>
    <style:style style:name="P536" style:family="paragraph" style:parent-style-name="Text_20_body" style:list-style-name="L74">
      <style:text-properties officeooo:rsid="14b6c7d2" officeooo:paragraph-rsid="1aac0adc"/>
    </style:style>
    <style:style style:name="P537" style:family="paragraph" style:parent-style-name="Text_20_body" style:list-style-name="L76">
      <style:text-properties officeooo:rsid="17b228f5" officeooo:paragraph-rsid="1aac0adc"/>
    </style:style>
    <style:style style:name="P538" style:family="paragraph" style:parent-style-name="Text_20_body" style:list-style-name="L77">
      <style:text-properties officeooo:rsid="17aa8f57" officeooo:paragraph-rsid="1aac0adc"/>
    </style:style>
    <style:style style:name="P539" style:family="paragraph" style:parent-style-name="Text_20_body" style:list-style-name="L76">
      <style:text-properties officeooo:rsid="17aa8f57" officeooo:paragraph-rsid="1aac0adc"/>
    </style:style>
    <style:style style:name="P540" style:family="paragraph" style:parent-style-name="Text_20_body" style:list-style-name="L80">
      <style:text-properties officeooo:paragraph-rsid="1aac0adc"/>
    </style:style>
    <style:style style:name="P541" style:family="paragraph" style:parent-style-name="Text_20_body" style:list-style-name="L82">
      <style:text-properties officeooo:rsid="14b80987" officeooo:paragraph-rsid="1aac0adc"/>
    </style:style>
    <style:style style:name="P542" style:family="paragraph" style:parent-style-name="Text_20_body" style:list-style-name="L82">
      <style:text-properties officeooo:rsid="1827b751" officeooo:paragraph-rsid="1aac0adc"/>
    </style:style>
    <style:style style:name="P543" style:family="paragraph" style:parent-style-name="Text_20_body" style:list-style-name="L83">
      <style:text-properties officeooo:paragraph-rsid="1aac0adc"/>
    </style:style>
    <style:style style:name="P544" style:family="paragraph" style:parent-style-name="Text_20_body" style:list-style-name="L84">
      <style:text-properties officeooo:rsid="17beb1df" officeooo:paragraph-rsid="1aac0adc"/>
    </style:style>
    <style:style style:name="P545" style:family="paragraph" style:parent-style-name="Text_20_body" style:list-style-name="L86">
      <style:text-properties officeooo:rsid="18303271" officeooo:paragraph-rsid="1aac0adc"/>
    </style:style>
    <style:style style:name="P546" style:family="paragraph" style:parent-style-name="Text_20_body" style:list-style-name="L86">
      <style:text-properties officeooo:rsid="18304d03" officeooo:paragraph-rsid="1aac0adc"/>
    </style:style>
    <style:style style:name="P547" style:family="paragraph" style:parent-style-name="Text_20_body" style:list-style-name="L86">
      <style:text-properties officeooo:rsid="1830d5ac" officeooo:paragraph-rsid="1aac0adc"/>
    </style:style>
    <style:style style:name="P548" style:family="paragraph" style:parent-style-name="Text_20_body" style:list-style-name="L89">
      <style:text-properties officeooo:rsid="1927fafa" officeooo:paragraph-rsid="1927fafa"/>
    </style:style>
    <style:style style:name="P549" style:family="paragraph" style:parent-style-name="Text_20_body" style:list-style-name="L89">
      <style:text-properties officeooo:rsid="19295886" officeooo:paragraph-rsid="19295886"/>
    </style:style>
    <style:style style:name="P550" style:family="paragraph" style:parent-style-name="Text_20_body" style:list-style-name="L93">
      <style:text-properties officeooo:paragraph-rsid="1aac0adc"/>
    </style:style>
    <style:style style:name="P551" style:family="paragraph" style:parent-style-name="Text_20_body" style:list-style-name="L93">
      <style:text-properties officeooo:rsid="19168136" officeooo:paragraph-rsid="1aac0adc"/>
    </style:style>
    <style:style style:name="P552" style:family="paragraph" style:parent-style-name="Text_20_body" style:list-style-name="L94">
      <style:text-properties officeooo:rsid="19168136" officeooo:paragraph-rsid="1aac0adc"/>
    </style:style>
    <style:style style:name="P553" style:family="paragraph" style:parent-style-name="Text_20_body" style:list-style-name="L93">
      <style:text-properties officeooo:rsid="1918fbe2" officeooo:paragraph-rsid="1aac0adc"/>
    </style:style>
    <style:style style:name="P554" style:family="paragraph" style:parent-style-name="Text_20_body" style:list-style-name="L93">
      <style:text-properties officeooo:rsid="1919d456" officeooo:paragraph-rsid="1aac0adc"/>
    </style:style>
    <style:style style:name="P555" style:family="paragraph" style:parent-style-name="Text_20_body" style:list-style-name="L94">
      <style:text-properties officeooo:rsid="191bb4a6" officeooo:paragraph-rsid="1aac0adc"/>
    </style:style>
    <style:style style:name="P556" style:family="paragraph" style:parent-style-name="Text_20_body" style:list-style-name="L96">
      <style:text-properties officeooo:rsid="17d7660b" officeooo:paragraph-rsid="17d91553"/>
    </style:style>
    <style:style style:name="P557" style:family="paragraph" style:parent-style-name="Text_20_body" style:list-style-name="L96">
      <style:text-properties officeooo:rsid="17d7660b" officeooo:paragraph-rsid="1b8368fb"/>
    </style:style>
    <style:style style:name="P558" style:family="paragraph" style:parent-style-name="Text_20_body">
      <style:text-properties officeooo:rsid="1521bb62" officeooo:paragraph-rsid="1b1a5bf4"/>
    </style:style>
    <style:style style:name="P559" style:family="paragraph" style:parent-style-name="Text_20_body" style:list-style-name="L2">
      <style:text-properties officeooo:rsid="1b20146f" officeooo:paragraph-rsid="1b20146f"/>
    </style:style>
    <style:style style:name="P560" style:family="paragraph" style:parent-style-name="Text_20_body" style:list-style-name="L2">
      <style:text-properties officeooo:rsid="1b219d30" officeooo:paragraph-rsid="1b219d30"/>
    </style:style>
    <style:style style:name="P561" style:family="paragraph" style:parent-style-name="Text_20_body" style:list-style-name="L71">
      <style:text-properties officeooo:rsid="1b2f5bad" officeooo:paragraph-rsid="1b32103b"/>
    </style:style>
    <style:style style:name="P562" style:family="paragraph" style:parent-style-name="Text_20_body" style:list-style-name="L98">
      <style:text-properties officeooo:rsid="1b3c0e07" officeooo:paragraph-rsid="1b3c0e07"/>
    </style:style>
    <style:style style:name="P563" style:family="paragraph" style:parent-style-name="Text_20_body" style:list-style-name="L98">
      <style:text-properties officeooo:paragraph-rsid="1b3aa9da"/>
    </style:style>
    <style:style style:name="P564" style:family="paragraph" style:parent-style-name="Text_20_body" style:list-style-name="L82">
      <style:text-properties officeooo:rsid="1b57d5a8" officeooo:paragraph-rsid="1b58114d"/>
    </style:style>
    <style:style style:name="P565" style:family="paragraph" style:parent-style-name="Text_20_body">
      <style:text-properties officeooo:rsid="1b611a13" officeooo:paragraph-rsid="1b611a13"/>
    </style:style>
    <style:style style:name="P566" style:family="paragraph" style:parent-style-name="Text_20_body" style:list-style-name="L89">
      <style:text-properties officeooo:rsid="1b69d3fa" officeooo:paragraph-rsid="1b69d3fa"/>
    </style:style>
    <style:style style:name="P567" style:family="paragraph" style:parent-style-name="Text_20_body" style:list-style-name="L101">
      <style:text-properties officeooo:paragraph-rsid="19345964"/>
    </style:style>
    <style:style style:name="P568" style:family="paragraph" style:parent-style-name="Text_20_body" style:list-style-name="L101">
      <style:text-properties officeooo:paragraph-rsid="1935a69f"/>
    </style:style>
    <style:style style:name="P569" style:family="paragraph" style:parent-style-name="Text_20_body" style:list-style-name="L101">
      <style:text-properties officeooo:paragraph-rsid="1b676195"/>
    </style:style>
    <style:style style:name="P570" style:family="paragraph" style:parent-style-name="Text_20_body">
      <style:text-properties officeooo:rsid="1b7028ed" officeooo:paragraph-rsid="1b7028ed"/>
    </style:style>
    <style:style style:name="P571" style:family="paragraph" style:parent-style-name="Text_20_body" style:list-style-name="L102">
      <style:text-properties officeooo:paragraph-rsid="1b676195"/>
    </style:style>
    <style:style style:name="P572" style:family="paragraph" style:parent-style-name="Text_20_body" style:list-style-name="L96">
      <style:text-properties officeooo:rsid="1b81f85d" officeooo:paragraph-rsid="1b8368fb"/>
    </style:style>
    <style:style style:name="P573" style:family="paragraph" style:parent-style-name="Text_20_body">
      <style:text-properties officeooo:rsid="14f3c9c1" officeooo:paragraph-rsid="17205437"/>
    </style:style>
    <style:style style:name="P574" style:family="paragraph" style:parent-style-name="Text_20_body">
      <style:text-properties officeooo:rsid="1b8c63d7" officeooo:paragraph-rsid="1b8c63d7"/>
    </style:style>
    <style:style style:name="P575" style:family="paragraph" style:parent-style-name="Text_20_body" style:list-style-name="L104">
      <style:text-properties officeooo:rsid="1b960b7a" officeooo:paragraph-rsid="1b960b7a"/>
    </style:style>
    <style:style style:name="P576" style:family="paragraph" style:parent-style-name="Text_20_body" style:list-style-name="L104">
      <style:text-properties officeooo:paragraph-rsid="1b96ef4d"/>
    </style:style>
    <style:style style:name="P577" style:family="paragraph" style:parent-style-name="Text_20_body" style:list-style-name="L106">
      <style:text-properties officeooo:rsid="1b99ed7e" officeooo:paragraph-rsid="1b99ed7e"/>
    </style:style>
    <style:style style:name="P578" style:family="paragraph" style:parent-style-name="Text_20_body" style:list-style-name="L106">
      <style:text-properties officeooo:rsid="1b9a3db7" officeooo:paragraph-rsid="1b9a3db7"/>
    </style:style>
    <style:style style:name="P579" style:family="paragraph" style:parent-style-name="Text_20_body" style:list-style-name="L105"/>
    <style:style style:name="P580" style:family="paragraph" style:parent-style-name="Text_20_body" style:list-style-name="L105">
      <style:text-properties officeooo:paragraph-rsid="1b9d2f1b"/>
    </style:style>
    <style:style style:name="P581" style:family="paragraph" style:parent-style-name="Text_20_body" style:list-style-name="L105">
      <style:text-properties officeooo:rsid="1b9d2f1b" officeooo:paragraph-rsid="1b9d2f1b"/>
    </style:style>
    <style:style style:name="P582" style:family="paragraph" style:parent-style-name="Text_20_body" style:list-style-name="L105">
      <style:text-properties officeooo:rsid="1b9e4095" officeooo:paragraph-rsid="1b9e4095"/>
    </style:style>
    <style:style style:name="P583" style:family="paragraph" style:parent-style-name="Text_20_body" style:list-style-name="L105">
      <style:text-properties officeooo:rsid="1b9f2b38" officeooo:paragraph-rsid="1b9f2b38"/>
    </style:style>
    <style:style style:name="P584" style:family="paragraph" style:parent-style-name="Text_20_body" style:list-style-name="L105">
      <style:text-properties officeooo:rsid="1b9fea33" officeooo:paragraph-rsid="1b9fea33"/>
    </style:style>
    <style:style style:name="P585" style:family="paragraph" style:parent-style-name="Text_20_body" style:list-style-name="L105">
      <style:text-properties officeooo:rsid="1ba188f5" officeooo:paragraph-rsid="1ba188f5"/>
    </style:style>
    <style:style style:name="P586" style:family="paragraph" style:parent-style-name="Text_20_body" style:list-style-name="L105">
      <style:text-properties officeooo:rsid="1bac8c7c" officeooo:paragraph-rsid="1bac8c7c"/>
    </style:style>
    <style:style style:name="P587" style:family="paragraph" style:parent-style-name="Text_20_body" style:list-style-name="L105">
      <style:text-properties officeooo:rsid="1bb2ed99" officeooo:paragraph-rsid="1bb2ed99"/>
    </style:style>
    <style:style style:name="P588" style:family="paragraph" style:parent-style-name="Text_20_body" style:list-style-name="L2">
      <style:text-properties officeooo:rsid="1bc2b7af" officeooo:paragraph-rsid="1bc2b7af"/>
    </style:style>
    <style:style style:name="P589" style:family="paragraph" style:parent-style-name="Text_20_body" style:list-style-name="L2">
      <style:text-properties officeooo:rsid="1bc93de2" officeooo:paragraph-rsid="1bc93de2"/>
    </style:style>
    <style:style style:name="P590" style:family="paragraph" style:parent-style-name="Text_20_body" style:list-style-name="L112">
      <style:text-properties officeooo:paragraph-rsid="1bba1812"/>
    </style:style>
    <style:style style:name="P591" style:family="paragraph" style:parent-style-name="Text_20_body" style:list-style-name="L112">
      <style:text-properties officeooo:paragraph-rsid="1bbb5a5e"/>
    </style:style>
    <style:style style:name="P592" style:family="paragraph" style:parent-style-name="Text_20_body" style:list-style-name="L111">
      <style:text-properties officeooo:paragraph-rsid="1bbb5a5e"/>
    </style:style>
    <style:style style:name="P593" style:family="paragraph" style:parent-style-name="Text_20_body" style:list-style-name="L2">
      <style:text-properties officeooo:rsid="1bd3c2aa" officeooo:paragraph-rsid="1bd3c2aa"/>
    </style:style>
    <style:style style:name="P594" style:family="paragraph" style:parent-style-name="Text_20_body" style:list-style-name="L2">
      <style:text-properties officeooo:rsid="1bd3c2aa" officeooo:paragraph-rsid="1be4bd74"/>
    </style:style>
    <style:style style:name="P595" style:family="paragraph" style:parent-style-name="Text_20_body" style:list-style-name="L114">
      <style:text-properties officeooo:paragraph-rsid="1bd58299"/>
    </style:style>
    <style:style style:name="P596" style:family="paragraph" style:parent-style-name="Text_20_body" style:list-style-name="L2">
      <style:text-properties officeooo:rsid="1be134af" officeooo:paragraph-rsid="1be134af"/>
    </style:style>
    <style:style style:name="P597" style:family="paragraph" style:parent-style-name="Text_20_body" style:list-style-name="L2">
      <style:text-properties officeooo:rsid="1bf5fbc1" officeooo:paragraph-rsid="1bf5fbc1"/>
    </style:style>
    <style:style style:name="P598" style:family="paragraph" style:parent-style-name="Text_20_body" style:list-style-name="L2">
      <style:text-properties officeooo:rsid="1bf72457" officeooo:paragraph-rsid="1bf72457"/>
    </style:style>
    <style:style style:name="P599" style:family="paragraph" style:parent-style-name="Text_20_body" style:list-style-name="L2">
      <style:text-properties officeooo:rsid="1bf86820" officeooo:paragraph-rsid="1bf86820"/>
    </style:style>
    <style:style style:name="P600" style:family="paragraph" style:parent-style-name="Text_20_body" style:list-style-name="L116">
      <style:text-properties officeooo:paragraph-rsid="1bfb018b"/>
    </style:style>
    <style:style style:name="P601" style:family="paragraph" style:parent-style-name="Text_20_body" style:list-style-name="L117">
      <style:text-properties officeooo:paragraph-rsid="17205437"/>
    </style:style>
    <style:style style:name="P602" style:family="paragraph" style:parent-style-name="Text_20_body" style:list-style-name="L117">
      <style:text-properties officeooo:paragraph-rsid="1b3aa9da"/>
    </style:style>
    <style:style style:name="P603" style:family="paragraph" style:parent-style-name="Text_20_body" style:list-style-name="L117">
      <style:text-properties officeooo:paragraph-rsid="1b3c0e07"/>
    </style:style>
    <style:style style:name="P604" style:family="paragraph" style:parent-style-name="Text_20_body" style:list-style-name="L117">
      <style:text-properties officeooo:paragraph-rsid="1b401306"/>
    </style:style>
    <style:style style:name="P605" style:family="paragraph" style:parent-style-name="Text_20_body" style:list-style-name="L117">
      <style:text-properties officeooo:paragraph-rsid="1b41f3e2"/>
    </style:style>
    <style:style style:name="P606" style:family="paragraph" style:parent-style-name="Text_20_body" style:list-style-name="L117">
      <style:text-properties officeooo:paragraph-rsid="1b3c40f8"/>
    </style:style>
    <style:style style:name="P607" style:family="paragraph" style:parent-style-name="Text_20_body" style:list-style-name="L118">
      <style:text-properties officeooo:paragraph-rsid="1b3e0f8c"/>
    </style:style>
    <style:style style:name="P608" style:family="paragraph" style:parent-style-name="Text_20_body" style:list-style-name="L118">
      <style:text-properties officeooo:paragraph-rsid="1b3c40f8"/>
    </style:style>
    <style:style style:name="P609" style:family="paragraph" style:parent-style-name="Text_20_body" style:list-style-name="L118">
      <style:text-properties officeooo:paragraph-rsid="1b348c82"/>
    </style:style>
    <style:style style:name="P610" style:family="paragraph" style:parent-style-name="Text_20_body" style:list-style-name="L118">
      <style:text-properties officeooo:paragraph-rsid="1b38c4c4"/>
    </style:style>
    <style:style style:name="P611" style:family="paragraph" style:parent-style-name="Text_20_body" style:list-style-name="L118">
      <style:text-properties officeooo:paragraph-rsid="1b461274"/>
    </style:style>
    <style:style style:name="P612" style:family="paragraph" style:parent-style-name="Text_20_body" style:list-style-name="L118">
      <style:text-properties officeooo:paragraph-rsid="1b4cb6bf"/>
    </style:style>
    <style:style style:name="P613" style:family="paragraph" style:parent-style-name="Text_20_body" style:list-style-name="L2">
      <style:text-properties officeooo:rsid="1c079820" officeooo:paragraph-rsid="1c079820"/>
    </style:style>
    <style:style style:name="P614" style:family="paragraph" style:parent-style-name="Text_20_body" style:list-style-name="L2">
      <style:text-properties officeooo:rsid="1c12ed17" officeooo:paragraph-rsid="1c12ed17"/>
    </style:style>
    <style:style style:name="P615" style:family="paragraph" style:parent-style-name="Text_20_body" style:list-style-name="L2">
      <style:text-properties officeooo:rsid="1c131a41" officeooo:paragraph-rsid="1c131a41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5406"/>
    </style:style>
    <style:style style:name="T6" style:family="text">
      <style:text-properties fo:language="cs" fo:country="CZ" officeooo:rsid="122a6ace"/>
    </style:style>
    <style:style style:name="T7" style:family="text">
      <style:text-properties fo:language="cs" fo:country="CZ" officeooo:rsid="14caa0bc"/>
    </style:style>
    <style:style style:name="T8" style:family="text">
      <style:text-properties fo:language="cs" fo:country="CZ" officeooo:rsid="14c96990"/>
    </style:style>
    <style:style style:name="T9" style:family="text">
      <style:text-properties fo:language="cs" fo:country="CZ" officeooo:rsid="14cc8668"/>
    </style:style>
    <style:style style:name="T10" style:family="text">
      <style:text-properties fo:language="cs" fo:country="CZ" officeooo:rsid="1554436b"/>
    </style:style>
    <style:style style:name="T11" style:family="text">
      <style:text-properties fo:language="cs" fo:country="CZ" officeooo:rsid="1552db12"/>
    </style:style>
    <style:style style:name="T12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3" style:family="text">
      <style:text-properties fo:language="cs" fo:country="CZ" fo:font-style="italic" style:text-underline-style="none" officeooo:rsid="160be312" style:font-style-asian="italic" style:font-style-complex="italic"/>
    </style:style>
    <style:style style:name="T14" style:family="text">
      <style:text-properties fo:language="cs" fo:country="CZ" fo:font-style="italic" style:font-style-asian="italic" style:font-style-complex="italic"/>
    </style:style>
    <style:style style:name="T15" style:family="text">
      <style:text-properties fo:language="cs" fo:country="CZ" fo:font-style="italic" officeooo:rsid="17e3540a" style:font-style-asian="italic" style:font-style-complex="italic"/>
    </style:style>
    <style:style style:name="T16" style:family="text">
      <style:text-properties fo:language="cs" fo:country="CZ" fo:font-style="italic" officeooo:rsid="17e3cebd" style:font-style-asian="italic" style:font-style-complex="italic"/>
    </style:style>
    <style:style style:name="T17" style:family="text">
      <style:text-properties fo:language="cs" fo:country="CZ" fo:font-style="italic" officeooo:rsid="17f25594" style:font-style-asian="italic" style:font-style-complex="italic"/>
    </style:style>
    <style:style style:name="T18" style:family="text">
      <style:text-properties fo:language="cs" fo:country="CZ" fo:font-style="italic" officeooo:rsid="1a77d673" style:font-style-asian="italic" style:font-style-complex="italic"/>
    </style:style>
    <style:style style:name="T19" style:family="text">
      <style:text-properties fo:language="cs" fo:country="CZ" fo:font-style="normal" style:font-style-asian="normal" style:font-style-complex="normal"/>
    </style:style>
    <style:style style:name="T20" style:family="text">
      <style:text-properties fo:language="cs" fo:country="CZ" fo:font-style="normal" officeooo:rsid="160e1c76" style:font-style-asian="normal" style:font-style-complex="normal"/>
    </style:style>
    <style:style style:name="T21" style:family="text">
      <style:text-properties fo:language="cs" fo:country="CZ" fo:font-style="normal" officeooo:rsid="17480cd3" style:font-style-asian="normal" style:font-style-complex="normal"/>
    </style:style>
    <style:style style:name="T22" style:family="text">
      <style:text-properties fo:language="cs" fo:country="CZ" fo:font-style="normal" officeooo:rsid="1776c7d3" style:font-style-asian="normal" style:font-style-complex="normal"/>
    </style:style>
    <style:style style:name="T23" style:family="text">
      <style:text-properties fo:language="cs" fo:country="CZ" fo:font-style="normal" officeooo:rsid="1424b741" style:font-style-asian="normal" style:font-style-complex="normal"/>
    </style:style>
    <style:style style:name="T24" style:family="text">
      <style:text-properties fo:language="cs" fo:country="CZ" fo:font-style="normal" officeooo:rsid="17e650e7" style:font-style-asian="normal" style:font-style-complex="normal"/>
    </style:style>
    <style:style style:name="T25" style:family="text">
      <style:text-properties fo:language="cs" fo:country="CZ" fo:font-style="normal" officeooo:rsid="1805d3f3" style:font-style-asian="normal" style:font-style-complex="normal"/>
    </style:style>
    <style:style style:name="T26" style:family="text">
      <style:text-properties fo:language="cs" fo:country="CZ" fo:font-style="normal" officeooo:rsid="17f53166" style:font-style-asian="normal" style:font-style-complex="normal"/>
    </style:style>
    <style:style style:name="T27" style:family="text">
      <style:text-properties fo:language="cs" fo:country="CZ" fo:font-style="normal" officeooo:rsid="17eee72b" style:font-style-asian="normal" style:font-style-complex="normal"/>
    </style:style>
    <style:style style:name="T28" style:family="text">
      <style:text-properties fo:language="cs" fo:country="CZ" fo:font-style="normal" officeooo:rsid="1aca8b9f" style:font-style-asian="normal" style:font-style-complex="normal"/>
    </style:style>
    <style:style style:name="T29" style:family="text">
      <style:text-properties fo:language="cs" fo:country="CZ" fo:font-style="normal" officeooo:rsid="1acbb0a9" style:font-style-asian="normal" style:font-style-complex="normal"/>
    </style:style>
    <style:style style:name="T30" style:family="text">
      <style:text-properties fo:language="cs" fo:country="CZ" fo:font-style="normal" officeooo:rsid="1ad14a67" style:font-style-asian="normal" style:font-style-complex="normal"/>
    </style:style>
    <style:style style:name="T31" style:family="text">
      <style:text-properties fo:language="cs" fo:country="CZ" fo:font-style="normal" officeooo:rsid="1ad04f5a" style:font-style-asian="normal" style:font-style-complex="normal"/>
    </style:style>
    <style:style style:name="T32" style:family="text">
      <style:text-properties fo:language="cs" fo:country="CZ" fo:font-style="normal" style:text-underline-style="none" style:font-style-asian="normal" style:font-style-complex="normal"/>
    </style:style>
    <style:style style:name="T33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34" style:family="text">
      <style:text-properties fo:language="cs" fo:country="CZ" style:text-underline-style="none"/>
    </style:style>
    <style:style style:name="T35" style:family="text">
      <style:text-properties fo:language="cs" fo:country="CZ" style:text-underline-style="none" officeooo:rsid="1753db36"/>
    </style:style>
    <style:style style:name="T36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37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38" style:family="text">
      <style:text-properties fo:language="cs" fo:country="CZ" style:text-underline-style="none" officeooo:rsid="175696e4"/>
    </style:style>
    <style:style style:name="T39" style:family="text">
      <style:text-properties fo:language="cs" fo:country="CZ" style:text-underline-style="none" officeooo:rsid="1757c725"/>
    </style:style>
    <style:style style:name="T40" style:family="text">
      <style:text-properties fo:language="cs" fo:country="CZ" style:text-underline-style="none" officeooo:rsid="17586614"/>
    </style:style>
    <style:style style:name="T41" style:family="text">
      <style:text-properties fo:language="cs" fo:country="CZ" style:text-underline-style="none" officeooo:rsid="1759e788"/>
    </style:style>
    <style:style style:name="T42" style:family="text">
      <style:text-properties fo:language="cs" fo:country="CZ" style:text-underline-style="none" officeooo:rsid="175d8eca"/>
    </style:style>
    <style:style style:name="T43" style:family="text">
      <style:text-properties fo:language="cs" fo:country="CZ" style:text-underline-style="none" officeooo:rsid="175e83b7"/>
    </style:style>
    <style:style style:name="T44" style:family="text">
      <style:text-properties fo:language="cs" fo:country="CZ" officeooo:rsid="1776c7d3"/>
    </style:style>
    <style:style style:name="T45" style:family="text">
      <style:text-properties fo:language="cs" fo:country="CZ" officeooo:rsid="177f6645"/>
    </style:style>
    <style:style style:name="T46" style:family="text">
      <style:text-properties fo:language="cs" fo:country="CZ" officeooo:rsid="17970f1e"/>
    </style:style>
    <style:style style:name="T47" style:family="text">
      <style:text-properties fo:language="cs" fo:country="CZ" officeooo:rsid="17d91553"/>
    </style:style>
    <style:style style:name="T48" style:family="text">
      <style:text-properties fo:language="cs" fo:country="CZ" officeooo:rsid="17d9dad5"/>
    </style:style>
    <style:style style:name="T49" style:family="text">
      <style:text-properties fo:language="cs" fo:country="CZ" officeooo:rsid="17db9b9e"/>
    </style:style>
    <style:style style:name="T50" style:family="text">
      <style:text-properties fo:language="cs" fo:country="CZ" officeooo:rsid="17dcd279"/>
    </style:style>
    <style:style style:name="T51" style:family="text">
      <style:text-properties fo:language="cs" fo:country="CZ" officeooo:rsid="17e3540a"/>
    </style:style>
    <style:style style:name="T52" style:family="text">
      <style:text-properties fo:language="cs" fo:country="CZ" officeooo:rsid="17f25594"/>
    </style:style>
    <style:style style:name="T53" style:family="text">
      <style:text-properties fo:language="cs" fo:country="CZ" officeooo:rsid="17e4812a"/>
    </style:style>
    <style:style style:name="T54" style:family="text">
      <style:text-properties fo:language="cs" fo:country="CZ" officeooo:rsid="17f53166"/>
    </style:style>
    <style:style style:name="T55" style:family="text">
      <style:text-properties fo:language="cs" fo:country="CZ" officeooo:rsid="1804c6ae"/>
    </style:style>
    <style:style style:name="T56" style:family="text">
      <style:text-properties fo:language="cs" fo:country="CZ" officeooo:rsid="1804e8b0"/>
    </style:style>
    <style:style style:name="T57" style:family="text">
      <style:text-properties fo:language="cs" fo:country="CZ" officeooo:rsid="19435a84"/>
    </style:style>
    <style:style style:name="T58" style:family="text">
      <style:text-properties fo:language="cs" fo:country="CZ" officeooo:rsid="17e10339"/>
    </style:style>
    <style:style style:name="T59" style:family="text">
      <style:text-properties fo:language="cs" fo:country="CZ" officeooo:rsid="1947fbe3"/>
    </style:style>
    <style:style style:name="T60" style:family="text">
      <style:text-properties fo:language="cs" fo:country="CZ" officeooo:rsid="19498945"/>
    </style:style>
    <style:style style:name="T61" style:family="text">
      <style:text-properties fo:language="cs" fo:country="CZ" officeooo:rsid="1781b50f"/>
    </style:style>
    <style:style style:name="T62" style:family="text">
      <style:text-properties fo:language="cs" fo:country="CZ" fo:font-weight="bold" style:font-weight-asian="bold" style:font-weight-complex="bold"/>
    </style:style>
    <style:style style:name="T63" style:family="text">
      <style:text-properties fo:language="cs" fo:country="CZ" fo:font-weight="bold" officeooo:rsid="15d63257" style:font-weight-asian="bold" style:font-weight-complex="bold"/>
    </style:style>
    <style:style style:name="T64" style:family="text">
      <style:text-properties fo:language="cs" fo:country="CZ" officeooo:rsid="15d63257"/>
    </style:style>
    <style:style style:name="T65" style:family="text">
      <style:text-properties fo:language="cs" fo:country="CZ" officeooo:rsid="157b978c"/>
    </style:style>
    <style:style style:name="T66" style:family="text">
      <style:text-properties fo:language="cs" fo:country="CZ" officeooo:rsid="157e3812"/>
    </style:style>
    <style:style style:name="T67" style:family="text">
      <style:text-properties fo:language="cs" fo:country="CZ" officeooo:rsid="15561023"/>
    </style:style>
    <style:style style:name="T68" style:family="text">
      <style:text-properties fo:language="cs" fo:country="CZ" officeooo:rsid="157d2a4b"/>
    </style:style>
    <style:style style:name="T69" style:family="text">
      <style:text-properties fo:language="cs" fo:country="CZ" officeooo:rsid="1a7351fd"/>
    </style:style>
    <style:style style:name="T70" style:family="text">
      <style:text-properties fo:language="cs" fo:country="CZ" officeooo:rsid="1a740f42"/>
    </style:style>
    <style:style style:name="T71" style:family="text">
      <style:text-properties fo:language="cs" fo:country="CZ" officeooo:rsid="1a74641b"/>
    </style:style>
    <style:style style:name="T72" style:family="text">
      <style:text-properties fo:language="cs" fo:country="CZ" officeooo:rsid="1a75920c"/>
    </style:style>
    <style:style style:name="T73" style:family="text">
      <style:text-properties fo:language="cs" fo:country="CZ" officeooo:rsid="1a76caf1"/>
    </style:style>
    <style:style style:name="T74" style:family="text">
      <style:text-properties fo:language="cs" fo:country="CZ" officeooo:rsid="1a77d673"/>
    </style:style>
    <style:style style:name="T75" style:family="text">
      <style:text-properties fo:language="cs" fo:country="CZ" officeooo:rsid="1a7875fd"/>
    </style:style>
    <style:style style:name="T76" style:family="text">
      <style:text-properties fo:language="cs" fo:country="CZ" officeooo:rsid="1a7abe35"/>
    </style:style>
    <style:style style:name="T77" style:family="text">
      <style:text-properties fo:language="cs" fo:country="CZ" officeooo:rsid="1a7c1a00"/>
    </style:style>
    <style:style style:name="T78" style:family="text">
      <style:text-properties fo:language="cs" fo:country="CZ" officeooo:rsid="1a9b9e16"/>
    </style:style>
    <style:style style:name="T79" style:family="text">
      <style:text-properties fo:language="cs" fo:country="CZ" officeooo:rsid="1aa9a78a"/>
    </style:style>
    <style:style style:name="T80" style:family="text">
      <style:text-properties fo:language="cs" fo:country="CZ" officeooo:rsid="1ac6fc8c"/>
    </style:style>
    <style:style style:name="T81" style:family="text">
      <style:text-properties fo:language="cs" fo:country="CZ" officeooo:rsid="1ace5d87"/>
    </style:style>
    <style:style style:name="T82" style:family="text">
      <style:text-properties fo:language="cs" fo:country="CZ" officeooo:rsid="1ad3101d"/>
    </style:style>
    <style:style style:name="T83" style:family="text">
      <style:text-properties fo:language="cs" fo:country="CZ" officeooo:rsid="1ad6edef"/>
    </style:style>
    <style:style style:name="T84" style:family="text">
      <style:text-properties fo:language="cs" fo:country="CZ" officeooo:rsid="1ad8b8f8"/>
    </style:style>
    <style:style style:name="T85" style:family="text">
      <style:text-properties fo:language="cs" fo:country="CZ" officeooo:rsid="1ad9eb51"/>
    </style:style>
    <style:style style:name="T86" style:family="text">
      <style:text-properties fo:language="cs" fo:country="CZ" officeooo:rsid="1adf29c7"/>
    </style:style>
    <style:style style:name="T87" style:family="text">
      <style:text-properties fo:language="cs" fo:country="CZ" officeooo:rsid="1ae33110"/>
    </style:style>
    <style:style style:name="T88" style:family="text">
      <style:text-properties fo:language="cs" fo:country="CZ" officeooo:rsid="1ae61ad1"/>
    </style:style>
    <style:style style:name="T89" style:family="text">
      <style:text-properties fo:language="cs" fo:country="CZ" officeooo:rsid="1aea9acf"/>
    </style:style>
    <style:style style:name="T90" style:family="text">
      <style:text-properties fo:language="cs" fo:country="CZ" officeooo:rsid="1aeb7772"/>
    </style:style>
    <style:style style:name="T91" style:family="text">
      <style:text-properties fo:language="cs" fo:country="CZ" officeooo:rsid="1b18862e"/>
    </style:style>
    <style:style style:name="T92" style:family="text">
      <style:text-properties fo:language="cs" fo:country="CZ" officeooo:rsid="1b8046ef"/>
    </style:style>
    <style:style style:name="T93" style:family="text">
      <style:text-properties fo:language="cs" fo:country="CZ" officeooo:rsid="1b81f85d"/>
    </style:style>
    <style:style style:name="T94" style:family="text">
      <style:text-properties fo:language="cs" fo:country="CZ" officeooo:rsid="1b8368fb"/>
    </style:style>
    <style:style style:name="T95" style:family="text">
      <style:text-properties fo:language="cs" fo:country="CZ" officeooo:rsid="1b84ea54"/>
    </style:style>
    <style:style style:name="T96" style:family="text">
      <style:text-properties fo:language="cs" fo:country="CZ" officeooo:rsid="1b8dd7db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officeooo:rsid="15ca5cf7" style:font-style-asian="italic" style:font-style-complex="italic"/>
    </style:style>
    <style:style style:name="T99" style:family="text">
      <style:text-properties fo:font-style="italic" officeooo:rsid="1546b8d6" style:font-style-asian="italic" style:font-style-complex="italic"/>
    </style:style>
    <style:style style:name="T100" style:family="text">
      <style:text-properties fo:font-style="italic" officeooo:rsid="155bfa62" style:font-style-asian="italic" style:font-style-complex="italic"/>
    </style:style>
    <style:style style:name="T101" style:family="text">
      <style:text-properties fo:font-style="italic" officeooo:rsid="15ad6f72" style:font-style-asian="italic" style:font-style-complex="italic"/>
    </style:style>
    <style:style style:name="T102" style:family="text">
      <style:text-properties fo:font-style="italic" officeooo:rsid="15b06a61" style:font-style-asian="italic" style:font-style-complex="italic"/>
    </style:style>
    <style:style style:name="T103" style:family="text">
      <style:text-properties fo:font-style="italic" officeooo:rsid="173248b7" style:font-style-asian="italic" style:font-style-complex="italic"/>
    </style:style>
    <style:style style:name="T104" style:family="text">
      <style:text-properties fo:font-style="italic" officeooo:rsid="17295d43" style:font-style-asian="italic" style:font-style-complex="italic"/>
    </style:style>
    <style:style style:name="T105" style:family="text">
      <style:text-properties fo:font-style="italic" officeooo:rsid="17708b81" style:font-style-asian="italic" style:font-style-complex="italic"/>
    </style:style>
    <style:style style:name="T106" style:family="text">
      <style:text-properties fo:font-style="italic" officeooo:rsid="148fc4c8" style:font-style-asian="italic" style:font-style-complex="italic"/>
    </style:style>
    <style:style style:name="T107" style:family="text">
      <style:text-properties fo:font-style="italic" officeooo:rsid="176e69f5" style:font-style-asian="italic" style:font-style-complex="italic"/>
    </style:style>
    <style:style style:name="T108" style:family="text">
      <style:text-properties fo:font-style="italic" officeooo:rsid="148dc26a" style:font-style-asian="italic" style:font-style-complex="italic"/>
    </style:style>
    <style:style style:name="T109" style:family="text">
      <style:text-properties fo:font-style="italic" officeooo:rsid="176155cb" style:font-style-asian="italic" style:font-style-complex="italic"/>
    </style:style>
    <style:style style:name="T110" style:family="text">
      <style:text-properties fo:font-style="italic" officeooo:rsid="17afd51a" style:font-style-asian="italic" style:font-style-complex="italic"/>
    </style:style>
    <style:style style:name="T111" style:family="text">
      <style:text-properties fo:font-style="italic" officeooo:rsid="17b028a0" style:font-style-asian="italic" style:font-style-complex="italic"/>
    </style:style>
    <style:style style:name="T112" style:family="text">
      <style:text-properties fo:font-style="italic" officeooo:rsid="17bd95d7" style:font-style-asian="italic" style:font-style-complex="italic"/>
    </style:style>
    <style:style style:name="T113" style:family="text">
      <style:text-properties fo:font-style="italic" officeooo:rsid="17bec376" style:font-style-asian="italic" style:font-style-complex="italic"/>
    </style:style>
    <style:style style:name="T114" style:family="text">
      <style:text-properties fo:font-style="italic" officeooo:rsid="17c02a13" style:font-style-asian="italic" style:font-style-complex="italic"/>
    </style:style>
    <style:style style:name="T115" style:family="text">
      <style:text-properties fo:font-style="italic" officeooo:rsid="17e4812a" style:font-style-asian="italic" style:font-style-complex="italic"/>
    </style:style>
    <style:style style:name="T116" style:family="text">
      <style:text-properties fo:font-style="italic" officeooo:rsid="17e64274" style:font-style-asian="italic" style:font-style-complex="italic"/>
    </style:style>
    <style:style style:name="T117" style:family="text">
      <style:text-properties fo:font-style="italic" officeooo:rsid="17e5b77e" style:font-style-asian="italic" style:font-style-complex="italic"/>
    </style:style>
    <style:style style:name="T118" style:family="text">
      <style:text-properties fo:font-style="italic" officeooo:rsid="17e9c691" style:font-style-asian="italic" style:font-style-complex="italic"/>
    </style:style>
    <style:style style:name="T119" style:family="text">
      <style:text-properties fo:font-style="italic" officeooo:rsid="17eb9e84" style:font-style-asian="italic" style:font-style-complex="italic"/>
    </style:style>
    <style:style style:name="T120" style:family="text">
      <style:text-properties fo:font-style="italic" officeooo:rsid="18074ce5" style:font-style-asian="italic" style:font-style-complex="italic"/>
    </style:style>
    <style:style style:name="T121" style:family="text">
      <style:text-properties fo:font-style="italic" officeooo:rsid="180917aa" style:font-style-asian="italic" style:font-style-complex="italic"/>
    </style:style>
    <style:style style:name="T122" style:family="text">
      <style:text-properties fo:font-style="italic" officeooo:rsid="1811347a" style:font-style-asian="italic" style:font-style-complex="italic"/>
    </style:style>
    <style:style style:name="T123" style:family="text">
      <style:text-properties fo:font-style="italic" officeooo:rsid="15247c1a" style:font-style-asian="italic" style:font-style-complex="italic"/>
    </style:style>
    <style:style style:name="T124" style:family="text">
      <style:text-properties fo:font-style="italic" officeooo:rsid="1536ee61" style:font-style-asian="italic" style:font-style-complex="italic"/>
    </style:style>
    <style:style style:name="T125" style:family="text">
      <style:text-properties fo:font-style="italic" officeooo:rsid="182c6288" style:font-style-asian="italic" style:font-style-complex="italic"/>
    </style:style>
    <style:style style:name="T126" style:family="text">
      <style:text-properties fo:font-style="italic" officeooo:rsid="187aba9b" style:font-style-asian="italic" style:font-style-complex="italic"/>
    </style:style>
    <style:style style:name="T127" style:family="text">
      <style:text-properties fo:font-style="italic" officeooo:rsid="189c7ad6" style:font-style-asian="italic" style:font-style-complex="italic"/>
    </style:style>
    <style:style style:name="T128" style:family="text">
      <style:text-properties fo:font-style="italic" officeooo:rsid="18b133a2" style:font-style-asian="italic" style:font-style-complex="italic"/>
    </style:style>
    <style:style style:name="T129" style:family="text">
      <style:text-properties fo:font-style="italic" officeooo:rsid="18b9137b" style:font-style-asian="italic" style:font-style-complex="italic"/>
    </style:style>
    <style:style style:name="T130" style:family="text">
      <style:text-properties fo:font-style="italic" officeooo:rsid="18c20de8" style:font-style-asian="italic" style:font-style-complex="italic"/>
    </style:style>
    <style:style style:name="T131" style:family="text">
      <style:text-properties fo:font-style="italic" officeooo:rsid="18c5858c" style:font-style-asian="italic" style:font-style-complex="italic"/>
    </style:style>
    <style:style style:name="T132" style:family="text">
      <style:text-properties fo:font-style="italic" officeooo:rsid="18f3e874" style:font-style-asian="italic" style:font-style-complex="italic"/>
    </style:style>
    <style:style style:name="T133" style:family="text">
      <style:text-properties fo:font-style="italic" officeooo:rsid="19168136" style:font-style-asian="italic" style:font-style-complex="italic"/>
    </style:style>
    <style:style style:name="T134" style:family="text">
      <style:text-properties fo:font-style="italic" officeooo:rsid="1927fafa" style:font-style-asian="italic" style:font-style-complex="italic"/>
    </style:style>
    <style:style style:name="T135" style:family="text">
      <style:text-properties fo:font-style="italic" officeooo:rsid="1836b5be" style:font-style-asian="italic" style:font-style-complex="italic"/>
    </style:style>
    <style:style style:name="T136" style:family="text">
      <style:text-properties fo:font-style="italic" officeooo:rsid="19345964" style:font-style-asian="italic" style:font-style-complex="italic"/>
    </style:style>
    <style:style style:name="T137" style:family="text">
      <style:text-properties fo:font-style="italic" officeooo:rsid="1935a69f" style:font-style-asian="italic" style:font-style-complex="italic"/>
    </style:style>
    <style:style style:name="T138" style:family="text">
      <style:text-properties fo:font-style="italic" officeooo:rsid="19aef2fb" style:font-style-asian="italic" style:font-style-complex="italic"/>
    </style:style>
    <style:style style:name="T139" style:family="text">
      <style:text-properties fo:font-style="italic" officeooo:rsid="19b2a3c4" style:font-style-asian="italic" style:font-style-complex="italic"/>
    </style:style>
    <style:style style:name="T140" style:family="text">
      <style:text-properties fo:font-style="italic" officeooo:rsid="15c237a5" style:font-style-asian="italic" style:font-style-complex="italic"/>
    </style:style>
    <style:style style:name="T141" style:family="text">
      <style:text-properties fo:font-style="italic" officeooo:rsid="19dd4a30" style:font-style-asian="italic" style:font-style-complex="italic"/>
    </style:style>
    <style:style style:name="T142" style:family="text">
      <style:text-properties fo:font-style="italic" officeooo:rsid="19e8a416" style:font-style-asian="italic" style:font-style-complex="italic"/>
    </style:style>
    <style:style style:name="T143" style:family="text">
      <style:text-properties fo:font-style="italic" officeooo:rsid="19e9635b" style:font-style-asian="italic" style:font-style-complex="italic"/>
    </style:style>
    <style:style style:name="T144" style:family="text">
      <style:text-properties fo:font-style="italic" officeooo:rsid="19ebca23" style:font-style-asian="italic" style:font-style-complex="italic"/>
    </style:style>
    <style:style style:name="T145" style:family="text">
      <style:text-properties fo:font-style="italic" officeooo:rsid="19ff906a" style:font-style-asian="italic" style:font-style-complex="italic"/>
    </style:style>
    <style:style style:name="T146" style:family="text">
      <style:text-properties fo:font-style="italic" officeooo:rsid="1a499233" style:font-style-asian="italic" style:font-style-complex="italic"/>
    </style:style>
    <style:style style:name="T147" style:family="text">
      <style:text-properties fo:font-style="italic" officeooo:rsid="1a4b20e6" style:font-style-asian="italic" style:font-style-complex="italic"/>
    </style:style>
    <style:style style:name="T148" style:family="text">
      <style:text-properties fo:font-style="italic" officeooo:rsid="14c28908" style:font-style-asian="italic" style:font-style-complex="italic"/>
    </style:style>
    <style:style style:name="T149" style:family="text">
      <style:text-properties fo:font-style="italic" officeooo:rsid="159664ac" style:font-style-asian="italic" style:font-style-complex="italic"/>
    </style:style>
    <style:style style:name="T150" style:family="text">
      <style:text-properties fo:font-style="italic" officeooo:rsid="159b17bd" style:font-style-asian="italic" style:font-style-complex="italic"/>
    </style:style>
    <style:style style:name="T151" style:family="text">
      <style:text-properties fo:font-style="italic" officeooo:rsid="1a85820d" style:font-style-asian="italic" style:font-style-complex="italic"/>
    </style:style>
    <style:style style:name="T152" style:family="text">
      <style:text-properties fo:font-style="italic" officeooo:rsid="1aac0adc" style:font-style-asian="italic" style:font-style-complex="italic"/>
    </style:style>
    <style:style style:name="T153" style:family="text">
      <style:text-properties fo:font-style="italic" officeooo:rsid="1ab05cca" style:font-style-asian="italic" style:font-style-complex="italic"/>
    </style:style>
    <style:style style:name="T154" style:family="text">
      <style:text-properties fo:font-style="italic" officeooo:rsid="1aba8f02" style:font-style-asian="italic" style:font-style-complex="italic"/>
    </style:style>
    <style:style style:name="T155" style:family="text">
      <style:text-properties fo:font-style="italic" officeooo:rsid="1af066c2" style:font-style-asian="italic" style:font-style-complex="italic"/>
    </style:style>
    <style:style style:name="T156" style:family="text">
      <style:text-properties fo:font-style="italic" officeooo:rsid="1af17a44" style:font-style-asian="italic" style:font-style-complex="italic"/>
    </style:style>
    <style:style style:name="T157" style:family="text">
      <style:text-properties fo:font-style="italic" officeooo:rsid="1af5d4e9" style:font-style-asian="italic" style:font-style-complex="italic"/>
    </style:style>
    <style:style style:name="T158" style:family="text">
      <style:text-properties fo:font-style="italic" officeooo:rsid="1b1a5bf4" style:font-style-asian="italic" style:font-style-complex="italic"/>
    </style:style>
    <style:style style:name="T159" style:family="text">
      <style:text-properties fo:font-style="italic" officeooo:rsid="1b1c0d89" style:font-style-asian="italic" style:font-style-complex="italic"/>
    </style:style>
    <style:style style:name="T160" style:family="text">
      <style:text-properties fo:font-style="italic" officeooo:rsid="1b1c1ab3" style:font-style-asian="italic" style:font-style-complex="italic"/>
    </style:style>
    <style:style style:name="T161" style:family="text">
      <style:text-properties fo:font-style="italic" officeooo:rsid="1b1d074d" style:font-style-asian="italic" style:font-style-complex="italic"/>
    </style:style>
    <style:style style:name="T162" style:family="text">
      <style:text-properties fo:font-style="italic" officeooo:rsid="1b1ec90d" style:font-style-asian="italic" style:font-style-complex="italic"/>
    </style:style>
    <style:style style:name="T163" style:family="text">
      <style:text-properties fo:font-style="italic" officeooo:rsid="1b240061" style:font-style-asian="italic" style:font-style-complex="italic"/>
    </style:style>
    <style:style style:name="T164" style:family="text">
      <style:text-properties fo:font-style="italic" officeooo:rsid="1b29de71" style:font-style-asian="italic" style:font-style-complex="italic"/>
    </style:style>
    <style:style style:name="T165" style:family="text">
      <style:text-properties fo:font-style="italic" officeooo:rsid="1b2a6cef" style:font-style-asian="italic" style:font-style-complex="italic"/>
    </style:style>
    <style:style style:name="T166" style:family="text">
      <style:text-properties fo:font-style="italic" officeooo:rsid="1b2ad636" style:font-style-asian="italic" style:font-style-complex="italic"/>
    </style:style>
    <style:style style:name="T167" style:family="text">
      <style:text-properties fo:font-style="italic" officeooo:rsid="1b2c0182" style:font-style-asian="italic" style:font-style-complex="italic"/>
    </style:style>
    <style:style style:name="T168" style:family="text">
      <style:text-properties fo:font-style="italic" officeooo:rsid="1b591da8" style:font-style-asian="italic" style:font-style-complex="italic"/>
    </style:style>
    <style:style style:name="T169" style:family="text">
      <style:text-properties fo:font-style="italic" officeooo:rsid="1b5bf134" style:font-style-asian="italic" style:font-style-complex="italic"/>
    </style:style>
    <style:style style:name="T170" style:family="text">
      <style:text-properties fo:font-style="italic" officeooo:rsid="1b676195" style:font-style-asian="italic" style:font-style-complex="italic"/>
    </style:style>
    <style:style style:name="T171" style:family="text">
      <style:text-properties fo:font-style="italic" officeooo:rsid="1b68a083" style:font-style-asian="italic" style:font-style-complex="italic"/>
    </style:style>
    <style:style style:name="T172" style:family="text">
      <style:text-properties fo:font-style="italic" officeooo:rsid="1b6e1d4e" style:font-style-asian="italic" style:font-style-complex="italic"/>
    </style:style>
    <style:style style:name="T173" style:family="text">
      <style:text-properties fo:font-style="italic" officeooo:rsid="1ba71b1f" style:font-style-asian="italic" style:font-style-complex="italic"/>
    </style:style>
    <style:style style:name="T174" style:family="text">
      <style:text-properties fo:font-style="italic" officeooo:rsid="1ba69d42" style:font-style-asian="italic" style:font-style-complex="italic"/>
    </style:style>
    <style:style style:name="T175" style:family="text">
      <style:text-properties fo:font-style="italic" officeooo:rsid="1b9a3db7" style:font-style-asian="italic" style:font-style-complex="italic"/>
    </style:style>
    <style:style style:name="T176" style:family="text">
      <style:text-properties fo:font-style="italic" officeooo:rsid="1bba1812" style:font-style-asian="italic" style:font-style-complex="italic"/>
    </style:style>
    <style:style style:name="T177" style:family="text">
      <style:text-properties fo:font-style="italic" officeooo:rsid="1bbb5a5e" style:font-style-asian="italic" style:font-style-complex="italic"/>
    </style:style>
    <style:style style:name="T178" style:family="text">
      <style:text-properties fo:font-style="italic" officeooo:rsid="1bc11309" style:font-style-asian="italic" style:font-style-complex="italic"/>
    </style:style>
    <style:style style:name="T179" style:family="text">
      <style:text-properties fo:font-style="italic" officeooo:rsid="1b96ef4d" style:font-style-asian="italic" style:font-style-complex="italic"/>
    </style:style>
    <style:style style:name="T180" style:family="text">
      <style:text-properties fo:font-style="italic" officeooo:rsid="15b53645" style:font-style-asian="italic" style:font-style-complex="italic"/>
    </style:style>
    <style:style style:name="T181" style:family="text">
      <style:text-properties fo:font-style="italic" officeooo:rsid="1b3aa9da" style:font-style-asian="italic" style:font-style-complex="italic"/>
    </style:style>
    <style:style style:name="T182" style:family="text">
      <style:text-properties fo:font-style="italic" style:text-underline-style="none" officeooo:rsid="15fa1f30" style:font-style-asian="italic" style:font-style-complex="italic"/>
    </style:style>
    <style:style style:name="T183" style:family="text">
      <style:text-properties fo:font-style="italic" style:text-underline-style="none" officeooo:rsid="15fd67ce" style:font-style-asian="italic" style:font-style-complex="italic"/>
    </style:style>
    <style:style style:name="T184" style:family="text">
      <style:text-properties fo:font-style="italic" style:text-underline-style="none" officeooo:rsid="160be312" style:font-style-asian="italic" style:font-style-complex="italic"/>
    </style:style>
    <style:style style:name="T185" style:family="text">
      <style:text-properties fo:font-style="normal" style:font-style-asian="normal" style:font-style-complex="normal"/>
    </style:style>
    <style:style style:name="T186" style:family="text">
      <style:text-properties fo:font-style="normal" officeooo:rsid="124ba33d" style:font-style-asian="normal" style:font-style-complex="normal"/>
    </style:style>
    <style:style style:name="T187" style:family="text">
      <style:text-properties fo:font-style="normal" officeooo:rsid="131ed09e" style:font-style-asian="normal" style:font-style-complex="normal"/>
    </style:style>
    <style:style style:name="T188" style:family="text">
      <style:text-properties fo:font-style="normal" officeooo:rsid="1338fc27" style:font-style-asian="normal" style:font-style-complex="normal"/>
    </style:style>
    <style:style style:name="T189" style:family="text">
      <style:text-properties fo:font-style="normal" officeooo:rsid="1239d5b2" style:font-style-asian="normal" style:font-style-complex="normal"/>
    </style:style>
    <style:style style:name="T190" style:family="text">
      <style:text-properties fo:font-style="normal" officeooo:rsid="127cc581" style:font-style-asian="normal" style:font-style-complex="normal"/>
    </style:style>
    <style:style style:name="T191" style:family="text">
      <style:text-properties fo:font-style="normal" officeooo:rsid="127dd625" style:font-style-asian="normal" style:font-style-complex="normal"/>
    </style:style>
    <style:style style:name="T192" style:family="text">
      <style:text-properties fo:font-style="normal" officeooo:rsid="16160d51" style:font-style-asian="normal" style:font-style-complex="normal"/>
    </style:style>
    <style:style style:name="T193" style:family="text">
      <style:text-properties fo:font-style="normal" officeooo:rsid="153a7f8f" style:font-style-asian="normal" style:font-style-complex="normal"/>
    </style:style>
    <style:style style:name="T194" style:family="text">
      <style:text-properties fo:font-style="normal" officeooo:rsid="153ba5ae" style:font-style-asian="normal" style:font-style-complex="normal"/>
    </style:style>
    <style:style style:name="T195" style:family="text">
      <style:text-properties fo:font-style="normal" officeooo:rsid="160e1c76" style:font-style-asian="normal" style:font-style-complex="normal"/>
    </style:style>
    <style:style style:name="T196" style:family="text">
      <style:text-properties fo:font-style="normal" officeooo:rsid="160e3795" style:font-style-asian="normal" style:font-style-complex="normal"/>
    </style:style>
    <style:style style:name="T197" style:family="text">
      <style:text-properties fo:font-style="normal" officeooo:rsid="160f4828" style:font-style-asian="normal" style:font-style-complex="normal"/>
    </style:style>
    <style:style style:name="T198" style:family="text">
      <style:text-properties fo:font-style="normal" officeooo:rsid="15b42f88" style:font-style-asian="normal" style:font-style-complex="normal"/>
    </style:style>
    <style:style style:name="T199" style:family="text">
      <style:text-properties fo:font-style="normal" officeooo:rsid="17488b0e" style:font-style-asian="normal" style:font-style-complex="normal"/>
    </style:style>
    <style:style style:name="T200" style:family="text">
      <style:text-properties fo:font-style="normal" officeooo:rsid="1749055f" style:font-style-asian="normal" style:font-style-complex="normal"/>
    </style:style>
    <style:style style:name="T201" style:family="text">
      <style:text-properties fo:font-style="normal" officeooo:rsid="174a6ef5" style:font-style-asian="normal" style:font-style-complex="normal"/>
    </style:style>
    <style:style style:name="T202" style:family="text">
      <style:text-properties fo:font-style="normal" officeooo:rsid="176ba4f0" style:font-style-asian="normal" style:font-style-complex="normal"/>
    </style:style>
    <style:style style:name="T203" style:family="text">
      <style:text-properties fo:font-style="normal" officeooo:rsid="1792cc62" style:font-style-asian="normal" style:font-style-complex="normal"/>
    </style:style>
    <style:style style:name="T204" style:family="text">
      <style:text-properties fo:font-style="normal" officeooo:rsid="15ad6f72" style:font-style-asian="normal" style:font-style-complex="normal"/>
    </style:style>
    <style:style style:name="T205" style:family="text">
      <style:text-properties fo:font-style="normal" officeooo:rsid="15b06a61" style:font-style-asian="normal" style:font-style-complex="normal"/>
    </style:style>
    <style:style style:name="T206" style:family="text">
      <style:text-properties fo:font-style="normal" officeooo:rsid="17ac90ef" style:font-style-asian="normal" style:font-style-complex="normal"/>
    </style:style>
    <style:style style:name="T207" style:family="text">
      <style:text-properties fo:font-style="normal" officeooo:rsid="17ade1ed" style:font-style-asian="normal" style:font-style-complex="normal"/>
    </style:style>
    <style:style style:name="T208" style:family="text">
      <style:text-properties fo:font-style="normal" officeooo:rsid="11f9dfb6" style:font-style-asian="normal" style:font-style-complex="normal"/>
    </style:style>
    <style:style style:name="T209" style:family="text">
      <style:text-properties fo:font-style="normal" officeooo:rsid="181bac4f" style:font-style-asian="normal" style:font-style-complex="normal"/>
    </style:style>
    <style:style style:name="T210" style:family="text">
      <style:text-properties fo:font-style="normal" officeooo:rsid="181c2dd9" style:font-style-asian="normal" style:font-style-complex="normal"/>
    </style:style>
    <style:style style:name="T211" style:family="text">
      <style:text-properties fo:font-style="normal" officeooo:rsid="1839eb22" style:font-style-asian="normal" style:font-style-complex="normal"/>
    </style:style>
    <style:style style:name="T212" style:family="text">
      <style:text-properties fo:font-style="normal" officeooo:rsid="189e8a08" style:font-style-asian="normal" style:font-style-complex="normal"/>
    </style:style>
    <style:style style:name="T213" style:family="text">
      <style:text-properties fo:font-style="normal" officeooo:rsid="189f1577" style:font-style-asian="normal" style:font-style-complex="normal"/>
    </style:style>
    <style:style style:name="T214" style:family="text">
      <style:text-properties fo:font-style="normal" officeooo:rsid="18a280e8" style:font-style-asian="normal" style:font-style-complex="normal"/>
    </style:style>
    <style:style style:name="T215" style:family="text">
      <style:text-properties fo:font-style="normal" officeooo:rsid="18a287d4" style:font-style-asian="normal" style:font-style-complex="normal"/>
    </style:style>
    <style:style style:name="T216" style:family="text">
      <style:text-properties fo:font-style="normal" officeooo:rsid="18a43037" style:font-style-asian="normal" style:font-style-complex="normal"/>
    </style:style>
    <style:style style:name="T217" style:family="text">
      <style:text-properties fo:font-style="normal" officeooo:rsid="18a52033" style:font-style-asian="normal" style:font-style-complex="normal"/>
    </style:style>
    <style:style style:name="T218" style:family="text">
      <style:text-properties fo:font-style="normal" officeooo:rsid="18a8ff71" style:font-style-asian="normal" style:font-style-complex="normal"/>
    </style:style>
    <style:style style:name="T219" style:family="text">
      <style:text-properties fo:font-style="normal" officeooo:rsid="18b468a0" style:font-style-asian="normal" style:font-style-complex="normal"/>
    </style:style>
    <style:style style:name="T220" style:family="text">
      <style:text-properties fo:font-style="normal" officeooo:rsid="18b4d1a3" style:font-style-asian="normal" style:font-style-complex="normal"/>
    </style:style>
    <style:style style:name="T221" style:family="text">
      <style:text-properties fo:font-style="normal" officeooo:rsid="18c20de8" style:font-style-asian="normal" style:font-style-complex="normal"/>
    </style:style>
    <style:style style:name="T222" style:family="text">
      <style:text-properties fo:font-style="normal" officeooo:rsid="18cf0f68" style:font-style-asian="normal" style:font-style-complex="normal"/>
    </style:style>
    <style:style style:name="T223" style:family="text">
      <style:text-properties fo:font-style="normal" officeooo:rsid="18d00879" style:font-style-asian="normal" style:font-style-complex="normal"/>
    </style:style>
    <style:style style:name="T224" style:family="text">
      <style:text-properties fo:font-style="normal" officeooo:rsid="18d5c31e" style:font-style-asian="normal" style:font-style-complex="normal"/>
    </style:style>
    <style:style style:name="T225" style:family="text">
      <style:text-properties fo:font-style="normal" officeooo:rsid="18e0c1bb" style:font-style-asian="normal" style:font-style-complex="normal"/>
    </style:style>
    <style:style style:name="T226" style:family="text">
      <style:text-properties fo:font-style="normal" officeooo:rsid="18e7ba4d" style:font-style-asian="normal" style:font-style-complex="normal"/>
    </style:style>
    <style:style style:name="T227" style:family="text">
      <style:text-properties fo:font-style="normal" officeooo:rsid="18ec2a42" style:font-style-asian="normal" style:font-style-complex="normal"/>
    </style:style>
    <style:style style:name="T228" style:family="text">
      <style:text-properties fo:font-style="normal" officeooo:rsid="18ec86d1" style:font-style-asian="normal" style:font-style-complex="normal"/>
    </style:style>
    <style:style style:name="T229" style:family="text">
      <style:text-properties fo:font-style="normal" officeooo:rsid="18ecc4a6" style:font-style-asian="normal" style:font-style-complex="normal"/>
    </style:style>
    <style:style style:name="T230" style:family="text">
      <style:text-properties fo:font-style="normal" officeooo:rsid="18f1d905" style:font-style-asian="normal" style:font-style-complex="normal"/>
    </style:style>
    <style:style style:name="T231" style:family="text">
      <style:text-properties fo:font-style="normal" officeooo:rsid="18f442d4" style:font-style-asian="normal" style:font-style-complex="normal"/>
    </style:style>
    <style:style style:name="T232" style:family="text">
      <style:text-properties fo:font-style="normal" officeooo:rsid="190514cb" style:font-style-asian="normal" style:font-style-complex="normal"/>
    </style:style>
    <style:style style:name="T233" style:family="text">
      <style:text-properties fo:font-style="normal" officeooo:rsid="1970af12" style:font-style-asian="normal" style:font-style-complex="normal"/>
    </style:style>
    <style:style style:name="T234" style:family="text">
      <style:text-properties fo:font-style="normal" officeooo:rsid="1971bbc9" style:font-style-asian="normal" style:font-style-complex="normal"/>
    </style:style>
    <style:style style:name="T235" style:family="text">
      <style:text-properties fo:font-style="normal" officeooo:rsid="199b34eb" style:font-style-asian="normal" style:font-style-complex="normal"/>
    </style:style>
    <style:style style:name="T236" style:family="text">
      <style:text-properties fo:font-style="normal" officeooo:rsid="19a7d5d7" style:font-style-asian="normal" style:font-style-complex="normal"/>
    </style:style>
    <style:style style:name="T237" style:family="text">
      <style:text-properties fo:font-style="normal" officeooo:rsid="19a8efca" style:font-style-asian="normal" style:font-style-complex="normal"/>
    </style:style>
    <style:style style:name="T238" style:family="text">
      <style:text-properties fo:font-style="normal" officeooo:rsid="19a9a442" style:font-style-asian="normal" style:font-style-complex="normal"/>
    </style:style>
    <style:style style:name="T239" style:family="text">
      <style:text-properties fo:font-style="normal" officeooo:rsid="19aa18ef" style:font-style-asian="normal" style:font-style-complex="normal"/>
    </style:style>
    <style:style style:name="T240" style:family="text">
      <style:text-properties fo:font-style="normal" officeooo:rsid="19ab249f" style:font-style-asian="normal" style:font-style-complex="normal"/>
    </style:style>
    <style:style style:name="T241" style:family="text">
      <style:text-properties fo:font-style="normal" officeooo:rsid="19ac7c84" style:font-style-asian="normal" style:font-style-complex="normal"/>
    </style:style>
    <style:style style:name="T242" style:family="text">
      <style:text-properties fo:font-style="normal" officeooo:rsid="19adafc0" style:font-style-asian="normal" style:font-style-complex="normal"/>
    </style:style>
    <style:style style:name="T243" style:family="text">
      <style:text-properties fo:font-style="normal" officeooo:rsid="19b1b7ff" style:font-style-asian="normal" style:font-style-complex="normal"/>
    </style:style>
    <style:style style:name="T244" style:family="text">
      <style:text-properties fo:font-style="normal" officeooo:rsid="19b7afea" style:font-style-asian="normal" style:font-style-complex="normal"/>
    </style:style>
    <style:style style:name="T245" style:family="text">
      <style:text-properties fo:font-style="normal" officeooo:rsid="19aef2fb" style:font-style-asian="normal" style:font-style-complex="normal"/>
    </style:style>
    <style:style style:name="T246" style:family="text">
      <style:text-properties fo:font-style="normal" officeooo:rsid="19c505ba" style:font-style-asian="normal" style:font-style-complex="normal"/>
    </style:style>
    <style:style style:name="T247" style:family="text">
      <style:text-properties fo:font-style="normal" officeooo:rsid="19b7a33a" style:font-style-asian="normal" style:font-style-complex="normal"/>
    </style:style>
    <style:style style:name="T248" style:family="text">
      <style:text-properties fo:font-style="normal" officeooo:rsid="19b91027" style:font-style-asian="normal" style:font-style-complex="normal"/>
    </style:style>
    <style:style style:name="T249" style:family="text">
      <style:text-properties fo:font-style="normal" officeooo:rsid="19c67ee1" style:font-style-asian="normal" style:font-style-complex="normal"/>
    </style:style>
    <style:style style:name="T250" style:family="text">
      <style:text-properties fo:font-style="normal" officeooo:rsid="19c84da7" style:font-style-asian="normal" style:font-style-complex="normal"/>
    </style:style>
    <style:style style:name="T251" style:family="text">
      <style:text-properties fo:font-style="normal" officeooo:rsid="19b2a3c4" style:font-style-asian="normal" style:font-style-complex="normal"/>
    </style:style>
    <style:style style:name="T252" style:family="text">
      <style:text-properties fo:font-style="normal" officeooo:rsid="19c004af" style:font-style-asian="normal" style:font-style-complex="normal"/>
    </style:style>
    <style:style style:name="T253" style:family="text">
      <style:text-properties fo:font-style="normal" officeooo:rsid="19d927c8" style:font-style-asian="normal" style:font-style-complex="normal"/>
    </style:style>
    <style:style style:name="T254" style:family="text">
      <style:text-properties fo:font-style="normal" officeooo:rsid="1a087c78" style:font-style-asian="normal" style:font-style-complex="normal"/>
    </style:style>
    <style:style style:name="T255" style:family="text">
      <style:text-properties fo:font-style="normal" officeooo:rsid="1a34497f" style:font-style-asian="normal" style:font-style-complex="normal"/>
    </style:style>
    <style:style style:name="T256" style:family="text">
      <style:text-properties fo:font-style="normal" officeooo:rsid="1a3562c2" style:font-style-asian="normal" style:font-style-complex="normal"/>
    </style:style>
    <style:style style:name="T257" style:family="text">
      <style:text-properties fo:font-style="normal" officeooo:rsid="1a39e533" style:font-style-asian="normal" style:font-style-complex="normal"/>
    </style:style>
    <style:style style:name="T258" style:family="text">
      <style:text-properties fo:font-style="normal" officeooo:rsid="17c8737a" style:font-style-asian="normal" style:font-style-complex="normal"/>
    </style:style>
    <style:style style:name="T259" style:family="text">
      <style:text-properties fo:font-style="normal" officeooo:rsid="17c9c1d0" style:font-style-asian="normal" style:font-style-complex="normal"/>
    </style:style>
    <style:style style:name="T260" style:family="text">
      <style:text-properties fo:font-style="normal" officeooo:rsid="1ab23569" style:font-style-asian="normal" style:font-style-complex="normal"/>
    </style:style>
    <style:style style:name="T261" style:family="text">
      <style:text-properties fo:font-style="normal" officeooo:rsid="1ab3fd95" style:font-style-asian="normal" style:font-style-complex="normal"/>
    </style:style>
    <style:style style:name="T262" style:family="text">
      <style:text-properties fo:font-style="normal" officeooo:rsid="1ab56d99" style:font-style-asian="normal" style:font-style-complex="normal"/>
    </style:style>
    <style:style style:name="T263" style:family="text">
      <style:text-properties fo:font-style="normal" officeooo:rsid="1ab7e0e3" style:font-style-asian="normal" style:font-style-complex="normal"/>
    </style:style>
    <style:style style:name="T264" style:family="text">
      <style:text-properties fo:font-style="normal" officeooo:rsid="17c5a5ad" style:font-style-asian="normal" style:font-style-complex="normal"/>
    </style:style>
    <style:style style:name="T265" style:family="text">
      <style:text-properties fo:font-style="normal" officeooo:rsid="1aaec840" style:font-style-asian="normal" style:font-style-complex="normal"/>
    </style:style>
    <style:style style:name="T266" style:family="text">
      <style:text-properties fo:font-style="normal" officeooo:rsid="1ab8ffcd" style:font-style-asian="normal" style:font-style-complex="normal"/>
    </style:style>
    <style:style style:name="T267" style:family="text">
      <style:text-properties fo:font-style="normal" officeooo:rsid="1abdda19" style:font-style-asian="normal" style:font-style-complex="normal"/>
    </style:style>
    <style:style style:name="T268" style:family="text">
      <style:text-properties fo:font-style="normal" officeooo:rsid="1af8bfe8" style:font-style-asian="normal" style:font-style-complex="normal"/>
    </style:style>
    <style:style style:name="T269" style:family="text">
      <style:text-properties fo:font-style="normal" officeooo:rsid="1b3492d1" style:font-style-asian="normal" style:font-style-complex="normal"/>
    </style:style>
    <style:style style:name="T270" style:family="text">
      <style:text-properties fo:font-style="normal" officeooo:rsid="1b355553" style:font-style-asian="normal" style:font-style-complex="normal"/>
    </style:style>
    <style:style style:name="T271" style:family="text">
      <style:text-properties fo:font-style="normal" officeooo:rsid="1b3aa9da" style:font-style-asian="normal" style:font-style-complex="normal"/>
    </style:style>
    <style:style style:name="T272" style:family="text">
      <style:text-properties fo:font-style="normal" officeooo:rsid="1b348c82" style:font-style-asian="normal" style:font-style-complex="normal"/>
    </style:style>
    <style:style style:name="T273" style:family="text">
      <style:text-properties fo:font-style="normal" officeooo:rsid="1b3c40f8" style:font-style-asian="normal" style:font-style-complex="normal"/>
    </style:style>
    <style:style style:name="T274" style:family="text">
      <style:text-properties fo:font-style="normal" officeooo:rsid="1b3f2b32" style:font-style-asian="normal" style:font-style-complex="normal"/>
    </style:style>
    <style:style style:name="T275" style:family="text">
      <style:text-properties fo:font-style="normal" officeooo:rsid="1b424d69" style:font-style-asian="normal" style:font-style-complex="normal"/>
    </style:style>
    <style:style style:name="T276" style:family="text">
      <style:text-properties fo:font-style="normal" officeooo:rsid="1b4317dc" style:font-style-asian="normal" style:font-style-complex="normal"/>
    </style:style>
    <style:style style:name="T277" style:family="text">
      <style:text-properties fo:font-style="normal" officeooo:rsid="1b43f306" style:font-style-asian="normal" style:font-style-complex="normal"/>
    </style:style>
    <style:style style:name="T278" style:family="text">
      <style:text-properties fo:font-style="normal" officeooo:rsid="1b451ec8" style:font-style-asian="normal" style:font-style-complex="normal"/>
    </style:style>
    <style:style style:name="T279" style:family="text">
      <style:text-properties fo:font-style="normal" officeooo:rsid="1b373145" style:font-style-asian="normal" style:font-style-complex="normal"/>
    </style:style>
    <style:style style:name="T280" style:family="text">
      <style:text-properties fo:font-style="normal" officeooo:rsid="1b461274" style:font-style-asian="normal" style:font-style-complex="normal"/>
    </style:style>
    <style:style style:name="T281" style:family="text">
      <style:text-properties fo:font-style="normal" officeooo:rsid="1b48d1a5" style:font-style-asian="normal" style:font-style-complex="normal"/>
    </style:style>
    <style:style style:name="T282" style:family="text">
      <style:text-properties fo:font-style="normal" officeooo:rsid="1b4a31a6" style:font-style-asian="normal" style:font-style-complex="normal"/>
    </style:style>
    <style:style style:name="T283" style:family="text">
      <style:text-properties fo:font-style="normal" officeooo:rsid="1b4a9440" style:font-style-asian="normal" style:font-style-complex="normal"/>
    </style:style>
    <style:style style:name="T284" style:family="text">
      <style:text-properties fo:font-style="normal" officeooo:rsid="1b4be5eb" style:font-style-asian="normal" style:font-style-complex="normal"/>
    </style:style>
    <style:style style:name="T285" style:family="text">
      <style:text-properties fo:font-style="normal" officeooo:rsid="1b4d3abc" style:font-style-asian="normal" style:font-style-complex="normal"/>
    </style:style>
    <style:style style:name="T286" style:family="text">
      <style:text-properties fo:font-style="normal" officeooo:rsid="1b59ce69" style:font-style-asian="normal" style:font-style-complex="normal"/>
    </style:style>
    <style:style style:name="T287" style:family="text">
      <style:text-properties fo:font-style="normal" officeooo:rsid="1b59dd3c" style:font-style-asian="normal" style:font-style-complex="normal"/>
    </style:style>
    <style:style style:name="T288" style:family="text">
      <style:text-properties fo:font-style="normal" officeooo:rsid="1b5ab45a" style:font-style-asian="normal" style:font-style-complex="normal"/>
    </style:style>
    <style:style style:name="T289" style:family="text">
      <style:text-properties fo:font-style="normal" officeooo:rsid="1b5bf134" style:font-style-asian="normal" style:font-style-complex="normal"/>
    </style:style>
    <style:style style:name="T290" style:family="text">
      <style:text-properties fo:font-style="normal" officeooo:rsid="17bec376" style:font-style-asian="normal" style:font-style-complex="normal"/>
    </style:style>
    <style:style style:name="T291" style:family="text">
      <style:text-properties fo:font-style="normal" officeooo:rsid="1abeead1" style:font-style-asian="normal" style:font-style-complex="normal"/>
    </style:style>
    <style:style style:name="T292" style:family="text">
      <style:text-properties fo:font-style="normal" officeooo:rsid="1b639bd3" style:font-style-asian="normal" style:font-style-complex="normal"/>
    </style:style>
    <style:style style:name="T293" style:family="text">
      <style:text-properties fo:font-style="normal" officeooo:rsid="19324c2b" style:font-style-asian="normal" style:font-style-complex="normal"/>
    </style:style>
    <style:style style:name="T294" style:family="text">
      <style:text-properties fo:font-style="normal" officeooo:rsid="19306b54" style:font-style-asian="normal" style:font-style-complex="normal"/>
    </style:style>
    <style:style style:name="T295" style:family="text">
      <style:text-properties fo:font-style="normal" officeooo:rsid="1ba69d42" style:font-style-asian="normal" style:font-style-complex="normal"/>
    </style:style>
    <style:style style:name="T296" style:family="text">
      <style:text-properties fo:font-style="normal" officeooo:rsid="1bd58299" style:font-style-asian="normal" style:font-style-complex="normal"/>
    </style:style>
    <style:style style:name="T297" style:family="text">
      <style:text-properties fo:font-style="normal" officeooo:rsid="1bea278f" style:font-style-asian="normal" style:font-style-complex="normal"/>
    </style:style>
    <style:style style:name="T298" style:family="text">
      <style:text-properties fo:font-style="normal" officeooo:rsid="15b6ad61" style:font-style-asian="normal" style:font-style-complex="normal"/>
    </style:style>
    <style:style style:name="T299" style:family="text">
      <style:text-properties fo:font-style="normal" officeooo:rsid="1b7d9dde" style:font-style-asian="normal" style:font-style-complex="normal"/>
    </style:style>
    <style:style style:name="T300" style:family="text">
      <style:text-properties fo:font-style="normal" officeooo:rsid="1bfb018b" style:font-style-asian="normal" style:font-style-complex="normal"/>
    </style:style>
    <style:style style:name="T301" style:family="text">
      <style:text-properties fo:font-style="normal" officeooo:rsid="1b3c0e07" style:font-style-asian="normal" style:font-style-complex="normal"/>
    </style:style>
    <style:style style:name="T302" style:family="text">
      <style:text-properties fo:font-style="normal" officeooo:rsid="1b401306" style:font-style-asian="normal" style:font-style-complex="normal"/>
    </style:style>
    <style:style style:name="T303" style:family="text">
      <style:text-properties fo:font-style="normal" officeooo:rsid="1b41f3e2" style:font-style-asian="normal" style:font-style-complex="normal"/>
    </style:style>
    <style:style style:name="T304" style:family="text">
      <style:text-properties fo:font-style="normal" officeooo:rsid="1b3e0f8c" style:font-style-asian="normal" style:font-style-complex="normal"/>
    </style:style>
    <style:style style:name="T305" style:family="text">
      <style:text-properties fo:font-style="normal" officeooo:rsid="1b38c4c4" style:font-style-asian="normal" style:font-style-complex="normal"/>
    </style:style>
    <style:style style:name="T306" style:family="text">
      <style:text-properties fo:font-style="normal" officeooo:rsid="1b4cb6bf" style:font-style-asian="normal" style:font-style-complex="normal"/>
    </style:style>
    <style:style style:name="T307" style:family="text">
      <style:text-properties fo:font-style="normal" officeooo:rsid="1c04c690" style:font-style-asian="normal" style:font-style-complex="normal"/>
    </style:style>
    <style:style style:name="T308" style:family="text">
      <style:text-properties fo:font-style="normal" officeooo:rsid="1c0549a5" style:font-style-asian="normal" style:font-style-complex="normal"/>
    </style:style>
    <style:style style:name="T309" style:family="text">
      <style:text-properties fo:font-style="normal" officeooo:rsid="1c05842e" style:font-style-asian="normal" style:font-style-complex="normal"/>
    </style:style>
    <style:style style:name="T3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1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312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313" style:family="text">
      <style:text-properties fo:font-style="normal" fo:font-weight="bold" officeooo:rsid="1b348c82" style:font-style-asian="normal" style:font-weight-asian="bold" style:font-style-complex="normal" style:font-weight-complex="bold"/>
    </style:style>
    <style:style style:name="T314" style:family="text">
      <style:text-properties fo:font-style="normal" fo:font-weight="bold" officeooo:rsid="1b3aa9da" style:font-style-asian="normal" style:font-weight-asian="bold" style:font-style-complex="normal" style:font-weight-complex="bold"/>
    </style:style>
    <style:style style:name="T3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181685ab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18174558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1b53f7df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1b55eb7d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officeooo:rsid="161085fe" style:font-style-asian="normal" style:font-style-complex="normal"/>
    </style:style>
    <style:style style:name="T323" style:family="text">
      <style:text-properties fo:font-style="normal" style:text-underline-style="none" officeooo:rsid="174a6ef5" style:font-style-asian="normal" style:font-style-complex="normal"/>
    </style:style>
    <style:style style:name="T324" style:family="text">
      <style:text-properties fo:font-style="normal" style:text-underline-style="none" officeooo:rsid="15fa1f30" style:font-style-asian="normal" style:font-style-complex="normal"/>
    </style:style>
    <style:style style:name="T325" style:family="text">
      <style:text-properties fo:font-style="normal" style:text-underline-style="none" officeooo:rsid="160f4828" style:font-style-asian="normal" style:font-style-complex="normal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officeooo:rsid="13947e37" style:font-weight-asian="bold" style:font-weight-complex="bold"/>
    </style:style>
    <style:style style:name="T328" style:family="text">
      <style:text-properties fo:font-weight="bold" officeooo:rsid="14df73b6" style:font-weight-asian="bold" style:font-weight-complex="bold"/>
    </style:style>
    <style:style style:name="T329" style:family="text">
      <style:text-properties fo:font-weight="bold" officeooo:rsid="1506af2e" style:font-weight-asian="bold" style:font-weight-complex="bold"/>
    </style:style>
    <style:style style:name="T330" style:family="text">
      <style:text-properties fo:font-weight="bold" officeooo:rsid="14623651" style:font-weight-asian="bold" style:font-weight-complex="bold"/>
    </style:style>
    <style:style style:name="T331" style:family="text">
      <style:text-properties fo:font-weight="bold" officeooo:rsid="150d8111" style:font-weight-asian="bold" style:font-weight-complex="bold"/>
    </style:style>
    <style:style style:name="T332" style:family="text">
      <style:text-properties fo:font-weight="bold" officeooo:rsid="1803d5f8" style:font-weight-asian="bold" style:font-weight-complex="bold"/>
    </style:style>
    <style:style style:name="T333" style:family="text">
      <style:text-properties fo:font-weight="bold" officeooo:rsid="19361ae6" style:font-weight-asian="bold" style:font-weight-complex="bold"/>
    </style:style>
    <style:style style:name="T334" style:family="text">
      <style:text-properties fo:font-weight="bold" officeooo:rsid="1b64deb6" style:font-weight-asian="bold" style:font-weight-complex="bold"/>
    </style:style>
    <style:style style:name="T335" style:family="text">
      <style:text-properties officeooo:rsid="136b6dd9"/>
    </style:style>
    <style:style style:name="T336" style:family="text">
      <style:text-properties officeooo:rsid="14fc753c"/>
    </style:style>
    <style:style style:name="T337" style:family="text">
      <style:text-properties officeooo:rsid="15034d6f"/>
    </style:style>
    <style:style style:name="T338" style:family="text">
      <style:text-properties officeooo:rsid="15037620"/>
    </style:style>
    <style:style style:name="T339" style:family="text">
      <style:text-properties officeooo:rsid="1566b165"/>
    </style:style>
    <style:style style:name="T340" style:family="text">
      <style:text-properties officeooo:rsid="1566c669"/>
    </style:style>
    <style:style style:name="T341" style:family="text">
      <style:text-properties officeooo:rsid="1604ba80"/>
    </style:style>
    <style:style style:name="T342" style:family="text">
      <style:text-properties officeooo:rsid="15ddf54e"/>
    </style:style>
    <style:style style:name="T343" style:family="text">
      <style:text-properties officeooo:rsid="14cf24bf"/>
    </style:style>
    <style:style style:name="T344" style:family="text">
      <style:text-properties officeooo:rsid="142608f2"/>
    </style:style>
    <style:style style:name="T345" style:family="text">
      <style:text-properties officeooo:rsid="127649b2"/>
    </style:style>
    <style:style style:name="T346" style:family="text">
      <style:text-properties officeooo:rsid="128813d1"/>
    </style:style>
    <style:style style:name="T347" style:family="text">
      <style:text-properties officeooo:rsid="1288c6be"/>
    </style:style>
    <style:style style:name="T348" style:family="text">
      <style:text-properties fo:font-weight="normal" style:font-weight-asian="normal" style:font-weight-complex="normal"/>
    </style:style>
    <style:style style:name="T349" style:family="text">
      <style:text-properties fo:font-weight="normal" officeooo:rsid="126ce8d5" style:font-weight-asian="normal" style:font-weight-complex="normal"/>
    </style:style>
    <style:style style:name="T350" style:family="text">
      <style:text-properties fo:font-weight="normal" officeooo:rsid="129a6395" style:font-weight-asian="normal" style:font-weight-complex="normal"/>
    </style:style>
    <style:style style:name="T351" style:family="text">
      <style:text-properties fo:font-weight="normal" officeooo:rsid="126e320d" style:font-weight-asian="normal" style:font-weight-complex="normal"/>
    </style:style>
    <style:style style:name="T352" style:family="text">
      <style:text-properties fo:font-weight="normal" officeooo:rsid="150899a3" style:font-weight-asian="normal" style:font-weight-complex="normal"/>
    </style:style>
    <style:style style:name="T353" style:family="text">
      <style:text-properties fo:font-weight="normal" officeooo:rsid="14623651" style:font-weight-asian="normal" style:font-weight-complex="normal"/>
    </style:style>
    <style:style style:name="T354" style:family="text">
      <style:text-properties fo:font-weight="normal" officeooo:rsid="19418c82" style:font-weight-asian="normal" style:font-weight-complex="normal"/>
    </style:style>
    <style:style style:name="T355" style:family="text">
      <style:text-properties fo:font-weight="normal" officeooo:rsid="1a87bffc" style:font-weight-asian="normal" style:font-weight-complex="normal"/>
    </style:style>
    <style:style style:name="T356" style:family="text">
      <style:text-properties fo:font-weight="normal" officeooo:rsid="1adbd1b1" style:font-weight-asian="normal" style:font-weight-complex="normal"/>
    </style:style>
    <style:style style:name="T357" style:family="text">
      <style:text-properties officeooo:rsid="142089d7"/>
    </style:style>
    <style:style style:name="T358" style:family="text">
      <style:text-properties officeooo:rsid="13d306e7"/>
    </style:style>
    <style:style style:name="T359" style:family="text">
      <style:text-properties officeooo:rsid="13d144e5"/>
    </style:style>
    <style:style style:name="T360" style:family="text">
      <style:text-properties officeooo:rsid="13947e37"/>
    </style:style>
    <style:style style:name="T361" style:family="text">
      <style:text-properties officeooo:rsid="130029b5"/>
    </style:style>
    <style:style style:name="T362" style:family="text">
      <style:text-properties officeooo:rsid="1300c16e"/>
    </style:style>
    <style:style style:name="T363" style:family="text">
      <style:text-properties officeooo:rsid="12917320"/>
    </style:style>
    <style:style style:name="T364" style:family="text">
      <style:text-properties officeooo:rsid="14545d88"/>
    </style:style>
    <style:style style:name="T365" style:family="text">
      <style:text-properties officeooo:rsid="1453158d"/>
    </style:style>
    <style:style style:name="T366" style:family="text">
      <style:text-properties officeooo:rsid="14585935"/>
    </style:style>
    <style:style style:name="T367" style:family="text">
      <style:text-properties officeooo:rsid="14df73b6"/>
    </style:style>
    <style:style style:name="T368" style:family="text">
      <style:text-properties officeooo:rsid="14d3e335"/>
    </style:style>
    <style:style style:name="T369" style:family="text">
      <style:text-properties officeooo:rsid="14d526cd"/>
    </style:style>
    <style:style style:name="T370" style:family="text">
      <style:text-properties officeooo:rsid="14d5b6a6"/>
    </style:style>
    <style:style style:name="T371" style:family="text">
      <style:text-properties officeooo:rsid="145d91fe"/>
    </style:style>
    <style:style style:name="T372" style:family="text">
      <style:text-properties officeooo:rsid="1469c9dd"/>
    </style:style>
    <style:style style:name="T373" style:family="text">
      <style:text-properties officeooo:rsid="14623651"/>
    </style:style>
    <style:style style:name="T374" style:family="text">
      <style:text-properties officeooo:rsid="14a1976b"/>
    </style:style>
    <style:style style:name="T375" style:family="text">
      <style:text-properties officeooo:rsid="14e7d3d1"/>
    </style:style>
    <style:style style:name="T376" style:family="text">
      <style:text-properties officeooo:rsid="150eda3f"/>
    </style:style>
    <style:style style:name="T377" style:family="text">
      <style:text-properties officeooo:rsid="150da347"/>
    </style:style>
    <style:style style:name="T378" style:family="text">
      <style:text-properties officeooo:rsid="14acb453"/>
    </style:style>
    <style:style style:name="T379" style:family="text">
      <style:text-properties officeooo:rsid="14f1f80c"/>
    </style:style>
    <style:style style:name="T380" style:family="text">
      <style:text-properties officeooo:rsid="15c04fe3"/>
    </style:style>
    <style:style style:name="T381" style:family="text">
      <style:text-properties officeooo:rsid="145138f8"/>
    </style:style>
    <style:style style:name="T382" style:family="text">
      <style:text-properties officeooo:rsid="14515e80"/>
    </style:style>
    <style:style style:name="T383" style:family="text">
      <style:text-properties officeooo:rsid="1377e26c"/>
    </style:style>
    <style:style style:name="T384" style:family="text">
      <style:text-properties officeooo:rsid="14530c11"/>
    </style:style>
    <style:style style:name="T385" style:family="text">
      <style:text-properties officeooo:rsid="137e424f"/>
    </style:style>
    <style:style style:name="T386" style:family="text">
      <style:text-properties officeooo:rsid="1381540f"/>
    </style:style>
    <style:style style:name="T387" style:family="text">
      <style:text-properties officeooo:rsid="1392415a"/>
    </style:style>
    <style:style style:name="T388" style:family="text">
      <style:text-properties officeooo:rsid="1321270d"/>
    </style:style>
    <style:style style:name="T389" style:family="text">
      <style:text-properties officeooo:rsid="1317fc16"/>
    </style:style>
    <style:style style:name="T390" style:family="text">
      <style:text-properties officeooo:rsid="13593a3c"/>
    </style:style>
    <style:style style:name="T391" style:family="text">
      <style:text-properties officeooo:rsid="135fff19"/>
    </style:style>
    <style:style style:name="T392" style:family="text">
      <style:text-properties officeooo:rsid="1360ae54"/>
    </style:style>
    <style:style style:name="T393" style:family="text">
      <style:text-properties officeooo:rsid="1361384a"/>
    </style:style>
    <style:style style:name="T394" style:family="text">
      <style:text-properties officeooo:rsid="13988174"/>
    </style:style>
    <style:style style:name="T395" style:family="text">
      <style:text-properties officeooo:rsid="13a6ba91"/>
    </style:style>
    <style:style style:name="T396" style:family="text">
      <style:text-properties officeooo:rsid="1320ec7f"/>
    </style:style>
    <style:style style:name="T397" style:family="text">
      <style:text-properties officeooo:rsid="1357b463"/>
    </style:style>
    <style:style style:name="T398" style:family="text">
      <style:text-properties officeooo:rsid="12026aad"/>
    </style:style>
    <style:style style:name="T399" style:family="text">
      <style:text-properties officeooo:rsid="12b06b97"/>
    </style:style>
    <style:style style:name="T400" style:family="text">
      <style:text-properties officeooo:rsid="12ae2f80"/>
    </style:style>
    <style:style style:name="T401" style:family="text">
      <style:text-properties officeooo:rsid="13d64610"/>
    </style:style>
    <style:style style:name="T402" style:family="text">
      <style:text-properties officeooo:rsid="122036b3"/>
    </style:style>
    <style:style style:name="T403" style:family="text">
      <style:text-properties officeooo:rsid="12a5acbc"/>
    </style:style>
    <style:style style:name="T404" style:family="text">
      <style:text-properties officeooo:rsid="12aa348d"/>
    </style:style>
    <style:style style:name="T405" style:family="text">
      <style:text-properties officeooo:rsid="156c6b3d"/>
    </style:style>
    <style:style style:name="T406" style:family="text">
      <style:text-properties officeooo:rsid="1574c959"/>
    </style:style>
    <style:style style:name="T407" style:family="text">
      <style:text-properties officeooo:rsid="155a7c25"/>
    </style:style>
    <style:style style:name="T408" style:family="text">
      <style:text-properties officeooo:rsid="155bb90d"/>
    </style:style>
    <style:style style:name="T409" style:family="text">
      <style:text-properties officeooo:rsid="12d769f1"/>
    </style:style>
    <style:style style:name="T410" style:family="text">
      <style:text-properties officeooo:rsid="15957b2a"/>
    </style:style>
    <style:style style:name="T411" style:family="text">
      <style:text-properties officeooo:rsid="12be790c"/>
    </style:style>
    <style:style style:name="T412" style:family="text">
      <style:text-properties officeooo:rsid="12ca3bdb"/>
    </style:style>
    <style:style style:name="T413" style:family="text">
      <style:text-properties officeooo:rsid="15ca5cf7"/>
    </style:style>
    <style:style style:name="T414" style:family="text">
      <style:text-properties officeooo:rsid="1317da25"/>
    </style:style>
    <style:style style:name="T415" style:family="text">
      <style:text-properties officeooo:rsid="1312b9b0"/>
    </style:style>
    <style:style style:name="T416" style:family="text">
      <style:text-properties officeooo:rsid="13121b14"/>
    </style:style>
    <style:style style:name="T417" style:family="text">
      <style:text-properties officeooo:rsid="12fb7f5b"/>
    </style:style>
    <style:style style:name="T418" style:family="text">
      <style:text-properties officeooo:rsid="14be47d9"/>
    </style:style>
    <style:style style:name="T419" style:family="text">
      <style:text-properties officeooo:rsid="140137dd"/>
    </style:style>
    <style:style style:name="T420" style:family="text">
      <style:text-properties officeooo:rsid="12e2fa76"/>
    </style:style>
    <style:style style:name="T421" style:family="text">
      <style:text-properties officeooo:rsid="12e3c5c7"/>
    </style:style>
    <style:style style:name="T422" style:family="text">
      <style:text-properties officeooo:rsid="13392bfe"/>
    </style:style>
    <style:style style:name="T423" style:family="text">
      <style:text-properties officeooo:rsid="16174fb8"/>
    </style:style>
    <style:style style:name="T424" style:family="text">
      <style:text-properties officeooo:rsid="152ac6ae"/>
    </style:style>
    <style:style style:name="T425" style:family="text">
      <style:text-properties officeooo:rsid="151c37a1"/>
    </style:style>
    <style:style style:name="T426" style:family="text">
      <style:text-properties officeooo:rsid="15d896d6"/>
    </style:style>
    <style:style style:name="T427" style:family="text">
      <style:text-properties officeooo:rsid="15e97ef8"/>
    </style:style>
    <style:style style:name="T428" style:family="text">
      <style:text-properties officeooo:rsid="16140a2f"/>
    </style:style>
    <style:style style:name="T429" style:family="text">
      <style:text-properties officeooo:rsid="16138f01"/>
    </style:style>
    <style:style style:name="T430" style:family="text">
      <style:text-properties officeooo:rsid="1485bec4"/>
    </style:style>
    <style:style style:name="T431" style:family="text">
      <style:text-properties officeooo:rsid="1485292b"/>
    </style:style>
    <style:style style:name="T432" style:family="text">
      <style:text-properties officeooo:rsid="148fc4c8"/>
    </style:style>
    <style:style style:name="T433" style:family="text">
      <style:text-properties officeooo:rsid="152dd88f"/>
    </style:style>
    <style:style style:name="T434" style:family="text">
      <style:text-properties officeooo:rsid="1544f086"/>
    </style:style>
    <style:style style:name="T435" style:family="text">
      <style:text-properties officeooo:rsid="1546b8d6"/>
    </style:style>
    <style:style style:name="T436" style:family="text">
      <style:text-properties officeooo:rsid="154eeac9"/>
    </style:style>
    <style:style style:name="T437" style:family="text">
      <style:text-properties officeooo:rsid="154e3b18"/>
    </style:style>
    <style:style style:name="T438" style:family="text">
      <style:text-properties officeooo:rsid="153208bb"/>
    </style:style>
    <style:style style:name="T439" style:family="text">
      <style:text-properties officeooo:rsid="155dd19d"/>
    </style:style>
    <style:style style:name="T440" style:family="text">
      <style:text-properties officeooo:rsid="15b8a048"/>
    </style:style>
    <style:style style:name="T441" style:family="text">
      <style:text-properties officeooo:rsid="172835a4"/>
    </style:style>
    <style:style style:name="T442" style:family="text">
      <style:text-properties officeooo:rsid="172a2eab"/>
    </style:style>
    <style:style style:name="T443" style:family="text">
      <style:text-properties officeooo:rsid="172ae8b5"/>
    </style:style>
    <style:style style:name="T444" style:family="text">
      <style:text-properties officeooo:rsid="172c6125"/>
    </style:style>
    <style:style style:name="T445" style:family="text">
      <style:text-properties officeooo:rsid="1731a21d"/>
    </style:style>
    <style:style style:name="T446" style:family="text">
      <style:text-properties officeooo:rsid="1734931c"/>
    </style:style>
    <style:style style:name="T447" style:family="text">
      <style:text-properties officeooo:rsid="17427367"/>
    </style:style>
    <style:style style:name="T448" style:family="text">
      <style:text-properties officeooo:rsid="174388df"/>
    </style:style>
    <style:style style:name="T449" style:family="text">
      <style:text-properties officeooo:rsid="176e69f5"/>
    </style:style>
    <style:style style:name="T450" style:family="text">
      <style:text-properties officeooo:rsid="17708b81"/>
    </style:style>
    <style:style style:name="T451" style:family="text">
      <style:text-properties officeooo:rsid="177366a2"/>
    </style:style>
    <style:style style:name="T452" style:family="text">
      <style:text-properties officeooo:rsid="177b0bd4"/>
    </style:style>
    <style:style style:name="T453" style:family="text">
      <style:text-properties officeooo:rsid="177bac92"/>
    </style:style>
    <style:style style:name="T454" style:family="text">
      <style:text-properties officeooo:rsid="177e88e2"/>
    </style:style>
    <style:style style:name="T455" style:family="text">
      <style:text-properties officeooo:rsid="177f6645"/>
    </style:style>
    <style:style style:name="T456" style:family="text">
      <style:text-properties officeooo:rsid="17811bf5"/>
    </style:style>
    <style:style style:name="T457" style:family="text">
      <style:text-properties officeooo:rsid="17857d79"/>
    </style:style>
    <style:style style:name="T458" style:family="text">
      <style:text-properties officeooo:rsid="17860896"/>
    </style:style>
    <style:style style:name="T459" style:family="text">
      <style:text-properties officeooo:rsid="1788af62"/>
    </style:style>
    <style:style style:name="T460" style:family="text">
      <style:text-properties officeooo:rsid="178a4fac"/>
    </style:style>
    <style:style style:name="T461" style:family="text">
      <style:text-properties officeooo:rsid="178b21ec"/>
    </style:style>
    <style:style style:name="T462" style:family="text">
      <style:text-properties officeooo:rsid="1792cc62"/>
    </style:style>
    <style:style style:name="T463" style:family="text">
      <style:text-properties officeooo:rsid="1792cf07"/>
    </style:style>
    <style:style style:name="T464" style:family="text">
      <style:text-properties officeooo:rsid="179c040f"/>
    </style:style>
    <style:style style:name="T465" style:family="text">
      <style:text-properties officeooo:rsid="179f3282"/>
    </style:style>
    <style:style style:name="T466" style:family="text">
      <style:text-properties officeooo:rsid="17a27c1d"/>
    </style:style>
    <style:style style:name="T467" style:family="text">
      <style:text-properties officeooo:rsid="17b228f5"/>
    </style:style>
    <style:style style:name="T468" style:family="text">
      <style:text-properties officeooo:rsid="17bb9954"/>
    </style:style>
    <style:style style:name="T469" style:family="text">
      <style:text-properties officeooo:rsid="17c566b4"/>
    </style:style>
    <style:style style:name="T470" style:family="text">
      <style:text-properties officeooo:rsid="17c573cc"/>
    </style:style>
    <style:style style:name="T471" style:family="text">
      <style:text-properties officeooo:rsid="17cf69d4"/>
    </style:style>
    <style:style style:name="T472" style:family="text">
      <style:text-properties officeooo:rsid="17d298c7"/>
    </style:style>
    <style:style style:name="T473" style:family="text">
      <style:text-properties officeooo:rsid="17ddc43c"/>
    </style:style>
    <style:style style:name="T474" style:family="text">
      <style:text-properties officeooo:rsid="17e232a9"/>
    </style:style>
    <style:style style:name="T475" style:family="text">
      <style:text-properties officeooo:rsid="17e3540a"/>
    </style:style>
    <style:style style:name="T476" style:family="text">
      <style:text-properties officeooo:rsid="1805d3f3"/>
    </style:style>
    <style:style style:name="T477" style:family="text">
      <style:text-properties officeooo:rsid="180fbd15"/>
    </style:style>
    <style:style style:name="T478" style:family="text">
      <style:text-properties officeooo:rsid="18174558"/>
    </style:style>
    <style:style style:name="T479" style:family="text">
      <style:text-properties officeooo:rsid="181890e1"/>
    </style:style>
    <style:style style:name="T480" style:family="text">
      <style:text-properties officeooo:rsid="181c2dd9"/>
    </style:style>
    <style:style style:name="T481" style:family="text">
      <style:text-properties fo:color="#ff6400" officeooo:rsid="181c2dd9"/>
    </style:style>
    <style:style style:name="T482" style:family="text">
      <style:text-properties fo:color="#ff6400" fo:font-style="normal" officeooo:rsid="181c2dd9" style:font-style-asian="normal" style:font-style-complex="normal"/>
    </style:style>
    <style:style style:name="T483" style:family="text">
      <style:text-properties officeooo:rsid="1822fb63"/>
    </style:style>
    <style:style style:name="T484" style:family="text">
      <style:text-properties officeooo:rsid="1828dffd"/>
    </style:style>
    <style:style style:name="T485" style:family="text">
      <style:text-properties officeooo:rsid="182c6288"/>
    </style:style>
    <style:style style:name="T486" style:family="text">
      <style:text-properties officeooo:rsid="183da589"/>
    </style:style>
    <style:style style:name="T487" style:family="text">
      <style:text-properties style:text-line-through-style="solid" style:text-line-through-type="single"/>
    </style:style>
    <style:style style:name="T488" style:family="text">
      <style:text-properties officeooo:rsid="183f8ac8"/>
    </style:style>
    <style:style style:name="T489" style:family="text">
      <style:text-properties officeooo:rsid="184072c0"/>
    </style:style>
    <style:style style:name="T490" style:family="text">
      <style:text-properties officeooo:rsid="18446a07"/>
    </style:style>
    <style:style style:name="T491" style:family="text">
      <style:text-properties officeooo:rsid="18496138"/>
    </style:style>
    <style:style style:name="T492" style:family="text">
      <style:text-properties officeooo:rsid="184ee79e"/>
    </style:style>
    <style:style style:name="T493" style:family="text">
      <style:text-properties officeooo:rsid="18593023"/>
    </style:style>
    <style:style style:name="T494" style:family="text">
      <style:text-properties officeooo:rsid="185de114"/>
    </style:style>
    <style:style style:name="T495" style:family="text">
      <style:text-properties officeooo:rsid="186033b2"/>
    </style:style>
    <style:style style:name="T496" style:family="text">
      <style:text-properties officeooo:rsid="186429ed"/>
    </style:style>
    <style:style style:name="T497" style:family="text">
      <style:text-properties officeooo:rsid="1865dc65"/>
    </style:style>
    <style:style style:name="T498" style:family="text">
      <style:text-properties officeooo:rsid="186c8685"/>
    </style:style>
    <style:style style:name="T499" style:family="text">
      <style:text-properties officeooo:rsid="186e6ee5"/>
    </style:style>
    <style:style style:name="T500" style:family="text">
      <style:text-properties officeooo:rsid="187055d5"/>
    </style:style>
    <style:style style:name="T501" style:family="text">
      <style:text-properties officeooo:rsid="18775c48"/>
    </style:style>
    <style:style style:name="T502" style:family="text">
      <style:text-properties officeooo:rsid="187aba9b"/>
    </style:style>
    <style:style style:name="T503" style:family="text">
      <style:text-properties officeooo:rsid="187f8df8"/>
    </style:style>
    <style:style style:name="T504" style:family="text">
      <style:text-properties officeooo:rsid="18818bb0"/>
    </style:style>
    <style:style style:name="T505" style:family="text">
      <style:text-properties officeooo:rsid="1882979f"/>
    </style:style>
    <style:style style:name="T506" style:family="text">
      <style:text-properties officeooo:rsid="1886503f"/>
    </style:style>
    <style:style style:name="T507" style:family="text">
      <style:text-properties officeooo:rsid="18903ad5"/>
    </style:style>
    <style:style style:name="T508" style:family="text">
      <style:text-properties officeooo:rsid="189f1577"/>
    </style:style>
    <style:style style:name="T509" style:family="text">
      <style:text-properties officeooo:rsid="18a280e8"/>
    </style:style>
    <style:style style:name="T510" style:family="text">
      <style:text-properties officeooo:rsid="18a72360"/>
    </style:style>
    <style:style style:name="T511" style:family="text">
      <style:text-properties officeooo:rsid="18bbb28d"/>
    </style:style>
    <style:style style:name="T512" style:family="text">
      <style:text-properties officeooo:rsid="18c06625"/>
    </style:style>
    <style:style style:name="T513" style:family="text">
      <style:text-properties officeooo:rsid="18c3a186"/>
    </style:style>
    <style:style style:name="T514" style:family="text">
      <style:text-properties officeooo:rsid="18c82858"/>
    </style:style>
    <style:style style:name="T515" style:family="text">
      <style:text-properties officeooo:rsid="18c8e7b8"/>
    </style:style>
    <style:style style:name="T516" style:family="text">
      <style:text-properties officeooo:rsid="18c97d53"/>
    </style:style>
    <style:style style:name="T517" style:family="text">
      <style:text-properties officeooo:rsid="18cd6c9e"/>
    </style:style>
    <style:style style:name="T518" style:family="text">
      <style:text-properties officeooo:rsid="18cdce29"/>
    </style:style>
    <style:style style:name="T519" style:family="text">
      <style:text-properties officeooo:rsid="18db1cd7"/>
    </style:style>
    <style:style style:name="T520" style:family="text">
      <style:text-properties officeooo:rsid="18e1efc4"/>
    </style:style>
    <style:style style:name="T521" style:family="text">
      <style:text-properties officeooo:rsid="18e3312f"/>
    </style:style>
    <style:style style:name="T522" style:family="text">
      <style:text-properties officeooo:rsid="18e37018"/>
    </style:style>
    <style:style style:name="T523" style:family="text">
      <style:text-properties officeooo:rsid="18e8f20c"/>
    </style:style>
    <style:style style:name="T524" style:family="text">
      <style:text-properties officeooo:rsid="18ea9b86"/>
    </style:style>
    <style:style style:name="T525" style:family="text">
      <style:text-properties officeooo:rsid="18ec2a42"/>
    </style:style>
    <style:style style:name="T526" style:family="text">
      <style:text-properties officeooo:rsid="18f0b3d4"/>
    </style:style>
    <style:style style:name="T527" style:family="text">
      <style:text-properties officeooo:rsid="18f7c8b8"/>
    </style:style>
    <style:style style:name="T528" style:family="text">
      <style:text-properties officeooo:rsid="18fd846b"/>
    </style:style>
    <style:style style:name="T529" style:family="text">
      <style:text-properties officeooo:rsid="18fe4bc9"/>
    </style:style>
    <style:style style:name="T530" style:family="text">
      <style:text-properties officeooo:rsid="1900c93a"/>
    </style:style>
    <style:style style:name="T531" style:family="text">
      <style:text-properties officeooo:rsid="19068bc3"/>
    </style:style>
    <style:style style:name="T532" style:family="text">
      <style:text-properties officeooo:rsid="19084a3a"/>
    </style:style>
    <style:style style:name="T533" style:family="text">
      <style:text-properties officeooo:rsid="190e14d6"/>
    </style:style>
    <style:style style:name="T534" style:family="text">
      <style:text-properties officeooo:rsid="190f6104"/>
    </style:style>
    <style:style style:name="T535" style:family="text">
      <style:text-properties officeooo:rsid="1912be62"/>
    </style:style>
    <style:style style:name="T536" style:family="text">
      <style:text-properties officeooo:rsid="1913d283"/>
    </style:style>
    <style:style style:name="T537" style:family="text">
      <style:text-properties officeooo:rsid="19168136"/>
    </style:style>
    <style:style style:name="T538" style:family="text">
      <style:text-properties officeooo:rsid="191d41a1"/>
    </style:style>
    <style:style style:name="T539" style:family="text">
      <style:text-properties officeooo:rsid="191eb244"/>
    </style:style>
    <style:style style:name="T540" style:family="text">
      <style:text-properties officeooo:rsid="1921a371"/>
    </style:style>
    <style:style style:name="T541" style:family="text">
      <style:text-properties officeooo:rsid="1929f55a"/>
    </style:style>
    <style:style style:name="T542" style:family="text">
      <style:text-properties officeooo:rsid="192bf848"/>
    </style:style>
    <style:style style:name="T543" style:family="text">
      <style:text-properties officeooo:rsid="193032c7"/>
    </style:style>
    <style:style style:name="T544" style:family="text">
      <style:text-properties officeooo:rsid="19361ae6"/>
    </style:style>
    <style:style style:name="T545" style:family="text">
      <style:text-properties officeooo:rsid="193d4eac"/>
    </style:style>
    <style:style style:name="T546" style:family="text">
      <style:text-properties officeooo:rsid="1940b591"/>
    </style:style>
    <style:style style:name="T547" style:family="text">
      <style:text-properties officeooo:rsid="19418c82"/>
    </style:style>
    <style:style style:name="T548" style:family="text">
      <style:text-properties officeooo:rsid="194ba38b"/>
    </style:style>
    <style:style style:name="T549" style:family="text">
      <style:text-properties officeooo:rsid="194fd639"/>
    </style:style>
    <style:style style:name="T550" style:family="text">
      <style:text-properties officeooo:rsid="19501dc6"/>
    </style:style>
    <style:style style:name="T551" style:family="text">
      <style:text-properties officeooo:rsid="19517269"/>
    </style:style>
    <style:style style:name="T552" style:family="text">
      <style:text-properties officeooo:rsid="19569807"/>
    </style:style>
    <style:style style:name="T553" style:family="text">
      <style:text-properties officeooo:rsid="195830e3"/>
    </style:style>
    <style:style style:name="T554" style:family="text">
      <style:text-properties officeooo:rsid="195e4afa"/>
    </style:style>
    <style:style style:name="T555" style:family="text">
      <style:text-properties officeooo:rsid="19629f41"/>
    </style:style>
    <style:style style:name="T556" style:family="text">
      <style:text-properties officeooo:rsid="1965732f"/>
    </style:style>
    <style:style style:name="T557" style:family="text">
      <style:text-properties officeooo:rsid="196d22f3"/>
    </style:style>
    <style:style style:name="T558" style:family="text">
      <style:text-properties officeooo:rsid="1973940f"/>
    </style:style>
    <style:style style:name="T559" style:family="text">
      <style:text-properties officeooo:rsid="19767503"/>
    </style:style>
    <style:style style:name="T560" style:family="text">
      <style:text-properties officeooo:rsid="1982d170"/>
    </style:style>
    <style:style style:name="T561" style:family="text">
      <style:text-properties officeooo:rsid="198e9aec"/>
    </style:style>
    <style:style style:name="T562" style:family="text">
      <style:text-properties officeooo:rsid="198f5879"/>
    </style:style>
    <style:style style:name="T563" style:family="text">
      <style:text-properties officeooo:rsid="19910f6e"/>
    </style:style>
    <style:style style:name="T564" style:family="text">
      <style:text-properties officeooo:rsid="199c9f8e"/>
    </style:style>
    <style:style style:name="T565" style:family="text">
      <style:text-properties officeooo:rsid="19ce5bc2"/>
    </style:style>
    <style:style style:name="T566" style:family="text">
      <style:text-properties officeooo:rsid="19d1acdb"/>
    </style:style>
    <style:style style:name="T567" style:family="text">
      <style:text-properties officeooo:rsid="19d5448a"/>
    </style:style>
    <style:style style:name="T568" style:family="text">
      <style:text-properties officeooo:rsid="19dd6603"/>
    </style:style>
    <style:style style:name="T569" style:family="text">
      <style:text-properties officeooo:rsid="19e265e8"/>
    </style:style>
    <style:style style:name="T570" style:family="text">
      <style:text-properties officeooo:rsid="19e334b1"/>
    </style:style>
    <style:style style:name="T571" style:family="text">
      <style:text-properties officeooo:rsid="19eb6d13"/>
    </style:style>
    <style:style style:name="T572" style:family="text">
      <style:text-properties officeooo:rsid="19f93af2"/>
    </style:style>
    <style:style style:name="T573" style:family="text">
      <style:text-properties officeooo:rsid="19fc1f67"/>
    </style:style>
    <style:style style:name="T574" style:family="text">
      <style:text-properties officeooo:rsid="1a00908c"/>
    </style:style>
    <style:style style:name="T575" style:family="text">
      <style:text-properties officeooo:rsid="1a067f94"/>
    </style:style>
    <style:style style:name="T576" style:family="text">
      <style:text-properties officeooo:rsid="1a14e644"/>
    </style:style>
    <style:style style:name="T577" style:family="text">
      <style:text-properties officeooo:rsid="1a167851"/>
    </style:style>
    <style:style style:name="T578" style:family="text">
      <style:text-properties officeooo:rsid="1a16b4d1"/>
    </style:style>
    <style:style style:name="T579" style:family="text">
      <style:text-properties officeooo:rsid="1a19db96"/>
    </style:style>
    <style:style style:name="T580" style:family="text">
      <style:text-properties officeooo:rsid="1a28edc9"/>
    </style:style>
    <style:style style:name="T581" style:family="text">
      <style:text-properties officeooo:rsid="1a590d15"/>
    </style:style>
    <style:style style:name="T582" style:family="text">
      <style:text-properties officeooo:rsid="1a59fbf0"/>
    </style:style>
    <style:style style:name="T583" style:family="text">
      <style:text-properties officeooo:rsid="1a69b621"/>
    </style:style>
    <style:style style:name="T584" style:family="text">
      <style:text-properties officeooo:rsid="1a7db844"/>
    </style:style>
    <style:style style:name="T585" style:family="text">
      <style:text-properties officeooo:rsid="1a7ead9a"/>
    </style:style>
    <style:style style:name="T586" style:family="text">
      <style:text-properties officeooo:rsid="1a7edccc"/>
    </style:style>
    <style:style style:name="T587" style:family="text">
      <style:text-properties officeooo:rsid="1a80a2cc"/>
    </style:style>
    <style:style style:name="T588" style:family="text">
      <style:text-properties officeooo:rsid="1a84654c"/>
    </style:style>
    <style:style style:name="T589" style:family="text">
      <style:text-properties officeooo:rsid="1a84c72a"/>
    </style:style>
    <style:style style:name="T590" style:family="text">
      <style:text-properties officeooo:rsid="1a84d7b6"/>
    </style:style>
    <style:style style:name="T591" style:family="text">
      <style:text-properties officeooo:rsid="1a87bffc"/>
    </style:style>
    <style:style style:name="T592" style:family="text">
      <style:text-properties officeooo:rsid="1a8a8a34"/>
    </style:style>
    <style:style style:name="T593" style:family="text">
      <style:text-properties officeooo:rsid="1a8a8c76"/>
    </style:style>
    <style:style style:name="T594" style:family="text">
      <style:text-properties fo:language="en" fo:country="US" officeooo:rsid="1a8eb327"/>
    </style:style>
    <style:style style:name="T595" style:family="text">
      <style:text-properties fo:language="en" fo:country="US" officeooo:rsid="1a8f7703"/>
    </style:style>
    <style:style style:name="T596" style:family="text">
      <style:text-properties fo:language="en" fo:country="US" officeooo:rsid="1a91431d"/>
    </style:style>
    <style:style style:name="T597" style:family="text">
      <style:text-properties fo:language="en" fo:country="US" officeooo:rsid="1a932968"/>
    </style:style>
    <style:style style:name="T598" style:family="text">
      <style:text-properties fo:language="en" fo:country="US" officeooo:rsid="1a93f9d1"/>
    </style:style>
    <style:style style:name="T599" style:family="text">
      <style:text-properties fo:language="en" fo:country="US" officeooo:rsid="1a96ca54"/>
    </style:style>
    <style:style style:name="T600" style:family="text">
      <style:text-properties fo:language="en" fo:country="US" officeooo:rsid="1a9810a4"/>
    </style:style>
    <style:style style:name="T601" style:family="text">
      <style:text-properties fo:language="en" fo:country="US" officeooo:rsid="1a988243"/>
    </style:style>
    <style:style style:name="T602" style:family="text">
      <style:text-properties fo:language="en" fo:country="US" officeooo:rsid="1a995d04"/>
    </style:style>
    <style:style style:name="T603" style:family="text">
      <style:text-properties fo:language="en" fo:country="US" officeooo:rsid="1a99ab25"/>
    </style:style>
    <style:style style:name="T604" style:family="text">
      <style:text-properties officeooo:rsid="1a9d9a31"/>
    </style:style>
    <style:style style:name="T605" style:family="text">
      <style:text-properties officeooo:rsid="1a9ed102"/>
    </style:style>
    <style:style style:name="T606" style:family="text">
      <style:text-properties officeooo:rsid="1a9f41d4"/>
    </style:style>
    <style:style style:name="T607" style:family="text">
      <style:text-properties officeooo:rsid="1aa0a070"/>
    </style:style>
    <style:style style:name="T608" style:family="text">
      <style:text-properties officeooo:rsid="1aa3cbc9"/>
    </style:style>
    <style:style style:name="T609" style:family="text">
      <style:text-properties officeooo:rsid="1aa48fc3"/>
    </style:style>
    <style:style style:name="T610" style:family="text">
      <style:text-properties officeooo:rsid="1aac0adc"/>
    </style:style>
    <style:style style:name="T611" style:family="text">
      <style:text-properties officeooo:rsid="1aac1bdb"/>
    </style:style>
    <style:style style:name="T612" style:family="text">
      <style:text-properties officeooo:rsid="1abbd636"/>
    </style:style>
    <style:style style:name="T613" style:family="text">
      <style:text-properties officeooo:rsid="1abc8603"/>
    </style:style>
    <style:style style:name="T614" style:family="text">
      <style:text-properties officeooo:rsid="1abeead1"/>
    </style:style>
    <style:style style:name="T615" style:family="text">
      <style:text-properties officeooo:rsid="1ac0a1b8"/>
    </style:style>
    <style:style style:name="T616" style:family="text">
      <style:text-properties officeooo:rsid="1ac59d8c"/>
    </style:style>
    <style:style style:name="T617" style:family="text">
      <style:text-properties officeooo:rsid="1ac673d4"/>
    </style:style>
    <style:style style:name="T618" style:family="text">
      <style:text-properties officeooo:rsid="1accddd3"/>
    </style:style>
    <style:style style:name="T619" style:family="text">
      <style:text-properties officeooo:rsid="1ad14a67"/>
    </style:style>
    <style:style style:name="T620" style:family="text">
      <style:text-properties officeooo:rsid="1ad40e47"/>
    </style:style>
    <style:style style:name="T621" style:family="text">
      <style:text-properties officeooo:rsid="1adc8609"/>
    </style:style>
    <style:style style:name="T622" style:family="text">
      <style:text-properties officeooo:rsid="1addb3f4"/>
    </style:style>
    <style:style style:name="T623" style:family="text">
      <style:text-properties officeooo:rsid="1aea09db"/>
    </style:style>
    <style:style style:name="T624" style:family="text">
      <style:text-properties officeooo:rsid="1aedc18e"/>
    </style:style>
    <style:style style:name="T625" style:family="text">
      <style:text-properties officeooo:rsid="1af17a44"/>
    </style:style>
    <style:style style:name="T626" style:family="text">
      <style:text-properties officeooo:rsid="1af9e0f0"/>
    </style:style>
    <style:style style:name="T627" style:family="text">
      <style:text-properties officeooo:rsid="1b06f36f"/>
    </style:style>
    <style:style style:name="T628" style:family="text">
      <style:text-properties officeooo:rsid="1b07febc"/>
    </style:style>
    <style:style style:name="T629" style:family="text">
      <style:text-properties officeooo:rsid="1b0a9580"/>
    </style:style>
    <style:style style:name="T630" style:family="text">
      <style:text-properties officeooo:rsid="1b0aa61a"/>
    </style:style>
    <style:style style:name="T631" style:family="text">
      <style:text-properties officeooo:rsid="1b0c8ae0"/>
    </style:style>
    <style:style style:name="T632" style:family="text">
      <style:text-properties officeooo:rsid="1b0d6b9e"/>
    </style:style>
    <style:style style:name="T633" style:family="text">
      <style:text-properties officeooo:rsid="1b10e5f2"/>
    </style:style>
    <style:style style:name="T634" style:family="text">
      <style:text-properties officeooo:rsid="1b155c13"/>
    </style:style>
    <style:style style:name="T635" style:family="text">
      <style:text-properties officeooo:rsid="1b162e66"/>
    </style:style>
    <style:style style:name="T636" style:family="text">
      <style:text-properties officeooo:rsid="1b196b46"/>
    </style:style>
    <style:style style:name="T637" style:family="text">
      <style:text-properties officeooo:rsid="1b233828"/>
    </style:style>
    <style:style style:name="T638" style:family="text">
      <style:text-properties officeooo:rsid="1b25f3f8"/>
    </style:style>
    <style:style style:name="T639" style:family="text">
      <style:text-properties officeooo:rsid="1b25fe87"/>
    </style:style>
    <style:style style:name="T640" style:family="text">
      <style:text-properties officeooo:rsid="1b2c0182"/>
    </style:style>
    <style:style style:name="T641" style:family="text">
      <style:text-properties officeooo:rsid="1b2c147d"/>
    </style:style>
    <style:style style:name="T642" style:family="text">
      <style:text-properties officeooo:rsid="1b2e617c"/>
    </style:style>
    <style:style style:name="T643" style:family="text">
      <style:text-properties officeooo:rsid="1b2f5bad"/>
    </style:style>
    <style:style style:name="T644" style:family="text">
      <style:text-properties officeooo:rsid="1b3101ca"/>
    </style:style>
    <style:style style:name="T645" style:family="text">
      <style:text-properties officeooo:rsid="1b3185dd"/>
    </style:style>
    <style:style style:name="T646" style:family="text">
      <style:text-properties officeooo:rsid="1b33367a"/>
    </style:style>
    <style:style style:name="T647" style:family="text">
      <style:text-properties officeooo:rsid="1b33b29d"/>
    </style:style>
    <style:style style:name="T648" style:family="text">
      <style:text-properties officeooo:rsid="1b501ef1"/>
    </style:style>
    <style:style style:name="T649" style:family="text">
      <style:text-properties officeooo:rsid="1b51e26a"/>
    </style:style>
    <style:style style:name="T650" style:family="text">
      <style:text-properties officeooo:rsid="1b523592"/>
    </style:style>
    <style:style style:name="T651" style:family="text">
      <style:text-properties officeooo:rsid="1b53e642"/>
    </style:style>
    <style:style style:name="T652" style:family="text">
      <style:text-properties officeooo:rsid="1b5f3496"/>
    </style:style>
    <style:style style:name="T653" style:family="text">
      <style:text-properties officeooo:rsid="1b611a13"/>
    </style:style>
    <style:style style:name="T654" style:family="text">
      <style:text-properties officeooo:rsid="1b6d2e97"/>
    </style:style>
    <style:style style:name="T655" style:family="text">
      <style:text-properties officeooo:rsid="1b6e1d4e"/>
    </style:style>
    <style:style style:name="T656" style:family="text">
      <style:text-properties officeooo:rsid="1836b5be"/>
    </style:style>
    <style:style style:name="T657" style:family="text">
      <style:text-properties officeooo:rsid="1b7322ed"/>
    </style:style>
    <style:style style:name="T658" style:family="text">
      <style:text-properties officeooo:rsid="1b7348eb"/>
    </style:style>
    <style:style style:name="T659" style:family="text">
      <style:text-properties officeooo:rsid="1b744c4f"/>
    </style:style>
    <style:style style:name="T660" style:family="text">
      <style:text-properties officeooo:rsid="1b7afc12"/>
    </style:style>
    <style:style style:name="T661" style:family="text">
      <style:text-properties officeooo:rsid="1b7d8805"/>
    </style:style>
    <style:style style:name="T662" style:family="text">
      <style:text-properties officeooo:rsid="15858e1c"/>
    </style:style>
    <style:style style:name="T663" style:family="text">
      <style:text-properties officeooo:rsid="1b8dd7db"/>
    </style:style>
    <style:style style:name="T664" style:family="text">
      <style:text-properties officeooo:rsid="1b90d811"/>
    </style:style>
    <style:style style:name="T665" style:family="text">
      <style:text-properties officeooo:rsid="1b9263bf"/>
    </style:style>
    <style:style style:name="T666" style:family="text">
      <style:text-properties officeooo:rsid="1b9315c2"/>
    </style:style>
    <style:style style:name="T667" style:family="text">
      <style:text-properties officeooo:rsid="1b981e86"/>
    </style:style>
    <style:style style:name="T668" style:family="text">
      <style:text-properties officeooo:rsid="1b9a3db7"/>
    </style:style>
    <style:style style:name="T669" style:family="text">
      <style:text-properties officeooo:rsid="1b9d2f1b"/>
    </style:style>
    <style:style style:name="T670" style:family="text">
      <style:text-properties officeooo:rsid="1ba1f920"/>
    </style:style>
    <style:style style:name="T671" style:family="text">
      <style:text-properties fo:color="#8ba60e"/>
    </style:style>
    <style:style style:name="T672" style:family="text">
      <style:text-properties officeooo:rsid="1ba73830"/>
    </style:style>
    <style:style style:name="T673" style:family="text">
      <style:text-properties officeooo:rsid="1bae3ad8"/>
    </style:style>
    <style:style style:name="T674" style:family="text">
      <style:text-properties officeooo:rsid="1baf7800"/>
    </style:style>
    <style:style style:name="T675" style:family="text">
      <style:text-properties officeooo:rsid="1bb120c7"/>
    </style:style>
    <style:style style:name="T676" style:family="text">
      <style:text-properties officeooo:rsid="1bb7d012"/>
    </style:style>
    <style:style style:name="T677" style:family="text">
      <style:text-properties officeooo:rsid="1bbb9db4"/>
    </style:style>
    <style:style style:name="T678" style:family="text">
      <style:text-properties officeooo:rsid="1bbce9aa"/>
    </style:style>
    <style:style style:name="T679" style:family="text">
      <style:text-properties officeooo:rsid="1bbdb9ef"/>
    </style:style>
    <style:style style:name="T680" style:family="text">
      <style:text-properties officeooo:rsid="1bc6ea06"/>
    </style:style>
    <style:style style:name="T681" style:family="text">
      <style:text-properties officeooo:rsid="1bc805aa"/>
    </style:style>
    <style:style style:name="T682" style:family="text">
      <style:text-properties officeooo:rsid="1bd0abba"/>
    </style:style>
    <style:style style:name="T683" style:family="text">
      <style:text-properties officeooo:rsid="1bd9fc7c"/>
    </style:style>
    <style:style style:name="T684" style:family="text">
      <style:text-properties officeooo:rsid="1bdf3273"/>
    </style:style>
    <style:style style:name="T685" style:family="text">
      <style:text-properties officeooo:rsid="1be4bd74"/>
    </style:style>
    <style:style style:name="T686" style:family="text">
      <style:text-properties officeooo:rsid="17295d43"/>
    </style:style>
    <style:style style:name="T687" style:family="text">
      <style:text-properties officeooo:rsid="1be5bcb8"/>
    </style:style>
    <style:style style:name="T688" style:family="text">
      <style:text-properties officeooo:rsid="1be7bb4e"/>
    </style:style>
    <style:style style:name="T689" style:family="text">
      <style:text-properties officeooo:rsid="1be81f9a"/>
    </style:style>
    <style:style style:name="T690" style:family="text">
      <style:text-properties officeooo:rsid="1be92a77"/>
    </style:style>
    <style:style style:name="T691" style:family="text">
      <style:text-properties officeooo:rsid="1be9774f"/>
    </style:style>
    <style:style style:name="T692" style:family="text">
      <style:text-properties officeooo:rsid="1beb31a4"/>
    </style:style>
    <style:style style:name="T693" style:family="text">
      <style:text-properties officeooo:rsid="1bf0018f"/>
    </style:style>
    <style:style style:name="T694" style:family="text">
      <style:text-properties officeooo:rsid="1bf315b1"/>
    </style:style>
    <style:style style:name="T695" style:family="text">
      <style:text-properties officeooo:rsid="1bf434a3"/>
    </style:style>
    <style:style style:name="T696" style:family="text">
      <style:text-properties officeooo:rsid="1bf86820"/>
    </style:style>
    <style:style style:name="T697" style:family="text">
      <style:text-properties officeooo:rsid="1bf9beb5"/>
    </style:style>
    <style:style style:name="T698" style:family="text">
      <style:text-properties officeooo:rsid="1bfb018b"/>
    </style:style>
    <style:style style:name="T699" style:family="text">
      <style:text-properties officeooo:rsid="1bfc5673"/>
    </style:style>
    <style:style style:name="T700" style:family="text">
      <style:text-properties officeooo:rsid="1bfffc6a"/>
    </style:style>
    <style:style style:name="T701" style:family="text">
      <style:text-properties officeooo:rsid="1c014cf9"/>
    </style:style>
    <style:style style:name="T702" style:family="text">
      <style:text-properties officeooo:rsid="1c0a07de"/>
    </style:style>
    <style:style style:name="T703" style:family="text">
      <style:text-properties officeooo:rsid="1c0b859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4"/>
      <text:p text:style-name="P94"><text:span text:style-name="T332">O</text:span><text:span text:style-name="T326">puštěná pevnost</text:span></text:p>
      <text:p text:style-name="P92"/>
      <text:p text:style-name="P92"/>
      <text:p text:style-name="P93"><text:span text:style-name="T441">dobrodružství</text:span> pro hru</text:p>
      <text:p text:style-name="P120">Dakara</text:p>
      <text:p text:style-name="P122"/>
      <text:p text:style-name="P121">dungeoncrawl</text:p>
      <text:p text:style-name="P118"/>
      <text:p text:style-name="P118"/>
      <text:p text:style-name="P119"/>
      <text:p text:style-name="P119"/>
      <text:p text:style-name="P119"/>
      <text:p text:style-name="P119"/>
      <text:p text:style-name="P119"/>
      <text:p text:style-name="P119"/>
      <text:p text:style-name="P2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32"><text:a xlink:type="simple" xlink:href="#__RefHeading___Toc5353_3707205463" text:style-name="Internet_20_link" text:visited-style-name="Internet_20_link">TODO</text:a><text:tab/>3</text:p>
          <text:p text:style-name="P132"><text:a xlink:type="simple" xlink:href="#__RefHeading___Toc2916_1905480466" text:style-name="Internet_20_link" text:visited-style-name="Internet_20_link">K vytištění</text:a><text:tab/>13</text:p>
          <text:p text:style-name="P133"><text:a xlink:type="simple" xlink:href="#__RefHeading___Toc2918_1905480466" text:style-name="Internet_20_link" text:visited-style-name="Internet_20_link">?? (zatím nevím, kde to bude)</text:a><text:tab/>13</text:p>
          <text:p text:style-name="P133"><text:a xlink:type="simple" xlink:href="#__RefHeading___Toc2920_1905480466" text:style-name="Internet_20_link" text:visited-style-name="Internet_20_link">Trezor velitele pevnosti (ještě nevím, kde bude, ale nejspíš v B14)</text:a><text:tab/>13</text:p>
          <text:p text:style-name="P133"><text:a xlink:type="simple" xlink:href="#__RefHeading___Toc2922_1905480466" text:style-name="Internet_20_link" text:visited-style-name="Internet_20_link">Pracovna mága (C14)</text:a><text:tab/>13</text:p>
          <text:p text:style-name="P132"><text:a xlink:type="simple" xlink:href="#__RefHeading___Toc5355_3707205463" text:style-name="Internet_20_link" text:visited-style-name="Internet_20_link">Úvod</text:a><text:tab/>15</text:p>
          <text:p text:style-name="P133"><text:a xlink:type="simple" xlink:href="#__RefHeading___Toc5357_3707205463" text:style-name="Internet_20_link" text:visited-style-name="Internet_20_link">Příprava na hru</text:a><text:tab/>15</text:p>
          <text:p text:style-name="P133"><text:a xlink:type="simple" xlink:href="#__RefHeading___Toc5359_3707205463" text:style-name="Internet_20_link" text:visited-style-name="Internet_20_link">O čem je toto dobrodružství</text:a><text:tab/>16</text:p>
          <text:p text:style-name="P133"><text:a xlink:type="simple" xlink:href="#__RefHeading___Toc5361_3707205463" text:style-name="Internet_20_link" text:visited-style-name="Internet_20_link">Události</text:a><text:tab/>17</text:p>
          <text:p text:style-name="P132"><text:a xlink:type="simple" xlink:href="#__RefHeading___Toc5363_3707205463" text:style-name="Internet_20_link" text:visited-style-name="Internet_20_link"><text:span text:style-name="T185">L</text:span></text:a><text:a xlink:type="simple" xlink:href="#__RefHeading___Toc5363_3707205463" text:style-name="Internet_20_link" text:visited-style-name="Internet_20_link"><text:span text:style-name="T185">oot</text:span></text:a><text:tab/>19</text:p>
          <text:p text:style-name="P132"><text:a xlink:type="simple" xlink:href="#__RefHeading___Toc5365_3707205463" text:style-name="Internet_20_link" text:visited-style-name="Internet_20_link">NPCs (mrtvoly)</text:a><text:tab/>22</text:p>
          <text:p text:style-name="P132"><text:a xlink:type="simple" xlink:href="#__RefHeading___Toc5367_3707205463" text:style-name="Internet_20_link" text:visited-style-name="Internet_20_link">Nestvůry</text:a><text:tab/>24</text:p>
          <text:p text:style-name="P132"><text:a xlink:type="simple" xlink:href="#__RefHeading___Toc5369_3707205463" text:style-name="Internet_20_link" text:visited-style-name="Internet_20_link">Místnosti</text:a><text:tab/>26</text:p>
          <text:p text:style-name="P133"><text:a xlink:type="simple" xlink:href="#__RefHeading___Toc2924_1905480466" text:style-name="Internet_20_link" text:visited-style-name="Internet_20_link">Trosky pevnosti</text:a><text:tab/>26</text:p>
          <text:p text:style-name="P133"><text:a xlink:type="simple" xlink:href="#__RefHeading___Toc2926_1905480466" text:style-name="Internet_20_link" text:visited-style-name="Internet_20_link">První podzemní patro</text:a><text:tab/>30</text:p>
          <text:p text:style-name="P133"><text:a xlink:type="simple" xlink:href="#__RefHeading___Toc2928_1905480466" text:style-name="Internet_20_link" text:visited-style-name="Internet_20_link">Druhé podzemní patro</text:a><text:tab/>39</text:p>
          <text:p text:style-name="P132"><text:a xlink:type="simple" xlink:href="#__RefHeading___Toc2930_1905480466" text:style-name="Internet_20_link" text:visited-style-name="Internet_20_link">Konec dobrodružství</text:a><text:tab/>49</text:p>
        </text:index-body>
      </text:table-of-content>
      <text:p text:style-name="P123"/>
      <text:p text:style-name="P3"/>
      <text:p text:style-name="P1">Verze 0.<text:span text:style-name="T335">0.35</text:span></text:p>
      <text:p text:style-name="P123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139" text:outline-level="1"><text:bookmark-start text:name="__RefHeading___Toc5353_3707205463"/>TODO<text:bookmark-end text:name="__RefHeading___Toc5353_3707205463"/></text:h>
      <text:p text:style-name="P89">IDEA:</text:p>
      <text:list xml:id="list3540895308" text:style-name="L1">
        <text:list-item>
          <text:p text:style-name="P165">Loot (a obecně předměty), ke kterým přísluší karta, mají v závorce (karta).</text:p>
        </text:list-item>
        <text:list-item>
          <text:p text:style-name="P165">Předměty, které mají jinou rekvizitu než kartu (svitek, atd.), mají v závorce (rekvizita).</text:p>
        </text:list-item>
        <text:list-item>
          <text:p text:style-name="P166">Ve finále by to možná mohly nahradit ikonky.</text:p>
        </text:list-item>
      </text:list>
      <text:p text:style-name="P59">IDEA: Kurzívou psát text, <text:span text:style-name="T466">který </text:span>je možné rovnou říct hráčům.<text:line-break/><text:span text:style-name="T605">+ Tučně je text, který říká, co se může stát.</text:span></text:p>
      <text:p text:style-name="P99">TODO</text:p>
      <text:p text:style-name="P98">Postavy rozumí staroelfštině a starotrpasličtině –<text:span text:style-name="T494"> psané i mluvené formě. Neumí staroelfsky ani starotrpaslicky psát, a to ani písař (může se to samozřejmě naučit).</text:span></text:p>
      <text:list xml:id="list3738651689" text:style-name="L2">
        <text:list-item>
          <text:p text:style-name="P597">Jak elfové deaktivovali sochy a pasti u vstupu?</text:p>
          <text:p text:style-name="P614">TODO: Sebret Beleronův amulet mrtvole u pavouka. Dát ho mrtvým elfům uvnitř podzemí. Připsat k sochám v C7 a C8 reakci na někoho s amuletem na krku.</text:p>
          <text:list>
            <text:list-item>
              <text:list>
                <text:list-item>
                  <text:p text:style-name="P615">(Na druhou stranu pak možná bude až moc jednoduché vyřešit přízrak – postavy nejspíš amulety nesundají, když zjistí, že fungují. Ale tak co...).</text:p>
                </text:list-item>
              </text:list>
            </text:list-item>
            <text:list-item>
              <text:p text:style-name="P598">Sochy možná nějakou formulí.</text:p>
              <text:list>
                <text:list-item>
                  <text:p text:style-name="P613">Beleronův amulet by to mohl dělat.</text:p>
                  <text:list>
                    <text:list-item>
                      <text:p text:style-name="P613"><text:soft-page-break/>Asi by ho pak neměl mít elf u pavouků, ale to je ok.</text:p>
                    </text:list-item>
                  </text:list>
                </text:list-item>
              </text:list>
            </text:list-item>
            <text:list-item>
              <text:p text:style-name="P598">Pasti <text:span text:style-name="T696">by se asi mohly vypínat v C16</text:span></text:p>
              <text:list>
                <text:list-item>
                  <text:p text:style-name="P599">Když se někdo do pevnosti vracel, tak se holt pastem vyhnul.</text:p>
                  <text:p text:style-name="P261">„Při návratu do pevnosti se doporučuje <text:span text:style-name="T703">prohlédnout si</text:span>, kde jsou výmetné otvory ohnivých pastí a nestoupat jim do výstřelu.<text:line-break/><text:tab/><text:span text:style-name="T702">Následná ruční deaktivace ve zbrojnici předejde případným nehodám při běžném provozu objektu.<text:line-break/><text:tab/>Ujistěte se, že je aktivační mechanismus ve vypnuté poloze zajištěn bezpečnostní západkou.“</text:span></text:p>
                </text:list-item>
              </text:list>
            </text:list-item>
          </text:list>
        </text:list-item>
        <text:list-item>
          <text:p text:style-name="P588">Do návodu k použití modulů:</text:p>
          <text:list>
            <text:list-item>
              <text:p text:style-name="P588">Neříkej hráčům názvy místností, ty jsou pouze pro tebe pro rychlou orientaci.</text:p>
            </text:list-item>
            <text:list-item>
              <text:p text:style-name="P594">Ceny uvedené v modulu jsou prodejní. Obchodníci <text:span text:style-name="T685">to</text:span> následně prodají dráž <text:span text:style-name="T685">(až za dvojnásobek)</text:span>.</text:p>
              <text:list>
                <text:list-item>
                  <text:p text:style-name="P593">Ceny v ceníku jsou nákupní, prodejní bývají poloviční.</text:p>
                </text:list-item>
              </text:list>
            </text:list-item>
          </text:list>
        </text:list-item>
        <text:list-item>
          <text:p text:style-name="P596">Tu tabulku s cenama drahokamů a šperků přece jen potřebuju. Odhad ceny by měl být player skill – aby ho ale hráči mohli získat, tak ty ceny musí být konzistentní.</text:p>
        </text:list-item>
        <text:list-item>
          <text:p text:style-name="P589">Možná „obytné místnosti“ pro vojáky zase přejmenovat zpět na ubikace (nechat to jen pro pokoj pro sochařského mistra).</text:p>
        </text:list-item>
        <text:list-item>
          <text:p text:style-name="P559">Elfové asi s sebou měli lano.</text:p>
          <text:list>
            <text:list-item>
              <text:p text:style-name="P559"><text:soft-page-break/>A asi ho použili na sešplhání do boční věře.</text:p>
              <text:list>
                <text:list-item>
                  <text:p text:style-name="P560">Tak nakonec ne. Použili ho na spuštění výbavy, ale ne na sešplhávání – ono by to po točitém schodišti stejně moc nešlo.</text:p>
                </text:list-item>
                <text:list-item>
                  <text:p text:style-name="P358">Otázka je, jestli ho tam nechali, když ustupovali před orky. Asi jo.</text:p>
                </text:list-item>
                <text:list-item>
                  <text:p text:style-name="P358">A jak se pak dolů dostali orkové (mohli prostě slézt).</text:p>
                </text:list-item>
              </text:list>
            </text:list-item>
          </text:list>
        </text:list-item>
        <text:list-item>
          <text:p text:style-name="P168">Jak to bude s Beleronovými amulety?</text:p>
          <text:list>
            <text:list-item>
              <text:p text:style-name="P168">Asi by spíš měly být v truhlách starých elfů – na druhou stranu ti by si je asi při odchodu vzali s sebou.</text:p>
            </text:list-item>
            <text:list-item>
              <text:p text:style-name="P169">Když ho bude mít mrtvola elfa u pavouků, tak tím získá smysl jít to k pavoukům vyčistit.</text:p>
              <text:list>
                <text:list-item>
                  <text:p text:style-name="P169">Asi není důvod, proč by ho mít neměl – mohl ho tady třeba někde sebrat.</text:p>
                </text:list-item>
              </text:list>
            </text:list-item>
          </text:list>
        </text:list-item>
        <text:list-item>
          <text:p text:style-name="P170">Jedena z modliteb by mohla být částečně za závalem <text:span text:style-name="T555">(pokud je teda budu přesouvat).</text:span></text:p>
        </text:list-item>
        <text:list-item>
          <text:p text:style-name="P171">Přidal pomlčky do kódu dveří (C5-d1).</text:p>
        </text:list-item>
        <text:list-item>
          <text:p text:style-name="P172">Jak vypadá „typická chodba“ (2x2 metry? Možná spíš na výšku 2,5m). <text:span text:style-name="T527">Pokud není řečeno jinak,</text:span> <text:span text:style-name="T527">strop v místnostech je stejně vysoký jako v chodbách.</text:span></text:p>
        </text:list-item>
        <text:list-item>
          <text:p text:style-name="P173">Pokud není řečeno jinak, všude v podzemí je tma.</text:p>
          <text:list>
            <text:list-item>
              <text:p text:style-name="P174">TODO: Čím si tu svítili?</text:p>
              <text:list>
                <text:list-item>
                  <text:p text:style-name="P174">Dát to do popisů místností.</text:p>
                </text:list-item>
              </text:list>
            </text:list-item>
          </text:list>
        </text:list-item>
        <text:list-item>
          <text:p text:style-name="P175">Co je na svazku klíčů v B1 d1?</text:p>
          <text:list>
            <text:list-item>
              <text:p text:style-name="P176"><text:soft-page-break/>Jden z klíčů je od dveří B1 d1, další je od dveří B3 d1.</text:p>
              <text:list>
                <text:list-item>
                  <text:p text:style-name="P176">Co dál?</text:p>
                </text:list-item>
              </text:list>
            </text:list-item>
          </text:list>
        </text:list-item>
        <text:list-item>
          <text:p text:style-name="P177">Značky na mapě v místnosti B1</text:p>
          <text:list>
            <text:list-item>
              <text:p text:style-name="P177">Pracovní stůl u severní stěny.</text:p>
            </text:list-item>
            <text:list-item>
              <text:p text:style-name="P177">Výheň, kovadlina a odkládací stolek u jižní stěny.</text:p>
            </text:list-item>
          </text:list>
        </text:list-item>
        <text:list-item>
          <text:p text:style-name="P178">Značky na ma<text:span text:style-name="T530">p</text:span>ě v místnosti B2</text:p>
          <text:list>
            <text:list-item>
              <text:p text:style-name="P178">Sudy s vodou.</text:p>
            </text:list-item>
          </text:list>
        </text:list-item>
        <text:list-item>
          <text:p text:style-name="P179">TODO: U dveří na mapě rozlišovat značku pro otevřené dveře a značku pro zavřené dveře s naznačením, kam se otevírají.</text:p>
        </text:list-item>
        <text:list-item>
          <text:p text:style-name="P180"><text:span text:style-name="T491">TODO: </text:span>Encounter do oblasti C11, C12, C13</text:p>
          <text:list>
            <text:list-item>
              <text:p text:style-name="P181">To byly asi další ubikace.</text:p>
              <text:list>
                <text:list-item>
                  <text:p text:style-name="P181">Ale co by se tu mohlo dít?</text:p>
                </text:list-item>
                <text:list-item>
                  <text:p text:style-name="P182">Možná nějaká (nehmotná) víla, kterou si tu jeden z elfů držel?</text:p>
                </text:list-item>
              </text:list>
            </text:list-item>
          </text:list>
        </text:list-item>
        <text:list-item>
          <text:p text:style-name="P183">TODO: Encounter do oblasti B1, B2</text:p>
          <text:list>
            <text:list-item>
              <text:p text:style-name="P184"><text:span text:style-name="T493">Socha trpaslice</text:span>, která nosila vědra s vodou ze studny, <text:span text:style-name="T493">vařila, obsluhovala vojáky, apod.</text:span></text:p>
              <text:list>
                <text:list-item>
                  <text:p text:style-name="P185"><text:span text:style-name="T494">Mluví starotrpaslicky, ale postavy jí rozumí</text:span>.</text:p>
                  <text:p text:style-name="P186">Má hluboký hlas.</text:p>
                </text:list-item>
                <text:list-item>
                  <text:p text:style-name="P187">Může souhlasit, že postavám pomůže, ale neumí bojovat – v případném boji zapiští a uteče se někam schovat.</text:p>
                </text:list-item>
              </text:list>
              <text:p text:style-name="P185">Ví o válce a o povolávacím <text:span text:style-name="T496">rozkazu?</text:span></text:p>
              <text:list text:continue-numbering="true">
                <text:list-header>
                  <text:p text:style-name="P186"><text:soft-page-break/>Asi jo, mistr se s ní určitě rozloučil.</text:p>
                </text:list-header>
                <text:list-item>
                  <text:p text:style-name="P189">Proč je tady?</text:p>
                  <text:list>
                    <text:list-item>
                      <text:p text:style-name="P190">Asi by dávalo smysl, kdyby tu někde byla dílna na opravy/údržbu soch. Ona mohla být pomocnicí mistra sochaře, nebo možná nevyléčitelně nemocná dcera jeho trpaslického přítele, kterou se rozhodl zachránit tím, že z ní udělal sochu.</text:p>
                      <text:p text:style-name="P190"><text:span text:style-name="T495">Za to dostal strašnýho sprďana a poslali ho za trest do téhle zapadlé pevnůstky.</text:span> </text:p>
                    </text:list-item>
                    <text:list-item>
                      <text:p text:style-name="P191">Sochařská dílna je B1.</text:p>
                      <text:list>
                        <text:list-item>
                          <text:p text:style-name="P192">Mistrova komnata bude někde jinde – třeba C11.</text:p>
                          <text:list>
                            <text:list-item>
                              <text:p text:style-name="P186">Asi by tam měly být nějaké svitky s kusem příběhu – <text:span text:style-name="T497">proč je tu ale nechal?</text:span></text:p>
                              <text:list>
                                <text:list-item>
                                  <text:p text:style-name="P193">Protože při evakuaci pevnos<text:span text:style-name="T498">t</text:span>i si směl vzít jen to nejnutnější.</text:p>
                                </text:list-item>
                              </text:list>
                              <text:p text:style-name="P194">Mistře Ankerte,</text:p>
                              <text:p text:style-name="P195">nemusím ti, doufám, vysvětlovat, do jak svízeln<text:span text:style-name="T548">é</text:span> situace jsi přivedl sochařsk<text:span text:style-name="T551">é</text:span> <text:span text:style-name="T551">kolegium</text:span>. <text:span text:style-name="T499">Nejen že tvé jednání bylo trestuhodně neetické, ale navíc jsi tím potenciálně urazil naše nejdůležitější spojence. A co hůř – musel jsi na to použít zrovna ženu? A musel jsi to být zrovna ty, můj nejlepší student?<text:line-break/><text:tab/>Na lítost už je, nicméně, pozdě. Záležitostí se zabývala královská kance</text:span><text:soft-page-break/><text:span text:style-name="T499">lář. Rozhodnutí jeho výsosti, jak jistě víš, je nezvratné. Zítra narukuješ k armádě a budeš ihned převelen do jedné ze vzdálených pohraničních pevností, kde budeš po zbytek svého života vykonávat práci údržbáře vojenského vybavení.<text:line-break/><text:tab/>Svůj… výtvor si vezmeš s sebou a zajistíš, že se o něm nikdo mimo pevnost nedozví. Porušení tohoto příkazu bude pro tebe znamenat smrt.</text:span></text:p>
                              <text:p text:style-name="P196">Ba<text:span text:style-name="T500">h</text:span>olar, velmistr sochař<text:span text:style-name="T550">ského kolegia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5">Svitek s vysvětlením, proč sem je přidělen sochařský mistr, by mohlo být u velitele tvrze.</text:p>
                      <text:list>
                        <text:list-header>
                          <text:p text:style-name="P197">Urozený pane Glandire,</text:p>
                          <text:p text:style-name="P199">posílám ti jednoho rek<text:span text:style-name="T505">r</text:span>u<text:span text:style-name="T505">t</text:span>a, jemuž je záhodno věnovat zvláštní pozornost. Bude tvým novým údržbářem. <text:span text:style-name="T553">N</text:span>enech se zmást tím, že je na tuto pozici starý, a že je nadmíru znalý umění sochařského. Chovej se k němu jako k nejnižšímu učedníkovi, taková jest vůle <text:span text:style-name="T552">jeho výsosti</text:span>.<text:line-break/><text:tab/>Věz také, že bude mít s sebou sochu netypického vzhledu. Je na tobě, jak ji využiješ. <text:span text:style-name="T503">N</text:span>espoléhej na ni ale <text:span text:style-name="T549">při obraně pevnosti</text:span>, <text:span text:style-name="T503">v</text:span> tomto směru je zcela defektní a nepoužitelná.<text:line-break/><text:tab/><text:span text:style-name="T504">Měj obzvláště na paměti</text:span>, že informace o její existenci v žádném případě nesmí opustit tvou pevnost.</text:p>
                          <text:p text:style-name="P200"><text:soft-page-break/>Vilinar, <text:span text:style-name="T501">vrchní velitel vojsk <text:s/>krále Arkadara</text:span></text:p>
                        </text:list-header>
                      </text:list>
                    </text:list-item>
                    <text:list-item>
                      <text:p text:style-name="P266">TODO: V rozkazu pro opuštění tvrze by mělo být zmíněno, že jak vojáci, tak civilisti, si mají s sebou vzít jen to nejnutnější.</text:p>
                      <text:list>
                        <text:list-header>
                          <text:p text:style-name="P267">TODO: O tom, že se elfům vymkl výzkum z rukou, nemůžu psát hned v prvním dungeonu...</text:p>
                          <text:p text:style-name="P198">Urozený pane Glandire,</text:p>
                          <text:p text:style-name="P202">rozkaz, který Ti posílám, se Ti jistě nebude líbit. <text:span text:style-name="T507">Nepochybuji ale, že rozumíš vážnosti situace a neprodleně jej vyplníš</text:span>.<text:line-break/><text:tab/><text:span text:style-name="T506">Jak jistě víš, válka s Chaosem se už dlouho nevyvíjí dobře. Před nedávnem ovšem došlo k události, která všechno mění. Těm zatraceným orkům se nějakým záhadným způsobem podařilo přivolat pohromu přímo do srdce naší říše. Samotný Alondar je v ohrožení, takže už nedává smysl držet posádky v pohraničních pevnostech. A proto Ti přikazuju:</text:span></text:p>
                          <text:p text:style-name="P203">Opusť s celou svou zbrojnou hotovostí Nadarskou pevnost. Vezmi s sebou také všechny civilisty, které nepojme Tvé panství, nebo jež by nebylo rozumné nechat nechráněné. <text:span text:style-name="T554">Při odchodu aktivuj</text:span> automatické obranné prostředky.<text:line-break/><text:tab/>Nařiď všem svým vojákům a pod<text:soft-page-break/>daným, aby s sebou vzali jen to nejnutnější. Je nezbytné, aby se tvůj voj připojil k jádru armády Jeho veličenstva v co nejkratším termínu.</text:p>
                          <text:p text:style-name="P201">Vilinar, <text:span text:style-name="T501">vrchní velitel vojsk krále Arkadar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46">TODO: Encounter do oblasti B4 B5 (jídelna, kuchyně)</text:p>
          <text:list>
            <text:list-item>
              <text:p text:style-name="P346">ha, tam jsou vlastně huňáči</text:p>
            </text:list-item>
          </text:list>
        </text:list-item>
        <text:list-item>
          <text:p text:style-name="P347">C10 taky není moc zajímavá</text:p>
          <text:list>
            <text:list-item>
              <text:p text:style-name="P347">Je tam páka, která ale nic nedělá.</text:p>
            </text:list-item>
            <text:list-item>
              <text:p text:style-name="P347">Stojany na zbraně jsou prázdné.</text:p>
            </text:list-item>
            <text:list-item>
              <text:p text:style-name="P347">Možná nějaký mrtvoly by tu mohly bejt, ale proč by elfové zústali tady?</text:p>
            </text:list-item>
          </text:list>
        </text:list-item>
        <text:list-item>
          <text:p text:style-name="P347">Jedna ze soch v C8 by mohla bejt rozmlácená (orkové tam s nima zuřivě <text:span text:style-name="T492">bojovali, měly by po tom zbejt stopy).</text:span></text:p>
        </text:list-item>
        <text:list-item>
          <text:p text:style-name="P348">Zrušit orka a gobliny</text:p>
          <text:list>
            <text:list-item>
              <text:p text:style-name="P348">Když by byly postavy zalezlé v dungeonu, tak by je přízrak zahnal sám.</text:p>
            </text:list-item>
          </text:list>
        </text:list-item>
        <text:list-item>
          <text:p text:style-name="P349">Přízrak by asi měl být komunikativní už od začátku <text:span text:style-name="T490">(a považovat postavy za návštěvníky pevnosti)</text:span>.</text:p>
          <text:list>
            <text:list-item>
              <text:p text:style-name="P350">Hráči tady aspoň zjistí, že jejich postavy rozumí staroefštině.</text:p>
            </text:list-item>
          </text:list>
        </text:list-item>
        <text:list-item>
          <text:p text:style-name="P167"><text:span text:style-name="T336">Plynovou past museli spustit</text:span> <text:span text:style-name="T336">orkové a museli to udělat už ve vchodu – jinak by jejich mrtvoly byly po celém podzemí a hlavně by byly spuštěné všechny pasti, pomlácené sochy, atd.</text:span></text:p>
          <text:list>
            <text:list-item>
              <text:p text:style-name="P351"><text:soft-page-break/>Mohli to spustit i elfové ve víře, že to sejme jen orky.</text:p>
            </text:list-item>
            <text:list-item>
              <text:p text:style-name="P352">Velitel pevnosti by mohl mít v komnatě návod „Ujistěte se, že jsou vstupní dveře důkladně utěsněné“ - a vstupní dveře budou proražené od orků.</text:p>
            </text:list-item>
            <text:list-item>
              <text:p text:style-name="P353">Tzn. past byla součástí obrany úplně první místnosti. Sochám plyn nevadí, takže ok. Respektive možná až druhé – střílny by asi taky vadily <text:span text:style-name="T337">(tzn. z C8 dál by musely být vzduchotěsné dveře)</text:span>.</text:p>
              <text:list>
                <text:list-item>
                  <text:p text:style-name="P353">Spouštěla se nejspíš nějakou pákou v<text:span text:style-name="T338">e zbrojnici</text:span>.</text:p>
                </text:list-item>
              </text:list>
            </text:list-item>
          </text:list>
        </text:list-item>
        <text:list-item>
          <text:p text:style-name="P354">Mříž ke studni se pokoušeli zvednou elfové, když zjistili, že se jedovatý plyn dostal dovnitř</text:p>
          <text:list>
            <text:list-item>
              <text:p text:style-name="P354">TODO: U mříže popsat dva udušené elfy, kteří se ji snažili zvednout.</text:p>
            </text:list-item>
          </text:list>
        </text:list-item>
        <text:list-item>
          <text:p text:style-name="P355">Mohl by tu přece jen někdo žít, ať je s kým si popovídat.</text:p>
          <text:list>
            <text:list-item>
              <text:p text:style-name="P356">Asi nějakej člověk nebo <text:span text:style-name="T339">trpaslík</text:span> – poustevník, sort of. Bude se postav stranit, ale půjde si ho všimnout.</text:p>
              <text:list>
                <text:list-header>
                  <text:p text:style-name="P357">Mluví nakřáplým hlasem.</text:p>
                  <text:p text:style-name="P356">„<text:span text:style-name="T339">Jméno? K čemu by mi tady bylo jméno?</text:span>“</text:p>
                  <text:p text:style-name="P356">„<text:span text:style-name="T339">Jděte pryč, já vám taky nelezu do domu bez pozvání.</text:span>“</text:p>
                  <text:p text:style-name="P356">„<text:span text:style-name="T340">Když si tak chytrej, tak mi řekni, proč je voda mokrá.</text:span>“</text:p>
                </text:list-header>
              </text:list>
            </text:list-item>
          </text:list>
        </text:list-item>
        <text:list-item>
          <text:p text:style-name="P359">Nahoře v pevnosti se bojovalo (orkové s elfy). Měly by tam být mrtvoly.</text:p>
          <text:list>
            <text:list-item>
              <text:p text:style-name="P359">Elfové se pak stáhli dolů do věže.</text:p>
            </text:list-item>
          </text:list>
        </text:list-item>
        <text:list-item>
          <text:p text:style-name="P360"><text:soft-page-break/>Do příslušných místností dát modlitby k jednotlivým bohům Řádu.</text:p>
          <text:p text:style-name="P360"><text:span text:style-name="Emphasis"><text:span text:style-name="T341">„Klaním se před Tebou, Astro, stvořitelko hvězd, královno bohů Řádu.“</text:span></text:span></text:p>
          <text:p text:style-name="P360"><text:span text:style-name="Emphasis"><text:span text:style-name="T341">„Klaním se před Tebou, Solreone, jenž každý den putuješ po nebeské klenbě a dáváš nám světlo a naději.“</text:span></text:span></text:p>
          <text:p text:style-name="P360"><text:span text:style-name="Emphasis"><text:span text:style-name="T341">„Klaním se před Tebou, Raio, paní divočiny. Tobě vděčíme za léčivé dary lesa.“</text:span></text:span></text:p>
          <text:p text:style-name="P360"><text:span text:style-name="Emphasis"><text:span text:style-name="T341">„Klaním se před Tebou, Mirvo, paní kouzel, vědění a magické moci.“</text:span></text:span></text:p>
          <text:p text:style-name="P360"><text:span text:style-name="Emphasis"><text:span text:style-name="T341">„Klaním se před Tebou, Ero, která nás chráníš před ničivou mocí času.“</text:span></text:span></text:p>
          <text:p text:style-name="P360"><text:span text:style-name="T182">„Klaním se před Tebou, Belerone, </text:span><text:span text:style-name="T183">jenž jsi ztělesněním</text:span><text:span text:style-name="T182"> cti, spravedlnosti a věrnosti“.</text:span></text:p>
          <text:p text:style-name="P360"><text:span text:style-name="T182">„Klaním se před Tebou, </text:span><text:span text:style-name="T184">Narveo. Tobě vděčíme za naši zručnost a tvořivost</text:span><text:span text:style-name="T182">“.</text:span></text:p>
        </text:list-item>
        <text:list-item>
          <text:p text:style-name="P360">Někam dát svitek nebo knihu s popisem božstev Řádu (asi do pracovny mága).</text:p>
        </text:list-item>
        <text:list-item>
          <text:p text:style-name="P361">Staty přízraku dát do kapitoly Události – hlídka goblinů, tam budou nejpravděpodobněji potřeba. Z ostatních míst tam odkázat.</text:p>
        </text:list-item>
        <text:list-item>
          <text:p text:style-name="P362">Zbroje si sice staří elfové odnesli, ale i tak asi stojí za to zmínit, že si je skladovali v bednách na ubikacích.</text:p>
          <text:list>
            <text:list-item>
              <text:p text:style-name="P362">Ve zbrojnici byly jen zbraně a to ještě navíc „erární“, <text:span text:style-name="T468">navíc k těm, co měli vojáci u sebe.</text:span></text:p>
            </text:list-item>
          </text:list>
        </text:list-item>
      </text:list>
      <text:list xml:id="list441705445" text:style-name="L3">
        <text:list-item>
          <text:p text:style-name="P363">K magickým předmětům dát odkaz na kapitolu v <text:s/>pravidlech, kter<text:span text:style-name="T342">á</text:span> popisuje, jak je postavy mohou použít.</text:p>
        </text:list-item>
        <text:list-item>
          <text:p text:style-name="P364"><text:soft-page-break/>TODO: Toalety. <text:span text:style-name="T343">A něco na umývání (lavóry, kýbl, tak něco). To by asi mohlo bejt přímo v ubikacích.</text:span></text:p>
        </text:list-item>
        <text:list-item>
          <text:p text:style-name="P365">Ve spodním patře věže by možná spíš měla bejt spíš mágova laborka než komnata velitele tvrze.</text:p>
        </text:list-item>
      </text:list>
      <text:list xml:id="list276300153" text:style-name="L4">
        <text:list-item>
          <text:p text:style-name="P366">Při popisu mrtvých orků zmínit, že jsou plně vyzbrojeni</text:p>
        </text:list-item>
      </text:list>
      <text:list xml:id="list179479099" text:style-name="L5">
        <text:list-item>
          <text:p text:style-name="P367">Udělat místnost v hlavní věži v druhém podzemním patře – bude to jeden z hintů, že v prvním by měla být taky.</text:p>
        </text:list-item>
        <text:list-item>
          <text:p text:style-name="P368">Jak řešili světlo? (Magicky ne, takže by tu asi měly být lucerny, nebo aspoň háčky na stěnách a sud s olejem –<text:span text:style-name="T344"> byl určitě ve skladu, takže možná zasypanej stropem nebo rozbitej</text:span>).</text:p>
        </text:list-item>
      </text:list>
      <text:list xml:id="list1882179892" text:style-name="L6">
        <text:list-item>
          <text:p text:style-name="P369">Dílna na opravu soch</text:p>
        </text:list-item>
        <text:list-item>
          <text:p text:style-name="P370">U kuchyně (respektive u skladu) by měl být nákladní výtah</text:p>
          <text:list>
            <text:list-item>
              <text:p text:style-name="P371">Půjde tamtudy sešplhat dolů? Asi by mohlo.</text:p>
            </text:list-item>
          </text:list>
        </text:list-item>
        <text:list-item>
          <text:p text:style-name="P372">Zvedací mechanismus nad mříží (asi bude potřeba prohodit směr schodů, aby se v 1. patře dalo nad mříž dostat.</text:p>
        </text:list-item>
      </text:list>
      <text:p text:style-name="P62">Pasti</text:p>
      <text:list xml:id="list1798159547" text:style-name="L7">
        <text:list-item>
          <text:p text:style-name="P373">Magické pasti</text:p>
          <text:list>
            <text:list-item>
              <text:p text:style-name="P373">Ohnivé šipky vystřelující ze stěn</text:p>
              <text:list>
                <text:list-item>
                  <text:p text:style-name="P374">Měly by být stejně silné jako Hůlka ohně (ale s vysokým atributem...)</text:p>
                </text:list-item>
              </text:list>
            </text:list-item>
            <text:list-item>
              <text:p text:style-name="P373">Elfská výprava měla předměty, které před pastmi chrání.</text:p>
              <text:list>
                <text:list-item>
                  <text:p text:style-name="P375">V rozkazu veliteli výpravy by to mělo být zmíněno.</text:p>
                </text:list-item>
              </text:list>
            </text:list-item>
          </text:list>
        </text:list-item>
      </text:list>
      <text:p text:style-name="P63"><text:tab/>Co je zapasťované a proč?</text:p>
      <text:list xml:id="list3784622465" text:style-name="L8">
        <text:list-item>
          <text:p text:style-name="P376"><text:soft-page-break/>Možná nějaký trezor, jestli tu byl (což asi byl).</text:p>
        </text:list-item>
        <text:list-item>
          <text:p text:style-name="P377">Pasti coby součást obrany tvrze</text:p>
          <text:list>
            <text:list-item>
              <text:p text:style-name="P378">Obecně pasti, které za sebou mohli ustupující obránci aktivovat.</text:p>
            </text:list-item>
            <text:list-item>
              <text:p text:style-name="P377">Jednou z nich byla plynová past</text:p>
              <text:list>
                <text:list-item>
                  <text:p text:style-name="P379">Asi by někdo mohlo být něco, co před jedovatým plynem chrání.</text:p>
                </text:list-item>
                <text:list-item>
                  <text:p text:style-name="P379">Ono je to teda asi možná jedno, jestli je ta past vypotřebovaná a deaktivovaná, <text:span text:style-name="T345">ale dávalo by to smysl.</text:span></text:p>
                </text:list-item>
              </text:list>
            </text:list-item>
          </text:list>
        </text:list-item>
      </text:list>
      <text:p text:style-name="P62">Překážky</text:p>
      <text:list xml:id="list667555692" text:style-name="L9">
        <text:list-header>
          <text:p text:style-name="P381">Zatím tam mám: Šplhání na věž <text:span text:style-name="T346">(mělo by vyžadovat zatloukání skob nebo tak něco)</text:span> nebo stavění mostku, sešplhávání do <text:span text:style-name="T347">studny, za vchodem do studny by mohla být mříž.</text:span></text:p>
        </text:list-header>
        <text:list-item>
          <text:p text:style-name="P380"><text:span text:style-name="T349">Do podzemí se musí šplhat (na věž a pak dolů s</text:span><text:span text:style-name="T350">c</text:span><text:span text:style-name="T349">hodištěm, případně sešplhat do studny), </text:span><text:span text:style-name="T351">ale chtělo by to asi ještě nějaké šplhání dole. Mohou tam být například zřícené schody do dolního patra.</text:span></text:p>
          <text:list>
            <text:list-item>
              <text:p text:style-name="P382">Mezi hradem a věží by asi taky mohlo jít postavit můstek.</text:p>
              <text:list>
                <text:list-item>
                  <text:p text:style-name="P383">TODO: Musí být z čeho <text:span text:style-name="T357">(mohly staré stropní trámy přežít?)</text:span></text:p>
                </text:list-item>
              </text:list>
            </text:list-item>
          </text:list>
        </text:list-item>
      </text:list>
      <text:p text:style-name="P64">Zamčené dveře a truhly, klíče k nim</text:p>
      <text:list xml:id="list757589440" text:style-name="L10">
        <text:list-item>
          <text:p text:style-name="P384">Staří elfové tu mohli mít nějaké ubikace a v nich truhly s osobními předměty <text:span text:style-name="T358">(TODO)</text:span>.</text:p>
        </text:list-item>
      </text:list>
      <text:list xml:id="list2889078940" text:style-name="L11">
        <text:list-item>
          <text:p text:style-name="P385"><text:span text:style-name="T359">Noví e</text:span>lfové měli nějaké klíče s sebou (např. k trezoru pána tvrze).</text:p>
        </text:list-item>
      </text:list>
      <text:p text:style-name="P65"><text:soft-page-break/>Loot <text:span text:style-name="T360">(viz </text:span><text:span text:style-name="T327">Loot</text:span><text:span text:style-name="T360">)</text:span></text:p>
      <text:p text:style-name="P66">Texty na svitcích</text:p>
      <text:list xml:id="list1184144458" text:style-name="L12">
        <text:list-item>
          <text:p text:style-name="P386">Svitky by měly hráčům sdělit, co se tu stalo</text:p>
          <text:list>
            <text:list-item>
              <text:p text:style-name="P387">Deník velitele tvrze</text:p>
            </text:list-item>
            <text:list-item>
              <text:p text:style-name="P387">Rozka<text:span text:style-name="T361">z</text:span> pro vůdce výpravy <text:span text:style-name="T362">(hodilo by se jméno toho, kdo je sem potkal, to pak bude NPCčko v kampani).</text:span></text:p>
              <text:list>
                <text:list-item>
                  <text:p text:style-name="P388"><text:span text:style-name="T185">Vůdce výpravy by mohl mít písemný rozkaz (kde bude zmíněno, že k němu dostal návod jak odstranit pasti a otevřít trezor – možná by k tomu mohl bejt i klíč). </text:span><text:span text:style-name="T208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67">Hinty, extra descriptiony</text:p>
      <text:list xml:id="list3587951066" text:style-name="L13">
        <text:list-item>
          <text:p text:style-name="P389">Kde je <text:span text:style-name="T455">svatyně</text:span> a jak se otevírá.</text:p>
        </text:list-item>
        <text:list-item>
          <text:p text:style-name="P389"><text:span text:style-name="T363">J</text:span>ak se dají deaktivovat pasti.</text:p>
        </text:list-item>
        <text:list-item>
          <text:p text:style-name="P390">Něco o amuletu, díky kterému neútočí sochy.</text:p>
        </text:list-item>
      </text:list>
      <text:h text:style-name="Heading_20_1" text:outline-level="1"><text:bookmark-start text:name="__RefHeading___Toc2916_1905480466"/>K vytištění<text:bookmark-end text:name="__RefHeading___Toc2916_1905480466"/></text:h>
      <text:h text:style-name="Heading_20_2" text:outline-level="2"><text:bookmark-start text:name="__RefHeading___Toc2918_1905480466"/>?? <text:span text:style-name="T452">(zatím nevím, kde to bude)</text:span><text:bookmark-end text:name="__RefHeading___Toc2918_1905480466"/></text:h>
      <text:p text:style-name="P90">V mrtvole vůdce výpravy:</text:p>
      <text:p text:style-name="P17">„Přikládám <text:span text:style-name="T430">také</text:span> několik svitků s kouzly. Střez je jako oko v hlavě, jsou nesmírně vzácné.<text:line-break/><text:tab/>Na jednom z nich je kouzlo Přenos myšlenek, které ti umožní <text:span text:style-name="T431">domluvit se</text:span> s duchy našich předků, pokud na nějaké narazíš.“</text:p>
      <text:h text:style-name="Heading_20_2" text:outline-level="2"><text:bookmark-start text:name="__RefHeading___Toc2920_1905480466"/>Trezor velitele pevnosti (ještě nevím, kde bude, <text:span text:style-name="T453">ale nejspíš v B14</text:span>)<text:bookmark-end text:name="__RefHeading___Toc2920_1905480466"/></text:h>
      <text:p text:style-name="P16"><text:span text:style-name="T108">Esence nehmotného strážce, jenž ti jest přidělen, je uložena v amuletu ve tvaru </text:span><text:span text:style-name="T109">štítu</text:span><text:span text:style-name="T108">. Chraň tento předmět před poškozením, sic z něj tato esence vyprchá a strážce se propadne do Nebytí.</text:span></text:p>
      <text:h text:style-name="Heading_20_2" text:outline-level="2"><text:bookmark-start text:name="__RefHeading___Toc2922_1905480466"/>Pracovna mága (C14)<text:bookmark-end text:name="__RefHeading___Toc2922_1905480466"/></text:h>
      <text:p text:style-name="P15">Pojednání o božských atributech</text:p>
      <text:p text:style-name="P15">Zpočátku se bohové Řádu museli skrývat před prastarými démony. <text:span text:style-name="T446">Nemohli jsme je tedy</text:span> zobrazovat a <text:span text:style-name="T446">museli jsme je</text:span> nosi<text:span text:style-name="T446">t</text:span> je <text:span text:style-name="T443">jen</text:span> ve svých myslích a srdcích. Později, když <text:span text:style-name="T444">bohové</text:span> s Astrou v čele povstali a <text:span text:style-name="T442">démony porazili, však potřeba skrývání pominula a lid zatoužil vyslovit jim díky a prokázat jim náležitou úctu. Tehdy vznikly první sochy a jiná vyobrazení, jejichž prostřednictvím můžeme svá božstva oslovovat.<text:line-break/><text:tab/>V té době se ustálilo několik význačných rysů, atributů, které by každé zobrazení boha mělo mít:</text:span></text:p>
      <text:p text:style-name="P127"><text:soft-page-break/>Astra –<text:span text:style-name="T445"> č</text:span>elenka z hvězd</text:p>
      <text:p text:style-name="P127">Solreon –<text:span text:style-name="T445"> p</text:span>aprsky vycházející z otevřené dlaně</text:p>
      <text:p text:style-name="P127">Raia –<text:span text:style-name="T445"> n</text:span>ahota, <text:span text:style-name="T445">mládí,</text:span> místo nohou kořeny</text:p>
      <text:p text:style-name="P127">Mirva –<text:span text:style-name="T445"> h</text:span>ůl a otevřená kniha</text:p>
      <text:p text:style-name="P127">Era –<text:span text:style-name="T445"> p</text:span>řízračná, nehmotná <text:span text:style-name="T445">stařena</text:span></text:p>
      <text:p text:style-name="P130"><text:span text:style-name="T97">Beleron</text:span><text:span text:style-name="Emphasis"><text:span text:style-name="T97"> –</text:span></text:span><text:span text:style-name="Emphasis"><text:span text:style-name="T103"> bojovník v</text:span></text:span><text:span text:style-name="T97"> </text:span><text:span text:style-name="T103">p</text:span><text:span text:style-name="T97">oklek</text:span><text:span text:style-name="T103">u</text:span><text:span text:style-name="T97"> s čelem opřeným o jílec meče</text:span></text:p>
      <text:p text:style-name="P130"><text:span text:style-name="T97">Narvea –</text:span><text:span text:style-name="Emphasis"><text:span text:style-name="T103"> </text:span></text:span><text:span text:style-name="T103">k</text:span><text:span text:style-name="T97">leště a kladivo</text:span></text:p>
      <text:h text:style-name="Heading_20_1" text:outline-level="1"><text:bookmark-start text:name="__RefHeading___Toc5355_3707205463"/>Úvod<text:bookmark-end text:name="__RefHeading___Toc5355_3707205463"/></text:h>
      <text:p text:style-name="P131">Vítej, Pane nebo Paní jeskyně!</text:p>
      <text:p text:style-name="P68"><text:span text:style-name="T364">Před sebou máš</text:span> dobrodružství <text:span text:style-name="T365">pro hru</text:span> <text:span text:style-name="T348">Dakara</text:span><text:span text:style-name="T352">:</text:span><text:span text:style-name="T348"> </text:span><text:span text:style-name="T352">dungeoncrawl</text:span>. <text:span text:style-name="T366">Kromě této příručky potřebuješ ještě:</text:span></text:p>
      <text:list xml:id="list3408142654" text:style-name="L14">
        <text:list-item>
          <text:p text:style-name="P391">2-5 spoluhráčů.</text:p>
        </text:list-item>
      </text:list>
      <text:list xml:id="list947241405" text:style-name="L15">
        <text:list-item>
          <text:p text:style-name="P393"><text:span text:style-name="T367">Příručku </text:span><text:span text:style-name="T328">Dakara</text:span><text:span text:style-name="T329">:</text:span><text:span text:style-name="T328"> </text:span><text:span text:style-name="T329">d</text:span><text:span text:style-name="T328">ungeoncrawl</text:span><text:span text:style-name="T367"> – najdeš v ní pravidla hry a také návod, jak ji s pomocí této příručky vést.</text:span></text:p>
        </text:list-item>
        <text:list-item>
          <text:p text:style-name="P394">Přiložené deníky postav a karty předmětů.</text:p>
        </text:list-item>
        <text:list-item>
          <text:p text:style-name="P395"><text:span text:style-name="T368">Šestistěnné k</text:span>ostky.</text:p>
          <text:list>
            <text:list-item>
              <text:p text:style-name="P396">V zásadě stačí i jedna, ale pohodlnější je, když má každý hráč šest vlastních (při sesílání kouzel se hází až šesti kostkam<text:span text:style-name="T369">i</text:span> najednou).</text:p>
            </text:list-item>
          </text:list>
        </text:list-item>
        <text:list-item>
          <text:p text:style-name="P397">Arch papíru s předtištěnými obrysy mapy.</text:p>
        </text:list-item>
        <text:list-item>
          <text:p text:style-name="P398"><text:span text:style-name="T370">Papír na</text:span> poznámky a něco na psaní (asi by mělo být přiloženo gumovatelné pero) <text:span text:style-name="T370">nebo nějaký elektronický ekvivalent.</text:span></text:p>
        </text:list-item>
        <text:list-item>
          <text:p text:style-name="P392"><text:span text:style-name="T371">Z</text:span>hruba X hodin volného času – nemusí to být v jednom dni, můžete se sejít několikrát.</text:p>
        </text:list-item>
      </text:list>
      <text:h text:style-name="P140" text:outline-level="2"><text:bookmark-start text:name="__RefHeading___Toc5357_3707205463"/>Příprava <text:span text:style-name="T372">na hru</text:span><text:bookmark-end text:name="__RefHeading___Toc5357_3707205463"/></text:h>
      <text:p text:style-name="P60"><text:span text:style-name="T373">Před tím, než se poprvé sejdete, si určitě pročti knihu </text:span><text:span text:style-name="T330">Dakara: </text:span><text:span text:style-name="T331">d</text:span><text:span text:style-name="T330">ungeoncrawl</text:span><text:span text:style-name="T373">, zejména kapitolu </text:span><text:span text:style-name="T330">Pro pána jeskyně</text:span><text:span text:style-name="T353">.</text:span><text:span text:style-name="T373"> Z této příručky stačí přečíst si zbytek kapitoly </text:span><text:span text:style-name="T330">Úvod</text:span><text:span text:style-name="T373">. Není sice od věci si ji projít celou, ale není to nezbytně nutné – stačí si vždycky přečíst </text:span><text:soft-page-break/><text:span text:style-name="T373">popis místnosti před tím, než do ní postavy vstoupí. Je také dobré prohlédnout si přiložené karty předmětů, abys pak při hře snáz našel ty, které zrovna budeš potřebovat.<text:line-break/><text:tab/>Dál už na nic nečekej, svolej hráč a pusťte se do hry. Dobrodružství čeká!</text:span></text:p>
      <text:h text:style-name="P141" text:outline-level="2"><text:bookmark-start text:name="__RefHeading___Toc5359_3707205463"/>O čem je toto dobrodružství<text:bookmark-end text:name="__RefHeading___Toc5359_3707205463"/></text:h>
      <text:p text:style-name="P69"><text:span text:style-name="T374">Cílem výpravy je dávno </text:span>opuštěná pevnost, kterou nedávno přišla prozkoumat skupina elfů <text:span text:style-name="T375">z nejbližšího města</text:span>. <text:span text:style-name="T376">Byli dobře připraveni a věděli, jak se vyhnout obranných mechanismům pevnosti, takže většina pastí je stále aktivních a postavy je budou muset překonávat.<text:line-break/><text:tab/>Elfské výpravy si ovšem všimli orkové z místního kmene a vyslali za ní oddíl bojovníků</text:span>. <text:span text:style-name="T377">Přečíslení elfové se rozhodli použít nejsilnější obranný mechanismus pevnosti – vypustili smrtící jedovatý plyn. Bezpečnostní dveře, které jej měly udržet ve vstupních místnostech, však byly poškozené, takže se rozšířil po celém podzemí a pobil je stejně jako orky.</text:span></text:p>
      <text:h text:style-name="P142" text:outline-level="3">Cíl výpravy</text:h>
      <text:p text:style-name="P70"><text:span text:style-name="T378">C</text:span>ílem postav je najít <text:span text:style-name="T379">to, co je nevysvětlitelně přitahuje, a co je do této pevnosti dovedlo</text:span>.<text:line-break/><text:tab/><text:span text:style-name="T378">Je to magický krystal ukrytý v</text:span> kapli <text:span text:style-name="T378">boha Belerona v prvním podzemním patře hlavní věže pevnosti (místnost B16). Takhle blízko krystalu už postavy nedokáží říct, kterým směrem se nachází.</text:span></text:p>
      <text:h text:style-name="P142" text:outline-level="3"><text:soft-page-break/>Finální souboj</text:h>
      <text:p text:style-name="P573">V tomto dobrodružství žádný finální souboj není. Beleronovu kapli sice chrání přízrak dávného elfského strážce, ale postavy ho pravděpodobně nebudou mít jak zranit, takže se s ním budou muset vypořádat jinak než bojem – podrobněji je to popsáno v <text:span text:style-name="T380">místnosti B16</text:span>.</text:p>
      <text:h text:style-name="Heading_20_1" text:outline-level="1">Začátek hry</text:h>
      <text:p text:style-name="P574">TODO: Pořádně zdůraznit, že tady postavy hledají to, co je sem tak nevysvětlitelně táhne.</text:p>
      <text:h text:style-name="Heading_20_1" text:outline-level="1"><text:bookmark-start text:name="__RefHeading___Toc5363_3707205463"/><text:span text:style-name="T186">L</text:span><text:span text:style-name="T185">oot</text:span><text:bookmark-end text:name="__RefHeading___Toc5363_3707205463"/></text:h>
      <text:h text:style-name="P142" text:outline-level="3">Kouzla</text:h>
      <text:p text:style-name="P4">Hojivý rituál</text:p>
      <text:list xml:id="list1937234105" text:style-name="L16">
        <text:list-item>
          <text:p text:style-name="P268">Měla ho léčitelka</text:p>
        </text:list-item>
      </text:list>
      <text:p text:style-name="P46">Světlo</text:p>
      <text:list xml:id="list2440888766" text:style-name="L17">
        <text:list-item>
          <text:p text:style-name="P399">TODO: Tohle asi vyřadit – nikde v pevnosti nebude tak velký prostor, aby tohle kouzlo mělo smysl použít.</text:p>
        </text:list-item>
      </text:list>
      <text:p text:style-name="P5">Přenos myšlenek</text:p>
      <text:list xml:id="list3143989824" text:style-name="L18">
        <text:list-item>
          <text:p text:style-name="P204">Tady je taky použitelnost dost sporná <text:span text:style-name="T310">(leda by se přes tohle kouzlo dalo mluvit s přízrakem –</text:span><text:span text:style-name="T315"> což zní ok, ale v tom případě by to chtělo nějakej hint</text:span><text:span text:style-name="T310">)</text:span><text:span text:style-name="T185">.</text:span></text:p>
        </text:list-item>
      </text:list>
      <text:p text:style-name="P6">Vzplanutí</text:p>
      <text:list xml:id="list1901580498" text:style-name="L19">
        <text:list-item>
          <text:p text:style-name="P205"/>
        </text:list-item>
      </text:list>
      <text:p text:style-name="P7">Kulový blesk</text:p>
      <text:list xml:id="list3475620204" text:style-name="L20">
        <text:list-item>
          <text:p text:style-name="P269">Ten měl asi vůdce výpravy</text:p>
        </text:list-item>
      </text:list>
      <text:p text:style-name="P51">TODO: Možná nějaká orcská/goblinská magie?</text:p>
      <text:list xml:id="list3348237751" text:style-name="L21">
        <text:list-item>
          <text:p text:style-name="P270">Musel bych vymyslet, jak to udělat, aby ji hráči mohli použít</text:p>
        </text:list-item>
        <text:list-item>
          <text:p text:style-name="P270">taky bych měl myslet na to, že by to měl bejt krátkej dungeon. Nemůže tu být moc encounterů a tudíž tu ani nebude moc příležitostí k využití <text:span text:style-name="T381">orkské/goblinské magie.</text:span></text:p>
        </text:list-item>
      </text:list>
      <text:h text:style-name="P142" text:outline-level="3"><text:soft-page-break/>Zbraně a zbroj</text:h>
      <text:p text:style-name="P71">Dlouhý lu<text:span text:style-name="T382">k</text:span></text:p>
      <text:p text:style-name="P72">2x <text:span text:style-name="T383">K</text:span>rátký luk</text:p>
      <text:p text:style-name="P73">Kvalitní šípy</text:p>
      <text:p text:style-name="P74">Vrhací nože</text:p>
      <text:p text:style-name="P75">Kopí</text:p>
      <text:p text:style-name="P76">Lehká zbroj (asi jen jedna, nemuseli ji mít všichni elfové)</text:p>
      <text:p text:style-name="P8">Ork<text:span text:style-name="T384">sk</text:span>é zbraně:</text:p>
      <text:p text:style-name="P76"><text:tab/>Těžká obouruční palice</text:p>
      <text:p text:style-name="P76"><text:tab/>Jednoruční kyj</text:p>
      <text:p text:style-name="P76"><text:tab/>Kamenná sekera</text:p>
      <text:p text:style-name="P76"><text:tab/><text:span text:style-name="T385">Asi i zbroje nějaké měli (lehké), ale lidem a elfům nebudou.</text:span></text:p>
      <text:h text:style-name="P143" text:outline-level="3">Magické předměty</text:h>
      <text:p text:style-name="P77">Házecí lahvičky s nějakým zajímavým efektem (slepota, paralýza...)</text:p>
      <text:p text:style-name="P9">Lektvar ohnivého dechu</text:p>
      <text:p text:style-name="P10">Léčivý lektvar (u léčitelky)</text:p>
      <text:p text:style-name="P11"><text:span text:style-name="T386">R</text:span>ukavice <text:span text:style-name="T386">ze srsti huňáče (recept)</text:span></text:p>
      <text:list xml:id="list1977072381" text:style-name="L22">
        <text:list-header>
          <text:p text:style-name="P206">(V laborce mága, který zde před stovkami let žil)</text:p>
        </text:list-header>
        <text:list-item>
          <text:p text:style-name="P400">Tyto rukavice po zamnutí rukama (1 kolo) k příštímu zásahu kovovou zbraní nebo projektilem s kovovým hrotem (šíp, šipka, vrhací dýka) přidají výboj za 1-2.</text:p>
        </text:list-item>
      </text:list>
      <text:list xml:id="list2265713836" text:style-name="L23">
        <text:list-item>
          <text:p text:style-name="P401">Recept je při výrobě spotřebován.</text:p>
        </text:list-item>
      </text:list>
      <text:p text:style-name="P12"><text:soft-page-break/>Sérotvorný flakón</text:p>
      <text:p text:style-name="P12">/* <text:span text:style-name="T387">Tohle asi nebude recept, už samotný flakón se kombinuje se vzorkem jedu</text:span> */</text:p>
      <text:list xml:id="list230139954779043" text:continue-list="list1977072381" text:style-name="L22">
        <text:list-header>
          <text:p text:style-name="P206">(V laborce mága, který zde před stovkami let žil)</text:p>
        </text:list-header>
        <text:list-item>
          <text:p text:style-name="P402">Pronesení zaklínací formule promění vzorek libovolného živočišného jedu vložený do tohoto flakónu v sérum proti tomuto jedu.</text:p>
        </text:list-item>
        <text:list-item>
          <text:p text:style-name="P271">Lze použít opakovaně.</text:p>
        </text:list-item>
      </text:list>
      <text:h text:style-name="Heading_20_1" text:outline-level="1"><text:bookmark-start text:name="__RefHeading___Toc5365_3707205463"/>NPC<text:span text:style-name="T388">s</text:span> <text:span text:style-name="T389">(mrtvoly)</text:span><text:bookmark-end text:name="__RefHeading___Toc5365_3707205463"/></text:h>
      <text:p text:style-name="P52">Ad jména – jména mrtvých elfů ve skutečnosti nejsou až tak podstatná, pokud teda nemají vztah k někomu živému. <text:span text:style-name="T390">Ailara by například mohla být milenka (nebo sestra?) šéfa, který sem tuhle výpravu poslal (na druhou stranu co z toho, stejně nemá komu něco zazlívat, když jsou všichni mrtví…</text:span></text:p>
      <text:p text:style-name="P53">Le<text:span text:style-name="T391">a</text:span>ndor – <text:span text:style-name="T392">Elf, který sem výpravu poslal.</text:span></text:p>
      <text:p text:style-name="P124">/* Otázka teda je, jestli by do rozkazů podepsal. <text:span text:style-name="T393">Možná jen „L“</text:span>). */</text:p>
      <text:p text:style-name="P125">Mohl do rozkazu napsat, že se má Tianas postarat, aby se Ailaře nic nestalo – jinak si to vyřídí s ním.</text:p>
      <text:p text:style-name="P126">„<text:span text:style-name="T394">Tianasi, pověřuji tě úkolem, o kterém jsme mluvili při našem minulém setkání. Přikládám vše, co se nám podařilo o cílovém místě zjistit /* TODO: a XY, které vás ochrání před pastmi */.</text:span>“</text:p>
      <text:p text:style-name="P126"><text:span text:style-name="T395">PS: </text:span>„<text:span text:style-name="T394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128">L.</text:p>
      <text:p text:style-name="P54">Tianas – vůdce výpravy</text:p>
      <text:list xml:id="list4101585663" text:style-name="L24">
        <text:list-item>
          <text:p text:style-name="P272">Příkaz prozkoumat věž</text:p>
          <text:list>
            <text:list-item>
              <text:p text:style-name="P272">Zmínka o pastech a o přiložených předmětech, které umožní se jim vyhnout.</text:p>
              <text:list>
                <text:list-item>
                  <text:p text:style-name="P273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403"><text:span text:style-name="T187">Varování, že staří elfové se zmiňovali o ochraně proti jedovatému plynu </text:span><text:span text:style-name="T188">(něco ve stylu plynové masky – asi nějaký kouzelný předmět)</text:span><text:span text:style-name="T187">, ale nepovedlo se ji nikde najít, takže spuštění plynové pasti se důrazně nedoporučuje.</text:span></text:p>
            </text:list-item>
          </text:list>
        </text:list-item>
      </text:list>
      <text:p text:style-name="P78">Jeden z elfů to zapisoval <text:span text:style-name="T396">(TODO: Jméno)</text:span></text:p>
      <text:list xml:id="list2642035895" text:style-name="L25">
        <text:list-item>
          <text:p text:style-name="P274">V zápisech by mohly být hinty (o obřím pavoukovi ve studni, například).</text:p>
        </text:list-item>
      </text:list>
      <text:p text:style-name="P54">Ai<text:span text:style-name="T397">l</text:span>ara – <text:span text:style-name="T398">Léčitelka</text:span></text:p>
      <text:list xml:id="list2122295697" text:style-name="L26">
        <text:list-item>
          <text:p text:style-name="P404"><text:span text:style-name="T185">Mohla by mít i nějaký protijed </text:span><text:span text:style-name="T189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405"><text:span text:style-name="T189">P</text:span><text:span text:style-name="T185">rotijed spíš ne, ten postavy budou moci vyrobit.</text:span></text:p>
            </text:list-item>
            <text:list-item>
              <text:p text:style-name="P207">Hojivý rituál</text:p>
            </text:list-item>
            <text:list-item>
              <text:p text:style-name="P208">Léčivý lektvar</text:p>
            </text:list-item>
          </text:list>
        </text:list-item>
      </text:list>
      <text:h text:style-name="Heading_20_1" text:outline-level="1"><text:bookmark-start text:name="__RefHeading___Toc5367_3707205463"/>Nestvůry<text:bookmark-end text:name="__RefHeading___Toc5367_3707205463"/></text:h>
      <text:p text:style-name="P95">Nápady: <text:span text:style-name="T487">Gargoyly</text:span> (na hradbách – ale tam je zas přízrak…)</text:p>
      <text:p text:style-name="P96">Nějací tunelující brouci nebo červi, kteří se prohrabali do spodních pater (mohl by tam být tunel do doupěte).</text:p>
      <text:p text:style-name="P96">- <text:span text:style-name="T486">způsobili zával!</text:span></text:p>
      <text:p text:style-name="P96">- <text:span text:style-name="T486">prohrabávání se závalem je přiláká</text:span></text:p>
      <text:p text:style-name="P97">Mimic! <text:span text:style-name="T488">(Jedna z beden v obytných místnostech – asi u velitele)</text:span></text:p>
      <text:p text:style-name="P97">- <text:span text:style-name="T488">dvě bedny tam, kde je obvykle jen jedna.</text:span></text:p>
      <text:p text:style-name="P97">- <text:span text:style-name="T489">možná ještě někde skříň?</text:span></text:p>
      <text:p text:style-name="P79"/>
      <text:p text:style-name="P79">Zatím mám: Obřího pavouka, přízrak, huňáče, <text:span text:style-name="T399">2</text:span> <text:span text:style-name="T400">poškozené sochy, orka a gobliny. To asi úplně stačí (má to být oneshotový dungeon).</text:span></text:p>
      <text:list xml:id="list982396450" text:style-name="L27">
        <text:list-item>
          <text:p text:style-name="P406">Pavouci (všude spousta sítí).</text:p>
          <text:list>
            <text:list-item>
              <text:p text:style-name="P407">Velcí asi jako dlaň, jedovatí (ale ne smrtelně). Nejsou agresivní, ale pokud se někdo bude prodírat <text:span text:style-name="T401">skrz jejich pavučiny</text:span>, asi nebudou mít radost.</text:p>
            </text:list-item>
            <text:list-item>
              <text:p text:style-name="P407">Někde by tu mohla být jejich matka – obří pavoučice. <text:span text:style-name="T402">Ta se určitě bránit bude.</text:span></text:p>
            </text:list-item>
          </text:list>
        </text:list-item>
      </text:list>
      <text:list xml:id="list687438770" text:style-name="L28">
        <text:list-item>
          <text:p text:style-name="P408">Sochy</text:p>
          <text:list>
            <text:list-item>
              <text:p text:style-name="P408"><text:soft-page-break/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408">Asi nějaký ochranný amulet?</text:p>
                </text:list-item>
              </text:list>
            </text:list-item>
          </text:list>
        </text:list-item>
      </text:list>
      <text:list xml:id="list1843960785" text:style-name="L29">
        <text:list-item>
          <text:p text:style-name="P409">Huňáči</text:p>
          <text:list>
            <text:list-item>
              <text:p text:style-name="P410">Zvuky: <text:span text:style-name="T403">Mnohohlasné slabé</text:span> mňoukání.</text:p>
            </text:list-item>
            <text:list-item>
              <text:p text:style-name="P409">Je jich tu celá rodinka. Budou bránit své mladé, možná se je pokusí odnést.</text:p>
            </text:list-item>
            <text:list-item>
              <text:p text:style-name="P411">Když se naježí, hází výboj <text:span text:style-name="T404">(kolo přípravy? Asi jo). Umí to i koťata.</text:span></text:p>
            </text:list-item>
          </text:list>
        </text:list-item>
      </text:list>
      <text:h text:style-name="Heading_20_1" text:outline-level="1"><text:bookmark-start text:name="__RefHeading___Toc5369_3707205463"/>Místnosti<text:bookmark-end text:name="__RefHeading___Toc5369_3707205463"/></text:h>
      <text:p text:style-name="P115">Pokud není řečeno jinak, všechny chodby v podzemí pevnosti jsou 2 metry široké a stropy chodeb i místností jsou 3 metry vysoké. Stěny, strop i podlaha jsou pokryté dlaždicemi z tvrdého kamene poskládanými s takovou přesností, že se do spáry nevejde <text:span text:style-name="T616">čepel</text:span> nože. <text:span text:style-name="T617">V</text:span><text:span text:style-name="T54">šude v podzemí je tma.</text:span></text:p>
      <text:h text:style-name="Heading_20_2" text:outline-level="2"><text:bookmark-start text:name="__RefHeading___Toc2924_1905480466"/>Trosky pevnosti<text:bookmark-end text:name="__RefHeading___Toc2924_1905480466"/></text:h>
      <text:p text:style-name="P36">Pevnost stojí na vysoké, nepřístupné skále. <text:span text:style-name="T581">Z východu k ní vede kamenný most.</text:span> <text:span text:style-name="T582">Střechy jsou zřícené a cimbuří pobořené, ale hradby stále stojí a nikde nejsou prolomené.</text:span></text:p>
      <text:list xml:id="list3624219548" text:style-name="L30">
        <text:list-item>
          <text:p text:style-name="P413">Když budou chtít hráči šplhat po skále, místo aby šli po mostě, tak samozřejmě můžou.</text:p>
          <text:list>
            <text:list-item>
              <text:p text:style-name="P412"><text:span text:style-name="T590">Hradby jsou kolmé a</text:span> hladk<text:span text:style-name="T589">é</text:span>, není za co se chytit.</text:p>
              <text:list>
                <text:list-item>
                  <text:p text:style-name="P412">Pomůže například zatlučení skob.</text:p>
                </text:list-item>
              </text:list>
            </text:list-item>
          </text:list>
        </text:list-item>
      </text:list>
      <text:p text:style-name="P116">Mapa pevnosti je předtištěná, protože postupně hráčům kreslit spoustu prázdných, zřícených místností by nebylo moc zajímavé. Pokud hráči přijdou po mostě, projdi nejdřív postupně lokace A1 (most), A2 (brána) a A3 (nádvoří). Když se do pevnosti dostanou jinak, přeskoč rovnou na A3.</text:p>
      <text:h text:style-name="P144" text:outline-level="3">A1 – most</text:h>
      <text:p text:style-name="P28">Most je kamenný a překvapivě zachovalý.</text:p>
      <text:p text:style-name="P28">Pevnost z dálky vypadala impozantně, z blízka je ale vidět, že už dávno nemá střechy a kdysi mocné <text:span text:style-name="T565">hradby</text:span> <text:span text:style-name="T565">se začínají rozpadat. Brána je zkroucená a vyvrácená.</text:span></text:p>
      <text:p text:style-name="P103"><text:soft-page-break/><text:span text:style-name="T140">Na hradbách </text:span><text:span text:style-name="T145">chodí</text:span><text:span text:style-name="T140"> </text:span><text:span text:style-name="T141">osamělý voják. Je ale podivně nezřetelný, jako kdyby byl částečně průhledný</text:span><text:span text:style-name="T140">.</text:span></text:p>
      <text:list xml:id="list3082830484" text:style-name="L31">
        <text:list-item>
          <text:p text:style-name="P414"><text:span text:style-name="T143">Drží</text:span><text:span text:style-name="T97"> kopí a </text:span><text:span text:style-name="T142">štít</text:span>.</text:p>
        </text:list-item>
        <text:list-item>
          <text:p text:style-name="P209">Tam, kde jsou hradby pobořené, <text:span text:style-name="T568">se vznáší</text:span>, jako kdyby pro něj zřícené nebyly.</text:p>
        </text:list-item>
        <text:list-item>
          <text:p text:style-name="P415">Postav si nebude všímat a nebude s nimi komunikovat.</text:p>
          <text:list>
            <text:list-item>
              <text:p text:style-name="P415">Jediný způsob, jak se s ním <text:span text:style-name="T571">lze mluvit</text:span>, je použít kouzlo <text:span text:style-name="T144">p</text:span><text:span text:style-name="T98">řenos myšlenek</text:span><text:span text:style-name="T413"> (více viz B16).</text:span></text:p>
              <text:list>
                <text:list-item>
                  <text:p text:style-name="P416">S postavami bude jednat, jako kdyby to byli návštěvníci pevnosti.</text:p>
                </text:list-item>
                <text:list-item>
                  <text:p text:style-name="P416">Bude se tvářit, jako že je všechno v pořádku, pevnost stále stojí a on má rozkaz <text:span text:style-name="T574">b</text:span>ránit ji před orky a gobliny.</text:p>
                </text:list-item>
              </text:list>
            </text:list-item>
          </text:list>
        </text:list-item>
        <text:list-item>
          <text:p text:style-name="P417">Když jej postavy napadnou, bude se bránit, ale nebude je pronásledovat. Je nehmotný, takže ho nejspíš nemají jak zranit (více viz B16).</text:p>
        </text:list-item>
        <text:list-item>
          <text:p text:style-name="P418">Když někdo vstoupí do Belerovnovy kaple (místnost B16), <text:span text:style-name="T569">přízrak se tam teleportuje (a tedy z hradeb zmizí).</text:span></text:p>
        </text:list-item>
      </text:list>
      <text:h text:style-name="P145" text:outline-level="3">A<text:span text:style-name="T564">2</text:span> – brána</text:h>
      <text:p text:style-name="P27">Brána je <text:span text:style-name="T566">zřejmě</text:span> vyvrácená <text:span text:style-name="T566">už hodně dlouho</text:span>. <text:span text:style-name="T560">Chodba za ní nejspíš kdysi měla strop, zbývají z něj už ale jen zbytky nosných oblouků.</text:span></text:p>
      <text:p text:style-name="P32">V chodbě za branou jsou <text:span text:style-name="T689">dvě</text:span> mrtvoly orků.</text:p>
      <text:list xml:id="list2179728754" text:style-name="L32">
        <text:list-item>
          <text:p text:style-name="P210">Orkové jsou o poznání větší a silnější než lidé (dokonce i oproti seveřanům). Mají tmavou, hnědozelenou kůži bez vlasů, <text:span text:style-name="T562">rostou jim výrazně zvětšené horní i dolní tesáky a místo nehtů mají krátké ostré drápy.</text:span></text:p>
        </text:list-item>
        <text:list-item>
          <text:p text:style-name="P211"><text:soft-page-break/>Mrtvolně páchnou, ale <text:span text:style-name="T561">jejich těla se ještě nezačala rozkládat – zřejmě nejsou mrtví moc dlouho.</text:span></text:p>
        </text:list-item>
      </text:list>
      <text:list xml:id="list427971300" text:style-name="L33">
        <text:list-item>
          <text:p text:style-name="P212"><text:span text:style-name="T575">L</text:span>eží, jako kdyby padli, když se snažili dostat dovnitř <text:span text:style-name="T563">a mají v sobě zepředu zabodané šípy.</text:span></text:p>
          <text:list>
            <text:list-item>
              <text:p text:style-name="P275">Zemřeli na zranění od šípů, žádná jiná nemají.</text:p>
            </text:list-item>
            <text:list-item>
              <text:p text:style-name="P276">Šípy z nich zjevně nikdo nevytahoval, přestože většina z nich by šla znovu použít.</text:p>
              <text:list>
                <text:list-item>
                  <text:p text:style-name="P276"><text:span text:style-name="T567">J</text:span>e zde <text:span text:style-name="T690">6</text:span> použitelných šípů.</text:p>
                </text:list-item>
                <text:list-item>
                  <text:p text:style-name="P277">Jsou to moderní šípy, stejné se dají koupit u lukaře ve městě.</text:p>
                </text:list-item>
              </text:list>
            </text:list-item>
          </text:list>
        </text:list-item>
        <text:list-item>
          <text:p text:style-name="P419"><text:span text:style-name="T246">Každý z nich má o</text:span><text:span text:style-name="T245">blečenou </text:span><text:span text:style-name="T138">lehkou orkskou zbroj</text:span><text:span text:style-name="T245"> </text:span><text:span text:style-name="T243">(karta),</text:span><text:span text:style-name="T246"> </text:span><text:span text:style-name="T253">na provaze </text:span><text:span text:style-name="T246">p</text:span><text:span text:style-name="T244">řes rameno </text:span><text:span text:style-name="T254">zavěšený </text:span><text:span text:style-name="T247">měch na vodu</text:span><text:span text:style-name="T249">,</text:span><text:span text:style-name="T247"> </text:span><text:span text:style-name="T249">n</text:span><text:span text:style-name="T248">a opasku kožený pytlík se sušeným masem </text:span><text:span text:style-name="T250">a u </text:span><text:span text:style-name="T252">pasu</text:span><text:span text:style-name="T251"> </text:span><text:span text:style-name="T139">pazourkový nůž</text:span><text:span text:style-name="T251"> (karta).</text:span></text:p>
          <text:list>
            <text:list-item>
              <text:list>
                <text:list-item>
                  <text:p text:style-name="P420"><text:span text:style-name="T246">Orkská zbroj je p</text:span><text:span text:style-name="T185">ro postavy moc velká.</text:span></text:p>
                </text:list-item>
                <text:list-item>
                  <text:p text:style-name="P422"><text:span text:style-name="T185">V jednom z </text:span><text:span text:style-name="T246">měchů</text:span><text:span text:style-name="T185"> není voda, ale pálenka</text:span><text:span text:style-name="T248">.</text:span></text:p>
                </text:list-item>
              </text:list>
            </text:list-item>
            <text:list-item>
              <text:p text:style-name="P424"><text:span text:style-name="T297">Jeden z nich má u sebe m</text:span><text:span text:style-name="T185">alou dřevěnou krabičku </text:span><text:span text:style-name="T242">(tak akorát do kapsy)</text:span><text:span text:style-name="T185"> s odsouvacím víkem.</text:span></text:p>
              <text:list>
                <text:list-item>
                  <text:p text:style-name="P424"><text:span text:style-name="T185">Uvnitř je silně aromatický </text:span><text:span text:style-name="T237">hnědý</text:span><text:span text:style-name="T185"> prášek.</text:span></text:p>
                  <text:list>
                    <text:list-item>
                      <text:p text:style-name="P424"><text:span text:style-name="T185">Je to </text:span><text:span text:style-name="T237">6</text:span><text:span text:style-name="T236"> dávek</text:span><text:span text:style-name="T185"> šňupací drog</text:span><text:span text:style-name="T236">y</text:span><text:span text:style-name="T185">.</text:span></text:p>
                      <text:list>
                        <text:list-item>
                          <text:p text:style-name="P425"><text:span text:style-name="T185">Způsobuje </text:span><text:span text:style-name="T238">omamný pocit síly a nezranitelno</text:span><text:span text:style-name="T239">s</text:span><text:span text:style-name="T238">ti. </text:span><text:span text:style-name="T240">Zhruba po hodině účinek vyprchá a na další hodinu zb</text:span><text:span text:style-name="T241">u</text:span><text:span text:style-name="T240">de nepříjemná hořká pachuť v ústech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8"><text:span text:style-name="T691">Jden má</text:span> kamennou palici (karta), <text:span text:style-name="T691">druhý</text:span> jednoruční kyj (karta).</text:p>
            </text:list-item>
          </text:list>
        </text:list-item>
      </text:list>
      <text:h text:style-name="P146" text:outline-level="3"><text:soft-page-break/>A3 – nádvoří</text:h>
      <text:p text:style-name="P106"><text:span text:style-name="T148">Zdi jsou pobořené, </text:span><text:span text:style-name="T149">střechy</text:span><text:span text:style-name="T148"> </text:span><text:span text:style-name="T149">dávno zřícené</text:span><text:span text:style-name="T148">, všude je spousta suti </text:span><text:span text:style-name="T150">a nezvykle velkých pavučin</text:span><text:span text:style-name="T148">. </text:span><text:span text:style-name="T149">V místnostech jsou křížem krážem popadané nosné trámy. </text:span><text:span text:style-name="T148">Ruiny jsou prorostlé travou a nízkými keři, na několika místech se uchytily dokonce i stromy.</text:span></text:p>
      <text:p text:style-name="P104">Celou pevnost ber jako jednu místnost – když ji hráči prohledají, narazí na následující zajímavé detaily <text:span text:style-name="T583">(v libovolném pořadí – řiď se tím, co ti řeknou, že dělají)</text:span>:</text:p>
      <text:list xml:id="list4040166751" text:style-name="L34">
        <text:list-item>
          <text:p text:style-name="P426">studna ( A<text:span text:style-name="T577">4</text:span>)</text:p>
        </text:list-item>
        <text:list-item>
          <text:p text:style-name="P426">mňoukání (A<text:span text:style-name="T577">5</text:span>)</text:p>
        </text:list-item>
        <text:list-item>
          <text:p text:style-name="P426">pozůstatky po táboru elfů <text:span text:style-name="T576">(A6)</text:span></text:p>
        </text:list-item>
        <text:list-item>
          <text:p text:style-name="P279">zřícený mostek na boční věž (A7)</text:p>
        </text:list-item>
      </text:list>
      <text:h text:style-name="Heading_20_3" text:outline-level="3"><text:span text:style-name="T405">A4 – s</text:span>tudna</text:h>
      <text:p text:style-name="P29"><text:span text:style-name="T406">Studna je hluboká a p</text:span>lná nepřirozeně velkých pavučin.</text:p>
      <text:list xml:id="list2474515006" text:style-name="L35">
        <text:list-item>
          <text:p text:style-name="P428">Pavučiny jsou plné <text:span text:style-name="T618">různě velkých</text:span> pavouků –<text:span text:style-name="T618"> největší jsou asi jako dlaň</text:span>.</text:p>
          <text:list>
            <text:list-item>
              <text:p text:style-name="P429">Tito pavouci jsou sice jedovatí, ale nejsou nebezpeční – na postavy útočit nebudou, naopak se jim klidí z cesty.</text:p>
            </text:list-item>
          </text:list>
        </text:list-item>
        <text:list-item>
          <text:p text:style-name="P427"><text:span text:style-name="T81">Skrz pavučiny ve studni je</text:span><text:span text:style-name="T7"> díra</text:span><text:span text:style-name="T8">, jako kdyby </text:span><text:span text:style-name="T9">jimi</text:span><text:span text:style-name="T8"> nedávno </text:span><text:span text:style-name="T9">pro</text:span><text:span text:style-name="T8">padl nějaký velký předmět. </text:span><text:span text:style-name="T7">Na několika místech jsou už ale upředeny nové.</text:span></text:p>
        </text:list-item>
        <text:list-item>
          <text:p text:style-name="P430">Dolů není vidět, dokud tam postavy něčím neposvítí.</text:p>
          <text:list>
            <text:list-item>
              <text:p text:style-name="P431">Hladina je 15 metrů hluboko.</text:p>
            </text:list-item>
            <text:list-item>
              <text:p text:style-name="P432">5 metrů nad hladinou do studny ústí boční chodba (viz C1).</text:p>
              <text:list>
                <text:list-item>
                  <text:p text:style-name="P433"><text:soft-page-break/>Dá se tam celkem snadno sešplhat (i bez lana).</text:p>
                </text:list-item>
              </text:list>
            </text:list-item>
          </text:list>
        </text:list-item>
      </text:list>
      <text:h text:style-name="Heading_20_3" text:outline-level="3">A<text:span text:style-name="T578">5</text:span> – bývalá kuchyně</text:h>
      <text:p text:style-name="P30"><text:span text:style-name="T407">Ze zdi</text:span> se ozývá <text:span text:style-name="T408">slabé,</text:span> mnohohlasné mňoukání.</text:p>
      <text:list xml:id="list1841293115" text:style-name="L36">
        <text:list-item>
          <text:p text:style-name="P434"><text:span text:style-name="T65">Ve zdi, odkud se mňoukání ozývá, je š</text:span><text:span text:style-name="T11">ikmá </text:span><text:span text:style-name="T69">šachta</text:span><text:span text:style-name="T11"> dolů.</text:span></text:p>
          <text:list>
            <text:list-item>
              <text:p text:style-name="P438">Zevnitř je cítit kočičí zápach.</text:p>
            </text:list-item>
            <text:list-item>
              <text:p text:style-name="P435"><text:span text:style-name="T66">Má obdélníkový průřez a j</text:span><text:span text:style-name="T67">e poměrně úzká – </text:span><text:span text:style-name="T68">asi jako</text:span><text:span text:style-name="T67"> pecen chleba.</text:span></text:p>
              <text:list>
                <text:list-item>
                  <text:p text:style-name="P439">Žádná z postav tudy rozhodně neproleze.</text:p>
                </text:list-item>
                <text:list-item>
                  <text:p text:style-name="P436"><text:span text:style-name="T10">Do</text:span><text:span text:style-name="T11"> spodní </text:span><text:span text:style-name="T10">st</text:span><text:span text:style-name="T70">ěny </text:span><text:span text:style-name="T69">šachty </text:span><text:span text:style-name="T71">jsou </text:span><text:span text:style-name="T76">směrem dolů</text:span><text:span text:style-name="T10"> vsazeny </text:span><text:span text:style-name="T72">dva rovnoběžné, rzí pokryté </text:span><text:span text:style-name="T76">železné</text:span><text:span text:style-name="T72"> pruhy.</text:span></text:p>
                  <text:list>
                    <text:list-item>
                      <text:p text:style-name="P437"><text:span text:style-name="T73">Jsou to</text:span><text:span text:style-name="T72"> kolejnice, po kterých se dolů spouštěl vozík se zásobami</text:span><text:span text:style-name="T10">. </text:span><text:span text:style-name="T74">Postavy ale koleje neznají, takže </text:span><text:span text:style-name="T77">to</text:span><text:span text:style-name="T74"> nějak opiš.</text:span></text:p>
                      <text:list>
                        <text:list-item>
                          <text:p text:style-name="P437"><text:span text:style-name="T18">Pozn.:</text:span><text:span text:style-name="T74"> Kolejnice se v herním světě nepoužívají ani v dolech. </text:span><text:span text:style-name="T75">Je to zapomenutý</text:span><text:span text:style-name="T74"> vynález dávných elfů, kteří tuto pevnost postavili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47" text:outline-level="3">A6 – pozůstatky po tábořišti</text:h>
      <text:p text:style-name="P31">Na nádvoří je z kamenů poskládané ohniště, <text:span text:style-name="T584">někdo ale kameny na dvou místech rozkopnul.</text:span> <text:span text:style-name="T580">Kolem jsou do kruhu rozestavěné větší kameny a kusy nosných trámů, zřejmě na sezení.</text:span></text:p>
      <text:list xml:id="list3706687988" text:style-name="L37">
        <text:list-item>
          <text:p text:style-name="P213">V ohništi jsou zbytky popel<text:span text:style-name="T586">a</text:span>.</text:p>
          <text:list>
            <text:list-item>
              <text:p text:style-name="P214">Někdo do něj zřejmě opakovaně dupal a roznesl ho kolem ohniště.</text:p>
              <text:list>
                <text:list-item>
                  <text:p text:style-name="P280"><text:soft-page-break/>Stopy jsou nečitelné – příliš rozmazané a zřejmě několikrát rozmyté deštěm.</text:p>
                </text:list-item>
              </text:list>
            </text:list-item>
          </text:list>
        </text:list-item>
        <text:list-item>
          <text:p text:style-name="P215"><text:span text:style-name="T585">N</text:span>a zemi <text:span text:style-name="T585">kolem ohniště</text:span> jsou poházené rozšlapané zbytky jídla. Na několika místech jsou stopy zaschlé krve.</text:p>
        </text:list-item>
        <text:list-item>
          <text:p text:style-name="P216"><text:span text:style-name="T185">Mezi dvěma kameny je zapad</text:span><text:span text:style-name="T255">l</text:span><text:span text:style-name="T185">ý dřevěný </text:span><text:span text:style-name="T256">pohár na pití</text:span><text:span text:style-name="T185">.</text:span></text:p>
        </text:list-item>
        <text:list-item>
          <text:p text:style-name="P217"><text:span text:style-name="T185">Kus od ohniště </text:span><text:span text:style-name="T257">dnem vzhůru leží nepoškozená dřevěná miska.</text:span></text:p>
          <text:list>
            <text:list-item>
              <text:p text:style-name="P218"><text:span text:style-name="T257">J</text:span><text:span text:style-name="T185">sou v ní plesnivé zbytky nějaké kaše.</text:span></text:p>
            </text:list-item>
          </text:list>
        </text:list-item>
        <text:list-item>
          <text:p text:style-name="P217"><text:span text:style-name="T257">Vedle misky </text:span><text:span text:style-name="T185">je do země zašlápnutá zlomená dřevěná lžíce.</text:span></text:p>
          <text:list>
            <text:list-header>
              <text:p text:style-name="P281">Všechno nádobí <text:span text:style-name="T587">(pohár, miska i lžíce)</text:span> je kvalitně řemeslně zpracované, jako od řezbáře z města.</text:p>
            </text:list-header>
          </text:list>
        </text:list-item>
      </text:list>
      <text:h text:style-name="Heading_20_3" text:outline-level="3"><text:span text:style-name="T556">A7</text:span> – zřícený můstek k boční věži</text:h>
      <text:p text:style-name="P248"><text:span text:style-name="T662">Můstek, po kterém se zřejmě chodilo do boční věže, je zřícený. </text:span>Na zemi před ním <text:span text:style-name="T693">čelem k pevnosti</text:span> leží mrtvý elf.</text:p>
      <text:list xml:id="list3649006481" text:style-name="L103">
        <text:list-item>
          <text:p text:style-name="P250">J<text:span text:style-name="T664">eho tvář je rozbitá k nepoznání. Na těle má smrtelné rány od těžkých, tupých předmětů.</text:span></text:p>
          <text:list>
            <text:list-item>
              <text:p text:style-name="P337">Jeho oblečení je potrhané a pokryté krví, ale <text:span text:style-name="T695">jde</text:span> stále poznat, že je to kvalitní oděv <text:span text:style-name="T694">bohatého měšťana</text:span>.</text:p>
            </text:list-item>
          </text:list>
        </text:list-item>
        <text:list-item>
          <text:p text:style-name="P253">Mrtvolně páchne, zřejmě tu leží už <text:span text:style-name="T676">dlouho</text:span>.</text:p>
        </text:list-item>
        <text:list-item>
          <text:p text:style-name="P250"><text:span text:style-name="T664">TODO: loot (je to šéf výpravy)</text:span></text:p>
        </text:list-item>
      </text:list>
      <text:p text:style-name="P251">TODO: Jeho zbraně si vzali orkové, takže je přidat do C5.</text:p>
      <text:p text:style-name="P249">Věž stojí níž než zbytek pevnosti, takže můstek nevede k její patě, ale do druhého patra.</text:p>
      <text:list xml:id="list3820405936" text:style-name="L38">
        <text:list-item>
          <text:p text:style-name="P469"><text:soft-page-break/>Ve vchodu nejsou dveře, je to prostě <text:span text:style-name="T588">obdélníková</text:span> díra dovnitř.</text:p>
        </text:list-item>
      </text:list>
      <text:p text:style-name="P81"><text:span text:style-name="T96">Několik</text:span><text:span text:style-name="T663"> možností</text:span>, jak se dostat <text:span text:style-name="T409">do věže (hráči mohou samozřejmě vymyslet i další)</text:span>:</text:p>
      <text:list xml:id="list2851829074" text:style-name="L39">
        <text:list-item>
          <text:p text:style-name="P470">Vyšplhat po <text:span text:style-name="T410">skále a po stěně věže</text:span>.</text:p>
          <text:list>
            <text:list-item>
              <text:p text:style-name="P219">Po skále se šplhá dobře, ale stěna věže je hladká, není za co se chytit.</text:p>
              <text:list>
                <text:list-item>
                  <text:p text:style-name="P471">Pomůže <text:span text:style-name="T411">například</text:span> zatlučení skob.</text:p>
                </text:list-item>
              </text:list>
            </text:list-item>
          </text:list>
        </text:list-item>
        <text:list-item>
          <text:p text:style-name="P472">Něčím přemostit zřícený můstek.</text:p>
          <text:list>
            <text:list-item>
              <text:p text:style-name="P473">V pevnosti je spousta popadaných střešních trámů, některé z nich určitě půjdou použít.</text:p>
            </text:list-item>
          </text:list>
        </text:list-item>
        <text:list-item>
          <text:p text:style-name="P474">Přeskočit</text:p>
          <text:list>
            <text:list-item>
              <text:p text:style-name="P474">Je to dost daleko, ale zvládne to každý, kdo nemá vážné zranění <text:span text:style-name="T412">a odloží veškerou zátěž.</text:span></text:p>
            </text:list-item>
          </text:list>
        </text:list-item>
      </text:list>
      <text:h text:style-name="Heading_20_3" text:outline-level="3">A<text:span text:style-name="T579">8</text:span> – horní patro boční věže</text:h>
      <text:p text:style-name="P102"><text:span text:style-name="T146">Věž nemá strop ani střechu</text:span><text:span text:style-name="T97">, dírou nahoře je vidět obloha. </text:span><text:span text:style-name="T151">Podlaha je pokrytá troskami, kupodivu ale stále drží.</text:span><text:span text:style-name="T97"> </text:span><text:span text:style-name="T147">Dolů vede točité schodiště.</text:span></text:p>
      <text:list xml:id="list2059258971" text:style-name="L40">
        <text:list-item>
          <text:p text:style-name="P475">O patro níž schodiště zčásti chybí, takže dolů se musí sešplhat (viz B6).</text:p>
        </text:list-item>
      </text:list>
      <text:h text:style-name="Heading_20_2" text:outline-level="2"><text:bookmark-start text:name="__RefHeading___Toc2926_1905480466"/><text:soft-page-break/>První podzemní patro<text:bookmark-end text:name="__RefHeading___Toc2926_1905480466"/></text:h>
      <text:h text:style-name="P134" text:outline-level="4">Sklad/sklep</text:h>
      <text:p text:style-name="P82">Podzemí sloužilo jako fallback obranné postavení v případě obléhání, tzn. tu musely být zásoby jídla a vody a <text:span text:style-name="T414">asi i nějaká provizorní kuchyně.</text:span></text:p>
      <text:list xml:id="list233549150" text:style-name="L41">
        <text:list-item>
          <text:p text:style-name="P476">Sklad by měl být poblíž studny, aby se sem dala snadno nanosit voda.</text:p>
        </text:list-item>
        <text:list-item>
          <text:p text:style-name="P477">Ve skladu vody jsou velké sudy postavené víkem nahoru (aby se do nich dala dolévat voda)</text:p>
        </text:list-item>
        <text:list-item>
          <text:p text:style-name="P477">Jsou tu taky dvě vědra s tyčí na nošení ve dvou.</text:p>
        </text:list-item>
      </text:list>
      <text:h text:style-name="P134" text:outline-level="4"><text:span text:style-name="T415">Probořený strop, o patro níž z</text:span>ával</text:h>
      <text:p text:style-name="P83">TODO (<text:span text:style-name="T416">dát do do nějaké místnosti</text:span>)</text:p>
      <text:p text:style-name="P84">Někde se provalil strop a zasypalo to vstup do další místnosti.</text:p>
      <text:list xml:id="list874534249" text:style-name="L42">
        <text:list-item>
          <text:p text:style-name="P478">Zával jde prokopat</text:p>
        </text:list-item>
        <text:list-item>
          <text:p text:style-name="P478">Je možné prorazit díru ve zdi vedle.</text:p>
        </text:list-item>
        <text:list-item>
          <text:p text:style-name="P478">Je možné to <text:span text:style-name="T417">celé</text:span> obejít a dostat se do spodního patra studnou.</text:p>
        </text:list-item>
      </text:list>
      <text:p text:style-name="P85">Ze závalu by mohl čouhat mechanismus nějaké veselé pasti (čepele ze zdí nebo tak něco).</text:p>
      <text:h text:style-name="P135" text:outline-level="4">Ubikace</text:h>
      <text:p text:style-name="P86">Dveře jsou zamčené, dají se vypáčit, <text:span text:style-name="T418">rozbít, vyrazit, <text:s/>nebo tak něco</text:span>.</text:p>
      <text:p text:style-name="P86">TODO: Někde by k nim mohly být klíče (aspoň k některým).</text:p>
      <text:h text:style-name="P136" text:outline-level="4"><text:soft-page-break/>Komnata velitele tvrze</text:h>
      <text:p text:style-name="P80">/* <text:span text:style-name="T419">Možná ji šoupnu do nadzemí, ať tak taky něco je (asi do věže). Tak ne, bude nakonec v úplně dolním patře věže.</text:span> */</text:p>
      <text:p text:style-name="P80"><text:span text:style-name="T420">U stěny je</text:span> mrtvý elf. <text:span text:style-name="T420">Je čelem ke zdi, částečně se o ni opírá a v zádech má několik šípů.</text:span> Ruku má nataženou nahoru, jako kdyby <text:span text:style-name="T421">se</text:span> tam snažil k něčemu dostat.</text:p>
      <text:p text:style-name="P87">Trezor</text:p>
      <text:list xml:id="list3591690844" text:style-name="L43">
        <text:list-item>
          <text:p text:style-name="P480">Nad mrtvým elfem je zavřený skrytý trezor.</text:p>
          <text:list>
            <text:list-item>
              <text:p text:style-name="P481">Proklepání zdi prozradí, že tam je dutý prostor.</text:p>
            </text:list-item>
            <text:list-item>
              <text:p text:style-name="P481">TODO: Jak se trezor otevírá?</text:p>
            </text:list-item>
            <text:list-item>
              <text:p text:style-name="P481">TODO: Past</text:p>
            </text:list-item>
          </text:list>
        </text:list-item>
        <text:list-item>
          <text:p text:style-name="P479"><text:span text:style-name="T422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481"><text:span text:style-name="T190">Možná i něco o tom, že nestíhají odvézt obsah pokladnice </text:span><text:span text:style-name="T191">(nebo mohlo být součástí rozkazu, že mají pokladnici zabezpečit, ale neodvážet její obsah, protože jdou rovnou do bitvy)</text:span><text:span text:style-name="T190">.</text:span></text:p>
        </text:list-item>
      </text:list>
      <text:h text:style-name="P148" text:outline-level="3"><text:span text:style-name="T190">B</text:span><text:span text:style-name="T185">1 – dílna</text:span></text:h>
      <text:p text:style-name="P25">V severní části místnosti je velký pracovní stůl s rozpraskanou dřevěnou deskou. U stěny je několik velkých kusů částečně opracovaného kamene.</text:p>
      <text:list xml:id="list1663184683" text:style-name="L44">
        <text:list-item>
          <text:p text:style-name="P482"><text:span text:style-name="T128">Stůl m</text:span><text:span text:style-name="T127">á několik velkých šuplíků.</text:span></text:p>
        </text:list-item>
      </text:list>
      <text:list xml:id="list101577805" text:style-name="L45">
        <text:list-item>
          <text:p text:style-name="P282">Uvnitř je kamenické náčiní:</text:p>
          <text:list>
            <text:list-item>
              <text:p text:style-name="P483"><text:soft-page-break/><text:span text:style-name="T217">zubák, šalírka, pemrlice, kružítko, hrst klínků, </text:span><text:span text:style-name="T219">kamenické </text:span><text:span text:style-name="T217">dláto (karta), kamenická špice (karta), </text:span><text:span text:style-name="T220">kamenická </text:span><text:span text:style-name="T217">palice </text:span><text:span text:style-name="T220">(karta)</text:span><text:span text:style-name="T217">.</text:span></text:p>
            </text:list-item>
          </text:list>
        </text:list-item>
      </text:list>
      <text:p text:style-name="P24">Hned vpravo za vchodem je na stěně polička s <text:span text:style-name="T185">lucernou </text:span><text:span text:style-name="T232">na svíci</text:span> <text:span text:style-name="T185">(karta).</text:span></text:p>
      <text:list xml:id="list2044931650" text:style-name="L46">
        <text:list-item>
          <text:p text:style-name="P220">Vedle <text:span text:style-name="T531">lucerny</text:span> jsou zbytky pěti zcela vyhořelých svíček.</text:p>
        </text:list-item>
        <text:list-item>
          <text:p text:style-name="P283">Svíčka v lucerně je také zcela vyhořelá.</text:p>
        </text:list-item>
      </text:list>
      <text:p text:style-name="P19"><text:span text:style-name="T508">V </text:span>jižní části místnosti je výheň a malá kovadlina. Vedle je <text:span text:style-name="T532">stolek</text:span> s kovářským nářadím.</text:p>
      <text:list xml:id="list2038818977" text:style-name="L47">
        <text:list-item>
          <text:p text:style-name="P484"><text:span text:style-name="T213">P</text:span><text:span text:style-name="T212">ilník, kleště</text:span><text:span text:style-name="T213">, </text:span><text:span text:style-name="T215">průbojník, </text:span><text:span text:style-name="T216">kovářské </text:span><text:span text:style-name="T215">kladivo </text:span><text:span text:style-name="T218">(karta)</text:span><text:span text:style-name="T214">.</text:span></text:p>
        </text:list-item>
      </text:list>
      <text:p text:style-name="P19"><text:span text:style-name="T509">N</text:span>a stěně nad stolem <text:span text:style-name="T510">s nářadím</text:span> jsou pověšené silné kovářské rukavice a kovářská zástěra.</text:p>
      <text:list xml:id="list1445222854" text:style-name="L48">
        <text:list-item>
          <text:p text:style-name="P284">Kůže je stará a zpuchřelá.</text:p>
        </text:list-item>
      </text:list>
      <text:p text:style-name="P100"><text:span text:style-name="T97">Vpravo vedle pracovního stolu v severní části </text:span><text:span text:style-name="T129">místnosti</text:span><text:span text:style-name="T97"> se do rohu tiskne kamenná socha trpaslice</text:span><text:span text:style-name="T185"> (karta).</text:span></text:p>
      <text:list xml:id="list1946923795" text:style-name="L49">
        <text:list-item>
          <text:p text:style-name="P221">Vypadá to, jako by tam před vám<text:span text:style-name="T511">i</text:span> ustoupila a dál už to nešlo.</text:p>
        </text:list-item>
        <text:list-item>
          <text:p text:style-name="P221">„<text:span text:style-name="T511">Prosím, neubližujte mi!</text:span>“</text:p>
          <text:list>
            <text:list-item>
              <text:p text:style-name="P222">Mluví <text:span text:style-name="T513">hlubokým, dunivým hlasem a</text:span> <text:span text:style-name="T518">neznámou</text:span>, hrdelní řečí <text:span text:style-name="T185">(starotrpaslicky)</text:span>, ale kupodivu jí bez potíží rozumíte.</text:p>
            </text:list-item>
            <text:list-item>
              <text:p text:style-name="P485"><text:span text:style-name="T130">Vypadá vyděšeně a ubrečeně </text:span><text:span text:style-name="T221">(slzy samozřejmě nemá, je to socha).</text:span></text:p>
            </text:list-item>
          </text:list>
        </text:list-item>
        <text:list-item>
          <text:p text:style-name="P486"><text:span text:style-name="T222">S</text:span><text:span text:style-name="T185">e sochou je možné bez problémů komunikovat.</text:span></text:p>
          <text:list>
            <text:list-item>
              <text:p text:style-name="P285"><text:soft-page-break/>Je ale trochu prostoduchá, složitější témata jí budou dělat potíže.</text:p>
            </text:list-item>
            <text:list-item>
              <text:p text:style-name="P286">Ví, že byla původně živá, a že trpěla nevyléčitelnou nemocí. Její otec jí poslal za svým přítelem, elfským mágem, který slíbil, že jí pomůže.</text:p>
              <text:list>
                <text:list-item>
                  <text:p text:style-name="P287">Jak přesně se z ní stala socha si nepamatuje, ví jen, že pak všechna bolest ustala.</text:p>
                </text:list-item>
                <text:list-item>
                  <text:p text:style-name="P487"><text:span text:style-name="T185">Brzy poté se svým mistrem odcestovala </text:span><text:span text:style-name="T224">do této pevnosti.</text:span></text:p>
                  <text:list>
                    <text:list-item>
                      <text:p text:style-name="P488"><text:span text:style-name="T224">P</text:span><text:span text:style-name="T185">omáhala mu tu s prací, vařila v kuchyni, obsluhovala elfské vojáky v jídelně, uklízela – prostě cokoliv bylo potřeba.</text:span></text:p>
                    </text:list-item>
                  </text:list>
                </text:list-item>
              </text:list>
            </text:list-item>
            <text:list-item>
              <text:p text:style-name="P489"><text:span text:style-name="T222">O </text:span><text:span text:style-name="T185">podzemí toho postavám moc neřekne, </text:span><text:span text:style-name="T225">je tady totiž </text:span><text:span text:style-name="T226">tak trochu</text:span><text:span text:style-name="T225"> uvězněná.</text:span></text:p>
              <text:list>
                <text:list-item>
                  <text:p text:style-name="P223">„Chodba doleva vede ke schodům dolů. Pod nimi je mříž, kterou nedokážu zvednout, ani se pod ní protáhnout. A za ní je navíc spousta pavučin a škaredí pavouci! Tudy jsem chod<text:span text:style-name="T520">íval</text:span>a pro vodu do studny.“</text:p>
                </text:list-item>
                <text:list-item>
                  <text:p text:style-name="P223">„Chodba doprava vede do skladu vody. Za ní je místnost se zřícenou podlahou, kde se bojím seskočit dolů: je to strašně hluboko a jsou tam navíc <text:span text:style-name="T521">hrozně</text:span> velké ještěrky, které <text:span text:style-name="T521">navíc</text:span> plivou <text:span text:style-name="T522">takový</text:span> žlutý hlen.“</text:p>
                </text:list-item>
                <text:list-item>
                  <text:p text:style-name="P224">„Nedávno se tu něco dělo. Z pravé chodby se ozývaly divoké výkřiky, možná se tam dokonce bojovalo. Strašně moc jsem se bála, sem ale naštěstí nikdo nepřišel.“</text:p>
                </text:list-item>
              </text:list>
            </text:list-item>
          </text:list>
        </text:list-item>
        <text:list-item>
          <text:p text:style-name="P288"><text:soft-page-break/>Postavy mohou sochu přemluvit, aby jim pomohla.</text:p>
          <text:list>
            <text:list-item>
              <text:p text:style-name="P188"><text:span text:style-name="T222">N</text:span><text:span text:style-name="T221">eumí </text:span><text:span text:style-name="T222">ale</text:span><text:span text:style-name="T221"> bojovat </text:span><text:span text:style-name="T223">a je velice bázlivá</text:span><text:span text:style-name="T221"> – v případném boji zapiští </text:span><text:span text:style-name="T222">(hlubokým hlasem)</text:span><text:span text:style-name="T221"> a uteče se někam schovat.</text:span></text:p>
            </text:list-item>
          </text:list>
        </text:list-item>
      </text:list>
      <text:h text:style-name="Heading_20_4" text:outline-level="4">B1 d1</text:h>
      <text:p text:style-name="P20">Zavřené bytelné dveře s <text:span text:style-name="T529">klikou a</text:span> <text:span text:style-name="T519">klíčovou dírkou</text:span>.</text:p>
      <text:list xml:id="list3019938396" text:style-name="L50">
        <text:list-item>
          <text:p text:style-name="P289"><text:span text:style-name="T97">Jsou zamčené</text:span>, klíč je v zámku zevnitř (tedy ze strany z B1).</text:p>
          <text:list>
            <text:list-item>
              <text:p text:style-name="P290">Je to proto, že se tam zamknula oživlá socha trpaslice.</text:p>
              <text:list>
                <text:list-item>
                  <text:p text:style-name="P291">Je vyděšená k smrti (nehledě na to, že to je socha). Když se postavy budou pokoušet dveře vyrazit, nebo <text:span text:style-name="T512">budou </text:span>dělat jiné „nebezpečné“ zvuky, vyjekne strachem – má ovšem hodně hluboký hlas, takže to nejspíš bude znít zvláštně.</text:p>
                </text:list-item>
              </text:list>
            </text:list-item>
          </text:list>
        </text:list-item>
        <text:list-item>
          <text:p text:style-name="P292">Klíč v zámku je součástí svazku klíčů.</text:p>
          <text:list>
            <text:list-item>
              <text:p text:style-name="P292">TODO: Jaké klíče tady jsou?</text:p>
              <text:list>
                <text:list-item>
                  <text:p text:style-name="P293">Jeden z nich je od B3 d1.</text:p>
                </text:list-item>
              </text:list>
            </text:list-item>
          </text:list>
        </text:list-item>
      </text:list>
      <text:h text:style-name="P149" text:outline-level="3"><text:span text:style-name="T190">B</text:span><text:span text:style-name="T185">2 – sklad vody</text:span></text:h>
      <text:p text:style-name="P21">Kolem stěn jsou <text:span text:style-name="T523">velké</text:span> <text:span text:style-name="T523">prázdné sudy se sundavacími víky.</text:span></text:p>
      <text:list xml:id="list4134690566" text:style-name="L51">
        <text:list-item>
          <text:p text:style-name="P225">Na něk<text:span text:style-name="T524">olika</text:span> z nich je ještě trochu čitelný nápis ve staroelfštině: <text:span text:style-name="T185">„Voda“</text:span>.</text:p>
        </text:list-item>
      </text:list>
      <text:p text:style-name="P26">Na zemi stojí dvě vědra s prohnutou nosnou tyčí.</text:p>
      <text:h text:style-name="P150" text:outline-level="3"><text:span text:style-name="T190">B</text:span><text:span text:style-name="T185">3 – </text:span><text:span text:style-name="T229">sklad</text:span><text:span text:style-name="T227"> s propad</text:span><text:span text:style-name="T228">l</text:span><text:span text:style-name="T227">ou půlkou podlahy</text:span></text:h>
      <text:p text:style-name="P22"><text:span text:style-name="T525">V </text:span>západní části místnosti, kde ještě strop drží, je několik polorozpadlých beden.</text:p>
      <text:list xml:id="list2793731947" text:style-name="L52">
        <text:list-item>
          <text:p text:style-name="P226"><text:soft-page-break/>Jsou v nich rezavé zbytky plechových krabic. Co v nich bylo se už dávno rozpadlo v prach.</text:p>
        </text:list-item>
      </text:list>
      <text:p text:style-name="P22">Ve východní části místnosti je propadlý strop <text:span text:style-name="T526">(do C4)</text:span>.</text:p>
      <text:list xml:id="list1407761885" text:style-name="L53">
        <text:list-item>
          <text:p text:style-name="P227">Na proti jsou vidět zavřené <text:s/>dveře <text:span text:style-name="T185">(B3 d1)</text:span>.</text:p>
        </text:list-item>
        <text:list-item>
          <text:p text:style-name="P490"><text:span text:style-name="T185">Podlaha místnosti o patro níž (C4) je 4 metry hluboko. </text:span><text:span text:style-name="T231">J</text:span><text:span text:style-name="T185">e na ní ale </text:span><text:span text:style-name="T230">spousta suti</text:span><text:span text:style-name="T185">, takže je potřeba slézt nebo seskočit jen zhruba 3 metry.</text:span></text:p>
          <text:list>
            <text:list-item>
              <text:p text:style-name="P491"><text:span text:style-name="T185">Dole žijí </text:span><text:span text:style-name="T132">p</text:span><text:span text:style-name="T97">livající ještěři</text:span><text:span text:style-name="T185"> – viz C4.</text:span></text:p>
            </text:list-item>
          </text:list>
        </text:list-item>
      </text:list>
      <text:h text:style-name="Heading_20_4" text:outline-level="4"><text:span text:style-name="T227">B</text:span><text:span text:style-name="T185">3 d1</text:span></text:h>
      <text:p text:style-name="P23">Zavřené bytelné dveře s <text:span text:style-name="T528">klikou a</text:span> klíčovou dírkou.</text:p>
      <text:list xml:id="list2330105595" text:style-name="L54">
        <text:list-item>
          <text:p text:style-name="P228">Jsou zamčené.</text:p>
          <text:list>
            <text:list-item>
              <text:p text:style-name="P294">Klíč je na kruhu s klíči na dveřích B1 d1.</text:p>
            </text:list-item>
          </text:list>
        </text:list-item>
      </text:list>
      <text:h text:style-name="P151" text:outline-level="3"><text:span text:style-name="T190">B</text:span><text:span text:style-name="T185">4 – kuchyně</text:span></text:h>
      <text:p text:style-name="P56">Huňáči</text:p>
      <text:p text:style-name="P56">Vozík, kterým se sem posílalo jídlo z A3</text:p>
      <text:h text:style-name="Heading_20_3" text:outline-level="3"><text:span text:style-name="T190">B</text:span><text:span text:style-name="T192">5 – jídelna</text:span></text:h>
      <text:p text:style-name="P13">Na stěně naproti vchodům je nápis ve staroelfštině:</text:p>
      <text:p text:style-name="P129"><text:span text:style-name="Emphasis"><text:span text:style-name="T341">„Klaním se před Tebou, Astro, stvořitelko hvězd, královno bohů Řádu.“</text:span></text:span></text:p>
      <text:h text:style-name="Heading_20_3" text:outline-level="3"><text:span text:style-name="T190">B</text:span><text:span text:style-name="T185">6 – prostřední patro boční věže</text:span></text:h>
      <text:p text:style-name="P55">Točité schody jsou pobořené.</text:p>
      <text:list xml:id="list2292821974" text:style-name="L55">
        <text:list-item>
          <text:p text:style-name="P295">Dole je vidět dno věže.</text:p>
          <text:list>
            <text:list-item>
              <text:p text:style-name="P492"><text:soft-page-break/><text:span text:style-name="T185">Na funkčním zbytku schodů úplně </text:span><text:span text:style-name="T193">dole</text:span><text:span text:style-name="T185"> je na kupě několik orků. </text:span><text:span text:style-name="T194">Vůbec se nehýbou, nejspíš jsou mrtví.</text:span></text:p>
            </text:list-item>
          </text:list>
        </text:list-item>
      </text:list>
      <text:list xml:id="list1762424255" text:style-name="L56">
        <text:list-item>
          <text:p text:style-name="P296">Sešplhat <text:span text:style-name="T637">(nebo vyšplhat)</text:span> je poměrně jednoduché, <text:span text:style-name="T637">ale zabere to několik minut</text:span>.</text:p>
        </text:list-item>
      </text:list>
      <text:p text:style-name="P318">Pokud postavy při<text:span text:style-name="T639">chází</text:span> z horního patra věže, <text:span text:style-name="T638">o patro níž si všimnou mrtvých orků (viz C5):</text:span></text:p>
      <text:list xml:id="list77556879" text:style-name="L97">
        <text:list-item>
          <text:p text:style-name="P319"><text:span text:style-name="T638">Pět jich je na hromadě na patě schodů, šestý je vidět rozplácnutý na zemi popadnutou částí schodů.</text:span></text:p>
        </text:list-item>
      </text:list>
      <text:h text:style-name="P162" text:outline-level="3">B7 - <text:span text:style-name="T680">obytná místnost</text:span></text:h>
      <text:p text:style-name="P61"><text:span text:style-name="Emphasis"><text:span text:style-name="T423">Na stěně naproti vchodu je nápis ve staroelfštině:</text:span></text:span></text:p>
      <text:p text:style-name="P129"><text:span text:style-name="Emphasis"><text:span text:style-name="T341">„Klaním se před Tebou, Solreone, jenž každý den putuješ po nebeské klenbě a dáváš nám světlo a naději.“</text:span></text:span></text:p>
      <text:h text:style-name="P162" text:outline-level="3">B8 – <text:span text:style-name="T680">obytná místnost</text:span></text:h>
      <text:p text:style-name="P61"><text:span text:style-name="Emphasis"><text:span text:style-name="T423">Na stěně naproti vchodu je nápis ve staroelfštině:</text:span></text:span></text:p>
      <text:p text:style-name="P129"><text:span text:style-name="Emphasis"><text:span text:style-name="T341">„Klaním se před Tebou, Raio, paní divočiny. Tobě vděčíme za léčivé dary lesa.“</text:span></text:span></text:p>
      <text:h text:style-name="P162" text:outline-level="3">B9 – <text:span text:style-name="T680">obytná místnost</text:span></text:h>
      <text:p text:style-name="P61"><text:span text:style-name="Emphasis"><text:span text:style-name="T423">Na stěně naproti vchodu je nápis ve staroelfštině:</text:span></text:span></text:p>
      <text:p text:style-name="P129"><text:span text:style-name="Emphasis"><text:span text:style-name="T341">„Klaním se před Tebou, Mirvo, paní kouzel, vědění a magické moci.“</text:span></text:span></text:p>
      <text:h text:style-name="Heading_20_3" text:outline-level="3">B11 –<text:span text:style-name="T424"> zvedací mechanismus mříže v C2</text:span></text:h>
      <text:list xml:id="list2457039919" text:style-name="L57">
        <text:list-item>
          <text:p text:style-name="P493">Mechanismus má západku. Když ji <text:span text:style-name="T425">někdo</text:span> odstraní <text:span text:style-name="T425">(a nevrátí)</text:span>, mříž o patro níž půjde zvednou silou.</text:p>
        </text:list-item>
        <text:list-item>
          <text:p text:style-name="P494"><text:soft-page-break/>U rumpálu jsou dvě mrtvoly udušených elfů.</text:p>
          <text:list>
            <text:list-item>
              <text:p text:style-name="P494">Ruce mají stále na rumpálu, zřejmě se s ním těsně před smrtí snažili točit.</text:p>
            </text:list-item>
            <text:list-item>
              <text:p text:style-name="P495">TODO: loot</text:p>
            </text:list-item>
          </text:list>
        </text:list-item>
      </text:list>
      <text:h text:style-name="P162" text:outline-level="3">B13 – <text:span text:style-name="T680">obytná místnost</text:span></text:h>
      <text:p text:style-name="P61"><text:span text:style-name="Emphasis"><text:span text:style-name="T423">Na stěně naproti vchodu je nápis ve staroelfštině:</text:span></text:span></text:p>
      <text:p text:style-name="P129"><text:span text:style-name="Emphasis"><text:span text:style-name="T341">„Klaním se před Tebou, Ero, která nás chráníš před ničivou mocí času.“</text:span></text:span></text:p>
      <text:h text:style-name="P163" text:outline-level="3">B14 – <text:span text:style-name="T681">komnata pána tvrze</text:span></text:h>
      <text:p text:style-name="P61"><text:span text:style-name="Emphasis"><text:span text:style-name="T423">Na stěně naproti vchodu je nápis ve staroelfštině:</text:span></text:span></text:p>
      <text:p text:style-name="P129"><text:span text:style-name="T182">„Klaním se před Tebou, Belerone, </text:span><text:span text:style-name="T183">jenž jsi ztělesněním</text:span><text:span text:style-name="T182"> cti, spravedlnosti a věrnosti“.</text:span></text:p>
      <text:h text:style-name="P162" text:outline-level="3">B15 – <text:span text:style-name="T680">obytná místnost</text:span></text:h>
      <text:p text:style-name="P61"><text:span text:style-name="Emphasis"><text:span text:style-name="T423">Na stěně naproti vchodu je nápis ve staroelfštině:</text:span></text:span></text:p>
      <text:p text:style-name="P129"><text:span text:style-name="T182">„Klaním se před Tebou, </text:span><text:span text:style-name="T184">Narveo. Tobě vděčíme za naši zručnost a tvořivost</text:span><text:span text:style-name="T182">“.</text:span></text:p>
      <text:h text:style-name="Heading_20_3" text:outline-level="3"><text:span text:style-name="T426">B16 – svatyně</text:span> <text:span text:style-name="T426">boha Belerona</text:span></text:h>
      <text:p text:style-name="P18"><text:span text:style-name="T427">V místnosti je tlumené světlo. </text:span>Uprostřed na mramorovém podstavci <text:span text:style-name="T428">klečí mramorová</text:span> socha bojovníka s čelem opřeným o jílec meče, <text:span text:style-name="T462">na krku má zavěšený amulet ve tvaru štítu</text:span><text:span text:style-name="T203"> (karta)</text:span>. <text:span text:style-name="T429">Na stěnách je zářící stříbrnou linií vyobrazeno sedm postav.</text:span></text:p>
      <text:list xml:id="list831129593" text:style-name="L58">
        <text:list-item>
          <text:p text:style-name="P440"><text:span text:style-name="T310">Když do </text:span><text:span text:style-name="T311">svatyně</text:span><text:span text:style-name="T310"> někdo vstoupí, přivolá to </text:span><text:span text:style-name="T312">z hradeb pevnosti</text:span><text:span text:style-name="T310"> přízrak</text:span><text:span text:style-name="T185"> </text:span><text:span text:style-name="T202">(viz A7)</text:span>.</text:p>
          <text:list>
            <text:list-item>
              <text:p text:style-name="P445"><text:soft-page-break/>Přízrak se sem teleportuje, takže se objeví okamžitě.</text:p>
              <text:list>
                <text:list-item>
                  <text:p text:style-name="P445"><text:span text:style-name="T449">Pokud má alespoň jedna z postav na krku </text:span><text:span text:style-name="T107">Beleronův amulet</text:span><text:span text:style-name="T449">, přízrak řekne: </text:span><text:span text:style-name="T97">„</text:span><text:span text:style-name="T105">Vítej, služebníku Beleronův</text:span><text:span text:style-name="T97">“</text:span>,<text:span text:style-name="T450"> nechá postavy vstoupit a zmizí.</text:span></text:p>
                </text:list-item>
                <text:list-item>
                  <text:p text:style-name="P445"><text:span text:style-name="T450">V opačném případě řekne: </text:span><text:span text:style-name="T106">„Do svatyně mohou vstoupit jen služebníci Belerona“, </text:span><text:span text:style-name="T432">zastoupí jim cestu, zaujme bojový postoj a namíří na ně hrot kopí.</text:span></text:p>
                  <text:list>
                    <text:list-item>
                      <text:p text:style-name="P446">Nic dalšího neřekne, ani když na něj postavy budou mluvit staroeflsky (jediná možnost, jak s ním komunikovat, je použít kouzl<text:span text:style-name="T461">o</text:span> <text:span text:style-name="T97">Přenos myšlenek</text:span>).</text:p>
                    </text:list-item>
                    <text:list-item>
                      <text:p text:style-name="P447">Pokud se budou dál snažit dostat dovnitř, zaútočí na ně.</text:p>
                    </text:list-item>
                  </text:list>
                </text:list-item>
              </text:list>
            </text:list-item>
          </text:list>
        </text:list-item>
      </text:list>
      <text:p text:style-name="P88"><text:span text:style-name="T4">Jak mohou </text:span><text:span text:style-name="T46">postavy</text:span><text:span text:style-name="T4"> dosáhnout toho, aby je přízrak pustil do </text:span><text:span text:style-name="T45">svatyně</text:span><text:span text:style-name="T4">:</text:span></text:p>
      <text:list xml:id="list4111936586" text:style-name="L59">
        <text:list-item>
          <text:p text:style-name="P459">Použít kouzlo <text:span text:style-name="T97">Přenos myšlenek</text:span> a promluvit si s ním (ve staroeflštině).</text:p>
          <text:list>
            <text:list-item>
              <text:p text:style-name="P460">Přízrak „skočí“ na cokoliv alespoň trochu uvěřitelného – třeba že ho volá velitel pevnosti.</text:p>
            </text:list-item>
          </text:list>
        </text:list-item>
        <text:list-item>
          <text:p text:style-name="P461">Mít na krku <text:span text:style-name="T97">Beleronův amulet</text:span>.</text:p>
        </text:list-item>
        <text:list-item>
          <text:p text:style-name="P462">„<text:span text:style-name="T454">Odeklít“ přízrak zničením amuletu ve tvaru štítu, který má socha uprostřed svatyně kolem krku.</text:span></text:p>
        </text:list-item>
      </text:list>
      <text:list xml:id="list230139794103908" text:continue-list="list831129593" text:style-name="L58">
        <text:list-item>
          <text:list>
            <text:list-item>
              <text:p text:style-name="P448">Tento magický amulet obsahuje <text:span text:style-name="T463">jeho </text:span>esenci. Když ho někdo rozbije, strážce zmizí.</text:p>
            </text:list-item>
          </text:list>
        </text:list-item>
      </text:list>
      <text:list xml:id="list230140241149754" text:continue-list="list4111936586" text:style-name="L59">
        <text:list-item>
          <text:list>
            <text:list-item>
              <text:p text:style-name="P463">Amulet <text:span text:style-name="T457">mohou postavy</text:span> <text:span text:style-name="T456">z krku sochy například</text:span> sundat nějakou tyčí <text:span text:style-name="T458">(přízrak tyč nemůže chytit, protože je nehmotný)</text:span>.</text:p>
            </text:list-item>
            <text:list-item>
              <text:p text:style-name="P463"><text:soft-page-break/>Nebo třeba počkat, až přízrak zmizí (<text:span text:style-name="T460">což se stane, </text:span>když všichni opustí svatyni a zavřou tajné dveře) a pak pro <text:span text:style-name="T459">amulet</text:span> rychle doběhnout.</text:p>
            </text:list-item>
          </text:list>
        </text:list-item>
        <text:list-item>
          <text:p text:style-name="P498"><text:span text:style-name="T61">Mohou jej také zabít</text:span><text:span text:style-name="T4">, ale jen pokud mají výbavu z jiných </text:span><text:span text:style-name="T61">dobrodružství – bez duševních kouzel nebo magických zbraní mu nemají jak ublížit (viz kapitola </text:span><text:span text:style-name="T63">Boj s nehmotným protivníkem</text:span><text:span text:style-name="T64"> v příručce </text:span><text:span text:style-name="T63">Dakara: dungeoncrawl</text:span><text:span text:style-name="T64">)</text:span><text:span text:style-name="T4">.</text:span></text:p>
          <text:list>
            <text:list-item>
              <text:p text:style-name="P499"><text:span text:style-name="T572">J</text:span>e nehmotný.</text:p>
            </text:list-item>
            <text:list-item>
              <text:p text:style-name="P500">Způsobuje duševní zranění. </text:p>
              <text:list>
                <text:list-item>
                  <text:p text:style-name="P501"><text:span text:style-name="T573">Případné</text:span> vážné duševní zranění se projevuje jako dočasná ztráta paměti. <text:span text:style-name="T570">Vyléčí se po nejbližším vydatném odpočinku. Tím se postavě paměť vrátí.</text:span></text:p>
                </text:list-item>
              </text:list>
            </text:list-item>
            <text:list-item>
              <text:p text:style-name="P262"><text:span text:style-name="T23">Je pomalý</text:span><text:span text:style-name="T22">, dá se mu snadno utéct.</text:span></text:p>
            </text:list-item>
          </text:list>
        </text:list-item>
      </text:list>
      <text:p text:style-name="P45"><text:span text:style-name="T44">P</text:span><text:span text:style-name="T4">rohledání místnosti</text:span><text:span text:style-name="T19"> (poté, co si postavy nějak poradí s přízrakem):</text:span></text:p>
      <text:list xml:id="list230140065004884" text:continue-list="list230139794103908" text:style-name="L58">
        <text:list-item>
          <text:p text:style-name="P263">Na podstavci pod sochou je napsáno:</text:p>
          <text:p text:style-name="P264">„Jen ten, kdo se skloní před všemi bohy Řádu, je hoden daru našeho pána Belerona.“</text:p>
        </text:list-item>
        <text:list-item>
          <text:p text:style-name="P229">Obrazy na stěnách jsou:</text:p>
          <text:list>
            <text:list-item>
              <text:p text:style-name="P496"><text:span text:style-name="T21">Ž</text:span><text:span text:style-name="T20">en</text:span><text:span text:style-name="T21">a</text:span><text:span text:style-name="T20"> s čelenkou z hvězd.</text:span></text:p>
            </text:list-item>
            <text:list-item>
              <text:p text:style-name="P496"><text:span text:style-name="Emphasis"><text:span text:style-name="T199">M</text:span></text:span><text:span text:style-name="Emphasis"><text:span text:style-name="T195">už s paprsky vycházejícími z otevřené dlaně.</text:span></text:span></text:p>
            </text:list-item>
            <text:list-item>
              <text:p text:style-name="P497"><text:span text:style-name="Emphasis"><text:span text:style-name="T199">N</text:span></text:span><text:span text:style-name="Emphasis"><text:span text:style-name="T195">ah</text:span></text:span><text:span text:style-name="Emphasis"><text:span text:style-name="T199">á</text:span></text:span><text:span text:style-name="Emphasis"><text:span text:style-name="T195"> </text:span></text:span><text:span text:style-name="Emphasis"><text:span text:style-name="T196">mlad</text:span></text:span><text:span text:style-name="Emphasis"><text:span text:style-name="T199">á</text:span></text:span><text:span text:style-name="Emphasis"><text:span text:style-name="T195"> žen</text:span></text:span><text:span text:style-name="Emphasis"><text:span text:style-name="T199">a</text:span></text:span><text:span text:style-name="Emphasis"><text:span text:style-name="T195">, která má místo nohou kořeny.</text:span></text:span></text:p>
            </text:list-item>
            <text:list-item>
              <text:p text:style-name="P497"><text:span text:style-name="Emphasis"><text:span text:style-name="T199">P</text:span></text:span><text:span text:style-name="Emphasis"><text:span text:style-name="T196">ostarší žen</text:span></text:span><text:span text:style-name="Emphasis"><text:span text:style-name="T199">a</text:span></text:span><text:span text:style-name="Emphasis"><text:span text:style-name="T196"> s holí v jedné ruce a otevřenou knihou ve druhé.</text:span></text:span></text:p>
            </text:list-item>
            <text:list-item>
              <text:p text:style-name="P497"><text:soft-page-break/><text:span text:style-name="Emphasis"><text:span text:style-name="T201">S</text:span></text:span><text:span text:style-name="Emphasis"><text:span text:style-name="T196">hrben</text:span></text:span><text:span text:style-name="Emphasis"><text:span text:style-name="T200">á</text:span></text:span><text:span text:style-name="Emphasis"><text:span text:style-name="T196"> stařen</text:span></text:span><text:span text:style-name="Emphasis"><text:span text:style-name="T200">a </text:span></text:span><text:span text:style-name="Emphasis"><text:span text:style-name="T201">vyvedená rozmazanou, nezřetelnou linií</text:span></text:span><text:span text:style-name="Emphasis"><text:span text:style-name="T196">.</text:span></text:span></text:p>
            </text:list-item>
            <text:list-item>
              <text:p text:style-name="P497"><text:span text:style-name="Emphasis"><text:span text:style-name="T201">Bojovník </text:span></text:span><text:span text:style-name="Emphasis"><text:span text:style-name="T197">v pokleku s čelem opřeným o jílec meče.</text:span></text:span></text:p>
            </text:list-item>
            <text:list-item>
              <text:p text:style-name="P496"><text:span text:style-name="T323">Ž</text:span><text:span text:style-name="T322">en</text:span><text:span text:style-name="T323">a</text:span><text:span text:style-name="T322"> s kladivem v jedné ruce a kleštěmi ve druhé.</text:span></text:p>
            </text:list-item>
          </text:list>
        </text:list-item>
      </text:list>
      <text:p text:style-name="P47">Interakce <text:span text:style-name="T451">s obrazy</text:span></text:p>
      <text:p text:style-name="P49">Pokud někdo obejde všech sedm obrazů a u každého z nich nahlas řekne správnou formuli, v místnosti se jasně zableskne a na jílci meče sochy uprostřed místnosti se objeví jasně zářící krystal.</text:p>
      <text:list xml:id="list2730372146" text:style-name="L60">
        <text:list-item>
          <text:p text:style-name="P452">Na pořadí, v jakém budou formule vysloveny, nezáleží.</text:p>
        </text:list-item>
        <text:list-item>
          <text:p text:style-name="P453">Všechny formule musí vyslovit jedna osoba.</text:p>
        </text:list-item>
        <text:list-item>
          <text:p text:style-name="P453">Správné formule jsou:</text:p>
          <text:list>
            <text:list-item>
              <text:p text:style-name="P454">U obrazu ženské postavy s čelenkou z hvězd:</text:p>
              <text:p text:style-name="P502"><text:span text:style-name="Emphasis">„Klaním se před Tebou, Astro, stvořitelko hvězd, královno bohů Řádu.“</text:span></text:p>
            </text:list-item>
            <text:list-item>
              <text:p text:style-name="P502"><text:span text:style-name="Emphasis"><text:span text:style-name="T195">U obrazu mužské postavy s paprsky vycházejícími z otevřené dlaně:</text:span></text:span></text:p>
              <text:p text:style-name="P502"><text:span text:style-name="Emphasis"><text:span text:style-name="T341">„Klaním se před Tebou, Solreone, jenž každý den putuješ po nebeské klenbě a dáváš nám světlo a naději.“</text:span></text:span></text:p>
            </text:list-item>
            <text:list-item>
              <text:p text:style-name="P502"><text:span text:style-name="Emphasis"><text:span text:style-name="T195">U obrazu nahé </text:span></text:span><text:span text:style-name="Emphasis"><text:span text:style-name="T196">mladé</text:span></text:span><text:span text:style-name="Emphasis"><text:span text:style-name="T195"> žen</text:span></text:span><text:span text:style-name="Emphasis"><text:span text:style-name="T196">y</text:span></text:span><text:span text:style-name="Emphasis"><text:span text:style-name="T195">, která má místo nohou kořeny:</text:span></text:span></text:p>
              <text:p text:style-name="P502"><text:span text:style-name="Emphasis"><text:span text:style-name="T341">„Klaním se před Tebou, Raio, paní divočiny. Tobě vděčíme za léčivé dary lesa.“</text:span></text:span></text:p>
            </text:list-item>
            <text:list-item>
              <text:p text:style-name="P502"><text:span text:style-name="Emphasis"><text:span text:style-name="T195">U obrazu </text:span></text:span><text:span text:style-name="Emphasis"><text:span text:style-name="T196">postarší ženy s holí v jedné ruce a otevřenou knihou ve druhé:</text:span></text:span></text:p>
              <text:p text:style-name="P502"><text:soft-page-break/><text:span text:style-name="Emphasis"><text:span text:style-name="T341">„Klaním se před Tebou, Mirvo, paní kouzel, vědění a magické moci.“</text:span></text:span></text:p>
            </text:list-item>
            <text:list-item>
              <text:p text:style-name="P502"><text:span text:style-name="Emphasis"><text:span text:style-name="T196">U nezřetelného obrazu shrbené stařeny:</text:span></text:span></text:p>
              <text:p text:style-name="P502"><text:span text:style-name="Emphasis"><text:span text:style-name="T341">„Klaním se před Tebou, Ero, která nás chráníš před ničivou mocí času.“</text:span></text:span></text:p>
            </text:list-item>
            <text:list-item>
              <text:p text:style-name="P502"><text:span text:style-name="Emphasis"><text:span text:style-name="T197">U obrazu bojovníka v pokleku s čelem opřeným o jílec meče:</text:span></text:span></text:p>
              <text:p text:style-name="P502"><text:span text:style-name="T182">„Klaním se před Tebou, Belerone, </text:span><text:span text:style-name="T183">jenž jsi ztělesněním</text:span><text:span text:style-name="T182"> cti, spravedlnosti a věrnosti“.</text:span></text:p>
            </text:list-item>
            <text:list-item>
              <text:p text:style-name="P502"><text:span text:style-name="T324">U </text:span><text:span text:style-name="T325">obrazu </text:span><text:span text:style-name="T322">ženy s kladivem v jedné ruce a kleštěmi ve druhé:</text:span></text:p>
              <text:p text:style-name="P502"><text:span text:style-name="T12">„Klaním se před Tebou, </text:span><text:span text:style-name="T13">Narveo. Tobě vděčíme za naši zručnost a tvořivost</text:span><text:span text:style-name="T12">“.</text:span></text:p>
            </text:list-item>
          </text:list>
        </text:list-item>
        <text:list-item>
          <text:p text:style-name="P449">Kvůli tomuto krystalu sem postavy přišly.</text:p>
          <text:list>
            <text:list-item>
              <text:p text:style-name="P450">Všichni, kdo se ho dotknou, pocítí náhlý příliv síly. Je to elektrizující, úžasný pocit.</text:p>
              <text:list>
                <text:list-item>
                  <text:p text:style-name="P297"><text:span text:style-name="T34">Postava tím získá 1 bod zkušenosti. Pokud to stačí na novou úroveň, </text:span><text:span text:style-name="T39">což určitě stačí, pokud </text:span><text:span text:style-name="T41">je</text:span><text:span text:style-name="T40"> na první úrovni a</text:span><text:span text:style-name="T39"> tohle </text:span><text:span text:style-name="T40">je jej</text:span><text:span text:style-name="T41">í</text:span><text:span text:style-name="T39"> první dobrodružství</text:span><text:span text:style-name="T34">, tak tím </text:span><text:span text:style-name="T42">rovnou</text:span><text:span text:style-name="T34"> </text:span><text:span text:style-name="T43">postoupí</text:span><text:span text:style-name="T34"> (viz kapitola </text:span><text:span text:style-name="T36">P</text:span><text:span text:style-name="T37">os</text:span><text:span text:style-name="T36">tup na vyšší úroveň</text:span><text:span text:style-name="T35"> v příručce </text:span><text:span text:style-name="T36">Dakara: dungeoncrawl</text:span><text:span text:style-name="T34">).</text:span></text:p>
                </text:list-item>
                <text:list-item>
                  <text:p text:style-name="P298"><text:span text:style-name="T38">Po d</text:span><text:span text:style-name="T34">otyk</text:span><text:span text:style-name="T38">u</text:span><text:span text:style-name="T34"> krystalu také zmizí pocit, že sem postavu něco táhne.</text:span></text:p>
                </text:list-item>
              </text:list>
            </text:list-item>
            <text:list-item>
              <text:p text:style-name="P451">Pro každou postavu bude krystal účinkovat jen jednou.</text:p>
            </text:list-item>
            <text:list-item>
              <text:p text:style-name="P503"><text:soft-page-break/><text:span text:style-name="T32">Dobrodružství nutně nekončí, hráči mohou ještě chtít prozkoumat zbytek podzemí. </text:span><text:span text:style-name="T33">Pokud už tu ale nic zajímavého k prozkoumání není, tak jim to řekni, nenech je marně hledat.</text:span></text:p>
            </text:list-item>
          </text:list>
        </text:list-item>
      </text:list>
      <text:h text:style-name="Heading_20_2" text:outline-level="2"><text:bookmark-start text:name="__RefHeading___Toc2928_1905480466"/>Druhé podzemní patro<text:bookmark-end text:name="__RefHeading___Toc2928_1905480466"/></text:h>
      <text:h text:style-name="P152" text:outline-level="3"><text:span text:style-name="T6">C</text:span><text:span text:style-name="T4">1 – </text:span><text:span text:style-name="T55">ústí chodby</text:span><text:span text:style-name="T4"> do studny</text:span></text:h>
      <text:p text:style-name="P35"><text:span text:style-name="T4">V tomto místě do stěny studny ústí zhruba </text:span><text:span text:style-name="T53">metr širok</text:span><text:span text:style-name="T4">á</text:span><text:span text:style-name="T53"> a </text:span><text:span text:style-name="T4">metr a půl vysoká chodba</text:span><text:span text:style-name="T53">. </text:span><text:span text:style-name="T4">Dlouhá je jen zhruba metr, pak </text:span><text:span text:style-name="T80">se rozšíří</text:span><text:span text:style-name="T4"> </text:span><text:span text:style-name="T80">na dvojnásobek na výšku i na šířku</text:span><text:span text:style-name="T52">.</text:span></text:p>
      <text:list xml:id="list3666480382" text:style-name="L61">
        <text:list-item>
          <text:p text:style-name="P441">Studna pokračuje ještě asi dalších 5 metrů do hloubky.</text:p>
          <text:list>
            <text:list-item>
              <text:p text:style-name="P230"><text:span text:style-name="T56">Pavučiny jsou tam nepoškozené,</text:span><text:span text:style-name="T4"> </text:span><text:span text:style-name="T56">zato v boční chodbě je v nich díra, jako by tam někdo nedávno vlekl velký předmět</text:span><text:span text:style-name="T4">.</text:span></text:p>
            </text:list-item>
          </text:list>
        </text:list-item>
        <text:list-item>
          <text:p text:style-name="P504"><text:span text:style-name="T27">Husté pavučiny </text:span><text:span text:style-name="T29">potrhané u země tažením velkého předmětu jsou</text:span><text:span text:style-name="T27"> v celé chodbě až do C</text:span><text:span text:style-name="T28">4</text:span><text:span text:style-name="T27">.</text:span></text:p>
          <text:list>
            <text:list-item>
              <text:p text:style-name="P505"><text:span text:style-name="T26">I </text:span><text:span text:style-name="T19">v těchto pavučinách jsou malí pavouci různých velikostí, kteří ale nejsou pro postavy nebezpeční.</text:span></text:p>
            </text:list-item>
          </text:list>
        </text:list-item>
      </text:list>
      <text:h text:style-name="P153" text:outline-level="3"><text:span text:style-name="T54">C</text:span><text:span text:style-name="T79">2</text:span><text:span text:style-name="T4"> – </text:span><text:span text:style-name="T55">chodba </text:span><text:span text:style-name="T79">s pavučinami</text:span></text:h>
      <text:p text:style-name="P108"><text:span text:style-name="T17">C</text:span><text:span text:style-name="T14">hodba je protkána závěji hustých a silných pavučin. U země je v nich ale díra, jako kdyby tudy někdo nedávno vlekl nějaký těžký předmět.</text:span></text:p>
      <text:list xml:id="list2200972346" text:style-name="L62">
        <text:list-item>
          <text:p text:style-name="P506"><text:span text:style-name="T19">Díra v pavučinách vede od ústí </text:span><text:span text:style-name="T30">chodby</text:span><text:span text:style-name="T19"> do studny (C1) do místnosti s pavouky (C</text:span><text:span text:style-name="T31">4</text:span><text:span text:style-name="T19">).</text:span></text:p>
        </text:list-item>
        <text:list-item>
          <text:p text:style-name="P507"><text:soft-page-break/><text:span text:style-name="T19">Pavučiny ne</text:span><text:span text:style-name="T57">jsou tak pevné, aby se jimi </text:span><text:span text:style-name="T84">postavy</text:span><text:span text:style-name="T57"> nedokázal</text:span><text:span text:style-name="T84">y</text:span><text:span text:style-name="T57"> prodrat, ale </text:span><text:span text:style-name="T84">rozhodně to nebude příjemný zážitek </text:span><text:span text:style-name="T85">a postup to výrazně zpomalí</text:span><text:span text:style-name="T57">.</text:span></text:p>
        </text:list-item>
      </text:list>
      <text:h text:style-name="P154" text:outline-level="3">C<text:span text:style-name="T591">3</text:span> – mříž</text:h>
      <text:p text:style-name="P50">Pokud postavy <text:span text:style-name="T623">začnou podlézat mříž a</text:span> ne<text:span text:style-name="T472">vyčisti</text:span>ly místnost C<text:span text:style-name="T591">4</text:span>, <text:span text:style-name="T619">přijdou</text:span> odtamtud obří pavou<text:span text:style-name="T471">ci</text:span> a napadn<text:span text:style-name="T471">ou</text:span> je <text:span text:style-name="T348">(</text:span><text:span text:style-name="T356">o boji s pavouky </text:span><text:span text:style-name="T348">viz C</text:span><text:span text:style-name="T355">4</text:span><text:span text:style-name="T348">)</text:span>.</text:p>
      <text:list xml:id="list941562762" text:style-name="L63">
        <text:list-item>
          <text:p text:style-name="P464">Pavouci <text:span text:style-name="T475">jsou moc velcí, pod mříží neprolezou</text:span>.</text:p>
        </text:list-item>
        <text:list-item>
          <text:p text:style-name="P465">Každé kolo může pod mříží prolézt jedna postava.</text:p>
        </text:list-item>
      </text:list>
      <text:p text:style-name="P107"><text:span text:style-name="T15">C</text:span><text:span text:style-name="T14">hodbu přehrazuje masivní zarezlá mříž.</text:span></text:p>
      <text:list xml:id="list856041157" text:style-name="L64">
        <text:list-item>
          <text:p text:style-name="P299"><text:span text:style-name="T4">Pokud postavy přišly z jihu </text:span><text:span text:style-name="T82">(tedy studnou z nádvoří pevnosti)</text:span><text:span text:style-name="T4">:</text:span></text:p>
          <text:list>
            <text:list-item>
              <text:p text:style-name="P508"><text:span text:style-name="T16">Za mříží je</text:span><text:span text:style-name="T15"> mnohem méně pavučin.</text:span></text:p>
            </text:list-item>
          </text:list>
        </text:list-item>
        <text:list-item>
          <text:p text:style-name="P299"><text:span text:style-name="T51">P</text:span><text:span text:style-name="T4">okud postavy přišly ze severu </text:span><text:span text:style-name="T82">(tedy po schodech z prvního podzemního patra)</text:span><text:span text:style-name="T4">:</text:span></text:p>
          <text:list>
            <text:list-item>
              <text:p text:style-name="P442"><text:span text:style-name="T620">Chodba za</text:span> mříží je <text:span text:style-name="T620">plná nepřirozeně velkých a silných pavučin</text:span>.</text:p>
            </text:list-item>
          </text:list>
        </text:list-item>
      </text:list>
      <text:list xml:id="list2953881527" text:style-name="L65">
        <text:list-item>
          <text:p text:style-name="P443">Mříž je zasazená do svislých drážek vytesaných do skalní stěny. Je částečně zvednutá, zřejmě je ji tedy možné vytáhnout nahoru.</text:p>
          <text:list>
            <text:list-item>
              <text:p text:style-name="P455"><text:span text:style-name="T476">Víc se ovšem z</text:span>vednout nedá.</text:p>
              <text:list>
                <text:list-item>
                  <text:p text:style-name="P456">(Protože zvedací mechanismus o patro výš je zaaretován západkou.)</text:p>
                </text:list-item>
              </text:list>
            </text:list-item>
          </text:list>
        </text:list-item>
        <text:list-item>
          <text:p text:style-name="P466"><text:soft-page-break/><text:span text:style-name="T118">D</text:span><text:span text:style-name="T97">á se pod ní </text:span><text:span text:style-name="T115">velmi těsně</text:span><text:span text:style-name="T97"> protáhnout. Na spodní straně má </text:span><text:span text:style-name="T116">ovšem</text:span><text:span text:style-name="T97"> ostr</text:span><text:span text:style-name="T117">é</text:span><text:span text:style-name="T97"> bodce a z</text:span><text:span text:style-name="T119">řejmě </text:span><text:span text:style-name="T120">je</text:span><text:span text:style-name="T97"> pekelně těžká. </text:span><text:span text:style-name="T121">Kdyby na někoho spadla, bude s ním nepochybně konec.</text:span></text:p>
          <text:list>
            <text:list-item>
              <text:p text:style-name="P457"><text:span text:style-name="T24">Komentář o bodcích je jen na postrašení, mříž </text:span><text:span text:style-name="T25">se</text:span><text:span text:style-name="T24"> ani nehne.</text:span></text:p>
            </text:list-item>
          </text:list>
        </text:list-item>
      </text:list>
      <text:h text:style-name="Heading_20_3" text:outline-level="3"><text:span text:style-name="T474">C4 - d</text:span>oupě obří<text:span text:style-name="T473">c</text:span>h pavouk<text:span text:style-name="T473">ů</text:span></text:h>
      <text:p text:style-name="P48">Místnost je plná velkých, hustých pavučin. V zadní části <text:span text:style-name="T621">je</text:span> skrz pavučiny <text:span text:style-name="T622">vidět</text:span> ně<text:span text:style-name="T621">kolik</text:span> velk<text:span text:style-name="T621">ých</text:span> předmět<text:span text:style-name="T621">ů</text:span>.</text:p>
      <text:list xml:id="list3500591209" text:style-name="L66">
        <text:list-item>
          <text:p text:style-name="P509"><text:span text:style-name="T4">Tři z těchto „předmětů“ jsou </text:span><text:span text:style-name="T14">obří pavouci</text:span><text:span text:style-name="T4"> (karta), pokud tedy už na postavy nevyběhli.</text:span></text:p>
        </text:list-item>
        <text:list-item>
          <text:p text:style-name="P510"><text:span text:style-name="T83">Čtvrtý předmět je v</text:span><text:span text:style-name="T4">ysátá, do pavučin zamotaná mrtvola elfa.</text:span></text:p>
          <text:list>
            <text:list-item>
              <text:p text:style-name="P510"><text:span text:style-name="T4">TODO: Nějaký poklad </text:span><text:span text:style-name="T91">(určitě magic item)</text:span><text:span text:style-name="T4"> – </text:span><text:span text:style-name="T5">asi svit</text:span><text:span text:style-name="T91">ek</text:span><text:span text:style-name="T4">. </text:span><text:span text:style-name="T5">Tzn. když někdo pavučiny zapálí, svit</text:span><text:span text:style-name="T91">ek</text:span><text:span text:style-name="T5"> shoří. </text:span><text:span text:style-name="T6">Ale šlo by asi nejdřív mrtvolu vytáhnout.</text:span></text:p>
            </text:list-item>
            <text:list-item>
              <text:p text:style-name="P467">Má u sebe:</text:p>
              <text:list>
                <text:list-item>
                  <text:p text:style-name="P511"><text:span text:style-name="T90">S</text:span><text:span text:style-name="T87">tříbrný amulet s motivem klečícího bojovníka v plné zbroji</text:span><text:span text:style-name="T4"> (karta –</text:span><text:span text:style-name="T87"> „Amulet“</text:span><text:span text:style-name="T4">).</text:span></text:p>
                  <text:list>
                    <text:list-item>
                      <text:p text:style-name="P512"><text:span text:style-name="T4">Je to </text:span><text:span text:style-name="T14">Beleronův amulet</text:span><text:span text:style-name="T4">.</text:span></text:p>
                      <text:list>
                        <text:list-item>
                          <text:p text:style-name="P512"><text:span text:style-name="T89">N</text:span><text:span text:style-name="T4">ení magický, ale pokud ho někdo bude mít na krku, přízrak jej pustí do Beleronovy kaple (viz </text:span><text:span text:style-name="T88">B16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7"><text:span text:style-name="T6">B</text:span><text:span text:style-name="T4">oj s pavouky:</text:span></text:p>
      <text:list xml:id="list230140709627672" text:continue-list="list2200972346" text:style-name="L62">
        <text:list-item>
          <text:list>
            <text:list-item>
              <text:p text:style-name="P300"><text:span text:style-name="T85">Pokud se postavy prodírají pavučinami, </text:span><text:span text:style-name="T57">budou mít </text:span><text:span text:style-name="T84">v případném boji</text:span><text:span text:style-name="T57"> nevýhodu (-1).</text:span></text:p>
              <text:list>
                <text:list-item>
                  <text:p text:style-name="P458"><text:soft-page-break/>Pavouci se skrz své pavučiny pohybují bez nevýhody.</text:p>
                </text:list-item>
              </text:list>
            </text:list-item>
          </text:list>
        </text:list-item>
      </text:list>
      <text:list xml:id="list2929118711" text:style-name="L67">
        <text:list-item>
          <text:p text:style-name="P513"><text:span text:style-name="T57">P</text:span><text:span text:style-name="T4">avučiny je </text:span><text:span text:style-name="T86">samozřejmě</text:span><text:span text:style-name="T4"> možné vyčistit – </text:span><text:span text:style-name="T60">například nějakou tyčí.</text:span></text:p>
        </text:list-item>
        <text:list-item>
          <text:p text:style-name="P514"><text:span text:style-name="T4">Dají se </text:span><text:span text:style-name="T59">také</text:span><text:span text:style-name="T4"> zapálit, v tom případě ale samozřejmě pavou</text:span><text:span text:style-name="T58">ci</text:span><text:span text:style-name="T4"> zaútočí (pokud přeži</text:span><text:span text:style-name="T58">jí</text:span><text:span text:style-name="T4"> oheň).</text:span></text:p>
          <text:list>
            <text:list-item>
              <text:p text:style-name="P468">Hořící pavučiny zraňují za 4dz po dobu dvou kol (pak jsou spálené na prach).</text:p>
            </text:list-item>
          </text:list>
        </text:list-item>
      </text:list>
      <text:h text:style-name="P155" text:outline-level="3">C<text:span text:style-name="T595">5</text:span> –<text:span text:style-name="T433"> spodní patro boční věže</text:span></text:h>
      <text:p text:style-name="P558"><text:span text:style-name="T97">Na </text:span><text:span text:style-name="T123">schodech</text:span><text:span text:style-name="T97"> </text:span><text:span text:style-name="T124">je</text:span><text:span text:style-name="T97"> pět mrtvých orků. </text:span><text:span text:style-name="T125">Od východu z místnosti</text:span><text:span text:style-name="T485"> </text:span><text:span text:style-name="T125">k nim vedou zaschlé stopy krve. </text:span><text:span text:style-name="T163">Další mrtvý ork je za schodištěm. Vypadá to, že spadl z poškozených schodů o patro výš.</text:span><text:span text:style-name="T125"> </text:span><text:span text:style-name="T160">Před schodištěm</text:span><text:span text:style-name="T158"> </text:span><text:span text:style-name="T159">je</text:span><text:span text:style-name="T157"> poházených několik zbraní.</text:span></text:p>
      <text:list xml:id="list1652878217" text:style-name="L68">
        <text:list-item>
          <text:p text:style-name="P317">Poházené zbraně jsou:</text:p>
          <text:list>
            <text:list-item>
              <text:p text:style-name="P301">2 kamenné palice (karta), <text:span text:style-name="T641">3</text:span> jednoruční kyje (karta), jeden dvojruční kyj (karta), <text:span text:style-name="T665">meč (karta), dýka (karta)</text:span>.</text:p>
              <text:list>
                <text:list-item>
                  <text:p text:style-name="P326">Meč a dýka jsou kvalitní zbraně vyrobené kovářem ve městě <text:span text:style-name="T666">(orkové je vzali elfovi, kterého zabili před můstkem k věži)</text:span>.</text:p>
                </text:list-item>
              </text:list>
            </text:list-item>
          </text:list>
        </text:list-item>
      </text:list>
      <text:list xml:id="list689446339" text:style-name="L69">
        <text:list-item>
          <text:p text:style-name="P516"><text:span text:style-name="T166">Mrtví orkové</text:span><text:span text:style-name="T155"> </text:span><text:span text:style-name="T164">na schodišti</text:span><text:span text:style-name="T155"> j</text:span><text:span text:style-name="T97">sou na jedné hromadě, vš</text:span><text:span text:style-name="T165">ech</text:span><text:span text:style-name="T166">ni</text:span><text:span text:style-name="T97"> hlavou směrem nahoru do schodů. Skoro to vypadá, že se snažili </text:span><text:span text:style-name="T161">vyběhnout</text:span><text:span text:style-name="T97"> po schodech –</text:span><text:span text:style-name="T156"> což ovšem nemohli, protože jsou </text:span><text:span text:style-name="T162">tam</text:span><text:span text:style-name="T156"> pobořené</text:span><text:span text:style-name="T625"> (viz B6)</text:span>.<text:span text:style-name="T97"> </text:span><text:span text:style-name="T167">Odtamtud zřejmě spadl šestý ork.</text:span></text:p>
          <text:list>
            <text:list-item>
              <text:p text:style-name="P231"><text:span text:style-name="T640">Všichni m</text:span>ají otevřená ústa a drží <text:span text:style-name="T626">se</text:span> za krk, jako kdyby se dusili.</text:p>
              <text:list>
                <text:list-item>
                  <text:p text:style-name="P232"><text:soft-page-break/>Všichni mají na těle bodné rány, zřejmě s někým bojovali. Dva z nich mají zhruba ve výšce pasu ve zbroji vypálenou kruhovou díru a pod ní ošklivou popáleninu.</text:p>
                  <text:list>
                    <text:list-item>
                      <text:p text:style-name="P517">Žádné z těchto zranění <text:span text:style-name="T624">nevypadá smrtelně</text:span>.</text:p>
                    </text:list-item>
                  </text:list>
                </text:list-item>
              </text:list>
            </text:list-item>
            <text:list-item>
              <text:p text:style-name="P515"><text:span text:style-name="T246">Každý z </text:span><text:span text:style-name="T268">mrtvých orků</text:span><text:span text:style-name="T246"> má o</text:span><text:span text:style-name="T245">blečenou </text:span><text:span text:style-name="T138">lehkou orkskou zbroj</text:span><text:span text:style-name="T245"> </text:span><text:span text:style-name="T243">(karta),</text:span><text:span text:style-name="T246"> </text:span><text:span text:style-name="T253">na provaze </text:span><text:span text:style-name="T246">p</text:span><text:span text:style-name="T244">řes rameno </text:span><text:span text:style-name="T254">zavěšený </text:span><text:span text:style-name="T247">měch na vodu</text:span><text:span text:style-name="T249">,</text:span><text:span text:style-name="T247"> </text:span><text:span text:style-name="T249">n</text:span><text:span text:style-name="T248">a opasku kožený pytlík se sušeným masem </text:span><text:span text:style-name="T250">a u </text:span><text:span text:style-name="T252">pasu</text:span><text:span text:style-name="T251"> </text:span><text:span text:style-name="T139">pazourkový nůž</text:span><text:span text:style-name="T251"> (karta).</text:span></text:p>
              <text:list>
                <text:list-item>
                  <text:p text:style-name="P421"><text:span text:style-name="T246">Orkská zbroj je p</text:span><text:span text:style-name="T251">ro postavy moc velká.</text:span></text:p>
                </text:list-item>
              </text:list>
            </text:list-item>
            <text:list-item>
              <text:p text:style-name="P518">Dále u sebe mají:</text:p>
              <text:list>
                <text:list-item>
                  <text:p text:style-name="P423"><text:span text:style-name="T235">V</text:span><text:span text:style-name="T185">elkou čtyřhrannou stříbrnou minci s vyobrazeným západem slunce (má hodnotu 5 st).</text:span></text:p>
                </text:list-item>
                <text:list-item>
                  <text:p text:style-name="P519">Pytlík se šesti hracími kostkami – na stěnách mají místo čísel <text:span text:style-name="T692">nějaké</text:span> symboly.<text:tab/></text:p>
                  <text:list>
                    <text:list-item>
                      <text:p text:style-name="P519">Jsou to <text:span text:style-name="T627">znaky ze starého orkského</text:span> klínové<text:span text:style-name="T627">ho</text:span> <text:span text:style-name="T627">písma (což tady postavy nemají jak zjistit)</text:span>.</text:p>
                    </text:list-item>
                  </text:list>
                </text:list-item>
                <text:list-item>
                  <text:p text:style-name="P520"><text:span text:style-name="T628">Jeden ork má kolem krku k</text:span>ožený obojek se vsazenými leštěnými polodrahokamy.</text:p>
                  <text:list>
                    <text:list-item>
                      <text:p text:style-name="P521">Je to orkská práce, ale <text:span text:style-name="T629">překvapivě kvalitní.</text:span></text:p>
                    </text:list-item>
                    <text:list-item>
                      <text:p text:style-name="P522">Má cenu <text:span text:style-name="T630">5</text:span> <text:span text:style-name="T630">st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39">Prohledání místnosti:</text:p>
      <text:p text:style-name="P34">Na východní stěně je ve výšce zhruba metr nad zemí ve zdi malý <text:span text:style-name="T464">kruhový</text:span> otvor.</text:p>
      <text:list xml:id="list331044383" text:style-name="L70">
        <text:list-item>
          <text:p text:style-name="P233"><text:span text:style-name="T465">Je široký a hluboký zhruba tak, že by se do něj vešel prst</text:span>.</text:p>
        </text:list-item>
        <text:list-item>
          <text:p text:style-name="P235"><text:soft-page-break/>Má zčernalé okraje.</text:p>
          <text:list>
            <text:list-item>
              <text:p text:style-name="P234"><text:span text:style-name="T631">J</text:span>sou mastné a špiní, jako kdyby byly od sazí.</text:p>
            </text:list-item>
            <text:list-item>
              <text:p text:style-name="P523">Odtud vyletuje ohnivá šipka p<text:span text:style-name="T642">o šlápnutí</text:span> na některou z dlaždic v C<text:span text:style-name="T632">6</text:span>.</text:p>
            </text:list-item>
          </text:list>
        </text:list-item>
      </text:list>
      <text:h text:style-name="P137" text:outline-level="4">C<text:span text:style-name="T596">5</text:span>-d1</text:h>
      <text:p text:style-name="P40">Masivní kamenná deska za<text:span text:style-name="T557">sunut</text:span>á do severní stěny <text:span text:style-name="T559">chodby</text:span><text:span text:style-name="T185"> </text:span><text:span text:style-name="T233">(otevřené tajné </text:span><text:span text:style-name="T234">d</text:span><text:span text:style-name="T233">veře)</text:span>.</text:p>
      <text:list xml:id="list1986633437" text:style-name="L71">
        <text:list-item>
          <text:p text:style-name="P524">Dveře se otevírají a zavírají skryt<text:span text:style-name="T643">ými</text:span> páčk<text:span text:style-name="T643">ami.</text:span></text:p>
          <text:list>
            <text:list-item>
              <text:p text:style-name="P524"><text:span text:style-name="T643">Jedna je na boku schodiště směrem ke stěně věže (na mapě je to modrá značka na schodišti.</text:span></text:p>
            </text:list-item>
            <text:list-item>
              <text:p text:style-name="P561">Dr<text:span text:style-name="T644">u</text:span>há je <text:span text:style-name="T644">ve spáře mezi dlaždicemi</text:span> na severní stěně chodby C6 (<text:span text:style-name="T646">o</text:span>pět modrá <text:span text:style-name="T645">značka </text:span>na mapě).</text:p>
            </text:list-item>
          </text:list>
        </text:list-item>
        <text:list-item>
          <text:p text:style-name="P525">Mechanismus je stále funkční. Po zavření <text:span text:style-name="T558">je</text:span> deska <text:span text:style-name="T558">nerozeznatelná od stěny věže.</text:span></text:p>
        </text:list-item>
      </text:list>
      <text:h text:style-name="P155" text:outline-level="3">C<text:span text:style-name="T597">6</text:span> – spouštěcí dlaždice pasti</text:h>
      <text:p text:style-name="P57">Než začneš <text:span text:style-name="T647">číst dál</text:span>, zeptej se hráčů, v jakém jdou pořadí.</text:p>
      <text:p text:style-name="P41"><text:span text:style-name="T633">Celou chodbou se táhnou</text:span> zaschlé stopy krve.</text:p>
      <text:list xml:id="list2838097433" text:style-name="L72">
        <text:list-item>
          <text:p text:style-name="P526">Vedou od jižních dveří v místnosti C<text:span text:style-name="T597">7</text:span> k mrtvolám orků na schodech v místnosti C<text:span text:style-name="T597">5</text:span>.</text:p>
        </text:list-item>
      </text:list>
      <text:p text:style-name="P111">Modře označené dlaždice spouští past.</text:p>
      <text:list xml:id="list230139928834721" text:continue-numbering="true" text:style-name="L72">
        <text:list-item>
          <text:p text:style-name="P527">Lze si jich všimnout jen při velmi důkladném a pomalém prohledávání podlahy (což hráči dost možná).</text:p>
        </text:list-item>
      </text:list>
      <text:list xml:id="list1431028763" text:style-name="L73">
        <text:list-item>
          <text:p text:style-name="P528"><text:soft-page-break/><text:span text:style-name="T634">Při spuštění pasti z</text:span>e <text:span text:style-name="T434">zdí v místnostech C</text:span><text:span text:style-name="T598">5</text:span><text:span text:style-name="T434"> a C</text:span><text:span text:style-name="T598">7</text:span><text:span text:style-name="T434"> vyletí ohnivé šipky a pokud nic nezasáhnou, proletí proti sobě přes celou chodbu ve výšce metr nad zemí.</text:span></text:p>
        </text:list-item>
        <text:list-item>
          <text:p text:style-name="P529"><text:span text:style-name="T435">Každá šipka</text:span> má <text:span text:style-name="T99">útok</text:span><text:span text:style-name="T209"> </text:span><text:span text:style-name="T210">6/2</text:span><text:span text:style-name="T211">k</text:span><text:span text:style-name="T210">z </text:span><text:span text:style-name="T482">ohněm</text:span><text:span text:style-name="T210"> proti Finese.</text:span></text:p>
          <text:list>
            <text:list-item>
              <text:p text:style-name="P530">Každá zraní jen <text:span text:style-name="T635">jednou</text:span>, ale když před ní někdo uhne, může pořád <text:span text:style-name="T436">zasáhnout</text:span> <text:span text:style-name="T437">dalšího</text:span> v řadě.</text:p>
            </text:list-item>
            <text:list-item>
              <text:p text:style-name="P531">Šipky <text:span text:style-name="T636">budou střílet, dokud bude někdo stát na dlaždicích, ale</text:span> nejvýše jednou za kolo.</text:p>
            </text:list-item>
          </text:list>
        </text:list-item>
      </text:list>
      <text:h text:style-name="P155" text:outline-level="3">C<text:span text:style-name="T599">7</text:span> – vstupní obranná místnost</text:h>
      <text:p text:style-name="P112"><text:span text:style-name="T100">Ve </text:span><text:span text:style-name="T110">výklencích</text:span><text:span text:style-name="T100"> stojí </text:span><text:span text:style-name="T97">sochy </text:span><text:span text:style-name="T101">efích vojáků</text:span><text:span text:style-name="T204"> </text:span><text:span text:style-name="T205"><text:s/></text:span><text:span text:style-name="T206">(</text:span><text:span text:style-name="T207">na mapě ‚</text:span><text:span text:style-name="T206">S‘)</text:span><text:span text:style-name="T97">.</text:span></text:p>
      <text:list xml:id="list2841574016" text:style-name="L74">
        <text:list-item>
          <text:p text:style-name="P236">Mají kopí <text:span text:style-name="T516">a velké štíty</text:span>.</text:p>
          <text:list>
            <text:list-item>
              <text:p text:style-name="P532"><text:span text:style-name="T516">Kopí i štíty jsou z kamene</text:span>, <text:span text:style-name="T516">pro postavy jsou nepoužitelné</text:span>.</text:p>
            </text:list-item>
          </text:list>
        </text:list-item>
        <text:list-item>
          <text:p text:style-name="P238">Jižní socha je silně poškozená – chybí jí mimo jiné půlka hlavy.</text:p>
        </text:list-item>
        <text:list-item>
          <text:p text:style-name="P534">Jakmile někdo vstoupí do místnosti, <text:span text:style-name="T515">nebo na některou ze soch zaútočí,</text:span> <text:span text:style-name="T514">ta severní</text:span> obživn<text:span text:style-name="T514">e (jižní ne)</text:span> a řekne:</text:p>
          <text:list>
            <text:list-header>
              <text:p text:style-name="P535"><text:span text:style-name="T97">„</text:span><text:span text:style-name="T131">Objekt je uzavřen. </text:span><text:span text:style-name="T97">Vstup zakázán.“</text:span></text:p>
            </text:list-header>
            <text:list-item>
              <text:p text:style-name="P239">Socha mluví neznámou, melodickou řečí, ale kupodivu jí bez problémů rozumíte.</text:p>
              <text:list>
                <text:list-item>
                  <text:p text:style-name="P320"><text:span text:style-name="T648">Mluví staroelfsky</text:span>.</text:p>
                </text:list-item>
                <text:list-item>
                  <text:p text:style-name="P321">Nic víc postavám neřekne.</text:p>
                </text:list-item>
              </text:list>
            </text:list-item>
          </text:list>
        </text:list-item>
        <text:list-item>
          <text:p text:style-name="P536"><text:span text:style-name="T517">Socha ví o</text:span> ohnivé šipce prostřelující střed chodby, takže si tam nestoup<text:span text:style-name="T517">á</text:span>.</text:p>
        </text:list-item>
      </text:list>
      <text:p text:style-name="P42"><text:soft-page-break/>Ve západní stěně jsou ve výšce lidských ramen dvě svislé štěrbiny široké zhruba tři prsty a vysoké zhruba loket.</text:p>
      <text:list xml:id="list60347193" text:style-name="L75">
        <text:list-item>
          <text:p text:style-name="P302">Při bližším prohlédnutí je vidět, že se směrem dovnitř <text:span text:style-name="T649">(do do C8)</text:span> rozšiřují.</text:p>
        </text:list-item>
        <text:list-item>
          <text:p text:style-name="P303">Skrz <text:span text:style-name="T502">střílny</text:span> jsou vidět výklenky se sochami v místnosti C<text:span text:style-name="T600">8</text:span> (ne moc dobře, je tam tma <text:span text:style-name="T650">a úhel střílen je poměrně ostrý, takže je ze soch vidět jen kus</text:span>).</text:p>
          <text:list>
            <text:list-item>
              <text:p text:style-name="P303">Na sochy je skrz střílny možné střílet (s nevýhodou za tmu) – po první ráně oživnou a <text:span text:style-name="T484">uhnou</text:span> z výstřelu.</text:p>
            </text:list-item>
          </text:list>
        </text:list-item>
      </text:list>
      <text:h text:style-name="P138" text:outline-level="4">C<text:span text:style-name="T601">7</text:span><text:span text:style-name="T502">-d</text:span>1</text:h>
      <text:p text:style-name="P43"><text:span text:style-name="T467">Zavřené b</text:span>ytelné dveře.</text:p>
      <text:list xml:id="list2345054748" text:style-name="L76">
        <text:list-item>
          <text:p text:style-name="P537">Jsou zavřené na závoru z místnosti C<text:span text:style-name="T602">8</text:span>. Z místnosti C<text:span text:style-name="T602">7</text:span> tedy nejdou nijak otevřít.</text:p>
        </text:list-item>
      </text:list>
      <text:list xml:id="list2319003433" text:style-name="L77">
        <text:list-item>
          <text:p text:style-name="P538">K vyražení je potřeba beranidlo.</text:p>
        </text:list-item>
      </text:list>
      <text:h text:style-name="P138" text:outline-level="4">C<text:span text:style-name="T601">7</text:span><text:span text:style-name="T502">-d</text:span>2</text:h>
      <text:p text:style-name="P44">Vyražené bytelné dveře.</text:p>
      <text:list xml:id="list1436333140" text:style-name="L78">
        <text:list-item>
          <text:p text:style-name="P304">P<text:span text:style-name="T78">řed vyražením</text:span> byly zavřené na závoru z místnosti C<text:span text:style-name="T603">8</text:span>.</text:p>
        </text:list-item>
      </text:list>
      <text:h text:style-name="P155" text:outline-level="3">C<text:span text:style-name="T604">8</text:span> – <text:span text:style-name="T438">obranné postavení</text:span></text:h>
      <text:p text:style-name="P110">Když někdo bude chtít projít <text:span text:style-name="T478">některými ze dvou dveří </text:span>z C<text:span text:style-name="T604">7</text:span> do C<text:span text:style-name="T604">8</text:span>, všimne <text:span text:style-name="T479">si</text:span>:</text:p>
      <text:list xml:id="list528215550" text:style-name="L79">
        <text:list-item>
          <text:p text:style-name="P240">Na protější stěně se ti něco nezdá. Není tam ale dobře vidět, je <text:span text:style-name="T651">tam</text:span> tma a vaše světlo tam svítí moc slabě.</text:p>
        </text:list-item>
      </text:list>
      <text:list xml:id="list1810887797" text:style-name="L80">
        <text:list-item>
          <text:p text:style-name="P540"><text:span text:style-name="T318">S lepším světlem tam </text:span><text:span text:style-name="T320">je vidět</text:span><text:span text:style-name="T316"> mal</text:span><text:span text:style-name="T321">á</text:span><text:span text:style-name="T318"> </text:span><text:span text:style-name="T319">zčernal</text:span><text:span text:style-name="T321">á</text:span><text:span text:style-name="T316"> dír</text:span><text:span text:style-name="T321">ka</text:span><text:span text:style-name="T316"> (viz značka pasti na mapě)</text:span><text:span text:style-name="T317">, stejn</text:span><text:span text:style-name="T321">á</text:span><text:span text:style-name="T317"> jako v místnosti C6.</text:span></text:p>
        </text:list-item>
        <text:list-item>
          <text:p text:style-name="P341"><text:soft-page-break/>Spouštěcích dlaždic si lze všimnout jen při velmi důkladném a pomalém prohledávání podlahy.</text:p>
        </text:list-item>
      </text:list>
      <text:p text:style-name="P58">Stoupnutí na <text:span text:style-name="T483">některou</text:span> z modře označených dlaždic spustí past:</text:p>
      <text:list xml:id="list3249334733" text:style-name="L81">
        <text:list-item>
          <text:p text:style-name="P305">Z protější stěny vyletí ohnivá šipka:</text:p>
          <text:list>
            <text:list-item>
              <text:p text:style-name="P307">Letí vodorovně metr nad zemí.</text:p>
            </text:list-item>
            <text:list-item>
              <text:p text:style-name="P306"><text:span text:style-name="T97">Útok</text:span> <text:span text:style-name="T480">6/2kz </text:span><text:span text:style-name="T481">ohněm</text:span><text:span text:style-name="T480"> proti Finese.</text:span></text:p>
            </text:list-item>
            <text:list-item>
              <text:p text:style-name="P308">Šipk<text:span text:style-name="T636">a</text:span> <text:span text:style-name="T636">bude střílet, dokud bude někdo stát na dlaždici, ale</text:span> nejvýše jednou za kolo.</text:p>
            </text:list-item>
          </text:list>
        </text:list-item>
      </text:list>
      <text:p text:style-name="P112"><text:span text:style-name="T100">Ve </text:span><text:span text:style-name="T110">výklencích</text:span><text:span text:style-name="T100"> stojí </text:span><text:span text:style-name="T97">sochy </text:span><text:span text:style-name="T102">elfích vojáků</text:span><text:span text:style-name="T205"> </text:span><text:span text:style-name="T206">(</text:span><text:span text:style-name="T207">na mapě ‚</text:span><text:span text:style-name="T206">S‘)</text:span><text:span text:style-name="T97">.</text:span></text:p>
      <text:list xml:id="list11654276" text:style-name="L82">
        <text:list-item>
          <text:p text:style-name="P237">Mají kopí <text:span text:style-name="T516">a velké štíty</text:span>.</text:p>
          <text:list>
            <text:list-item>
              <text:p text:style-name="P533"><text:span text:style-name="T516">Kopí i štíty jsou z kamene</text:span>, <text:span text:style-name="T516">pro postavy jsou nepoužitelné</text:span>.</text:p>
            </text:list-item>
          </text:list>
        </text:list-item>
        <text:list-item>
          <text:p text:style-name="P541"><text:span text:style-name="T607">Obě obživnou a zaútočí</text:span> <text:span text:style-name="T439">po otevření</text:span> <text:span text:style-name="T606">dveří C7-d1 nebo C7-b2</text:span>, nebo když na některou z nich někdo zaútočí.</text:p>
          <text:list>
            <text:list-item>
              <text:p text:style-name="P542">Sochy vědí o pastech, takže se budou držet mimo oblast, kterou ohrožují. Mohou se také pokusit někoho natlačit na spouštěcí dlaždice (akce <text:span text:style-name="T97">zatlačení</text:span>).</text:p>
            </text:list-item>
          </text:list>
        </text:list-item>
        <text:list-item>
          <text:p text:style-name="P564">Tyto sochy nemluví.</text:p>
        </text:list-item>
      </text:list>
      <text:p text:style-name="P113"><text:span text:style-name="T111">V</text:span><text:span text:style-name="T97">e výhodní zdi (mezi C</text:span><text:span text:style-name="T152">7</text:span><text:span text:style-name="T97"> a C</text:span><text:span text:style-name="T152">8</text:span><text:span text:style-name="T97">) jsou dvě střílny.</text:span></text:p>
      <text:p text:style-name="P114"><text:span text:style-name="T111">Před </text:span><text:span text:style-name="T112">jižními dveřmi (C</text:span><text:span text:style-name="T152">8</text:span><text:span text:style-name="T168">-</text:span><text:span text:style-name="T122">d</text:span><text:span text:style-name="T126">2</text:span><text:span text:style-name="T112">)</text:span><text:span text:style-name="T111"> leží </text:span><text:span text:style-name="T112">na zemi</text:span><text:span text:style-name="T111"> kus stropního trámu, zřejmě přineseného z pevnosti a použitého jako beranidlo.</text:span></text:p>
      <text:p text:style-name="Example_20_Header"><text:soft-page-break/><text:span text:style-name="T153">Pozn</text:span><text:span text:style-name="T154">ámka:</text:span></text:p>
      <text:p text:style-name="Example"><text:span text:style-name="T266">Dveře C8-d1 a C8-d2 mají vzduchotěsnou chlopeň</text:span><text:span text:style-name="T260">, aby bylo možné vypustit jedovatý plyn do místnosti C8 </text:span><text:span text:style-name="T261">a neotrávili se obránci v C9 a </text:span><text:span text:style-name="T263">ve</text:span><text:span text:style-name="T261"> zbytku </text:span><text:span text:style-name="T263">podzemí</text:span><text:span text:style-name="T258">.</text:span><text:span text:style-name="T259"> </text:span><text:span text:style-name="T262">Orkové ovšem dveře </text:span><text:span text:style-name="T266">C8-d2</text:span><text:span text:style-name="T262"> rozbili beranidlem, </text:span><text:span text:style-name="T286">takže </text:span><text:span text:style-name="T287">jejich</text:span><text:span text:style-name="T286"> chlopeň </text:span><text:span text:style-name="T288">teď</text:span><text:span text:style-name="T266"> </text:span><text:span text:style-name="T286">k ničemu není.</text:span></text:p>
      <text:h text:style-name="P138" text:outline-level="4">C<text:span text:style-name="T610">8</text:span> <text:span text:style-name="T477">d1</text:span></text:h>
      <text:p text:style-name="P43"><text:span text:style-name="T467">Zavřené b</text:span>ytelné dveře.</text:p>
      <text:list xml:id="list230140940992104" text:continue-list="list2345054748" text:style-name="L76">
        <text:list-item>
          <text:p text:style-name="P537">Jsou zavřené na závoru z chodby do místnosti C<text:span text:style-name="T615">16</text:span>. Z místnosti C<text:span text:style-name="T611">8</text:span> tedy nejdou nijak otevřít.</text:p>
          <text:list>
            <text:list-item>
              <text:p text:style-name="P539">K vyražení je potřeba beranidlo.</text:p>
            </text:list-item>
          </text:list>
        </text:list-item>
      </text:list>
      <text:list xml:id="list2654038182" text:style-name="L83">
        <text:list-item>
          <text:p text:style-name="P543"><text:span text:style-name="T264">Směrem z místnosti C</text:span><text:span text:style-name="T267">16</text:span><text:span text:style-name="T264"> je kolem rámu </text:span><text:span text:style-name="T265">dveří</text:span><text:span text:style-name="T264"> chlopeň, která pevně doléhá k futrům.</text:span></text:p>
        </text:list-item>
      </text:list>
      <text:h text:style-name="P138" text:outline-level="4">C<text:span text:style-name="T610">8</text:span> <text:span text:style-name="T477">d2</text:span></text:h>
      <text:p text:style-name="P105"><text:span text:style-name="T111">B</text:span><text:span text:style-name="T97">ytelné, </text:span><text:span text:style-name="T114">poškozené</text:span><text:span text:style-name="T97"> dveře.</text:span></text:p>
      <text:list xml:id="list2953191753" text:style-name="L84">
        <text:list-item>
          <text:p text:style-name="P544"><text:span text:style-name="T97">Jsou viditelně popraskané a promáčknuté, </text:span><text:span text:style-name="T113">jako by do nich z</text:span><text:span text:style-name="T169">e severu</text:span><text:span text:style-name="T113"> </text:span><text:span text:style-name="T289">(tedy směrem z </text:span><text:span text:style-name="T290">místnosti C</text:span><text:span text:style-name="T291">8</text:span><text:span text:style-name="T289">)</text:span><text:span text:style-name="T113"> něco několikrát udeřilo nadlidskou silou</text:span><text:span text:style-name="T97">.</text:span></text:p>
        </text:list-item>
        <text:list-item>
          <text:p text:style-name="P309">Směrem z místnosti C<text:span text:style-name="T614">9</text:span> je kolem <text:span text:style-name="T613">rámu</text:span> <text:span text:style-name="T612">dveří</text:span> chlopeň, která pevně doléhá k futrům.</text:p>
        </text:list-item>
        <text:list-item>
          <text:p text:style-name="P310">Dveře jsou stále zavřené na závoru <text:span text:style-name="T469">z místnosti C9</text:span>.</text:p>
          <text:list>
            <text:list-item>
              <text:p text:style-name="P311">Závora už nejde jednoduše odsunout, brání v tom prohnut<text:span text:style-name="T470">í</text:span> dveř<text:span text:style-name="T470">í</text:span>. Je možné j<text:span text:style-name="T470">i</text:span> odmontovat, urazit, a podobně.</text:p>
            </text:list-item>
            <text:list-item>
              <text:p text:style-name="P312">K vyražení je potřeba beranidlo.</text:p>
            </text:list-item>
          </text:list>
        </text:list-item>
      </text:list>
      <text:h text:style-name="P156" text:outline-level="3">C<text:span text:style-name="T593">9 – prázdná místnost</text:span></text:h>
      <text:p text:style-name="P444">Místnost je prázdná.</text:p>
      <text:h text:style-name="P138" text:outline-level="4"><text:soft-page-break/>C<text:span text:style-name="T594">9</text:span><text:span text:style-name="T545">-</text:span>d1</text:h>
      <text:p text:style-name="P245">Zavřené bytelné dveře <text:span text:style-name="T653">s klikou</text:span>.</text:p>
      <text:list xml:id="list38449748" text:style-name="L85">
        <text:list-item>
          <text:p text:style-name="P246">Jdou otevřít, ale jde to ztuha.</text:p>
        </text:list-item>
      </text:list>
      <text:p text:style-name="P565"><text:span text:style-name="T185">Pokud postavy </text:span><text:span text:style-name="T292">otevřou dveře</text:span><text:span text:style-name="T185"> z C9:</text:span></text:p>
      <text:list xml:id="list2916688289" text:style-name="L86">
        <text:list-item>
          <text:p text:style-name="P545">Za nimi je zával – při otvírání dveří se <text:span text:style-name="T652">ho část</text:span> vysype do místnosti.</text:p>
          <text:list>
            <text:list-item>
              <text:p text:style-name="P545">Nahoře pod horním futrem je vidět mezera, zával ve vedlejší místnosti <text:span text:style-name="T542">tedy</text:span> zřejmě nesahá až ke stropu.</text:p>
            </text:list-item>
            <text:list-item>
              <text:p text:style-name="P546">Zával je možné prokopat (škvíru rozšířit).</text:p>
              <text:list>
                <text:list-item>
                  <text:p text:style-name="P547">S vhodnými nástroji (lopata, krumpáč) to zabere zhruba půl hodiny, bez nich několik hodin.</text:p>
                </text:list-item>
              </text:list>
            </text:list-item>
          </text:list>
        </text:list-item>
      </text:list>
      <text:h text:style-name="P157" text:outline-level="3">C<text:span text:style-name="T593">10</text:span> – <text:span text:style-name="T546">částečně</text:span> zavalená místnost</text:h>
      <text:p text:style-name="P101"><text:span text:style-name="T333">Je </text:span><text:span text:style-name="T334">tu</text:span><text:span text:style-name="T333"> cítit silný zápach</text:span><text:span text:style-name="T544"> – zřejmě tu něco žije.</text:span></text:p>
      <text:p text:style-name="P247">Východní třetina místnosti je <text:span text:style-name="T655">zhruba do výšky jednoho a půl metru</text:span> zasypaná sutí.</text:p>
      <text:p text:style-name="P344"><text:span text:style-name="T547">Postavy napadnou </text:span>2 mláďata plivajícího ještěra <text:span text:style-name="T354">(karty)</text:span></text:p>
      <text:list xml:id="list379157729" text:style-name="L90">
        <text:list-item>
          <text:p text:style-name="P322">Když je některé z <text:span text:style-name="T547">nich</text:span> zraněno, <text:span text:style-name="T539">pokusí se utéct</text:span> buď do jednoho z tunelů ve zdi <text:span text:style-name="T654">(viz popis závalu)</text:span> nebo do hnízda v C<text:span text:style-name="T654">11</text:span>.</text:p>
        </text:list-item>
      </text:list>
      <text:p text:style-name="P323"><text:span text:style-name="T656">P</text:span>okud postavy přišly z tohoto patra (tedy nikoliv dírou ve stropě):</text:p>
      <text:list xml:id="list1832526862" text:style-name="L101">
        <text:list-item>
          <text:p text:style-name="P567"><text:span text:style-name="T135">N</text:span><text:span text:style-name="T136">ad </text:span><text:span text:style-name="T172">závalem</text:span><text:span text:style-name="T136"> </text:span><text:span text:style-name="T137">chybí</text:span><text:span text:style-name="T136"> strop.</text:span></text:p>
          <text:list>
            <text:list-item>
              <text:p text:style-name="P568"><text:span text:style-name="T136">V</text:span><text:span text:style-name="T137">ypadá to, že vznikl propadnutím podlahy v místnosti o patro výš.</text:span></text:p>
              <text:list>
                <text:list-item>
                  <text:p text:style-name="P569"><text:span text:style-name="T293">Lze tudy vylézt do B3.</text:span></text:p>
                </text:list-item>
              </text:list>
            </text:list-item>
          </text:list>
        </text:list-item>
      </text:list>
      <text:p text:style-name="P570"><text:soft-page-break/><text:span text:style-name="T293">A</text:span><text:span text:style-name="T185">ť přišly odkudkoliv:</text:span></text:p>
      <text:list xml:id="list1501337685" text:style-name="L102">
        <text:list-item>
          <text:p text:style-name="P571"><text:span text:style-name="T170">Přes suť je</text:span><text:span text:style-name="T135"> vidět hodní část </text:span><text:span text:style-name="T171">východních</text:span><text:span text:style-name="T135"> dveří </text:span><text:span text:style-name="T294">(C9-d1)</text:span><text:span text:style-name="T135">.</text:span></text:p>
          <text:list>
            <text:list-item>
              <text:p text:style-name="P324"><text:span text:style-name="T657">Dveře není možné otevřít bez prokopání závalu (alespoň ke klice).</text:span></text:p>
            </text:list-item>
          </text:list>
        </text:list-item>
      </text:list>
      <text:list xml:id="list2445342238" text:style-name="L88">
        <text:list-item>
          <text:p text:style-name="P241">V jihovýchodním rohu jsou nad závalem díry do stěny místnosti.</text:p>
          <text:list>
            <text:list-item>
              <text:p text:style-name="P242"><text:span text:style-name="T134">Další podobné díry jsou o kus výš, </text:span><text:span text:style-name="T543">zhruba v úrovni původního stropu</text:span><text:span text:style-name="T134">.</text:span></text:p>
            </text:list-item>
          </text:list>
        </text:list-item>
      </text:list>
      <text:list xml:id="list2754787214" text:style-name="L89">
        <text:list-item>
          <text:p text:style-name="P548">Jsou to různě široké, spletité tunely.</text:p>
          <text:list>
            <text:list-item>
              <text:p text:style-name="P548">Těmi nejširšími <text:span text:style-name="T541">se protáhne</text:span> štíhlý elf nebo malý kudůk.</text:p>
              <text:list>
                <text:list-item>
                  <text:p text:style-name="P549">Ústí venku u paty skály, na které pevnost stojí.</text:p>
                </text:list-item>
              </text:list>
            </text:list-item>
            <text:list-item>
              <text:p text:style-name="P566"><text:span text:style-name="T658">V</text:span>yhrabali <text:span text:style-name="T658">je</text:span> plivající ještěři z C11. <text:span text:style-name="T659">M</text:span>ohou <text:span text:style-name="T659">tudy</text:span> utéct ven z podzemí.</text:p>
            </text:list-item>
          </text:list>
        </text:list-item>
      </text:list>
      <text:h text:style-name="P158" text:outline-level="3">C<text:span text:style-name="T592">11</text:span> – sklad luceren <text:span text:style-name="T533">a dílna na výrobu svic</text:span></text:h>
      <text:p text:style-name="P325"><text:span text:style-name="T333">Je </text:span><text:span text:style-name="T334">tu</text:span><text:span text:style-name="T333"> cítit silný zápach</text:span> (<text:span text:style-name="T540">stejný jako v C10</text:span>).</text:p>
      <text:p text:style-name="P37">Na severní stěně jsou na polici <text:span text:style-name="T534">dvě</text:span> lucerny na svíci<text:span text:style-name="T185"> (karta)</text:span>.</text:p>
      <text:p text:style-name="P38">U jižní stěny je pracovní stůl.</text:p>
      <text:list xml:id="list3051089960" text:style-name="L91">
        <text:list-item>
          <text:p text:style-name="P313">Na něm jsou:</text:p>
          <text:list>
            <text:list-item>
              <text:p text:style-name="P313">Formy na svíčky, nůžky, <text:span text:style-name="T535">špachtle, rydla.</text:span></text:p>
            </text:list-item>
            <text:list-item>
              <text:p text:style-name="P313"><text:span text:style-name="T536">Několik prázdných</text:span> <text:span text:style-name="T536">špulek.</text:span></text:p>
              <text:list>
                <text:list-item>
                  <text:p text:style-name="P314">Původně na nich byl knot, ale dávno se rozpadl.</text:p>
                </text:list-item>
              </text:list>
            </text:list-item>
            <text:list-item>
              <text:p text:style-name="P315"><text:span text:style-name="T660">Nádoba</text:span> se zbytkem vosku.</text:p>
              <text:list>
                <text:list-item>
                  <text:p text:style-name="P315"><text:soft-page-break/>Dá se z něj vyrobit 6 svic.</text:p>
                </text:list-item>
              </text:list>
            </text:list-item>
          </text:list>
        </text:list-item>
      </text:list>
      <text:p text:style-name="P33">V západní části místnosti je hromada suti.</text:p>
      <text:list xml:id="list490329790" text:style-name="L92">
        <text:list-item>
          <text:p text:style-name="P243">Na ní je zhruba metr velké hnízdo.</text:p>
        </text:list-item>
      </text:list>
      <text:list xml:id="list4086798550" text:style-name="L93">
        <text:list-item>
          <text:p text:style-name="P551">V hnízdě jsou:</text:p>
          <text:list>
            <text:list-item>
              <text:p text:style-name="P550"><text:span text:style-name="T537">3 vejce </text:span><text:span text:style-name="T133">plivajícího ještěra</text:span><text:span text:style-name="T537">.</text:span></text:p>
            </text:list-item>
            <text:list-item>
              <text:p text:style-name="P553">Ohlodané zbytky elfa.</text:p>
              <text:list>
                <text:list-item>
                  <text:p text:style-name="P554">TODO: Loot.</text:p>
                </text:list-item>
              </text:list>
            </text:list-item>
          </text:list>
        </text:list-item>
      </text:list>
      <text:p text:style-name="P109"><text:span text:style-name="T537">Hnízdo zuřivě brání dospělý</text:span> <text:span text:style-name="T97">plivající ještě</text:span><text:span text:style-name="T133">r</text:span> (karta).</text:p>
      <text:list xml:id="list601984394" text:style-name="L94">
        <text:list-item>
          <text:p text:style-name="P552">Když ho postavy nechají být, a nebudou se k hnízdu přibližovat, nebude si jich všímat.</text:p>
        </text:list-item>
        <text:list-item>
          <text:p text:style-name="P555">Ještě<text:span text:style-name="T538">r</text:span> je v hnízdě částečně skrytý –<text:span text:style-name="T538"> má </text:span>výhod<text:span text:style-name="T538">u</text:span> <text:span text:style-name="T538">(+1)</text:span> proti střelbě. Může se také schovat úplně, aby si připravil další plivnutí žíraviny.</text:p>
        </text:list-item>
      </text:list>
      <text:h text:style-name="P160" text:outline-level="3">C12 – <text:span text:style-name="T680">obytná místnost</text:span></text:h>
      <text:h text:style-name="P161" text:outline-level="3">C13 – <text:span text:style-name="T680">obytná místnost</text:span></text:h>
      <text:h text:style-name="P161" text:outline-level="3">C14 – <text:span text:style-name="T680">obytná místnost</text:span></text:h>
      <text:h text:style-name="P159" text:outline-level="3">C1<text:span text:style-name="T609">5</text:span> –<text:span text:style-name="T447"> laboratoř</text:span></text:h>
      <text:p text:style-name="P256">U stěn stojí:</text:p>
      <text:list xml:id="list2882563570" text:style-name="L112">
        <text:list-item>
          <text:p text:style-name="P590"><text:span text:style-name="T176">Prázdná knihovna</text:span></text:p>
        </text:list-item>
        <text:list-item>
          <text:p text:style-name="P591"><text:span text:style-name="T177">Skříň</text:span></text:p>
        </text:list-item>
      </text:list>
      <text:list xml:id="list1510690307" text:style-name="L111">
        <text:list-item>
          <text:p text:style-name="P592"><text:soft-page-break/><text:span text:style-name="T178">Přesýpací hodiny (měří 10 minut).</text:span></text:p>
        </text:list-item>
      </text:list>
      <text:p text:style-name="P255"><text:span text:style-name="T682">Velká truhla s masivním visacím zámkem.</text:span></text:p>
      <text:list xml:id="list3356915280" text:style-name="L114">
        <text:list-item>
          <text:p text:style-name="P595"><text:span text:style-name="T296">Zámek jde otevřít šperhákem, urazit, něčím vypáčit, a podobně.</text:span></text:p>
        </text:list-item>
      </text:list>
      <text:list xml:id="list569171778" text:style-name="L113">
        <text:list-item>
          <text:p text:style-name="P257"><text:span text:style-name="T682">Uvnitř je:</text:span></text:p>
          <text:list>
            <text:list-item>
              <text:p text:style-name="P329">Velký pytel plný jemného písku.</text:p>
            </text:list-item>
            <text:list-item>
              <text:p text:style-name="P330"><text:span text:style-name="T683">Dva velké (a docela těžké) krystaly horského křišťálu.</text:span></text:p>
              <text:list>
                <text:list-item>
                  <text:p text:style-name="P328">Každý má cenu 5 st.</text:p>
                </text:list-item>
              </text:list>
            </text:list-item>
          </text:list>
        </text:list-item>
      </text:list>
      <text:p text:style-name="P254">Stůl</text:p>
      <text:list xml:id="list3013108836" text:style-name="L115">
        <text:list-item>
          <text:p text:style-name="P331">Na stole <text:span text:style-name="T684">stojí</text:span>:</text:p>
          <text:list>
            <text:list-item>
              <text:p text:style-name="P332"><text:span text:style-name="T679">Svícen</text:span></text:p>
            </text:list-item>
            <text:list-item>
              <text:p text:style-name="P333"><text:span text:style-name="T677">Psací potřeby</text:span></text:p>
            </text:list-item>
            <text:list-item>
              <text:p text:style-name="P334"><text:span text:style-name="T678">Lahvička se stříbrným inkoustem</text:span></text:p>
            </text:list-item>
          </text:list>
        </text:list-item>
        <text:list-item>
          <text:p text:style-name="P258"><text:span text:style-name="T678">Z boku stolu je šuplík.</text:span></text:p>
          <text:list>
            <text:list-item>
              <text:p text:style-name="P258"><text:span text:style-name="T688">Je překvapivě mělký na to, jak velký prostor zabírá.</text:span></text:p>
            </text:list-item>
            <text:list-item>
              <text:p text:style-name="P331">V šuplíku je:</text:p>
              <text:list>
                <text:list-item>
                  <text:p text:style-name="P336">S<text:span text:style-name="T448">vitek </text:span><text:span text:style-name="T104">Pojednání o božských atributech</text:span><text:span text:style-name="T686"> (rekvizita)</text:span></text:p>
                </text:list-item>
              </text:list>
            </text:list-item>
            <text:list-item>
              <text:p text:style-name="P335">Šuplík má dvojité dno.</text:p>
              <text:list>
                <text:list-item>
                  <text:p text:style-name="P335">Uvnitř je <text:span text:style-name="T687">svitek s kouzlem</text:span> TODO.</text:p>
                </text:list-item>
              </text:list>
            </text:list-item>
          </text:list>
        </text:list-item>
      </text:list>
      <text:p text:style-name="P252">Na stěnách jsou pověšené obrazy.</text:p>
      <text:list xml:id="list3516987325" text:style-name="L106">
        <text:list-item>
          <text:p text:style-name="P577"><text:span text:style-name="T175">Na západní straně:</text:span><text:span text:style-name="T668"> </text:span>Údolí s vodopádem.</text:p>
          <text:p text:style-name="P577"><text:span text:style-name="T175">Na severní straně:</text:span><text:span text:style-name="T668"> </text:span>Letící orel.</text:p>
        </text:list-item>
        <text:list-item>
          <text:p text:style-name="P578"><text:soft-page-break/><text:span text:style-name="T97">Na východní straně:</text:span> Horské štíty.</text:p>
          <text:list>
            <text:list-item>
              <text:p text:style-name="P578">Pod tímto obrazem je <text:span text:style-name="T674">ve stěně zabudovaná schránka </text:span>(modrá značka na mapě)<text:span text:style-name="T667">. Po sundání obrazu je vidět její přední strana.</text:span></text:p>
            </text:list-item>
          </text:list>
        </text:list-item>
      </text:list>
      <text:list xml:id="list1195164700" text:style-name="L105">
        <text:list-item>
          <text:p text:style-name="P581">Jsou na ní následující symboly:</text:p>
          <text:list>
            <text:list-item>
              <text:p text:style-name="P580"><text:span text:style-name="T669">Trojúhelník, kruh, čtverec, spirála, kříž.</text:span></text:p>
              <text:list>
                <text:list-item>
                  <text:p text:style-name="P582">Schránka se otevře, když někdo stiskne symbol <text:span text:style-name="T97">čtverce</text:span>, potom <text:span text:style-name="T97">kříže</text:span> a nakonec <text:span text:style-name="T97">trojúhelníku</text:span>.</text:p>
                  <text:list>
                    <text:list-item>
                      <text:p text:style-name="P583">Na tom, jaké symboly byly stisknuté před tím, nezáleží.</text:p>
                    </text:list-item>
                  </text:list>
                </text:list-item>
                <text:list-item>
                  <text:p text:style-name="P584">Když někdo stiskne špatný symbol, vyjede z něj <text:span text:style-name="T673">jako prst dlouhá</text:span> jehlice s <text:span text:style-name="T671">jedem</text:span>:</text:p>
                  <text:list>
                    <text:list-item>
                      <text:p text:style-name="P585">latence: <text:span text:style-name="T675">15</text:span> <text:span text:style-name="T675">minut</text:span> (<text:span text:style-name="T670">4 + 1k6</text:span>), <text:span text:style-name="T670">působení: 3 hodiny (6 + 1k6).</text:span></text:p>
                    </text:list-item>
                    <text:list-item>
                      <text:p text:style-name="P579">Jedná se o vlčí mor (rostlinný jed).</text:p>
                      <text:list>
                        <text:list-item>
                          <text:p text:style-name="P579">Příznaky: Pocit znecitlivění a mravenčení zasažené části, pocení, průjem, silné zvracení, úzkost, zimnice, později smrt zástavou srdce nebo udušením.</text:p>
                        </text:list-item>
                      </text:list>
                    </text:list-item>
                  </text:list>
                </text:list-item>
                <text:list-item>
                  <text:p text:style-name="P587">Z každé jehlice, která nikoho neotrávila, je možné získat jednu dávku tohoto jedu.</text:p>
                </text:list-item>
              </text:list>
            </text:list-item>
            <text:list-item>
              <text:p text:style-name="P586">TODO: Obsah schránky.</text:p>
            </text:list-item>
          </text:list>
        </text:list-item>
      </text:list>
      <text:list xml:id="list3679237902" text:style-name="L104">
        <text:list-item>
          <text:p text:style-name="P575">Hint mohla mít elfská výprava (spolu s popisem pastí a tak).</text:p>
        </text:list-item>
        <text:list-item>
          <text:p text:style-name="P327"><text:soft-page-break/>TODO: Někam umístit text (možná <text:span text:style-name="T672">rovnou k mrtvole na můstku? Pak by tam ale asi byly hinty prakticky ke všemu, to je možná moc</text:span>)</text:p>
          <text:p text:style-name="P576"><text:span text:style-name="T179">Podle vaší objednávky jsme do </text:span><text:span text:style-name="T173">do místnosti ve</text:span><text:span text:style-name="T179"> <text:s/>spodní</text:span><text:span text:style-name="T173">m</text:span><text:span text:style-name="T179"> pat</text:span><text:span text:style-name="T173">ře</text:span><text:span text:style-name="T179"> hlavní věže zabudovali tajnou schránku </text:span><text:span text:style-name="T174">zabezpečenou otrávenými jehlicemi</text:span><text:span text:style-name="T179">. <text:s/></text:span><text:span text:style-name="T174">Otevírací kombinace je: </text:span><text:span text:style-name="T295">čtverec</text:span><text:span text:style-name="T174">, </text:span><text:span text:style-name="T295">kříž</text:span><text:span text:style-name="T174">, </text:span><text:span text:style-name="T295">trojúhelník</text:span><text:span text:style-name="T174">.</text:span></text:p>
        </text:list-item>
      </text:list>
      <text:h text:style-name="Heading_20_3" text:outline-level="3">C1<text:span text:style-name="T608">6</text:span> – zbrojnice</text:h>
      <text:p text:style-name="P14">U stěn jsou prázdné stojany na zbraně.</text:p>
      <text:p text:style-name="P259">Na <text:span text:style-name="T661">východní </text:span>stěně j<text:span text:style-name="T697">sou dvě páky</text:span>. <text:span text:style-name="T698">Nad každou z nich je tabulka s nápisem.</text:span></text:p>
      <text:list xml:id="list908515881" text:style-name="L116">
        <text:list-item>
          <text:p text:style-name="P600"><text:span text:style-name="T298">Nápis</text:span><text:span text:style-name="T300">y</text:span><text:span text:style-name="T298"> j</text:span><text:span text:style-name="T300">sou</text:span><text:span text:style-name="T298"> ve staroelfštině, </text:span><text:span text:style-name="T299">postavy </text:span><text:span text:style-name="T300">jim</text:span><text:span text:style-name="T299"> ale rozumí.</text:span></text:p>
        </text:list-item>
        <text:list-item>
          <text:p text:style-name="P316"><text:span text:style-name="T700">Na obou pákách jsou západky</text:span>. <text:span text:style-name="T700">Z</text:span>řejmě znemožňuj<text:span text:style-name="T700">í</text:span> za <text:span text:style-name="T700">páky</text:span> zatáhnout, dokud ne<text:span text:style-name="T700">jsou</text:span> vytažen<text:span text:style-name="T700">y</text:span>.</text:p>
          <text:list>
            <text:list-item>
              <text:p text:style-name="P340">Obě západky jsou vytaženy.</text:p>
            </text:list-item>
          </text:list>
        </text:list-item>
        <text:list-item>
          <text:p text:style-name="P338">Nad <text:span text:style-name="T701">levou</text:span> pákou je <text:span text:style-name="T699">napsáno</text:span>:</text:p>
          <text:list>
            <text:list-header>
              <text:p text:style-name="P260">„Nebezpečí úrazu.<text:line-break/><text:tab/><text:span text:style-name="T699">Před aktivací obranných opatření se ujistěte, že v objektu nikdo není.</text:span>“</text:p>
            </text:list-header>
          </text:list>
        </text:list-item>
      </text:list>
      <text:list xml:id="list1421610399" text:style-name="L95">
        <text:list-item>
          <text:p text:style-name="P339">Nad <text:span text:style-name="T701">pravou</text:span> pákou je <text:span text:style-name="T699">napsáno:</text:span></text:p>
          <text:list>
            <text:list-header>
              <text:p text:style-name="P244">„<text:span text:style-name="T440">Smrtelné nebezpečí.<text:line-break/> Před použitím se ujistěte, že ve vstupní hale a ve věži nikdo nezůstal, a že oboje bezpečnostní dveře jsou zavřené a utěsněné.</text:span>“</text:p>
            </text:list-header>
          </text:list>
        </text:list-item>
      </text:list>
      <text:p text:style-name="P342">Zatáhnutí za levou páku vypne pasti v C6 a C8 (ze stěn po šlápnutí na spouštěcí dlaždice nebudou vylétat ohnivé střely).</text:p>
      <text:list xml:id="list1807278823" text:style-name="L119">
        <text:list-item>
          <text:p text:style-name="P343"><text:soft-page-break/>Překlopením páky zpět se pasti opět aktivují.</text:p>
        </text:list-item>
      </text:list>
      <text:p text:style-name="P345">Když <text:span text:style-name="T701">někdo zatáhne </text:span>za <text:span text:style-name="T701">pravou</text:span> <text:span text:style-name="T701">páku</text:span>:</text:p>
      <text:list xml:id="list2690603881" text:style-name="L117">
        <text:list-item>
          <text:p text:style-name="P601"><text:span text:style-name="T180">Ze stěny za pákou se ozvalo zaklapání nějakého mechanismu. </text:span><text:span text:style-name="T181">O chvíli později je někde v dálce slyšet syčení.</text:span></text:p>
        </text:list-item>
        <text:list-item>
          <text:p text:style-name="P601"><text:span text:style-name="T271">Páka vypustí</text:span><text:span text:style-name="T198"> jedovatý plyn do místností C</text:span><text:span text:style-name="T271">7</text:span><text:span text:style-name="T198"> a C</text:span><text:span text:style-name="T271">8</text:span><text:span text:style-name="T198">. </text:span><text:span text:style-name="T271">Odtamtud se začne šířit celým podzemím a zabije všechno živé. Přežijí jen ti, kdo včas utečou ven z podzemí.</text:span></text:p>
        </text:list-item>
        <text:list-item>
          <text:p text:style-name="P602"><text:span text:style-name="T313">Z</text:span><text:span text:style-name="T314">ačni počítat čas na kola.</text:span></text:p>
          <text:list>
            <text:list-item>
              <text:p text:style-name="P603"><text:span text:style-name="T301">Každé kolo se plyn rozšíří do </text:span><text:span text:style-name="T282">bezprostředně sousedních místností (šíří se ve vlně):</text:span></text:p>
              <text:list>
                <text:list-item>
                  <text:p text:style-name="P603"><text:span text:style-name="T301">V prvním kole z C8 do C9 (a pokud jsou otevřené dveře C8</text:span><text:span text:style-name="T283">-</text:span><text:span text:style-name="T301">d1, tak i do C16), v dalším kole do C10 (a </text:span><text:span text:style-name="T283">pokud jsou otevřené dveře C8-d1, tak i</text:span><text:span text:style-name="T301"> do C15 a nahoru po schodech do B5</text:span><text:span text:style-name="T283">)</text:span><text:span text:style-name="T301">. </text:span><text:span text:style-name="T283">A</text:span><text:span text:style-name="T301">td.</text:span></text:p>
                </text:list-item>
                <text:list-item>
                  <text:p text:style-name="P604"><text:span text:style-name="T302">Stejnou rychlostí se pohybují i postavy (za jedno kolo se tedy dostanou zhruba z jedné místnosti do druhé). </text:span><text:span text:style-name="T284">Když běží chodbou, je to zhruba 8 čtverců na mapě za kolo.</text:span></text:p>
                  <text:list>
                    <text:list-item>
                      <text:p text:style-name="P604"><text:span text:style-name="T302">Podlézání pod mříží C3 zabere </text:span><text:span text:style-name="T307">jedno kolo za každou postavu</text:span><text:span text:style-name="T302">.</text:span></text:p>
                    </text:list-item>
                    <text:list-item>
                      <text:p text:style-name="P605"><text:span text:style-name="T303">Šplhání studnou (z C1 do A5) nahoru trvá pět kol, </text:span><text:span text:style-name="T308">šplhat ale může víc postav za sebou</text:span><text:span text:style-name="T303"> (plynu to zabere jen jedno kolo).</text:span></text:p>
                    </text:list-item>
                    <text:list-item>
                      <text:p text:style-name="P605"><text:span text:style-name="T303">Šplhání po </text:span><text:span text:style-name="T309">zborcených</text:span><text:span text:style-name="T303"> schodech ve věži (B6) zabere </text:span><text:span text:style-name="T309">2</text:span><text:span text:style-name="T303"> kola </text:span><text:span text:style-name="T309">za každou šplhající postavu</text:span><text:span text:style-name="T303"> (plyn to zvládne za jedno </text:span><text:span text:style-name="T275">kolo</text:span><text:span text:style-name="T303">).</text:span></text:p>
                    </text:list-item>
                  </text:list>
                </text:list-item>
              </text:list>
            </text:list-item>
            <text:list-item>
              <text:p text:style-name="P606"><text:soft-page-break/><text:span text:style-name="T301">Dokud budou postavy v místnosti, kam se ještě plyn nedostal, tak se jim nic neděje.</text:span></text:p>
            </text:list-item>
            <text:list-item>
              <text:p text:style-name="P606"><text:span text:style-name="T301">Za každé kolo strávené v zamořené místnosti </text:span><text:span text:style-name="T273">se posunou po následující stupnici – na začátku každého kola jim řekni, co se jim děje:</text:span></text:p>
            </text:list-item>
          </text:list>
        </text:list-item>
      </text:list>
      <text:list xml:id="list2055128600" text:style-name="L98">
        <text:list-item>
          <text:list>
            <text:list-item>
              <text:list>
                <text:list-item>
                  <text:list>
                    <text:list-item>
                      <text:p text:style-name="P563"><text:span text:style-name="T271">Začínají vám slzet oči.</text:span></text:p>
                    </text:list-item>
                    <text:list-item>
                      <text:p text:style-name="P563"><text:span text:style-name="T271">Spustila se vám silná rýma.</text:span></text:p>
                    </text:list-item>
                    <text:list-item>
                      <text:p text:style-name="P563"><text:span text:style-name="T271">Začínají vás pálit oči.</text:span></text:p>
                    </text:list-item>
                    <text:list-item>
                      <text:p text:style-name="P563"><text:span text:style-name="T271">Začíná vá</text:span><text:span text:style-name="T281">s</text:span><text:span text:style-name="T271"> škrábat v krku.</text:span></text:p>
                    </text:list-item>
                    <text:list-item>
                      <text:p text:style-name="P563"><text:span text:style-name="T271">Začíná vám červenat kůže na tváři.</text:span></text:p>
                    </text:list-item>
                    <text:list-item>
                      <text:p text:style-name="P563"><text:span text:style-name="T271">Začíná vás pálit kůže na tváři.</text:span></text:p>
                    </text:list-item>
                    <text:list-item>
                      <text:p text:style-name="P563"><text:span text:style-name="T271">Začíná se vám špatně dýchat.</text:span></text:p>
                    </text:list-item>
                    <text:list-item>
                      <text:p text:style-name="P563"><text:span text:style-name="T271">Začíná vás pálit kůže po celém těle.</text:span></text:p>
                    </text:list-item>
                    <text:list-item>
                      <text:p text:style-name="P563"><text:span text:style-name="T271">Začínáte se dusit.</text:span></text:p>
                    </text:list-item>
                    <text:list-item>
                      <text:p text:style-name="P562"><text:span text:style-name="T271">U</text:span><text:span text:style-name="T185">padáte do bezvědomí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646219825" text:style-name="L118">
        <text:list-item>
          <text:p text:style-name="P607"><text:span text:style-name="T304">Plyn je bez barvy a bez zápachu, takže kromě těchto účinků postavy nemají jak poznat, kde je a kde není.</text:span></text:p>
        </text:list-item>
        <text:list-item>
          <text:p text:style-name="P608"><text:span text:style-name="T271">Tvým úkolem je, vytvořit v hráčích pocit, že jim jde o čas a o život. Netlač na ně moc, </text:span><text:span text:style-name="T273">průběžné ohlašování zhoršujících se účinků by mělo </text:span><text:span text:style-name="T274">stačit</text:span><text:span text:style-name="T273">. </text:span><text:span text:style-name="T274">Nenech je ale příliš dlouho rozmýšlet:</text:span></text:p>
          <text:list>
            <text:list-item>
              <text:p text:style-name="P608"><text:span text:style-name="T274">„Čas běží, co děláte?“</text:span></text:p>
            </text:list-item>
            <text:list-item>
              <text:p text:style-name="P608"><text:span text:style-name="T274">„Stojíte na místě a přemýšlíte? Jestli ne, tak mi řekněte, co děláte.“</text:span></text:p>
            </text:list-item>
          </text:list>
        </text:list-item>
        <text:list-item>
          <text:p text:style-name="P609"><text:soft-page-break/><text:span text:style-name="T272">Vypuštění plynu zabije všechno živé v podzemí, </text:span><text:span text:style-name="T277">co ještě nepobily postavy,</text:span><text:span text:style-name="T272"> což </text:span><text:span text:style-name="T278">mohou být</text:span><text:span text:style-name="T272">:</text:span></text:p>
          <text:list>
            <text:list-item>
              <text:p text:style-name="P609"><text:span text:style-name="T272">Ještěři </text:span><text:span text:style-name="T269">v C11.</text:span></text:p>
            </text:list-item>
            <text:list-item>
              <text:p text:style-name="P609"><text:span text:style-name="T272">Pavouci v </text:span><text:span text:style-name="T269">C4.</text:span></text:p>
            </text:list-item>
            <text:list-item>
              <text:p text:style-name="P609"><text:span text:style-name="T272">Huňáči </text:span><text:span text:style-name="T270">v B4</text:span><text:span text:style-name="T272"> utečou, stihnou ale odnést jen dvě koťata (každý jedno).</text:span></text:p>
            </text:list-item>
            <text:list-item>
              <text:p text:style-name="P610"><text:span text:style-name="T305">Hráčské postavy </text:span><text:span text:style-name="T276">(p</text:span><text:span text:style-name="T305">okud nestihnou utéct</text:span><text:span text:style-name="T276">)</text:span><text:span text:style-name="T305">.</text:span></text:p>
            </text:list-item>
          </text:list>
        </text:list-item>
        <text:list-item>
          <text:p text:style-name="P611"><text:span text:style-name="T279">Mimik v TODO je magický tvor a nepotřebuje dýchat, takže jed mu nic neudělá. </text:span><text:span text:style-name="T280">To samé platí pro všechny sochy.</text:span></text:p>
        </text:list-item>
        <text:list-item>
          <text:p text:style-name="P612"><text:span text:style-name="T280">P</text:span><text:span text:style-name="T306">lyn z podzemí za několik dní vyvětrá.</text:span></text:p>
          <text:list>
            <text:list-item>
              <text:p text:style-name="P612"><text:span text:style-name="T285">Přeživší p</text:span><text:span text:style-name="T306">ostavy se pak budou moci vrátit a dokončit průzkum.</text:span></text:p>
            </text:list-item>
          </text:list>
        </text:list-item>
      </text:list>
      <text:h text:style-name="Heading_20_1" text:outline-level="1"><text:bookmark-start text:name="__RefHeading___Toc2930_1905480466"/><text:span text:style-name="T6">K</text:span><text:span text:style-name="T4">onec dobrodružství</text:span><text:bookmark-end text:name="__RefHeading___Toc2930_1905480466"/></text:h>
      <text:p text:style-name="P91"><text:span text:style-name="T4">Dobrodružství </text:span><text:span text:style-name="T48">s</text:span><text:span text:style-name="T4">končí, když se </text:span><text:span text:style-name="T49">pro to hráči rozhodnou</text:span><text:span text:style-name="T4">.</text:span></text:p>
      <text:list xml:id="list1330410173" text:style-name="L96">
        <text:list-item>
          <text:p text:style-name="P557"><text:span text:style-name="T4">Před </text:span><text:span text:style-name="T50">koncem hry ještě</text:span><text:span text:style-name="T4"> </text:span><text:span text:style-name="T92">odehrajte</text:span><text:span text:style-name="T4"> prodej </text:span><text:span text:style-name="T93">nalezených pokladů</text:span><text:span text:style-name="T47">.</text:span></text:p>
          <text:list>
            <text:list-item>
              <text:p text:style-name="P572"><text:span text:style-name="T47">N</text:span><text:span text:style-name="T4">emusíte to hrát v roli, stačí posčítat ceny nalezených pokladů.</text:span></text:p>
            </text:list-item>
            <text:list-item>
              <text:p text:style-name="P572"><text:span text:style-name="T4">Udělej to i v případě, že s těmito postavami neplánujete hrát další dobrodružství – </text:span><text:span text:style-name="T94">ocenit nalezené poklady je důležité.</text:span></text:p>
            </text:list-item>
          </text:list>
        </text:list-item>
        <text:list-item>
          <text:p text:style-name="P556"><text:span text:style-name="T48">Pokud plánujete se stejnými postavami pokračovat do dalších dobrodružství, můžete rovnou </text:span><text:span text:style-name="T95">odehrát</text:span><text:span text:style-name="T48"> i nákupy</text:span><text:span text:style-name="T4"> (viz </text:span><text:span text:style-name="T62">Ceník</text:span><text:span text:style-name="T4">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13T23:01:38.005000000</dc:date>
    <meta:print-date>2113-01-01T00:00:00</meta:print-date>
    <meta:editing-cycles>12048</meta:editing-cycles>
    <meta:editing-duration>P34DT20H9M38S</meta:editing-duration>
    <meta:generator>LibreOffice/5.3.2.2$Windows_X86_64 LibreOffice_project/6cd4f1ef626f15116896b1d8e1398b56da0d0ee1</meta:generator>
    <meta:document-statistic meta:table-count="0" meta:image-count="0" meta:object-count="0" meta:page-count="67" meta:paragraph-count="843" meta:word-count="10072" meta:character-count="57545" meta:non-whitespace-character-count="48715"/>
  </office:meta>
</office:document-meta>
</file>